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6.69mm"/>
    </style:style>
    <style:style style:name="co3" style:family="table-column">
      <style:table-column-properties fo:break-before="auto" style:column-width="7.41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64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25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PageStyle_5f_Odpary">
      <style:table-properties table:display="true" style:writing-mode="lr-tb"/>
    </style:style>
    <style:style style:name="ta2" style:family="table" style:master-page-name="PageStyle_5f_vážení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 style:data-style-name="N10114">
      <style:table-cell-properties fo:background-color="#ffff00"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none" fo:background-color="#7c7c7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a853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Explanatory_20_Text">
      <style:table-cell-properties fo:border-bottom="none" fo:background-color="#3fbe7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_20_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4b4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Explanatory_20_Text" style:data-style-name="N1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Explanatory_20_Tex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a853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Explanatory_20_Text">
      <style:table-cell-properties fo:border-bottom="none" fo:background-color="#3fbe7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ff4b4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fo:background-color="#7c7c7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Explanatory_20_Tex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a853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Explanatory_20_Text">
      <style:table-cell-properties fo:border-bottom="none" fo:background-color="#3fbe7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_20_1">
      <style:table-cell-properties fo:border-bottom="0.74pt solid #000000" fo:background-color="#ff4b4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Explanatory_20_Tex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Explanatory_20_Tex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Explanatory_20_Tex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4b4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9f9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fo:background-color="#ff9f9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21">
      <style:table-cell-properties fo:border-bottom="none" fo:background-color="#ff9f9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121">
      <style:table-cell-properties fo:border-bottom="none" fo:background-color="#ff9f9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21">
      <style:table-cell-properties fo:border-bottom="0.74pt solid #000000" fo:background-color="#ff9f9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3" style:family="table-cell" style:parent-style-name="Default" style:data-style-name="N121"/>
    <style:style style:name="ce284" style:family="table-cell" style:parent-style-name="Default" style:data-style-name="N121">
      <style:table-cell-properties fo:background-color="transparent" style:rotation-align="none"/>
    </style:style>
    <style:style style:name="ce43" style:family="table-cell" style:parent-style-name="Excel_20_Built-in_20_Explanatory_20_Tex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4" style:family="table-cell" style:parent-style-name="Excel_20_Built-in_20_Explanatory_20_Tex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5" style:family="table-cell" style:parent-style-name="Excel_20_Built-in_20_Explanatory_20_Tex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Explanatory_20_Tex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51" style:family="table-cell" style:parent-style-name="Excel_20_Built-in_20_Explanatory_20_Tex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Explanatory_20_Tex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54" style:family="table-cell" style:parent-style-name="Excel_20_Built-in_20_Explanatory_20_Text">
      <style:table-cell-properties fo:border-bottom="none" fo:background-color="#ccffff" style:diagonal-bl-tr="none" style:diagonal-tl-br="none" fo:border-left="1.76pt double-thin #3366ff" style:border-line-width-left="0.18mm 0.26mm 0.18mm" fo:border-right="1.76pt double-thin #3366ff" style:border-line-width-right="0.18mm 0.26mm 0.18mm" style:rotation-align="none" fo:border-top="1.76pt double-thin #3366ff" style:border-line-width-top="0.18mm 0.26mm 0.18mm"/>
    </style:style>
    <style:style style:name="ce55" style:family="table-cell" style:parent-style-name="Excel_20_Built-in_20_Explanatory_20_Text">
      <style:table-cell-properties fo:border-bottom="1.76pt solid #000000" fo:background-color="#ccffff" style:diagonal-bl-tr="none" style:diagonal-tl-br="none" fo:border-left="1.76pt double-thin #3366ff" style:border-line-width-left="0.18mm 0.26mm 0.18mm" fo:border-right="1.76pt double-thin #3366ff" style:border-line-width-right="0.18mm 0.26mm 0.18mm" style:rotation-align="none" fo:border-top="none"/>
    </style:style>
    <style:style style:name="ce56" style:family="table-cell" style:parent-style-name="Excel_20_Built-in_20_Explanatory_20_Tex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Explanatory_20_Tex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Explanatory_20_Tex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none" fo:background-color="#ff4b4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Explanatory_20_Tex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Explanatory_20_Text">
      <style:table-cell-properties style:rotation-align="none"/>
    </style:style>
    <style:style style:name="ce64" style:family="table-cell" style:parent-style-name="Excel_20_Built-in_20_Explanatory_20_Tex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65" style:family="table-cell" style:parent-style-name="Excel_20_Built-in_20_Explanatory_20_Tex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366ff" style:border-line-width-top="0.18mm 0.26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Explanatory_20_Text" style:data-style-name="N113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Excel_20_Built-in_20_Explanatory_20_Tex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Explanatory_20_Tex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Explanatory_20_Text">
      <style:table-cell-properties fo:border-bottom="0.74pt solid #000000" fo:background-color="#96969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Explanatory_20_Text" style:data-style-name="N113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Explanatory_20_Tex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Explanatory_20_Text" style:data-style-name="N2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Explanatory_20_Text" style:data-style-name="N111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3366ff" style:border-line-width-top="0.18mm 0.26mm 0.18mm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Explanatory_20_Text" style:data-style-name="N112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Explanatory_20_Text" style:data-style-name="N115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Excel_20_Built-in_20_Explanatory_20_Text" style:data-style-name="N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Excel_20_Built-in_20_Explanatory_20_Text" style:data-style-name="N11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Excel_20_Built-in_20_Explanatory_20_Text" style:data-style-name="N112">
      <style:table-cell-properties style:diagonal-bl-tr="none" style:diagonal-tl-br="none" style:text-align-source="fix" style:repeat-content="false" fo:wrap-option="no-wrap" fo:border="1.76pt double-thin #008000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Explanatory_20_Text" style:data-style-name="N112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Excel_20_Built-in_20_Explanatory_20_Text" style:data-style-name="N10036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Explanatory_20_Text" style:data-style-name="N11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Explanatory_20_Text" style:data-style-name="N11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Explanatory_20_Text" style:data-style-name="N119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Excel_20_Built-in_20_Explanatory_20_Text" style:data-style-name="N3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9" style:family="table-cell" style:parent-style-name="Excel_20_Built-in_20_Explanatory_20_Tex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3366ff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Excel_20_Built-in_20_Explanatory_20_Tex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Explanatory_20_Text" style:data-style-name="N111">
      <style:table-cell-properties fo:border-bottom="0.74pt solid #000000" fo:background-color="#96969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Excel_20_Built-in_20_Explanatory_20_Tex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Explanatory_20_Text" style:data-style-name="N117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Explanatory_20_Text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Explanatory_20_Tex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1.76pt double-thin #3366ff" style:border-line-width-right="0.18mm 0.26mm 0.18mm" style:rotation-angle="0" style:rotation-align="none" style:shrink-to-fit="false" fo:border-top="1.76pt double-thin #3366ff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1.76pt double-thin #3366ff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Explanatory_20_Tex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Explanatory_20_Text" style:data-style-name="N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Excel_20_Built-in_20_Explanatory_20_Tex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1.76pt double-thin #3366ff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1.76pt double-thin #3366ff" style:border-line-width-right="0.18mm 0.26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1.76pt double-thin #3366ff" style:border-line-width-right="0.18mm 0.26mm 0.18m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1.76pt double-thin #3366ff" style:border-line-width-right="0.18mm 0.26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10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Excel_20_Built-in_20_Explanatory_20_Tex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4" style:family="table-cell" style:parent-style-name="Excel_20_Built-in_20_Explanatory_20_Text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3366ff" style:border-line-width-top="0.18mm 0.26mm 0.18mm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Explanatory_20_Tex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6.51mm" style:writing-mode="page"/>
    </style:style>
    <style:style style:name="ce118" style:family="table-cell" style:parent-style-name="Excel_20_Built-in_20_Explanatory_20_Text" style:data-style-name="N10036">
      <style:table-cell-properties fo:border-bottom="0.74pt solid #000000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3366ff" style:border-line-width-top="0.18mm 0.26mm 0.18mm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Explanatory_20_Text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120" style:family="table-cell" style:parent-style-name="Excel_20_Built-in_20_Explanatory_20_Tex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Excel_20_Built-in_20_Explanatory_20_Tex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Explanatory_20_Text">
      <style:table-cell-properties fo:border-bottom="1.76pt solid #000000" fo:background-color="#00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Excel_20_Built-in_20_Explanatory_20_Text">
      <style:table-cell-properties fo:border-bottom="1.76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8" style:family="table-cell" style:parent-style-name="Excel_20_Built-in_20_Explanatory_20_Tex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9" style:family="table-cell" style:parent-style-name="Excel_20_Built-in_20_Explanatory_20_Tex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10" style:apply-style-name="ConditionalStyle_5f_29" style:base-cell-address="vážení.N62"/>
    </style:style>
    <style:style style:name="ce130" style:family="table-cell" style:parent-style-name="Excel_20_Built-in_20_Explanatory_20_Tex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10" style:apply-style-name="ConditionalStyle_5f_3" style:base-cell-address="vážení.N71"/>
    </style:style>
    <style:style style:name="ce131" style:family="table-cell" style:parent-style-name="Excel_20_Built-in_20_Explanatory_20_Tex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10" style:apply-style-name="ConditionalStyle_5f_4" style:base-cell-address="vážení.N77"/>
    </style:style>
    <style:style style:name="ce132" style:family="table-cell" style:parent-style-name="Default">
      <style:map style:condition="cell-content()&lt;10" style:apply-style-name="ConditionalStyle_5f_22" style:base-cell-address="vážení.N111"/>
    </style:style>
    <style:style style:name="ce133" style:family="table-cell" style:parent-style-name="Default">
      <style:map style:condition="cell-content()&lt;10" style:apply-style-name="ConditionalStyle_5f_16" style:base-cell-address="vážení.N126"/>
    </style:style>
    <style:style style:name="ce134" style:family="table-cell" style:parent-style-name="Default">
      <style:map style:condition="cell-content()&lt;10" style:apply-style-name="ConditionalStyle_5f_19" style:base-cell-address="vážení.N137"/>
    </style:style>
    <style:style style:name="ce135" style:family="table-cell" style:parent-style-name="Default">
      <style:map style:condition="cell-content()&lt;10" style:apply-style-name="ConditionalStyle_5f_29" style:base-cell-address="vážení.N62"/>
    </style:style>
    <style:style style:name="ce136" style:family="table-cell" style:parent-style-name="Default">
      <style:map style:condition="cell-content()&lt;10" style:apply-style-name="ConditionalStyle_5f_25" style:base-cell-address="vážení.N181"/>
    </style:style>
    <style:style style:name="ce137" style:family="table-cell" style:parent-style-name="Default">
      <style:map style:condition="cell-content()&lt;10" style:apply-style-name="ConditionalStyle_5f_28" style:base-cell-address="vážení.N192"/>
    </style:style>
    <style:style style:name="ce138" style:family="table-cell" style:parent-style-name="Excel_20_Built-in_20_Explanatory_20_Text" style:data-style-name="N10036">
      <style:table-cell-properties fo:border-bottom="1.76pt solid #000000" fo:background-color="#00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Explanatory_20_Tex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40" style:family="table-cell" style:parent-style-name="Excel_20_Built-in_20_Explanatory_20_Text" style:data-style-name="N10036">
      <style:table-cell-properties fo:background-color="#e2f0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&lt;[.$O$57]" style:apply-style-name="ConditionalStyle_5f_2" style:base-cell-address="vážení.O61"/>
      <style:map style:condition="cell-content()&lt;[.$O$57]+7" style:apply-style-name="ConditionalStyle_5f_1" style:base-cell-address="vážení.O61"/>
    </style:style>
    <style:style style:name="ce141" style:family="table-cell" style:parent-style-name="Default">
      <style:map style:condition="cell-content()&lt;[.$O$161]+7" style:apply-style-name="ConditionalStyle_5f_21" style:base-cell-address="vážení.O111"/>
      <style:map style:condition="cell-content()&lt;[.$O$161]" style:apply-style-name="ConditionalStyle_5f_20" style:base-cell-address="vážení.O111"/>
    </style:style>
    <style:style style:name="ce142" style:family="table-cell" style:parent-style-name="Default">
      <style:map style:condition="cell-content()&lt;[.$O$161]+7" style:apply-style-name="ConditionalStyle_5f_15" style:base-cell-address="vážení.O126"/>
      <style:map style:condition="cell-content()&lt;[.$O$161]" style:apply-style-name="ConditionalStyle_5f_14" style:base-cell-address="vážení.O126"/>
    </style:style>
    <style:style style:name="ce143" style:family="table-cell" style:parent-style-name="Default">
      <style:map style:condition="cell-content()&lt;[.$O$161]+7" style:apply-style-name="ConditionalStyle_5f_18" style:base-cell-address="vážení.O137"/>
      <style:map style:condition="cell-content()&lt;[.$O$161]" style:apply-style-name="ConditionalStyle_5f_17" style:base-cell-address="vážení.O137"/>
    </style:style>
    <style:style style:name="ce144" style:family="table-cell" style:parent-style-name="Default">
      <style:map style:condition="cell-content()&lt;[.$O$161]+7" style:apply-style-name="ConditionalStyle_5f_24" style:base-cell-address="vážení.O181"/>
      <style:map style:condition="cell-content()&lt;[.$O$161]" style:apply-style-name="ConditionalStyle_5f_23" style:base-cell-address="vážení.O181"/>
    </style:style>
    <style:style style:name="ce145" style:family="table-cell" style:parent-style-name="Default">
      <style:map style:condition="cell-content()&lt;[.$O$161]+7" style:apply-style-name="ConditionalStyle_5f_27" style:base-cell-address="vážení.O192"/>
      <style:map style:condition="cell-content()&lt;[.$O$161]" style:apply-style-name="ConditionalStyle_5f_26" style:base-cell-address="vážení.O192"/>
    </style:style>
    <style:style style:name="ce146" style:family="table-cell" style:parent-style-name="Excel_20_Built-in_20_Explanatory_20_Text">
      <style:table-cell-properties fo:border-bottom="none" fo:background-color="#dcf8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Explanatory_20_Text" style:data-style-name="N2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Excel_20_Built-in_20_Explanatory_20_Tex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49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Excel_20_Built-in_20_Explanatory_20_Text" style:data-style-name="N11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Excel_20_Built-in_20_Explanatory_20_Text">
      <style:table-cell-properties style:diagonal-bl-tr="none" style:diagonal-tl-br="none" fo:border="none" style:rotation-align="none"/>
    </style:style>
    <style:style style:name="ce153" style:family="table-cell" style:parent-style-name="Excel_20_Built-in_20_Explanatory_20_Text">
      <style:table-cell-properties fo:border-bottom="none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Excel_20_Built-in_20_Explanatory_20_Text">
      <style:table-cell-properties fo:border-bottom="1.76pt solid #000000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Excel_20_Built-in_20_Explanatory_20_Tex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8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fo:border-bottom="0.74pt solid #000000" fo:background-color="#ff4b4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Explanatory_20_Text" style:data-style-name="N113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Excel_20_Built-in_20_Explanatory_20_Text" style:data-style-name="N113">
      <style:table-cell-properties fo:border-bottom="none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ackground-color="#f8cbad" style:diagonal-bl-tr="none" style:diagonal-tl-br="none" fo:border-left="1.76pt solid #000000" fo:border-right="none" style:rotation-align="none" fo:border-top="none"/>
    </style:style>
    <style:style style:name="ce163" style:family="table-cell" style:parent-style-name="Excel_20_Built-in_20_Explanatory_20_Text">
      <style:table-cell-properties fo:border-bottom="none" fo:background-color="#f8cbad" style:diagonal-bl-tr="none" style:diagonal-tl-br="none" fo:border-left="1.76pt solid #000000" fo:border-right="none" style:rotation-align="none" fo:border-top="none"/>
    </style:style>
    <style:style style:name="ce164" style:family="table-cell" style:parent-style-name="Excel_20_Built-in_20_Explanatory_20_Text">
      <style:table-cell-properties fo:border-bottom="0.74pt solid #000000" fo:background-color="#969696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Explanatory_20_Text" style:data-style-name="N113">
      <style:table-cell-properties fo:border-bottom="none" fo:background-color="#f8cba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Excel_20_Built-in_20_Explanatory_20_Text">
      <style:table-cell-properties fo:border-bottom="1.76pt solid #000000" fo:background-color="#f8cbad" style:diagonal-bl-tr="none" style:diagonal-tl-br="none" fo:border-left="1.76pt solid #000000" fo:border-right="none" style:rotation-align="none" fo:border-top="none"/>
    </style:style>
    <style:style style:name="ce168" style:family="table-cell" style:parent-style-name="Default">
      <style:table-cell-properties fo:background-color="#f4b18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Excel_20_Built-in_20_Explanatory_20_Tex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Explanatory_20_Text" style:data-style-name="N12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Excel_20_Built-in_20_Explanatory_20_Tex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72" style:family="table-cell" style:parent-style-name="Excel_20_Built-in_20_Explanatory_20_Tex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3" style:family="table-cell" style:parent-style-name="Excel_20_Built-in_20_Explanatory_20_Text" style:data-style-name="N12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4" style:family="table-cell" style:parent-style-name="Excel_20_Built-in_20_Explanatory_20_Text" style:data-style-name="N115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5" style:family="table-cell" style:parent-style-name="Excel_20_Built-in_20_Explanatory_20_Text" style:data-style-name="N115">
      <style:table-cell-properties fo:background-color="#f8cba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6" style:family="table-cell" style:parent-style-name="Default">
      <style:table-cell-properties fo:background-color="#f8cbad" style:diagonal-bl-tr="none" style:diagonal-tl-br="none" fo:border="none" style:rotation-align="none"/>
    </style:style>
    <style:style style:name="ce177" style:family="table-cell" style:parent-style-name="Excel_20_Built-in_20_Explanatory_20_Text" style:data-style-name="N112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Excel_20_Built-in_20_Explanatory_20_Text" style:data-style-name="N113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Excel_20_Built-in_20_Explanatory_20_Text">
      <style:table-cell-properties fo:background-color="#f8cbad" style:diagonal-bl-tr="none" style:diagonal-tl-br="none" fo:border="none" style:rotation-align="none"/>
    </style:style>
    <style:style style:name="ce180" style:family="table-cell" style:parent-style-name="Excel_20_Built-in_20_Explanatory_20_Text">
      <style:table-cell-properties fo:border-bottom="1.76pt solid #000000" fo:background-color="#f8cbad" style:diagonal-bl-tr="none" style:diagonal-tl-br="none" fo:border-left="none" fo:border-right="none" style:rotation-align="none" fo:border-top="none"/>
    </style:style>
    <style:style style:name="ce181" style:family="table-cell" style:parent-style-name="Excel_20_Built-in_20_Explanatory_20_Tex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82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6.51mm" style:writing-mode="page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6.51mm" style:writing-mode="page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6.51mm" style:writing-mode="page"/>
    </style:style>
    <style:style style:name="ce186" style:family="table-cell" style:parent-style-name="Excel_20_Built-in_20_Explanatory_20_Tex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Explanatory_20_Text" style:data-style-name="N2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Explanatory_20_Tex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Excel_20_Built-in_20_Explanatory_20_Text">
      <style:table-cell-properties fo:background-color="#92d050" style:diagonal-bl-tr="none" style:diagonal-tl-br="none" fo:border="none" style:rotation-align="none"/>
    </style:style>
    <style:style style:name="ce190" style:family="table-cell" style:parent-style-name="Excel_20_Built-in_20_Explanatory_20_Text" style:data-style-name="N117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Excel_20_Built-in_20_Explanatory_20_Tex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92" style:family="table-cell" style:parent-style-name="Excel_20_Built-in_20_Explanatory_20_Tex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6.51mm" style:writing-mode="page"/>
    </style:style>
    <style:style style:name="ce195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6.51mm" style:writing-mode="page"/>
    </style:style>
    <style:style style:name="ce19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6.51mm" style:writing-mode="page"/>
    </style:style>
    <style:style style:name="ce197" style:family="table-cell" style:parent-style-name="Excel_20_Built-in_20_Explanatory_20_Tex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Excel_20_Built-in_20_Explanatory_20_Text" style:data-style-name="N2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Excel_20_Built-in_20_Explanatory_20_Tex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Excel_20_Built-in_20_Explanatory_20_Tex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01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Excel_20_Built-in_20_Explanatory_20_Tex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03" style:family="table-cell" style:parent-style-name="Excel_20_Built-in_20_Explanatory_20_Tex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04" style:family="table-cell" style:parent-style-name="Excel_20_Built-in_20_Explanatory_20_Tex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05" style:family="table-cell" style:parent-style-name="Excel_20_Built-in_20_Explanatory_20_Tex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Explanatory_20_Tex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Explanatory_20_Text" style:data-style-name="N2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fo:border-bottom="1.76pt solid #000000" fo:background-color="#f8cbad" style:diagonal-bl-tr="none" style:diagonal-tl-br="none" fo:border-left="none" fo:border-right="none" style:rotation-align="none" fo:border-top="none"/>
    </style:style>
    <style:style style:name="ce2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Excel_20_Built-in_20_Explanatory_20_Text" style:data-style-name="N113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Explanatory_20_Text">
      <style:table-cell-properties fo:border-bottom="none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Excel_20_Built-in_20_Explanatory_20_Text">
      <style:table-cell-properties fo:border-bottom="0.74pt solid #000000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Explanatory_20_Text" style:data-style-name="N2">
      <style:table-cell-properties fo:border-bottom="none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Explanatory_20_Text" style:data-style-name="N2">
      <style:table-cell-properties fo:border-bottom="none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Explanatory_20_Text" style:data-style-name="N2">
      <style:table-cell-properties fo:border-bottom="0.74pt solid #000000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Excel_20_Built-in_20_Explanatory_20_Tex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ackground-color="#f8cbad" style:diagonal-bl-tr="none" style:diagonal-tl-br="none" fo:border-left="none" fo:border-right="1.76pt solid #000000" style:rotation-align="none" fo:border-top="none"/>
    </style:style>
    <style:style style:name="ce227" style:family="table-cell" style:parent-style-name="Excel_20_Built-in_20_Explanatory_20_Text">
      <style:table-cell-properties fo:border-bottom="none" fo:background-color="#f8cbad" style:diagonal-bl-tr="none" style:diagonal-tl-br="none" fo:border-left="none" fo:border-right="1.76pt solid #000000" style:rotation-align="none" fo:border-top="none"/>
    </style:style>
    <style:style style:name="ce228" style:family="table-cell" style:parent-style-name="Excel_20_Built-in_20_Explanatory_20_Text">
      <style:table-cell-properties fo:border-bottom="0.74pt solid #000000" fo:background-color="#96969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31" style:family="table-cell" style:parent-style-name="Excel_20_Built-in_20_Explanatory_20_Text" style:data-style-name="N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2" style:family="table-cell" style:parent-style-name="Excel_20_Built-in_20_Explanatory_20_Text" style:data-style-name="N2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3" style:family="table-cell" style:parent-style-name="Default">
      <style:table-cell-properties fo:border-bottom="1.76pt solid #000000" fo:background-color="#f8cbad" style:diagonal-bl-tr="none" style:diagonal-tl-br="none" fo:border-left="none" fo:border-right="1.76pt solid #000000" style:rotation-align="none" fo:border-top="none"/>
    </style:style>
    <style:style style:name="ce234" style:family="table-cell" style:parent-style-name="Excel_20_Built-in_20_Explanatory_20_Text" style:data-style-name="N11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Excel_20_Built-in_20_Explanatory_20_Tex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Explanatory_20_Tex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Excel_20_Built-in_20_Explanatory_20_Tex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Excel_20_Built-in_20_Explanatory_20_Text">
      <style:table-cell-properties fo:border-bottom="1.76pt solid #000000" style:diagonal-bl-tr="none" style:diagonal-tl-br="none" fo:border-left="1.76pt double-thin #3366ff" style:border-line-width-left="0.18mm 0.26mm 0.18mm" fo:border-right="none" style:rotation-align="none" fo:border-top="none"/>
    </style:style>
    <style:style style:name="ce24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858.2mm" fo:min-width="336.49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dpar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3" office:value-type="string" calcext:value-type="string">
            <text:p>23.5.2019 - 5.6.2019</text:p>
          </table:table-cell>
          <table:table-cell table:style-name="ce21"/>
          <table:table-cell table:number-columns-repeated="4"/>
          <table:table-cell table:style-name="ce2" table:number-columns-repeated="13"/>
          <table:table-cell table:number-columns-repeated="1004"/>
        </table:table-row>
        <table:table-row table:style-name="ro1">
          <table:table-cell table:number-columns-repeated="7"/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4"/>
          <table:table-cell table:style-name="ce22"/>
          <table:table-cell table:style-name="ce37" office:value-type="string" calcext:value-type="string">
            <text:p>Celkové odpary</text:p>
          </table:table-cell>
          <table:table-cell table:number-columns-repeated="3"/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5"/>
          <table:table-cell table:style-name="ce23"/>
          <table:table-cell table:style-name="ce38" office:value-type="string" calcext:value-type="string">
            <text:p>analytu</text:p>
          </table:table-cell>
          <table:table-cell table:number-columns-repeated="2"/>
          <table:table-cell office:value-type="string" calcext:value-type="string">
            <text:p>bez verandy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MCH</text:p>
          </table:table-cell>
          <table:table-cell table:style-name="ce39" office:value-type="float" office:value="472.266684799782" calcext:value-type="float">
            <text:p>472,3</text:p>
          </table:table-cell>
          <table:table-cell office:value-type="string" calcext:value-type="string">
            <text:p>MCH</text:p>
          </table:table-cell>
          <table:table-cell table:style-name="ce39" office:value-type="float" office:value="472.266684799782" calcext:value-type="float">
            <text:p>472,3</text:p>
          </table:table-cell>
          <table:table-cell table:formula="of:=[.F5]-[.D14]" office:value-type="float" office:value="339.75556099788" calcext:value-type="float">
            <text:p>339,75556099788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7"/>
          <table:table-cell table:style-name="ce25" office:value-type="string" calcext:value-type="string">
            <text:p>MDC</text:p>
          </table:table-cell>
          <table:table-cell table:style-name="ce40" office:value-type="float" office:value="497.265551667107" calcext:value-type="float">
            <text:p>497,3</text:p>
          </table:table-cell>
          <table:table-cell office:value-type="string" calcext:value-type="string">
            <text:p>MDC</text:p>
          </table:table-cell>
          <table:table-cell table:style-name="ce40" office:value-type="float" office:value="497.265551667107" calcext:value-type="float">
            <text:p>497,3</text:p>
          </table:table-cell>
          <table:table-cell table:formula="of:=[.F6]-[.D17]" office:value-type="float" office:value="358.469359215765" calcext:value-type="float">
            <text:p>358,469359215765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8"/>
          <table:table-cell table:style-name="ce26" office:value-type="string" calcext:value-type="string">
            <text:p>PCH</text:p>
          </table:table-cell>
          <table:table-cell table:style-name="ce40" office:value-type="float" office:value="230.880989782151" calcext:value-type="float">
            <text:p>230,9</text:p>
          </table:table-cell>
          <table:table-cell office:value-type="string" calcext:value-type="string">
            <text:p>TMH</text:p>
          </table:table-cell>
          <table:table-cell table:style-name="ce40" office:value-type="float" office:value="192.502912054205" calcext:value-type="float">
            <text:p>192,5</text:p>
          </table:table-cell>
          <table:table-cell table:style-name="ce283" table:formula="of:=[.F7]" office:value-type="float" office:value="192.502912054205" calcext:value-type="float">
            <text:p>192,5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9"/>
          <table:table-cell table:style-name="ce27" office:value-type="string" calcext:value-type="string">
            <text:p>TMH</text:p>
          </table:table-cell>
          <table:table-cell table:style-name="ce40" office:value-type="float" office:value="192.502912054205" calcext:value-type="float">
            <text:p>192,5</text:p>
          </table:table-cell>
          <table:table-cell office:value-type="string" calcext:value-type="string">
            <text:p>PCH</text:p>
          </table:table-cell>
          <table:table-cell table:style-name="ce40" office:value-type="float" office:value="230.880989782151" calcext:value-type="float">
            <text:p>230,9</text:p>
          </table:table-cell>
          <table:table-cell table:style-name="ce283" table:formula="of:=[.F8]" office:value-type="float" office:value="230.880989782151" calcext:value-type="float">
            <text:p>230,9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/>
          <table:table-cell table:style-name="ce10"/>
          <table:table-cell table:style-name="ce28" office:value-type="string" calcext:value-type="string">
            <text:p>TCE</text:p>
          </table:table-cell>
          <table:table-cell table:style-name="ce40" office:value-type="float" office:value="193.552432841535" calcext:value-type="float">
            <text:p>193,6</text:p>
          </table:table-cell>
          <table:table-cell office:value-type="string" calcext:value-type="string">
            <text:p>TCE</text:p>
          </table:table-cell>
          <table:table-cell table:style-name="ce40" office:value-type="float" office:value="193.552432841535" calcext:value-type="float">
            <text:p>193,6</text:p>
          </table:table-cell>
          <table:table-cell table:style-name="ce283" table:formula="of:=[.F9]" office:value-type="float" office:value="193.552432841535" calcext:value-type="float">
            <text:p>193,6</text:p>
          </table:table-cell>
          <table:table-cell table:style-name="ce2" table:number-columns-repeated="13"/>
          <table:table-cell table:number-columns-repeated="1004"/>
        </table:table-row>
        <table:table-row table:style-name="ro1">
          <table:table-cell table:style-name="ce2"/>
          <table:table-cell table:style-name="ce11"/>
          <table:table-cell table:style-name="ce29" office:value-type="string" calcext:value-type="string">
            <text:p>PCE</text:p>
          </table:table-cell>
          <table:table-cell table:style-name="ce41" office:value-type="float" office:value="96.5385578564025" calcext:value-type="float">
            <text:p>96,5</text:p>
          </table:table-cell>
          <table:table-cell table:style-name="ce2" office:value-type="string" calcext:value-type="string">
            <text:p>PCE</text:p>
          </table:table-cell>
          <table:table-cell table:style-name="ce41" office:value-type="float" office:value="96.5385578564025" calcext:value-type="float">
            <text:p>96,5</text:p>
          </table:table-cell>
          <table:table-cell table:style-name="ce284" table:formula="of:=[.F10]" office:value-type="float" office:value="96.5385578564025" calcext:value-type="float">
            <text:p>96,5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12"/>
          <table:table-cell table:style-name="ce30"/>
          <table:table-cell table:style-name="ce42"/>
          <table:table-cell table:style-name="ce2" table:number-columns-repeated="1020"/>
        </table:table-row>
        <table:table-row table:style-name="ro1">
          <table:table-cell table:style-name="ce2"/>
          <table:table-cell table:style-name="ce13" office:value-type="string" calcext:value-type="string">
            <text:p>Vyvíječe</text:p>
          </table:table-cell>
          <table:table-cell table:style-name="ce31"/>
          <table:table-cell table:style-name="ce37" office:value-type="string" calcext:value-type="string">
            <text:p>odpary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4"/>
          <table:table-cell table:style-name="ce32"/>
          <table:table-cell table:style-name="ce38" office:value-type="string" calcext:value-type="string">
            <text:p>analytu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5" office:value-type="float" office:value="4006" calcext:value-type="float">
            <text:p>4006</text:p>
          </table:table-cell>
          <table:table-cell table:style-name="ce33" office:value-type="string" calcext:value-type="string">
            <text:p>MCH</text:p>
          </table:table-cell>
          <table:table-cell table:style-name="ce40" office:value-type="float" office:value="132.511123801902" calcext:value-type="float">
            <text:p>132,5</text:p>
          </table:table-cell>
          <table:table-cell table:style-name="ce2" office:value-type="string" calcext:value-type="string">
            <text:p>veranda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15" office:value-type="float" office:value="4007" calcext:value-type="float">
            <text:p>4007</text:p>
          </table:table-cell>
          <table:table-cell table:style-name="ce33" office:value-type="string" calcext:value-type="string">
            <text:p>MCH</text:p>
          </table:table-cell>
          <table:table-cell table:style-name="ce40" office:value-type="float" office:value="141.707675136614" calcext:value-type="float">
            <text:p>141,7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5" office:value-type="float" office:value="4008" calcext:value-type="float">
            <text:p>4008</text:p>
          </table:table-cell>
          <table:table-cell table:style-name="ce33" office:value-type="string" calcext:value-type="string">
            <text:p>MCH</text:p>
          </table:table-cell>
          <table:table-cell table:style-name="ce40" office:value-type="float" office:value="198.047885861266" calcext:value-type="float">
            <text:p>198,0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6" office:value-type="float" office:value="3371" calcext:value-type="float">
            <text:p>3371</text:p>
          </table:table-cell>
          <table:table-cell table:style-name="ce34" office:value-type="string" calcext:value-type="string">
            <text:p>MDC</text:p>
          </table:table-cell>
          <table:table-cell table:style-name="ce40" office:value-type="float" office:value="138.796192451342" calcext:value-type="float">
            <text:p>138,8</text:p>
          </table:table-cell>
          <table:table-cell table:style-name="ce2" office:value-type="string" calcext:value-type="string">
            <text:p>veranda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16" office:value-type="float" office:value="3372" calcext:value-type="float">
            <text:p>3372</text:p>
          </table:table-cell>
          <table:table-cell table:style-name="ce34" office:value-type="string" calcext:value-type="string">
            <text:p>MDC</text:p>
          </table:table-cell>
          <table:table-cell table:style-name="ce40" office:value-type="float" office:value="144.72489592864" calcext:value-type="float">
            <text:p>144,7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6" office:value-type="float" office:value="3373" calcext:value-type="float">
            <text:p>3373</text:p>
          </table:table-cell>
          <table:table-cell table:style-name="ce34" office:value-type="string" calcext:value-type="string">
            <text:p>MDC</text:p>
          </table:table-cell>
          <table:table-cell table:style-name="ce40" office:value-type="float" office:value="213.744463287125" calcext:value-type="float">
            <text:p>213,7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7" office:value-type="float" office:value="6018" calcext:value-type="float">
            <text:p>6018</text:p>
          </table:table-cell>
          <table:table-cell table:style-name="ce17" office:value-type="string" calcext:value-type="string">
            <text:p>PCH</text:p>
          </table:table-cell>
          <table:table-cell table:style-name="ce40" office:value-type="float" office:value="111.794730150481" calcext:value-type="float">
            <text:p>111,8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7" office:value-type="float" office:value="6019" calcext:value-type="float">
            <text:p>6019</text:p>
          </table:table-cell>
          <table:table-cell table:style-name="ce17" office:value-type="string" calcext:value-type="string">
            <text:p>PCH</text:p>
          </table:table-cell>
          <table:table-cell table:style-name="ce40" office:value-type="float" office:value="119.086259631671" calcext:value-type="float">
            <text:p>119,1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8" office:value-type="float" office:value="6032" calcext:value-type="float">
            <text:p>6032</text:p>
          </table:table-cell>
          <table:table-cell table:style-name="ce18" office:value-type="string" calcext:value-type="string">
            <text:p>TMH</text:p>
          </table:table-cell>
          <table:table-cell table:style-name="ce40" office:value-type="float" office:value="94.4655258414011" calcext:value-type="float">
            <text:p>94,5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8" office:value-type="float" office:value="6033" calcext:value-type="float">
            <text:p>6033</text:p>
          </table:table-cell>
          <table:table-cell table:style-name="ce18" office:value-type="string" calcext:value-type="string">
            <text:p>TMH</text:p>
          </table:table-cell>
          <table:table-cell table:style-name="ce40" office:value-type="float" office:value="98.0373862128041" calcext:value-type="float">
            <text:p>98,0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9" office:value-type="float" office:value="1383" calcext:value-type="float">
            <text:p>1383</text:p>
          </table:table-cell>
          <table:table-cell table:style-name="ce35" office:value-type="string" calcext:value-type="string">
            <text:p>TCE</text:p>
          </table:table-cell>
          <table:table-cell table:style-name="ce40" office:value-type="float" office:value="94.8130106435645" calcext:value-type="float">
            <text:p>94,8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9" office:value-type="float" office:value="1384" calcext:value-type="float">
            <text:p>1384</text:p>
          </table:table-cell>
          <table:table-cell table:style-name="ce19" office:value-type="string" calcext:value-type="string">
            <text:p>TCE</text:p>
          </table:table-cell>
          <table:table-cell table:style-name="ce40" office:value-type="float" office:value="98.7394221979709" calcext:value-type="float">
            <text:p>98,7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0" office:value-type="float" office:value="1338" calcext:value-type="float">
            <text:p>1338</text:p>
          </table:table-cell>
          <table:table-cell table:style-name="ce20" office:value-type="string" calcext:value-type="string">
            <text:p>PCE</text:p>
          </table:table-cell>
          <table:table-cell table:style-name="ce40" office:value-type="float" office:value="48.1614224059445" calcext:value-type="float">
            <text:p>48,2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11" office:value-type="float" office:value="1339" calcext:value-type="float">
            <text:p>1339</text:p>
          </table:table-cell>
          <table:table-cell table:style-name="ce36" office:value-type="string" calcext:value-type="string">
            <text:p>PCE</text:p>
          </table:table-cell>
          <table:table-cell table:style-name="ce41" office:value-type="float" office:value="48.377135450458" calcext:value-type="float">
            <text:p>48,4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12"/>
          <table:table-cell table:style-name="ce30"/>
          <table:table-cell table:style-name="ce4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ážení" table:style-name="ta2"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82" table:default-cell-style-name="Default"/>
        <table:table-row table:style-name="ro1">
          <table:table-cell/>
          <table:table-cell table:style-name="ce43">
            <draw:custom-shape table:end-cell-address="vážení.Q162" table:end-x="7.4mm" table:end-y="5.28mm" draw:z-index="0" draw:name="shapetype_202" draw:style-name="gr1" draw:text-style-name="P1" drawooo:display="printer" svg:width="341.48mm" svg:height="860.69mm" svg:x="0.02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4"/>
          <table:table-cell table:style-name="ce65" office:value-type="string" calcext:value-type="string">
            <text:p>TARA</text:p>
          </table:table-cell>
          <table:table-cell table:style-name="ce77"/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J30]" office:value-type="date" office:date-value="2019-05-21" calcext:value-type="date">
            <text:p>21.05.201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O30]" office:value-type="date" office:date-value="2019-05-22" calcext:value-type="date">
            <text:p>22.05.201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T30]" office:value-type="date" office:date-value="2019-05-22" calcext:value-type="date">
            <text:p>22.05.201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Y30]" office:value-type="date" office:date-value="2019-05-23" calcext:value-type="date">
            <text:p>23.05.201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AD30]" office:value-type="date" office:date-value="2019-06-05" calcext:value-type="date">
            <text:p>05.06.201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AI30]" office:value-type="date" office:date-value="1899-12-30" calcext:value-type="date">
            <text:p>30.12.189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AN30]" office:value-type="date" office:date-value="1899-12-30" calcext:value-type="date">
            <text:p>30.12.1899</text:p>
          </table:table-cell>
          <table:table-cell table:style-name="ce89"/>
          <table:table-cell table:style-name="ce98"/>
          <table:table-cell table:style-name="ce54"/>
          <table:table-cell table:style-name="ce114" office:value-type="string" calcext:value-type="string">
            <text:p>datum:</text:p>
          </table:table-cell>
          <table:table-cell table:style-name="ce118" table:formula="of:=[.AS30]" office:value-type="date" office:date-value="1899-12-30" calcext:value-type="date">
            <text:p>30.12.1899</text:p>
          </table:table-cell>
          <table:table-cell table:style-name="ce89"/>
          <table:table-cell table:style-name="ce98"/>
          <table:table-cell table:style-name="ce54"/>
          <table:table-cell table:number-columns-repeated="976"/>
        </table:table-row>
        <table:table-row table:style-name="ro1">
          <table:table-cell/>
          <table:table-cell table:style-name="ce44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E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J29]" office:value-type="float" office:value="0" calcext:value-type="float">
            <text:p>0,0°C</text:p>
          </table:table-cell>
          <table:table-cell table:style-name="ce90" office:value-type="string" calcext:value-type="string">
            <text:p>MG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O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T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Y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AD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AI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AN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style-name="ce66" office:value-type="string" calcext:value-type="string">
            <text:p>g</text:p>
          </table:table-cell>
          <table:table-cell table:style-name="ce78" table:formula="of:=[.AS29]" office:value-type="float" office:value="0" calcext:value-type="float">
            <text:p>0,0°C</text:p>
          </table:table-cell>
          <table:table-cell table:style-name="ce90" office:value-type="string" calcext:value-type="string">
            <text:p>MG/DEN</text:p>
          </table:table-cell>
          <table:table-cell table:style-name="ce99"/>
          <table:table-cell table:style-name="ce55"/>
          <table:table-cell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4006" calcext:value-type="float">
            <text:p>4006</text:p>
          </table:table-cell>
          <table:table-cell table:style-name="ce56" office:value-type="string" calcext:value-type="string">
            <text:p>MCH</text:p>
          </table:table-cell>
          <table:table-cell table:style-name="ce67" office:value-type="float" office:value="9.66733" calcext:value-type="float">
            <text:p>9,66733</text:p>
          </table:table-cell>
          <table:table-cell table:style-name="ce79"/>
          <table:table-cell table:style-name="ce91"/>
          <table:table-cell table:style-name="ce100"/>
          <table:table-cell table:style-name="ce15" office:value-type="float" office:value="4006" calcext:value-type="float">
            <text:p>4006</text:p>
          </table:table-cell>
          <table:table-cell table:style-name="ce115" table:formula="of:=IF([.I32]&lt;&gt;&quot;&quot;;AVERAGE([.I32:.J32]);&quot;&quot;)" office:value-type="float" office:value="10.19286" calcext:value-type="float">
            <text:p>10,19286</text:p>
          </table:table-cell>
          <table:table-cell table:style-name="ce79" table:formula="of:=IF([.K32]&lt;&gt;&quot;&quot;;AVERAGE([.K32:.L32])+[.J$30];&quot;&quot;)" office:value-type="date" office:date-value="2019-05-21T16:45:30" calcext:value-type="date">
            <text:p>21.5.19 16:45</text:p>
          </table:table-cell>
          <table:table-cell table:style-name="ce120" table:formula="of:=1000*([.I3]-[.D3])" office:value-type="float" office:value="525.53" calcext:value-type="float">
            <text:p>525,5</text:p>
          </table:table-cell>
          <table:table-cell table:style-name="ce122"/>
          <table:table-cell table:style-name="ce15" office:value-type="float" office:value="4006" calcext:value-type="float">
            <text:p>4006</text:p>
          </table:table-cell>
          <table:table-cell table:style-name="ce115" table:formula="of:=IF([.N32]&lt;&gt;&quot;&quot;;AVERAGE([.N32:.O32]);&quot;&quot;)" office:value-type="float" office:value="10.18219" calcext:value-type="float">
            <text:p>10,18219</text:p>
          </table:table-cell>
          <table:table-cell table:style-name="ce79" table:formula="of:=IF([.P32]&lt;&gt;&quot;&quot;;AVERAGE([.P32:.Q32])+[.O$30];&quot;&quot;)" office:value-type="date" office:date-value="2019-05-22T09:35:30" calcext:value-type="date">
            <text:p>22.5.19 9:35</text:p>
          </table:table-cell>
          <table:table-cell table:style-name="ce91" table:formula="of:=1000*([.I3]-[.N3])/([.O3]-[.J3])" office:value-type="float" office:value="15.2126732672907" calcext:value-type="float">
            <text:p>15,21</text:p>
          </table:table-cell>
          <table:table-cell table:style-name="ce122"/>
          <table:table-cell table:style-name="ce15" office:value-type="float" office:value="4006" calcext:value-type="float">
            <text:p>4006</text:p>
          </table:table-cell>
          <table:table-cell table:style-name="ce115" table:formula="of:=IF([.S32]&lt;&gt;&quot;&quot;;AVERAGE([.S32:.T32]);&quot;&quot;)" office:value-type="float" office:value="10.17765" calcext:value-type="float">
            <text:p>10,17765</text:p>
          </table:table-cell>
          <table:table-cell table:style-name="ce79" table:formula="of:=IF([.U32]&lt;&gt;&quot;&quot;;AVERAGE([.U32:.V32])+[.T$30];&quot;&quot;)" office:value-type="date" office:date-value="2019-05-22T16:29:30" calcext:value-type="date">
            <text:p>22.5.19 16:29</text:p>
          </table:table-cell>
          <table:table-cell table:style-name="ce91" table:formula="of:=1000*([.N3]-[.S3])/([.T3]-[.O3])" office:value-type="float" office:value="15.7913043479075" calcext:value-type="float">
            <text:p>15,79</text:p>
          </table:table-cell>
          <table:table-cell table:style-name="ce122" table:formula="of:=[.U3]/[.P3]" office:value-type="float" office:value="1.03803612096639" calcext:value-type="float">
            <text:p>1,04</text:p>
          </table:table-cell>
          <table:table-cell table:style-name="ce15" office:value-type="float" office:value="4006" calcext:value-type="float">
            <text:p>4006</text:p>
          </table:table-cell>
          <table:table-cell table:style-name="ce115" table:formula="of:=IF([.X32]&lt;&gt;&quot;&quot;;AVERAGE([.X32:.Y32]);&quot;&quot;)" office:value-type="float" office:value="10.16818" calcext:value-type="float">
            <text:p>10,16818</text:p>
          </table:table-cell>
          <table:table-cell table:style-name="ce79" table:formula="of:=IF([.Z32]&lt;&gt;&quot;&quot;;AVERAGE([.Z32:.AA32])+[.Y$30];&quot;&quot;)" office:value-type="date" office:date-value="2019-05-23T07:47:00" calcext:value-type="date">
            <text:p>23.5.19 7:47</text:p>
          </table:table-cell>
          <table:table-cell table:style-name="ce91" table:formula="of:=1000*([.S3]-[.X3])/([.Y3]-[.T3])" office:value-type="float" office:value="14.8629972751294" calcext:value-type="float">
            <text:p>14,86</text:p>
          </table:table-cell>
          <table:table-cell table:style-name="ce122" table:formula="of:=[.Z3]/[.U3]" office:value-type="float" office:value="0.941214034488474" calcext:value-type="float">
            <text:p>0,94</text:p>
          </table:table-cell>
          <table:table-cell table:style-name="ce15" office:value-type="float" office:value="4006" calcext:value-type="float">
            <text:p>4006</text:p>
          </table:table-cell>
          <table:table-cell table:style-name="ce115" table:formula="of:=IF([.AC32]&lt;&gt;&quot;&quot;;AVERAGE([.AC32:.AD32]);&quot;&quot;)" office:value-type="float" office:value="10.027255" calcext:value-type="float">
            <text:p>10,02726</text:p>
          </table:table-cell>
          <table:table-cell table:style-name="ce79" table:formula="of:=IF([.AE32]&lt;&gt;&quot;&quot;;AVERAGE([.AE32:.AF32])+[.AD$30];&quot;&quot;)" office:value-type="date" office:date-value="2019-06-05T14:10:00" calcext:value-type="date">
            <text:p>5.6.19 14:10</text:p>
          </table:table-cell>
          <table:table-cell table:style-name="ce91" table:formula="of:=1000*([.X3]-[.AC3])/([.AD3]-[.Y3])" office:value-type="float" office:value="10.6230435010198" calcext:value-type="float">
            <text:p>10,62</text:p>
          </table:table-cell>
          <table:table-cell table:style-name="ce122" table:formula="of:=[.AE3]/[.Z3]" office:value-type="float" office:value="0.714730905508245" calcext:value-type="float">
            <text:p>0,71</text:p>
          </table:table-cell>
          <table:table-cell table:style-name="ce15" office:value-type="float" office:value="4006" calcext:value-type="float">
            <text:p>4006</text:p>
          </table:table-cell>
          <table:table-cell table:style-name="ce115" table:formula="of:=IF([.AH32]&lt;&gt;&quot;&quot;;AVERAGE([.AH32:.AI32]);&quot;&quot;)">
            <text:p/>
          </table:table-cell>
          <table:table-cell table:style-name="ce79" table:formula="of:=IF([.AJ32]&lt;&gt;&quot;&quot;;AVERAGE([.AJ32:.AK32])+[.AI$30];&quot;&quot;)">
            <text:p/>
          </table:table-cell>
          <table:table-cell table:style-name="ce91" table:formula="of:=1000*([.AC3]-[.AH3])/([.AI3]-[.AD3])" office:value-type="string" office:string-value="" calcext:value-type="error">
            <text:p>#VALUE!</text:p>
          </table:table-cell>
          <table:table-cell table:style-name="ce122" table:formula="of:=[.AJ3]/[.AE3]" office:value-type="string" office:string-value="" calcext:value-type="error">
            <text:p>#VALUE!</text:p>
          </table:table-cell>
          <table:table-cell table:style-name="ce15" office:value-type="float" office:value="4006" calcext:value-type="float">
            <text:p>4006</text:p>
          </table:table-cell>
          <table:table-cell table:style-name="ce115" table:formula="of:=IF([.AM32]&lt;&gt;&quot;&quot;;AVERAGE([.AM32:.AN32]);&quot;&quot;)">
            <text:p/>
          </table:table-cell>
          <table:table-cell table:style-name="ce79" table:formula="of:=IF([.AO32]&lt;&gt;&quot;&quot;;AVERAGE([.AO32:.AP32])+[.AN$30];&quot;&quot;)">
            <text:p/>
          </table:table-cell>
          <table:table-cell table:style-name="ce91" table:formula="of:=1000*([.AH3]-[.AM3])/([.AN3]-[.AI3])" office:value-type="string" office:string-value="" calcext:value-type="error">
            <text:p>#VALUE!</text:p>
          </table:table-cell>
          <table:table-cell table:style-name="ce122" table:formula="of:=[.AO3]/[.AJ3]" office:value-type="string" office:string-value="" calcext:value-type="error">
            <text:p>#VALUE!</text:p>
          </table:table-cell>
          <table:table-cell table:style-name="ce15" office:value-type="float" office:value="4006" calcext:value-type="float">
            <text:p>4006</text:p>
          </table:table-cell>
          <table:table-cell table:style-name="ce115" table:formula="of:=IF([.AR32]&lt;&gt;&quot;&quot;;AVERAGE([.AR32:.AS32]);&quot;&quot;)">
            <text:p/>
          </table:table-cell>
          <table:table-cell table:style-name="ce79" table:formula="of:=IF([.AT32]&lt;&gt;&quot;&quot;;AVERAGE([.AT32:.AU32])+[.AS$30];&quot;&quot;)">
            <text:p/>
          </table:table-cell>
          <table:table-cell table:style-name="ce91" table:formula="of:=1000*([.AM3]-[.AR3])/([.AS3]-[.AN3])" office:value-type="string" office:string-value="" calcext:value-type="error">
            <text:p>#VALUE!</text:p>
          </table:table-cell>
          <table:table-cell table:style-name="ce122" table:formula="of:=[.AT3]/[.AO3]" office:value-type="string" office:string-value="" calcext:value-type="error">
            <text:p>#VALUE!</text:p>
          </table:table-cell>
          <table:table-cell table:style-name="ce15" office:value-type="float" office:value="4006" calcext:value-type="float">
            <text:p>4006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4007" calcext:value-type="float">
            <text:p>4007</text:p>
          </table:table-cell>
          <table:table-cell table:style-name="ce56" office:value-type="string" calcext:value-type="string">
            <text:p>MCH</text:p>
          </table:table-cell>
          <table:table-cell table:style-name="ce67" office:value-type="float" office:value="9.46761" calcext:value-type="float">
            <text:p>9,46761</text:p>
          </table:table-cell>
          <table:table-cell table:style-name="ce80"/>
          <table:table-cell table:style-name="ce92"/>
          <table:table-cell table:style-name="ce101"/>
          <table:table-cell table:style-name="ce15" office:value-type="float" office:value="4007" calcext:value-type="float">
            <text:p>4007</text:p>
          </table:table-cell>
          <table:table-cell table:style-name="ce68" table:formula="of:=IF([.I33]&lt;&gt;&quot;&quot;;AVERAGE([.I33:.J33]);&quot;&quot;)" office:value-type="float" office:value="9.93761" calcext:value-type="float">
            <text:p>9,93761</text:p>
          </table:table-cell>
          <table:table-cell table:style-name="ce80" table:formula="of:=IF([.K33]&lt;&gt;&quot;&quot;;AVERAGE([.K33:.L33])+[.J$30];&quot;&quot;)" office:value-type="date" office:date-value="2019-05-21T16:45:51" calcext:value-type="date">
            <text:p>21.5.19 16:45</text:p>
          </table:table-cell>
          <table:table-cell table:style-name="ce121" table:formula="of:=1000*([.I4]-[.D4])" office:value-type="float" office:value="469.999999999999" calcext:value-type="float">
            <text:p>470,0</text:p>
          </table:table-cell>
          <table:table-cell table:style-name="ce122"/>
          <table:table-cell table:style-name="ce15" office:value-type="float" office:value="4007" calcext:value-type="float">
            <text:p>4007</text:p>
          </table:table-cell>
          <table:table-cell table:style-name="ce68" table:formula="of:=IF([.N33]&lt;&gt;&quot;&quot;;AVERAGE([.N33:.O33]);&quot;&quot;)" office:value-type="float" office:value="9.9262" calcext:value-type="float">
            <text:p>9,92620</text:p>
          </table:table-cell>
          <table:table-cell table:style-name="ce80" table:formula="of:=IF([.P33]&lt;&gt;&quot;&quot;;AVERAGE([.P33:.Q33])+[.O$30];&quot;&quot;)" office:value-type="date" office:date-value="2019-05-22T09:35:51" calcext:value-type="date">
            <text:p>22.5.19 9:35</text:p>
          </table:table-cell>
          <table:table-cell table:style-name="ce92" table:formula="of:=1000*([.I4]-[.N4])/([.O4]-[.J4])" office:value-type="float" office:value="16.2677227722393" calcext:value-type="float">
            <text:p>16,27</text:p>
          </table:table-cell>
          <table:table-cell table:style-name="ce122"/>
          <table:table-cell table:style-name="ce15" office:value-type="float" office:value="4007" calcext:value-type="float">
            <text:p>4007</text:p>
          </table:table-cell>
          <table:table-cell table:style-name="ce68" table:formula="of:=IF([.S33]&lt;&gt;&quot;&quot;;AVERAGE([.S33:.T33]);&quot;&quot;)" office:value-type="float" office:value="9.92146" calcext:value-type="float">
            <text:p>9,92146</text:p>
          </table:table-cell>
          <table:table-cell table:style-name="ce80" table:formula="of:=IF([.U33]&lt;&gt;&quot;&quot;;AVERAGE([.U33:.V33])+[.T$30];&quot;&quot;)" office:value-type="date" office:date-value="2019-05-22T16:29:51" calcext:value-type="date">
            <text:p>22.5.19 16:29</text:p>
          </table:table-cell>
          <table:table-cell table:style-name="ce92" table:formula="of:=1000*([.N4]-[.S4])/([.T4]-[.O4])" office:value-type="float" office:value="16.4869565218225" calcext:value-type="float">
            <text:p>16,49</text:p>
          </table:table-cell>
          <table:table-cell table:style-name="ce122" table:formula="of:=[.U4]/[.P4]" office:value-type="float" office:value="1.01347660964307" calcext:value-type="float">
            <text:p>1,01</text:p>
          </table:table-cell>
          <table:table-cell table:style-name="ce15" office:value-type="float" office:value="4007" calcext:value-type="float">
            <text:p>4007</text:p>
          </table:table-cell>
          <table:table-cell table:style-name="ce68" table:formula="of:=IF([.X33]&lt;&gt;&quot;&quot;;AVERAGE([.X33:.Y33]);&quot;&quot;)" office:value-type="float" office:value="9.91144" calcext:value-type="float">
            <text:p>9,91144</text:p>
          </table:table-cell>
          <table:table-cell table:style-name="ce80" table:formula="of:=IF([.Z33]&lt;&gt;&quot;&quot;;AVERAGE([.Z33:.AA33])+[.Y$30];&quot;&quot;)" office:value-type="date" office:date-value="2019-05-23T07:47:30" calcext:value-type="date">
            <text:p>23.5.19 7:47</text:p>
          </table:table-cell>
          <table:table-cell table:style-name="ce92" table:formula="of:=1000*([.S4]-[.X4])/([.Y4]-[.T4])" office:value-type="float" office:value="15.7236419112606" calcext:value-type="float">
            <text:p>15,72</text:p>
          </table:table-cell>
          <table:table-cell table:style-name="ce122" table:formula="of:=[.Z4]/[.U4]" office:value-type="float" office:value="0.95370190916974" calcext:value-type="float">
            <text:p>0,95</text:p>
          </table:table-cell>
          <table:table-cell table:style-name="ce15" office:value-type="float" office:value="4007" calcext:value-type="float">
            <text:p>4007</text:p>
          </table:table-cell>
          <table:table-cell table:style-name="ce68" table:formula="of:=IF([.AC33]&lt;&gt;&quot;&quot;;AVERAGE([.AC33:.AD33]);&quot;&quot;)" office:value-type="float" office:value="9.7607325" calcext:value-type="float">
            <text:p>9,76073</text:p>
          </table:table-cell>
          <table:table-cell table:style-name="ce80" table:formula="of:=IF([.AE33]&lt;&gt;&quot;&quot;;AVERAGE([.AE33:.AF33])+[.AD$30];&quot;&quot;)" office:value-type="date" office:date-value="2019-06-05T14:10:42" calcext:value-type="date">
            <text:p>5.6.19 14:10</text:p>
          </table:table-cell>
          <table:table-cell table:style-name="ce92" table:formula="of:=1000*([.X4]-[.AC4])/([.AD4]-[.Y4])" office:value-type="float" office:value="11.3603375350751" calcext:value-type="float">
            <text:p>11,36</text:p>
          </table:table-cell>
          <table:table-cell table:style-name="ce122" table:formula="of:=[.AE4]/[.Z4]" office:value-type="float" office:value="0.722500397757046" calcext:value-type="float">
            <text:p>0,72</text:p>
          </table:table-cell>
          <table:table-cell table:style-name="ce15" office:value-type="float" office:value="4007" calcext:value-type="float">
            <text:p>4007</text:p>
          </table:table-cell>
          <table:table-cell table:style-name="ce68" table:formula="of:=IF([.AH33]&lt;&gt;&quot;&quot;;AVERAGE([.AH33:.AI33]);&quot;&quot;)">
            <text:p/>
          </table:table-cell>
          <table:table-cell table:style-name="ce80" table:formula="of:=IF([.AJ33]&lt;&gt;&quot;&quot;;AVERAGE([.AJ33:.AK33])+[.AI$30];&quot;&quot;)" office:value-type="date" office:date-value="1899-12-30T00:00:21" calcext:value-type="date">
            <text:p>30.12.99 0:00</text:p>
          </table:table-cell>
          <table:table-cell table:style-name="ce92" table:formula="of:=1000*([.AC4]-[.AH4])/([.AI4]-[.AD4])" office:value-type="string" office:string-value="" calcext:value-type="error">
            <text:p>#VALUE!</text:p>
          </table:table-cell>
          <table:table-cell table:style-name="ce122" table:formula="of:=[.AJ4]/[.AE4]" office:value-type="string" office:string-value="" calcext:value-type="error">
            <text:p>#VALUE!</text:p>
          </table:table-cell>
          <table:table-cell table:style-name="ce15" office:value-type="float" office:value="4007" calcext:value-type="float">
            <text:p>4007</text:p>
          </table:table-cell>
          <table:table-cell table:style-name="ce68" table:formula="of:=IF([.AM33]&lt;&gt;&quot;&quot;;AVERAGE([.AM33:.AN33]);&quot;&quot;)">
            <text:p/>
          </table:table-cell>
          <table:table-cell table:style-name="ce80" table:formula="of:=IF([.AO33]&lt;&gt;&quot;&quot;;AVERAGE([.AO33:.AP33])+[.AN$30];&quot;&quot;)" office:value-type="date" office:date-value="1899-12-30T00:00:21" calcext:value-type="date">
            <text:p>30.12.99 0:00</text:p>
          </table:table-cell>
          <table:table-cell table:style-name="ce92" table:formula="of:=1000*([.AH4]-[.AM4])/([.AN4]-[.AI4])" office:value-type="string" office:string-value="" calcext:value-type="error">
            <text:p>#VALUE!</text:p>
          </table:table-cell>
          <table:table-cell table:style-name="ce122" table:formula="of:=[.AO4]/[.AJ4]" office:value-type="string" office:string-value="" calcext:value-type="error">
            <text:p>#VALUE!</text:p>
          </table:table-cell>
          <table:table-cell table:style-name="ce15" office:value-type="float" office:value="4007" calcext:value-type="float">
            <text:p>4007</text:p>
          </table:table-cell>
          <table:table-cell table:style-name="ce68" table:formula="of:=IF([.AR33]&lt;&gt;&quot;&quot;;AVERAGE([.AR33:.AS33]);&quot;&quot;)">
            <text:p/>
          </table:table-cell>
          <table:table-cell table:style-name="ce80" table:formula="of:=IF([.AT33]&lt;&gt;&quot;&quot;;AVERAGE([.AT33:.AU33])+[.AS$30];&quot;&quot;)" office:value-type="date" office:date-value="1899-12-30T00:00:21" calcext:value-type="date">
            <text:p>30.12.99 0:00</text:p>
          </table:table-cell>
          <table:table-cell table:style-name="ce92" table:formula="of:=1000*([.AM4]-[.AR4])/([.AS4]-[.AN4])" office:value-type="string" office:string-value="" calcext:value-type="error">
            <text:p>#VALUE!</text:p>
          </table:table-cell>
          <table:table-cell table:style-name="ce122" table:formula="of:=[.AT4]/[.AO4]" office:value-type="string" office:string-value="" calcext:value-type="error">
            <text:p>#VALUE!</text:p>
          </table:table-cell>
          <table:table-cell table:style-name="ce15" office:value-type="float" office:value="4007" calcext:value-type="float">
            <text:p>4007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4008" calcext:value-type="float">
            <text:p>4008</text:p>
          </table:table-cell>
          <table:table-cell table:style-name="ce56" office:value-type="string" calcext:value-type="string">
            <text:p>MCH</text:p>
          </table:table-cell>
          <table:table-cell table:style-name="ce67" office:value-type="float" office:value="9.07729" calcext:value-type="float">
            <text:p>9,07729</text:p>
          </table:table-cell>
          <table:table-cell table:style-name="ce80"/>
          <table:table-cell table:style-name="ce92"/>
          <table:table-cell table:style-name="ce101"/>
          <table:table-cell table:style-name="ce15" office:value-type="float" office:value="4008" calcext:value-type="float">
            <text:p>4008</text:p>
          </table:table-cell>
          <table:table-cell table:style-name="ce68" table:formula="of:=IF([.I34]&lt;&gt;&quot;&quot;;AVERAGE([.I34:.J34]);&quot;&quot;)" office:value-type="float" office:value="9.652195" calcext:value-type="float">
            <text:p>9,65220</text:p>
          </table:table-cell>
          <table:table-cell table:style-name="ce80" table:formula="of:=IF([.K34]&lt;&gt;&quot;&quot;;AVERAGE([.K34:.L34])+[.J$30];&quot;&quot;)" office:value-type="date" office:date-value="2019-05-21T16:46:12" calcext:value-type="date">
            <text:p>21.5.19 16:46</text:p>
          </table:table-cell>
          <table:table-cell table:style-name="ce121" table:formula="of:=1000*([.I5]-[.D5])" office:value-type="float" office:value="574.904999999999" calcext:value-type="float">
            <text:p>574,9</text:p>
          </table:table-cell>
          <table:table-cell table:style-name="ce122"/>
          <table:table-cell table:style-name="ce15" office:value-type="float" office:value="4008" calcext:value-type="float">
            <text:p>4008</text:p>
          </table:table-cell>
          <table:table-cell table:style-name="ce68" table:formula="of:=IF([.N34]&lt;&gt;&quot;&quot;;AVERAGE([.N34:.O34]);&quot;&quot;)" office:value-type="float" office:value="9.64137" calcext:value-type="float">
            <text:p>9,64137</text:p>
          </table:table-cell>
          <table:table-cell table:style-name="ce80" table:formula="of:=IF([.P34]&lt;&gt;&quot;&quot;;AVERAGE([.P34:.Q34])+[.O$30];&quot;&quot;)" office:value-type="date" office:date-value="2019-05-22T09:36:12" calcext:value-type="date">
            <text:p>22.5.19 9:36</text:p>
          </table:table-cell>
          <table:table-cell table:style-name="ce92" table:formula="of:=1000*([.I5]-[.N5])/([.O5]-[.J5])" office:value-type="float" office:value="15.4336633664594" calcext:value-type="float">
            <text:p>15,43</text:p>
          </table:table-cell>
          <table:table-cell table:style-name="ce122"/>
          <table:table-cell table:style-name="ce15" office:value-type="float" office:value="4008" calcext:value-type="float">
            <text:p>4008</text:p>
          </table:table-cell>
          <table:table-cell table:style-name="ce68" table:formula="of:=IF([.S34]&lt;&gt;&quot;&quot;;AVERAGE([.S34:.T34]);&quot;&quot;)" office:value-type="float" office:value="9.63688" calcext:value-type="float">
            <text:p>9,63688</text:p>
          </table:table-cell>
          <table:table-cell table:style-name="ce80" table:formula="of:=IF([.U34]&lt;&gt;&quot;&quot;;AVERAGE([.U34:.V34])+[.T$30];&quot;&quot;)" office:value-type="date" office:date-value="2019-05-22T16:30:12" calcext:value-type="date">
            <text:p>22.5.19 16:30</text:p>
          </table:table-cell>
          <table:table-cell table:style-name="ce92" table:formula="of:=1000*([.N5]-[.S5])/([.T5]-[.O5])" office:value-type="float" office:value="15.6173913040335" calcext:value-type="float">
            <text:p>15,62</text:p>
          </table:table-cell>
          <table:table-cell table:style-name="ce122" table:formula="of:=[.U5]/[.P5]" office:value-type="float" office:value="1.01190436341727" calcext:value-type="float">
            <text:p>1,01</text:p>
          </table:table-cell>
          <table:table-cell table:style-name="ce15" office:value-type="float" office:value="4008" calcext:value-type="float">
            <text:p>4008</text:p>
          </table:table-cell>
          <table:table-cell table:style-name="ce68" table:formula="of:=IF([.X34]&lt;&gt;&quot;&quot;;AVERAGE([.X34:.Y34]);&quot;&quot;)" office:value-type="float" office:value="9.62736" calcext:value-type="float">
            <text:p>9,62736</text:p>
          </table:table-cell>
          <table:table-cell table:style-name="ce80" table:formula="of:=IF([.Z34]&lt;&gt;&quot;&quot;;AVERAGE([.Z34:.AA34])+[.Y$30];&quot;&quot;)" office:value-type="date" office:date-value="2019-05-23T07:48:00" calcext:value-type="date">
            <text:p>23.5.19 7:48</text:p>
          </table:table-cell>
          <table:table-cell table:style-name="ce92" table:formula="of:=1000*([.S5]-[.X5])/([.Y5]-[.T5])" office:value-type="float" office:value="14.9365874919756" calcext:value-type="float">
            <text:p>14,94</text:p>
          </table:table-cell>
          <table:table-cell table:style-name="ce122" table:formula="of:=[.Z5]/[.U5]" office:value-type="float" office:value="0.956407328291627" calcext:value-type="float">
            <text:p>0,96</text:p>
          </table:table-cell>
          <table:table-cell table:style-name="ce15" office:value-type="float" office:value="4008" calcext:value-type="float">
            <text:p>4008</text:p>
          </table:table-cell>
          <table:table-cell table:style-name="ce68" table:formula="of:=IF([.AC34]&lt;&gt;&quot;&quot;;AVERAGE([.AC34:.AD34]);&quot;&quot;)" office:value-type="float" office:value="9.4192075" calcext:value-type="float">
            <text:p>9,41921</text:p>
          </table:table-cell>
          <table:table-cell table:style-name="ce80" table:formula="of:=IF([.AE34]&lt;&gt;&quot;&quot;;AVERAGE([.AE34:.AF34])+[.AD$30];&quot;&quot;)" office:value-type="date" office:date-value="2019-06-05T14:11:24" calcext:value-type="date">
            <text:p>5.6.19 14:11</text:p>
          </table:table-cell>
          <table:table-cell table:style-name="ce92" table:formula="of:=1000*([.X5]-[.AC5])/([.AD5]-[.Y5])" office:value-type="float" office:value="15.6903797229806" calcext:value-type="float">
            <text:p>15,69</text:p>
          </table:table-cell>
          <table:table-cell table:style-name="ce122" table:formula="of:=[.AE5]/[.Z5]" office:value-type="float" office:value="1.05046616112348" calcext:value-type="float">
            <text:p>1,05</text:p>
          </table:table-cell>
          <table:table-cell table:style-name="ce15" office:value-type="float" office:value="4008" calcext:value-type="float">
            <text:p>4008</text:p>
          </table:table-cell>
          <table:table-cell table:style-name="ce68" table:formula="of:=IF([.AH34]&lt;&gt;&quot;&quot;;AVERAGE([.AH34:.AI34]);&quot;&quot;)">
            <text:p/>
          </table:table-cell>
          <table:table-cell table:style-name="ce80" table:formula="of:=IF([.AJ34]&lt;&gt;&quot;&quot;;AVERAGE([.AJ34:.AK34])+[.AI$30];&quot;&quot;)" office:value-type="date" office:date-value="1899-12-30T00:00:42" calcext:value-type="date">
            <text:p>30.12.99 0:00</text:p>
          </table:table-cell>
          <table:table-cell table:style-name="ce92" table:formula="of:=1000*([.AC5]-[.AH5])/([.AI5]-[.AD5])" office:value-type="string" office:string-value="" calcext:value-type="error">
            <text:p>#VALUE!</text:p>
          </table:table-cell>
          <table:table-cell table:style-name="ce122" table:formula="of:=[.AJ5]/[.AE5]" office:value-type="string" office:string-value="" calcext:value-type="error">
            <text:p>#VALUE!</text:p>
          </table:table-cell>
          <table:table-cell table:style-name="ce15" office:value-type="float" office:value="4008" calcext:value-type="float">
            <text:p>4008</text:p>
          </table:table-cell>
          <table:table-cell table:style-name="ce68" table:formula="of:=IF([.AM34]&lt;&gt;&quot;&quot;;AVERAGE([.AM34:.AN34]);&quot;&quot;)">
            <text:p/>
          </table:table-cell>
          <table:table-cell table:style-name="ce80" table:formula="of:=IF([.AO34]&lt;&gt;&quot;&quot;;AVERAGE([.AO34:.AP34])+[.AN$30];&quot;&quot;)" office:value-type="date" office:date-value="1899-12-30T00:00:42" calcext:value-type="date">
            <text:p>30.12.99 0:00</text:p>
          </table:table-cell>
          <table:table-cell table:style-name="ce92" table:formula="of:=1000*([.AH5]-[.AM5])/([.AN5]-[.AI5])" office:value-type="string" office:string-value="" calcext:value-type="error">
            <text:p>#VALUE!</text:p>
          </table:table-cell>
          <table:table-cell table:style-name="ce122" table:formula="of:=[.AO5]/[.AJ5]" office:value-type="string" office:string-value="" calcext:value-type="error">
            <text:p>#VALUE!</text:p>
          </table:table-cell>
          <table:table-cell table:style-name="ce15" office:value-type="float" office:value="4008" calcext:value-type="float">
            <text:p>4008</text:p>
          </table:table-cell>
          <table:table-cell table:style-name="ce68" table:formula="of:=IF([.AR34]&lt;&gt;&quot;&quot;;AVERAGE([.AR34:.AS34]);&quot;&quot;)">
            <text:p/>
          </table:table-cell>
          <table:table-cell table:style-name="ce80" table:formula="of:=IF([.AT34]&lt;&gt;&quot;&quot;;AVERAGE([.AT34:.AU34])+[.AS$30];&quot;&quot;)" office:value-type="date" office:date-value="1899-12-30T00:00:42" calcext:value-type="date">
            <text:p>30.12.99 0:00</text:p>
          </table:table-cell>
          <table:table-cell table:style-name="ce92" table:formula="of:=1000*([.AM5]-[.AR5])/([.AS5]-[.AN5])" office:value-type="string" office:string-value="" calcext:value-type="error">
            <text:p>#VALUE!</text:p>
          </table:table-cell>
          <table:table-cell table:style-name="ce122" table:formula="of:=[.AT5]/[.AO5]" office:value-type="string" office:string-value="" calcext:value-type="error">
            <text:p>#VALUE!</text:p>
          </table:table-cell>
          <table:table-cell table:style-name="ce15" office:value-type="float" office:value="4008" calcext:value-type="float">
            <text:p>4008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float" office:value="3371" calcext:value-type="float">
            <text:p>3371</text:p>
          </table:table-cell>
          <table:table-cell table:style-name="ce57" office:value-type="string" calcext:value-type="string">
            <text:p>MDC</text:p>
          </table:table-cell>
          <table:table-cell table:style-name="ce67" office:value-type="float" office:value="7.73871" calcext:value-type="float">
            <text:p>7,73871</text:p>
          </table:table-cell>
          <table:table-cell table:style-name="ce80"/>
          <table:table-cell table:style-name="ce92"/>
          <table:table-cell table:style-name="ce101"/>
          <table:table-cell table:style-name="ce16" office:value-type="float" office:value="3371" calcext:value-type="float">
            <text:p>3371</text:p>
          </table:table-cell>
          <table:table-cell table:style-name="ce68" table:formula="of:=IF([.I35]&lt;&gt;&quot;&quot;;AVERAGE([.I35:.J35]);&quot;&quot;)" office:value-type="float" office:value="8.221085" calcext:value-type="float">
            <text:p>8,22109</text:p>
          </table:table-cell>
          <table:table-cell table:style-name="ce80" table:formula="of:=IF([.K35]&lt;&gt;&quot;&quot;;AVERAGE([.K35:.L35])+[.J$30];&quot;&quot;)" office:value-type="date" office:date-value="2019-05-21T16:46:33" calcext:value-type="date">
            <text:p>21.5.19 16:46</text:p>
          </table:table-cell>
          <table:table-cell table:style-name="ce121" table:formula="of:=1000*([.I6]-[.D6])" office:value-type="float" office:value="482.375" calcext:value-type="float">
            <text:p>482,4</text:p>
          </table:table-cell>
          <table:table-cell table:style-name="ce122"/>
          <table:table-cell table:style-name="ce16" office:value-type="float" office:value="3371" calcext:value-type="float">
            <text:p>3371</text:p>
          </table:table-cell>
          <table:table-cell table:style-name="ce68" table:formula="of:=IF([.N35]&lt;&gt;&quot;&quot;;AVERAGE([.N35:.O35]);&quot;&quot;)" office:value-type="float" office:value="8.20804" calcext:value-type="float">
            <text:p>8,20804</text:p>
          </table:table-cell>
          <table:table-cell table:style-name="ce80" table:formula="of:=IF([.P35]&lt;&gt;&quot;&quot;;AVERAGE([.P35:.Q35])+[.O$30];&quot;&quot;)" office:value-type="date" office:date-value="2019-05-22T09:36:33" calcext:value-type="date">
            <text:p>22.5.19 9:36</text:p>
          </table:table-cell>
          <table:table-cell table:style-name="ce92" table:formula="of:=1000*([.I6]-[.N6])/([.O6]-[.J6])" office:value-type="float" office:value="18.5988118811452" calcext:value-type="float">
            <text:p>18,60</text:p>
          </table:table-cell>
          <table:table-cell table:style-name="ce122"/>
          <table:table-cell table:style-name="ce16" office:value-type="float" office:value="3371" calcext:value-type="float">
            <text:p>3371</text:p>
          </table:table-cell>
          <table:table-cell table:style-name="ce68" table:formula="of:=IF([.S35]&lt;&gt;&quot;&quot;;AVERAGE([.S35:.T35]);&quot;&quot;)" office:value-type="float" office:value="8.20269" calcext:value-type="float">
            <text:p>8,20269</text:p>
          </table:table-cell>
          <table:table-cell table:style-name="ce80" table:formula="of:=IF([.U35]&lt;&gt;&quot;&quot;;AVERAGE([.U35:.V35])+[.T$30];&quot;&quot;)" office:value-type="date" office:date-value="2019-05-22T16:30:33" calcext:value-type="date">
            <text:p>22.5.19 16:30</text:p>
          </table:table-cell>
          <table:table-cell table:style-name="ce92" table:formula="of:=1000*([.N6]-[.S6])/([.T6]-[.O6])" office:value-type="float" office:value="18.608695652268" calcext:value-type="float">
            <text:p>18,61</text:p>
          </table:table-cell>
          <table:table-cell table:style-name="ce122" table:formula="of:=[.U6]/[.P6]" office:value-type="float" office:value="1.00053141948991" calcext:value-type="float">
            <text:p>1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68" table:formula="of:=IF([.X35]&lt;&gt;&quot;&quot;;AVERAGE([.X35:.Y35]);&quot;&quot;)" office:value-type="float" office:value="8.19137" calcext:value-type="float">
            <text:p>8,19137</text:p>
          </table:table-cell>
          <table:table-cell table:style-name="ce80" table:formula="of:=IF([.Z35]&lt;&gt;&quot;&quot;;AVERAGE([.Z35:.AA35])+[.Y$30];&quot;&quot;)" office:value-type="date" office:date-value="2019-05-23T07:48:30" calcext:value-type="date">
            <text:p>23.5.19 7:48</text:p>
          </table:table-cell>
          <table:table-cell table:style-name="ce92" table:formula="of:=1000*([.S6]-[.X6])/([.Y6]-[.T6])" office:value-type="float" office:value="17.7578299472715" calcext:value-type="float">
            <text:p>17,76</text:p>
          </table:table-cell>
          <table:table-cell table:style-name="ce122" table:formula="of:=[.Z6]/[.U6]" office:value-type="float" office:value="0.954275908376586" calcext:value-type="float">
            <text:p>0,95</text:p>
          </table:table-cell>
          <table:table-cell table:style-name="ce16" office:value-type="float" office:value="3371" calcext:value-type="float">
            <text:p>3371</text:p>
          </table:table-cell>
          <table:table-cell table:style-name="ce68" table:formula="of:=IF([.AC35]&lt;&gt;&quot;&quot;;AVERAGE([.AC35:.AD35]);&quot;&quot;)" office:value-type="float" office:value="8.039265" calcext:value-type="float">
            <text:p>8,03927</text:p>
          </table:table-cell>
          <table:table-cell table:style-name="ce80" table:formula="of:=IF([.AE35]&lt;&gt;&quot;&quot;;AVERAGE([.AE35:.AF35])+[.AD$30];&quot;&quot;)" office:value-type="date" office:date-value="2019-06-05T14:12:06" calcext:value-type="date">
            <text:p>5.6.19 14:12</text:p>
          </table:table-cell>
          <table:table-cell table:style-name="ce92" table:formula="of:=1000*([.X6]-[.AC6])/([.AD6]-[.Y6])" office:value-type="float" office:value="11.4654410686956" calcext:value-type="float">
            <text:p>11,47</text:p>
          </table:table-cell>
          <table:table-cell table:style-name="ce122" table:formula="of:=[.AE6]/[.Z6]" office:value-type="float" office:value="0.645655527884886" calcext:value-type="float">
            <text:p>0,65</text:p>
          </table:table-cell>
          <table:table-cell table:style-name="ce16" office:value-type="float" office:value="3371" calcext:value-type="float">
            <text:p>3371</text:p>
          </table:table-cell>
          <table:table-cell table:style-name="ce68" table:formula="of:=IF([.AH35]&lt;&gt;&quot;&quot;;AVERAGE([.AH35:.AI35]);&quot;&quot;)">
            <text:p/>
          </table:table-cell>
          <table:table-cell table:style-name="ce80" table:formula="of:=IF([.AJ35]&lt;&gt;&quot;&quot;;AVERAGE([.AJ35:.AK35])+[.AI$30];&quot;&quot;)" office:value-type="date" office:date-value="1899-12-30T00:01:03" calcext:value-type="date">
            <text:p>30.12.99 0:01</text:p>
          </table:table-cell>
          <table:table-cell table:style-name="ce92" table:formula="of:=1000*([.AC6]-[.AH6])/([.AI6]-[.AD6])" office:value-type="string" office:string-value="" calcext:value-type="error">
            <text:p>#VALUE!</text:p>
          </table:table-cell>
          <table:table-cell table:style-name="ce122" table:formula="of:=[.AJ6]/[.AE6]" office:value-type="string" office:string-value="" calcext:value-type="error">
            <text:p>#VALUE!</text:p>
          </table:table-cell>
          <table:table-cell table:style-name="ce16" office:value-type="float" office:value="3371" calcext:value-type="float">
            <text:p>3371</text:p>
          </table:table-cell>
          <table:table-cell table:style-name="ce68" table:formula="of:=IF([.AM35]&lt;&gt;&quot;&quot;;AVERAGE([.AM35:.AN35]);&quot;&quot;)">
            <text:p/>
          </table:table-cell>
          <table:table-cell table:style-name="ce80" table:formula="of:=IF([.AO35]&lt;&gt;&quot;&quot;;AVERAGE([.AO35:.AP35])+[.AN$30];&quot;&quot;)" office:value-type="date" office:date-value="1899-12-30T00:01:03" calcext:value-type="date">
            <text:p>30.12.99 0:01</text:p>
          </table:table-cell>
          <table:table-cell table:style-name="ce92" table:formula="of:=1000*([.AH6]-[.AM6])/([.AN6]-[.AI6])" office:value-type="string" office:string-value="" calcext:value-type="error">
            <text:p>#VALUE!</text:p>
          </table:table-cell>
          <table:table-cell table:style-name="ce122" table:formula="of:=[.AO6]/[.AJ6]" office:value-type="string" office:string-value="" calcext:value-type="error">
            <text:p>#VALUE!</text:p>
          </table:table-cell>
          <table:table-cell table:style-name="ce16" office:value-type="float" office:value="3371" calcext:value-type="float">
            <text:p>3371</text:p>
          </table:table-cell>
          <table:table-cell table:style-name="ce68" table:formula="of:=IF([.AR35]&lt;&gt;&quot;&quot;;AVERAGE([.AR35:.AS35]);&quot;&quot;)">
            <text:p/>
          </table:table-cell>
          <table:table-cell table:style-name="ce80" table:formula="of:=IF([.AT35]&lt;&gt;&quot;&quot;;AVERAGE([.AT35:.AU35])+[.AS$30];&quot;&quot;)" office:value-type="date" office:date-value="1899-12-30T00:01:03" calcext:value-type="date">
            <text:p>30.12.99 0:01</text:p>
          </table:table-cell>
          <table:table-cell table:style-name="ce92" table:formula="of:=1000*([.AM6]-[.AR6])/([.AS6]-[.AN6])" office:value-type="string" office:string-value="" calcext:value-type="error">
            <text:p>#VALUE!</text:p>
          </table:table-cell>
          <table:table-cell table:style-name="ce122" table:formula="of:=[.AT6]/[.AO6]" office:value-type="string" office:string-value="" calcext:value-type="error">
            <text:p>#VALUE!</text:p>
          </table:table-cell>
          <table:table-cell table:style-name="ce16" office:value-type="float" office:value="3371" calcext:value-type="float">
            <text:p>3371</text:p>
          </table:table-cell>
          <table:table-cell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float" office:value="3372" calcext:value-type="float">
            <text:p>3372</text:p>
          </table:table-cell>
          <table:table-cell table:style-name="ce57" office:value-type="string" calcext:value-type="string">
            <text:p>MDC</text:p>
          </table:table-cell>
          <table:table-cell table:style-name="ce67" office:value-type="float" office:value="7.79415" calcext:value-type="float">
            <text:p>7,79415</text:p>
          </table:table-cell>
          <table:table-cell table:style-name="ce80"/>
          <table:table-cell table:style-name="ce92"/>
          <table:table-cell table:style-name="ce101"/>
          <table:table-cell table:style-name="ce16" office:value-type="float" office:value="3372" calcext:value-type="float">
            <text:p>3372</text:p>
          </table:table-cell>
          <table:table-cell table:style-name="ce68" table:formula="of:=IF([.I36]&lt;&gt;&quot;&quot;;AVERAGE([.I36:.J36]);&quot;&quot;)" office:value-type="float" office:value="8.38034" calcext:value-type="float">
            <text:p>8,38034</text:p>
          </table:table-cell>
          <table:table-cell table:style-name="ce80" table:formula="of:=IF([.K36]&lt;&gt;&quot;&quot;;AVERAGE([.K36:.L36])+[.J$30];&quot;&quot;)" office:value-type="date" office:date-value="2019-05-21T16:46:54" calcext:value-type="date">
            <text:p>21.5.19 16:46</text:p>
          </table:table-cell>
          <table:table-cell table:style-name="ce121" table:formula="of:=1000*([.I7]-[.D7])" office:value-type="float" office:value="586.19" calcext:value-type="float">
            <text:p>586,2</text:p>
          </table:table-cell>
          <table:table-cell table:style-name="ce122"/>
          <table:table-cell table:style-name="ce16" office:value-type="float" office:value="3372" calcext:value-type="float">
            <text:p>3372</text:p>
          </table:table-cell>
          <table:table-cell table:style-name="ce68" table:formula="of:=IF([.N36]&lt;&gt;&quot;&quot;;AVERAGE([.N36:.O36]);&quot;&quot;)" office:value-type="float" office:value="8.36697" calcext:value-type="float">
            <text:p>8,36697</text:p>
          </table:table-cell>
          <table:table-cell table:style-name="ce80" table:formula="of:=IF([.P36]&lt;&gt;&quot;&quot;;AVERAGE([.P36:.Q36])+[.O$30];&quot;&quot;)" office:value-type="date" office:date-value="2019-05-22T09:36:54" calcext:value-type="date">
            <text:p>22.5.19 9:36</text:p>
          </table:table-cell>
          <table:table-cell table:style-name="ce92" table:formula="of:=1000*([.I7]-[.N7])/([.O7]-[.J7])" office:value-type="float" office:value="19.062178217778" calcext:value-type="float">
            <text:p>19,06</text:p>
          </table:table-cell>
          <table:table-cell table:style-name="ce122"/>
          <table:table-cell table:style-name="ce16" office:value-type="float" office:value="3372" calcext:value-type="float">
            <text:p>3372</text:p>
          </table:table-cell>
          <table:table-cell table:style-name="ce68" table:formula="of:=IF([.S36]&lt;&gt;&quot;&quot;;AVERAGE([.S36:.T36]);&quot;&quot;)" office:value-type="float" office:value="8.36151" calcext:value-type="float">
            <text:p>8,36151</text:p>
          </table:table-cell>
          <table:table-cell table:style-name="ce80" table:formula="of:=IF([.U36]&lt;&gt;&quot;&quot;;AVERAGE([.U36:.V36])+[.T$30];&quot;&quot;)" office:value-type="date" office:date-value="2019-05-22T16:30:54" calcext:value-type="date">
            <text:p>22.5.19 16:30</text:p>
          </table:table-cell>
          <table:table-cell table:style-name="ce92" table:formula="of:=1000*([.N7]-[.S7])/([.T7]-[.O7])" office:value-type="float" office:value="18.99130434792" calcext:value-type="float">
            <text:p>18,99</text:p>
          </table:table-cell>
          <table:table-cell table:style-name="ce122" table:formula="of:=[.U7]/[.P7]" office:value-type="float" office:value="0.99628196373739" calcext:value-type="float">
            <text:p>1,00</text:p>
          </table:table-cell>
          <table:table-cell table:style-name="ce16" office:value-type="float" office:value="3372" calcext:value-type="float">
            <text:p>3372</text:p>
          </table:table-cell>
          <table:table-cell table:style-name="ce68" table:formula="of:=IF([.X36]&lt;&gt;&quot;&quot;;AVERAGE([.X36:.Y36]);&quot;&quot;)" office:value-type="float" office:value="8.34983" calcext:value-type="float">
            <text:p>8,34983</text:p>
          </table:table-cell>
          <table:table-cell table:style-name="ce80" table:formula="of:=IF([.Z36]&lt;&gt;&quot;&quot;;AVERAGE([.Z36:.AA36])+[.Y$30];&quot;&quot;)" office:value-type="date" office:date-value="2019-05-23T07:49:00" calcext:value-type="date">
            <text:p>23.5.19 7:49</text:p>
          </table:table-cell>
          <table:table-cell table:style-name="ce92" table:formula="of:=1000*([.S7]-[.X7])/([.Y7]-[.T7])" office:value-type="float" office:value="18.3195730312957" calcext:value-type="float">
            <text:p>18,32</text:p>
          </table:table-cell>
          <table:table-cell table:style-name="ce122" table:formula="of:=[.Z7]/[.U7]" office:value-type="float" office:value="0.964629532320785" calcext:value-type="float">
            <text:p>0,96</text:p>
          </table:table-cell>
          <table:table-cell table:style-name="ce16" office:value-type="float" office:value="3372" calcext:value-type="float">
            <text:p>3372</text:p>
          </table:table-cell>
          <table:table-cell table:style-name="ce68" table:formula="of:=IF([.AC36]&lt;&gt;&quot;&quot;;AVERAGE([.AC36:.AD36]);&quot;&quot;)" office:value-type="float" office:value="8.1913375" calcext:value-type="float">
            <text:p>8,19134</text:p>
          </table:table-cell>
          <table:table-cell table:style-name="ce80" table:formula="of:=IF([.AE36]&lt;&gt;&quot;&quot;;AVERAGE([.AE36:.AF36])+[.AD$30];&quot;&quot;)" office:value-type="date" office:date-value="2019-06-05T14:12:48" calcext:value-type="date">
            <text:p>5.6.19 14:12</text:p>
          </table:table-cell>
          <table:table-cell table:style-name="ce92" table:formula="of:=1000*([.X7]-[.AC7])/([.AD7]-[.Y7])" office:value-type="float" office:value="11.946795925418" calcext:value-type="float">
            <text:p>11,95</text:p>
          </table:table-cell>
          <table:table-cell table:style-name="ce122" table:formula="of:=[.AE7]/[.Z7]" office:value-type="float" office:value="0.65213288022647" calcext:value-type="float">
            <text:p>0,65</text:p>
          </table:table-cell>
          <table:table-cell table:style-name="ce16" office:value-type="float" office:value="3372" calcext:value-type="float">
            <text:p>3372</text:p>
          </table:table-cell>
          <table:table-cell table:style-name="ce68" table:formula="of:=IF([.AH36]&lt;&gt;&quot;&quot;;AVERAGE([.AH36:.AI36]);&quot;&quot;)">
            <text:p/>
          </table:table-cell>
          <table:table-cell table:style-name="ce80" table:formula="of:=IF([.AJ36]&lt;&gt;&quot;&quot;;AVERAGE([.AJ36:.AK36])+[.AI$30];&quot;&quot;)" office:value-type="date" office:date-value="1899-12-30T00:01:24" calcext:value-type="date">
            <text:p>30.12.99 0:01</text:p>
          </table:table-cell>
          <table:table-cell table:style-name="ce92" table:formula="of:=1000*([.AC7]-[.AH7])/([.AI7]-[.AD7])" office:value-type="string" office:string-value="" calcext:value-type="error">
            <text:p>#VALUE!</text:p>
          </table:table-cell>
          <table:table-cell table:style-name="ce122" table:formula="of:=[.AJ7]/[.AE7]" office:value-type="string" office:string-value="" calcext:value-type="error">
            <text:p>#VALUE!</text:p>
          </table:table-cell>
          <table:table-cell table:style-name="ce16" office:value-type="float" office:value="3372" calcext:value-type="float">
            <text:p>3372</text:p>
          </table:table-cell>
          <table:table-cell table:style-name="ce68" table:formula="of:=IF([.AM36]&lt;&gt;&quot;&quot;;AVERAGE([.AM36:.AN36]);&quot;&quot;)">
            <text:p/>
          </table:table-cell>
          <table:table-cell table:style-name="ce80" table:formula="of:=IF([.AO36]&lt;&gt;&quot;&quot;;AVERAGE([.AO36:.AP36])+[.AN$30];&quot;&quot;)" office:value-type="date" office:date-value="1899-12-30T00:01:24" calcext:value-type="date">
            <text:p>30.12.99 0:01</text:p>
          </table:table-cell>
          <table:table-cell table:style-name="ce92" table:formula="of:=1000*([.AH7]-[.AM7])/([.AN7]-[.AI7])" office:value-type="string" office:string-value="" calcext:value-type="error">
            <text:p>#VALUE!</text:p>
          </table:table-cell>
          <table:table-cell table:style-name="ce122" table:formula="of:=[.AO7]/[.AJ7]" office:value-type="string" office:string-value="" calcext:value-type="error">
            <text:p>#VALUE!</text:p>
          </table:table-cell>
          <table:table-cell table:style-name="ce16" office:value-type="float" office:value="3372" calcext:value-type="float">
            <text:p>3372</text:p>
          </table:table-cell>
          <table:table-cell table:style-name="ce68" table:formula="of:=IF([.AR36]&lt;&gt;&quot;&quot;;AVERAGE([.AR36:.AS36]);&quot;&quot;)">
            <text:p/>
          </table:table-cell>
          <table:table-cell table:style-name="ce80" table:formula="of:=IF([.AT36]&lt;&gt;&quot;&quot;;AVERAGE([.AT36:.AU36])+[.AS$30];&quot;&quot;)" office:value-type="date" office:date-value="1899-12-30T00:01:24" calcext:value-type="date">
            <text:p>30.12.99 0:01</text:p>
          </table:table-cell>
          <table:table-cell table:style-name="ce92" table:formula="of:=1000*([.AM7]-[.AR7])/([.AS7]-[.AN7])" office:value-type="string" office:string-value="" calcext:value-type="error">
            <text:p>#VALUE!</text:p>
          </table:table-cell>
          <table:table-cell table:style-name="ce122" table:formula="of:=[.AT7]/[.AO7]" office:value-type="string" office:string-value="" calcext:value-type="error">
            <text:p>#VALUE!</text:p>
          </table:table-cell>
          <table:table-cell table:style-name="ce16" office:value-type="float" office:value="3372" calcext:value-type="float">
            <text:p>3372</text:p>
          </table:table-cell>
          <table:table-cell table:number-columns-repeated="9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3373" calcext:value-type="float">
            <text:p>3373</text:p>
          </table:table-cell>
          <table:table-cell table:style-name="ce57" office:value-type="string" calcext:value-type="string">
            <text:p>MDC</text:p>
          </table:table-cell>
          <table:table-cell table:style-name="ce67" office:value-type="float" office:value="7.79184" calcext:value-type="float">
            <text:p>7,79184</text:p>
          </table:table-cell>
          <table:table-cell table:style-name="ce80"/>
          <table:table-cell table:style-name="ce92"/>
          <table:table-cell table:style-name="ce101"/>
          <table:table-cell table:style-name="ce16" office:value-type="float" office:value="3373" calcext:value-type="float">
            <text:p>3373</text:p>
          </table:table-cell>
          <table:table-cell table:style-name="ce68" table:formula="of:=IF([.I37]&lt;&gt;&quot;&quot;;AVERAGE([.I37:.J37]);&quot;&quot;)" office:value-type="float" office:value="8.312855" calcext:value-type="float">
            <text:p>8,31286</text:p>
          </table:table-cell>
          <table:table-cell table:style-name="ce80" table:formula="of:=IF([.K37]&lt;&gt;&quot;&quot;;AVERAGE([.K37:.L37])+[.J$30];&quot;&quot;)" office:value-type="date" office:date-value="2019-05-21T16:47:14.999999" calcext:value-type="date">
            <text:p>21.5.19 16:47</text:p>
          </table:table-cell>
          <table:table-cell table:style-name="ce121" table:formula="of:=1000*([.I8]-[.D8])" office:value-type="float" office:value="521.014999999999" calcext:value-type="float">
            <text:p>521,0</text:p>
          </table:table-cell>
          <table:table-cell table:style-name="ce122"/>
          <table:table-cell table:style-name="ce16" office:value-type="float" office:value="3373" calcext:value-type="float">
            <text:p>3373</text:p>
          </table:table-cell>
          <table:table-cell table:style-name="ce68" table:formula="of:=IF([.N37]&lt;&gt;&quot;&quot;;AVERAGE([.N37:.O37]);&quot;&quot;)" office:value-type="float" office:value="8.29982" calcext:value-type="float">
            <text:p>8,29982</text:p>
          </table:table-cell>
          <table:table-cell table:style-name="ce80" table:formula="of:=IF([.P37]&lt;&gt;&quot;&quot;;AVERAGE([.P37:.Q37])+[.O$30];&quot;&quot;)" office:value-type="date" office:date-value="2019-05-22T09:37:14.999999" calcext:value-type="date">
            <text:p>22.5.19 9:37</text:p>
          </table:table-cell>
          <table:table-cell table:style-name="ce92" table:formula="of:=1000*([.I8]-[.N8])/([.O8]-[.J8])" office:value-type="float" office:value="18.5845544554007" calcext:value-type="float">
            <text:p>18,58</text:p>
          </table:table-cell>
          <table:table-cell table:style-name="ce122"/>
          <table:table-cell table:style-name="ce16" office:value-type="float" office:value="3373" calcext:value-type="float">
            <text:p>3373</text:p>
          </table:table-cell>
          <table:table-cell table:style-name="ce68" table:formula="of:=IF([.S37]&lt;&gt;&quot;&quot;;AVERAGE([.S37:.T37]);&quot;&quot;)" office:value-type="float" office:value="8.29455" calcext:value-type="float">
            <text:p>8,29455</text:p>
          </table:table-cell>
          <table:table-cell table:style-name="ce80" table:formula="of:=IF([.U37]&lt;&gt;&quot;&quot;;AVERAGE([.U37:.V37])+[.T$30];&quot;&quot;)" office:value-type="date" office:date-value="2019-05-22T16:31:14.999999" calcext:value-type="date">
            <text:p>22.5.19 16:31</text:p>
          </table:table-cell>
          <table:table-cell table:style-name="ce92" table:formula="of:=1000*([.N8]-[.S8])/([.T8]-[.O8])" office:value-type="float" office:value="18.3304347827057" calcext:value-type="float">
            <text:p>18,33</text:p>
          </table:table-cell>
          <table:table-cell table:style-name="ce122" table:formula="of:=[.U8]/[.P8]" office:value-type="float" office:value="0.986326297286018" calcext:value-type="float">
            <text:p>0,99</text:p>
          </table:table-cell>
          <table:table-cell table:style-name="ce16" office:value-type="float" office:value="3373" calcext:value-type="float">
            <text:p>3373</text:p>
          </table:table-cell>
          <table:table-cell table:style-name="ce68" table:formula="of:=IF([.X37]&lt;&gt;&quot;&quot;;AVERAGE([.X37:.Y37]);&quot;&quot;)" office:value-type="float" office:value="8.28324" calcext:value-type="float">
            <text:p>8,28324</text:p>
          </table:table-cell>
          <table:table-cell table:style-name="ce80" table:formula="of:=IF([.Z37]&lt;&gt;&quot;&quot;;AVERAGE([.Z37:.AA37])+[.Y$30];&quot;&quot;)" office:value-type="date" office:date-value="2019-05-23T07:49:30" calcext:value-type="date">
            <text:p>23.5.19 7:49</text:p>
          </table:table-cell>
          <table:table-cell table:style-name="ce92" table:formula="of:=1000*([.S8]-[.X8])/([.Y8]-[.T8])" office:value-type="float" office:value="17.7363463108814" calcext:value-type="float">
            <text:p>17,74</text:p>
          </table:table-cell>
          <table:table-cell table:style-name="ce122" table:formula="of:=[.Z8]/[.U8]" office:value-type="float" office:value="0.96759005016156" calcext:value-type="float">
            <text:p>0,97</text:p>
          </table:table-cell>
          <table:table-cell table:style-name="ce16" office:value-type="float" office:value="3373" calcext:value-type="float">
            <text:p>3373</text:p>
          </table:table-cell>
          <table:table-cell table:style-name="ce68" table:formula="of:=IF([.AC37]&lt;&gt;&quot;&quot;;AVERAGE([.AC37:.AD37]);&quot;&quot;)" office:value-type="float" office:value="8.0524075" calcext:value-type="float">
            <text:p>8,05241</text:p>
          </table:table-cell>
          <table:table-cell table:style-name="ce80" table:formula="of:=IF([.AE37]&lt;&gt;&quot;&quot;;AVERAGE([.AE37:.AF37])+[.AD$30];&quot;&quot;)" office:value-type="date" office:date-value="2019-06-05T14:13:30" calcext:value-type="date">
            <text:p>5.6.19 14:13</text:p>
          </table:table-cell>
          <table:table-cell table:style-name="ce92" table:formula="of:=1000*([.X8]-[.AC8])/([.AD8]-[.Y8])" office:value-type="float" office:value="17.3994346733718" calcext:value-type="float">
            <text:p>17,40</text:p>
          </table:table-cell>
          <table:table-cell table:style-name="ce122" table:formula="of:=[.AE8]/[.Z8]" office:value-type="float" office:value="0.981004450882709" calcext:value-type="float">
            <text:p>0,98</text:p>
          </table:table-cell>
          <table:table-cell table:style-name="ce16" office:value-type="float" office:value="3373" calcext:value-type="float">
            <text:p>3373</text:p>
          </table:table-cell>
          <table:table-cell table:style-name="ce68" table:formula="of:=IF([.AH37]&lt;&gt;&quot;&quot;;AVERAGE([.AH37:.AI37]);&quot;&quot;)">
            <text:p/>
          </table:table-cell>
          <table:table-cell table:style-name="ce80" table:formula="of:=IF([.AJ37]&lt;&gt;&quot;&quot;;AVERAGE([.AJ37:.AK37])+[.AI$30];&quot;&quot;)" office:value-type="date" office:date-value="1899-12-30T00:01:45" calcext:value-type="date">
            <text:p>30.12.99 0:01</text:p>
          </table:table-cell>
          <table:table-cell table:style-name="ce92" table:formula="of:=1000*([.AC8]-[.AH8])/([.AI8]-[.AD8])" office:value-type="string" office:string-value="" calcext:value-type="error">
            <text:p>#VALUE!</text:p>
          </table:table-cell>
          <table:table-cell table:style-name="ce122" table:formula="of:=[.AJ8]/[.AE8]" office:value-type="string" office:string-value="" calcext:value-type="error">
            <text:p>#VALUE!</text:p>
          </table:table-cell>
          <table:table-cell table:style-name="ce16" office:value-type="float" office:value="3373" calcext:value-type="float">
            <text:p>3373</text:p>
          </table:table-cell>
          <table:table-cell table:style-name="ce68" table:formula="of:=IF([.AM37]&lt;&gt;&quot;&quot;;AVERAGE([.AM37:.AN37]);&quot;&quot;)">
            <text:p/>
          </table:table-cell>
          <table:table-cell table:style-name="ce80" table:formula="of:=IF([.AO37]&lt;&gt;&quot;&quot;;AVERAGE([.AO37:.AP37])+[.AN$30];&quot;&quot;)" office:value-type="date" office:date-value="1899-12-30T00:01:45" calcext:value-type="date">
            <text:p>30.12.99 0:01</text:p>
          </table:table-cell>
          <table:table-cell table:style-name="ce92" table:formula="of:=1000*([.AH8]-[.AM8])/([.AN8]-[.AI8])" office:value-type="string" office:string-value="" calcext:value-type="error">
            <text:p>#VALUE!</text:p>
          </table:table-cell>
          <table:table-cell table:style-name="ce122" table:formula="of:=[.AO8]/[.AJ8]" office:value-type="string" office:string-value="" calcext:value-type="error">
            <text:p>#VALUE!</text:p>
          </table:table-cell>
          <table:table-cell table:style-name="ce16" office:value-type="float" office:value="3373" calcext:value-type="float">
            <text:p>3373</text:p>
          </table:table-cell>
          <table:table-cell table:style-name="ce68" table:formula="of:=IF([.AR37]&lt;&gt;&quot;&quot;;AVERAGE([.AR37:.AS37]);&quot;&quot;)">
            <text:p/>
          </table:table-cell>
          <table:table-cell table:style-name="ce80" table:formula="of:=IF([.AT37]&lt;&gt;&quot;&quot;;AVERAGE([.AT37:.AU37])+[.AS$30];&quot;&quot;)" office:value-type="date" office:date-value="1899-12-30T00:01:45" calcext:value-type="date">
            <text:p>30.12.99 0:01</text:p>
          </table:table-cell>
          <table:table-cell table:style-name="ce92" table:formula="of:=1000*([.AM8]-[.AR8])/([.AS8]-[.AN8])" office:value-type="string" office:string-value="" calcext:value-type="error">
            <text:p>#VALUE!</text:p>
          </table:table-cell>
          <table:table-cell table:style-name="ce122" table:formula="of:=[.AT8]/[.AO8]" office:value-type="string" office:string-value="" calcext:value-type="error">
            <text:p>#VALUE!</text:p>
          </table:table-cell>
          <table:table-cell table:style-name="ce16" office:value-type="float" office:value="3373" calcext:value-type="float">
            <text:p>3373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float" office:value="6018" calcext:value-type="float">
            <text:p>6018</text:p>
          </table:table-cell>
          <table:table-cell table:style-name="ce8" office:value-type="string" calcext:value-type="string">
            <text:p>PCH</text:p>
          </table:table-cell>
          <table:table-cell table:style-name="ce67" office:value-type="float" office:value="7.8315" calcext:value-type="float">
            <text:p>7,83150</text:p>
          </table:table-cell>
          <table:table-cell table:style-name="ce80"/>
          <table:table-cell table:style-name="ce92"/>
          <table:table-cell table:style-name="ce101"/>
          <table:table-cell table:style-name="ce17" office:value-type="float" office:value="6018" calcext:value-type="float">
            <text:p>6018</text:p>
          </table:table-cell>
          <table:table-cell table:style-name="ce68" table:formula="of:=IF([.I38]&lt;&gt;&quot;&quot;;AVERAGE([.I38:.J38]);&quot;&quot;)" office:value-type="float" office:value="8.33155" calcext:value-type="float">
            <text:p>8,33155</text:p>
          </table:table-cell>
          <table:table-cell table:style-name="ce80" table:formula="of:=IF([.K38]&lt;&gt;&quot;&quot;;AVERAGE([.K38:.L38])+[.J$30];&quot;&quot;)" office:value-type="date" office:date-value="2019-05-21T16:47:36" calcext:value-type="date">
            <text:p>21.5.19 16:47</text:p>
          </table:table-cell>
          <table:table-cell table:style-name="ce121" table:formula="of:=1000*([.I9]-[.D9])" office:value-type="float" office:value="500.05" calcext:value-type="float">
            <text:p>500,1</text:p>
          </table:table-cell>
          <table:table-cell table:style-name="ce122"/>
          <table:table-cell table:style-name="ce17" office:value-type="float" office:value="6018" calcext:value-type="float">
            <text:p>6018</text:p>
          </table:table-cell>
          <table:table-cell table:style-name="ce68" table:formula="of:=IF([.N38]&lt;&gt;&quot;&quot;;AVERAGE([.N38:.O38]);&quot;&quot;)" office:value-type="float" office:value="8.31962" calcext:value-type="float">
            <text:p>8,31962</text:p>
          </table:table-cell>
          <table:table-cell table:style-name="ce80" table:formula="of:=IF([.P38]&lt;&gt;&quot;&quot;;AVERAGE([.P38:.Q38])+[.O$30];&quot;&quot;)" office:value-type="date" office:date-value="2019-05-22T09:37:36" calcext:value-type="date">
            <text:p>22.5.19 9:37</text:p>
          </table:table-cell>
          <table:table-cell table:style-name="ce92" table:formula="of:=1000*([.I9]-[.N9])/([.O9]-[.J9])" office:value-type="float" office:value="17.0091089108512" calcext:value-type="float">
            <text:p>17,01</text:p>
          </table:table-cell>
          <table:table-cell table:style-name="ce122"/>
          <table:table-cell table:style-name="ce17" office:value-type="float" office:value="6018" calcext:value-type="float">
            <text:p>6018</text:p>
          </table:table-cell>
          <table:table-cell table:style-name="ce68" table:formula="of:=IF([.S38]&lt;&gt;&quot;&quot;;AVERAGE([.S38:.T38]);&quot;&quot;)" office:value-type="float" office:value="8.31495" calcext:value-type="float">
            <text:p>8,31495</text:p>
          </table:table-cell>
          <table:table-cell table:style-name="ce80" table:formula="of:=IF([.U38]&lt;&gt;&quot;&quot;;AVERAGE([.U38:.V38])+[.T$30];&quot;&quot;)" office:value-type="date" office:date-value="2019-05-22T16:31:36" calcext:value-type="date">
            <text:p>22.5.19 16:31</text:p>
          </table:table-cell>
          <table:table-cell table:style-name="ce92" table:formula="of:=1000*([.N9]-[.S9])/([.T9]-[.O9])" office:value-type="float" office:value="16.2434782609547" calcext:value-type="float">
            <text:p>16,24</text:p>
          </table:table-cell>
          <table:table-cell table:style-name="ce122" table:formula="of:=[.U9]/[.P9]" office:value-type="float" office:value="0.954987021724102" calcext:value-type="float">
            <text:p>0,95</text:p>
          </table:table-cell>
          <table:table-cell table:style-name="ce17" office:value-type="float" office:value="6018" calcext:value-type="float">
            <text:p>6018</text:p>
          </table:table-cell>
          <table:table-cell table:style-name="ce68" table:formula="of:=IF([.X38]&lt;&gt;&quot;&quot;;AVERAGE([.X38:.Y38]);&quot;&quot;)" office:value-type="float" office:value="8.3051" calcext:value-type="float">
            <text:p>8,30510</text:p>
          </table:table-cell>
          <table:table-cell table:style-name="ce80" table:formula="of:=IF([.Z38]&lt;&gt;&quot;&quot;;AVERAGE([.Z38:.AA38])+[.Y$30];&quot;&quot;)" office:value-type="date" office:date-value="2019-05-23T07:50:00" calcext:value-type="date">
            <text:p>23.5.19 7:50</text:p>
          </table:table-cell>
          <table:table-cell table:style-name="ce92" table:formula="of:=1000*([.S9]-[.X9])/([.Y9]-[.T9])" office:value-type="float" office:value="15.444250870988" calcext:value-type="float">
            <text:p>15,44</text:p>
          </table:table-cell>
          <table:table-cell table:style-name="ce122" table:formula="of:=[.Z9]/[.U9]" office:value-type="float" office:value="0.950797028990527" calcext:value-type="float">
            <text:p>0,95</text:p>
          </table:table-cell>
          <table:table-cell table:style-name="ce17" office:value-type="float" office:value="6018" calcext:value-type="float">
            <text:p>6018</text:p>
          </table:table-cell>
          <table:table-cell table:style-name="ce68" table:formula="of:=IF([.AC38]&lt;&gt;&quot;&quot;;AVERAGE([.AC38:.AD38]);&quot;&quot;)" office:value-type="float" office:value="8.1760225" calcext:value-type="float">
            <text:p>8,17602</text:p>
          </table:table-cell>
          <table:table-cell table:style-name="ce80" table:formula="of:=IF([.AE38]&lt;&gt;&quot;&quot;;AVERAGE([.AE38:.AF38])+[.AD$30];&quot;&quot;)" office:value-type="date" office:date-value="2019-06-05T14:14:12.000001" calcext:value-type="date">
            <text:p>5.6.19 14:14</text:p>
          </table:table-cell>
          <table:table-cell table:style-name="ce92" table:formula="of:=1000*([.X9]-[.AC9])/([.AD9]-[.Y9])" office:value-type="float" office:value="9.72935794223306" calcext:value-type="float">
            <text:p>9,73</text:p>
          </table:table-cell>
          <table:table-cell table:style-name="ce122" table:formula="of:=[.AE9]/[.Z9]" office:value-type="float" office:value="0.629966323618174" calcext:value-type="float">
            <text:p>0,63</text:p>
          </table:table-cell>
          <table:table-cell table:style-name="ce17" office:value-type="float" office:value="6018" calcext:value-type="float">
            <text:p>6018</text:p>
          </table:table-cell>
          <table:table-cell table:style-name="ce68" table:formula="of:=IF([.AH38]&lt;&gt;&quot;&quot;;AVERAGE([.AH38:.AI38]);&quot;&quot;)">
            <text:p/>
          </table:table-cell>
          <table:table-cell table:style-name="ce80" table:formula="of:=IF([.AJ38]&lt;&gt;&quot;&quot;;AVERAGE([.AJ38:.AK38])+[.AI$30];&quot;&quot;)" office:value-type="date" office:date-value="1899-12-30T00:02:06" calcext:value-type="date">
            <text:p>30.12.99 0:02</text:p>
          </table:table-cell>
          <table:table-cell table:style-name="ce92" table:formula="of:=1000*([.AC9]-[.AH9])/([.AI9]-[.AD9])" office:value-type="string" office:string-value="" calcext:value-type="error">
            <text:p>#VALUE!</text:p>
          </table:table-cell>
          <table:table-cell table:style-name="ce122" table:formula="of:=[.AJ9]/[.AE9]" office:value-type="string" office:string-value="" calcext:value-type="error">
            <text:p>#VALUE!</text:p>
          </table:table-cell>
          <table:table-cell table:style-name="ce17" office:value-type="float" office:value="6018" calcext:value-type="float">
            <text:p>6018</text:p>
          </table:table-cell>
          <table:table-cell table:style-name="ce68" table:formula="of:=IF([.AM38]&lt;&gt;&quot;&quot;;AVERAGE([.AM38:.AN38]);&quot;&quot;)">
            <text:p/>
          </table:table-cell>
          <table:table-cell table:style-name="ce80" table:formula="of:=IF([.AO38]&lt;&gt;&quot;&quot;;AVERAGE([.AO38:.AP38])+[.AN$30];&quot;&quot;)" office:value-type="date" office:date-value="1899-12-30T00:02:06" calcext:value-type="date">
            <text:p>30.12.99 0:02</text:p>
          </table:table-cell>
          <table:table-cell table:style-name="ce92" table:formula="of:=1000*([.AH9]-[.AM9])/([.AN9]-[.AI9])" office:value-type="string" office:string-value="" calcext:value-type="error">
            <text:p>#VALUE!</text:p>
          </table:table-cell>
          <table:table-cell table:style-name="ce122" table:formula="of:=[.AO9]/[.AJ9]" office:value-type="string" office:string-value="" calcext:value-type="error">
            <text:p>#VALUE!</text:p>
          </table:table-cell>
          <table:table-cell table:style-name="ce17" office:value-type="float" office:value="6018" calcext:value-type="float">
            <text:p>6018</text:p>
          </table:table-cell>
          <table:table-cell table:style-name="ce68" table:formula="of:=IF([.AR38]&lt;&gt;&quot;&quot;;AVERAGE([.AR38:.AS38]);&quot;&quot;)">
            <text:p/>
          </table:table-cell>
          <table:table-cell table:style-name="ce80" table:formula="of:=IF([.AT38]&lt;&gt;&quot;&quot;;AVERAGE([.AT38:.AU38])+[.AS$30];&quot;&quot;)" office:value-type="date" office:date-value="1899-12-30T00:02:06" calcext:value-type="date">
            <text:p>30.12.99 0:02</text:p>
          </table:table-cell>
          <table:table-cell table:style-name="ce92" table:formula="of:=1000*([.AM9]-[.AR9])/([.AS9]-[.AN9])" office:value-type="string" office:string-value="" calcext:value-type="error">
            <text:p>#VALUE!</text:p>
          </table:table-cell>
          <table:table-cell table:style-name="ce122" table:formula="of:=[.AT9]/[.AO9]" office:value-type="string" office:string-value="" calcext:value-type="error">
            <text:p>#VALUE!</text:p>
          </table:table-cell>
          <table:table-cell table:style-name="ce17" office:value-type="float" office:value="6018" calcext:value-type="float">
            <text:p>6018</text:p>
          </table:table-cell>
          <table:table-cell table:number-columns-repeated="9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float" office:value="6019" calcext:value-type="float">
            <text:p>6019</text:p>
          </table:table-cell>
          <table:table-cell table:style-name="ce8" office:value-type="string" calcext:value-type="string">
            <text:p>PCH</text:p>
          </table:table-cell>
          <table:table-cell table:style-name="ce67" office:value-type="float" office:value="7.56968" calcext:value-type="float">
            <text:p>7,56968</text:p>
          </table:table-cell>
          <table:table-cell table:style-name="ce80"/>
          <table:table-cell table:style-name="ce92"/>
          <table:table-cell table:style-name="ce101"/>
          <table:table-cell table:style-name="ce17" office:value-type="float" office:value="6019" calcext:value-type="float">
            <text:p>6019</text:p>
          </table:table-cell>
          <table:table-cell table:style-name="ce68" table:formula="of:=IF([.I39]&lt;&gt;&quot;&quot;;AVERAGE([.I39:.J39]);&quot;&quot;)" office:value-type="float" office:value="8.087605" calcext:value-type="float">
            <text:p>8,08761</text:p>
          </table:table-cell>
          <table:table-cell table:style-name="ce80" table:formula="of:=IF([.K39]&lt;&gt;&quot;&quot;;AVERAGE([.K39:.L39])+[.J$30];&quot;&quot;)" office:value-type="date" office:date-value="2019-05-21T16:47:57" calcext:value-type="date">
            <text:p>21.5.19 16:47</text:p>
          </table:table-cell>
          <table:table-cell table:style-name="ce121" table:formula="of:=1000*([.I10]-[.D10])" office:value-type="float" office:value="517.925" calcext:value-type="float">
            <text:p>517,9</text:p>
          </table:table-cell>
          <table:table-cell table:style-name="ce122"/>
          <table:table-cell table:style-name="ce17" office:value-type="float" office:value="6019" calcext:value-type="float">
            <text:p>6019</text:p>
          </table:table-cell>
          <table:table-cell table:style-name="ce68" table:formula="of:=IF([.N39]&lt;&gt;&quot;&quot;;AVERAGE([.N39:.O39]);&quot;&quot;)" office:value-type="float" office:value="8.07537" calcext:value-type="float">
            <text:p>8,07537</text:p>
          </table:table-cell>
          <table:table-cell table:style-name="ce80" table:formula="of:=IF([.P39]&lt;&gt;&quot;&quot;;AVERAGE([.P39:.Q39])+[.O$30];&quot;&quot;)" office:value-type="date" office:date-value="2019-05-22T09:37:57" calcext:value-type="date">
            <text:p>22.5.19 9:37</text:p>
          </table:table-cell>
          <table:table-cell table:style-name="ce92" table:formula="of:=1000*([.I10]-[.N10])/([.O10]-[.J10])" office:value-type="float" office:value="17.443960396181" calcext:value-type="float">
            <text:p>17,44</text:p>
          </table:table-cell>
          <table:table-cell table:style-name="ce122"/>
          <table:table-cell table:style-name="ce17" office:value-type="float" office:value="6019" calcext:value-type="float">
            <text:p>6019</text:p>
          </table:table-cell>
          <table:table-cell table:style-name="ce68" table:formula="of:=IF([.S39]&lt;&gt;&quot;&quot;;AVERAGE([.S39:.T39]);&quot;&quot;)" office:value-type="float" office:value="8.07064" calcext:value-type="float">
            <text:p>8,07064</text:p>
          </table:table-cell>
          <table:table-cell table:style-name="ce80" table:formula="of:=IF([.U39]&lt;&gt;&quot;&quot;;AVERAGE([.U39:.V39])+[.T$30];&quot;&quot;)" office:value-type="date" office:date-value="2019-05-22T16:31:57" calcext:value-type="date">
            <text:p>22.5.19 16:31</text:p>
          </table:table-cell>
          <table:table-cell table:style-name="ce92" table:formula="of:=1000*([.N10]-[.S10])/([.T10]-[.O10])" office:value-type="float" office:value="16.452173913128" calcext:value-type="float">
            <text:p>16,45</text:p>
          </table:table-cell>
          <table:table-cell table:style-name="ce122" table:formula="of:=[.U10]/[.P10]" office:value-type="float" office:value="0.94314442015873" calcext:value-type="float">
            <text:p>0,94</text:p>
          </table:table-cell>
          <table:table-cell table:style-name="ce17" office:value-type="float" office:value="6019" calcext:value-type="float">
            <text:p>6019</text:p>
          </table:table-cell>
          <table:table-cell table:style-name="ce68" table:formula="of:=IF([.X39]&lt;&gt;&quot;&quot;;AVERAGE([.X39:.Y39]);&quot;&quot;)" office:value-type="float" office:value="8.06047" calcext:value-type="float">
            <text:p>8,06047</text:p>
          </table:table-cell>
          <table:table-cell table:style-name="ce80" table:formula="of:=IF([.Z39]&lt;&gt;&quot;&quot;;AVERAGE([.Z39:.AA39])+[.Y$30];&quot;&quot;)" office:value-type="date" office:date-value="2019-05-23T07:50:30" calcext:value-type="date">
            <text:p>23.5.19 7:50</text:p>
          </table:table-cell>
          <table:table-cell table:style-name="ce92" table:formula="of:=1000*([.S10]-[.X10])/([.Y10]-[.T10])" office:value-type="float" office:value="15.9433890369088" calcext:value-type="float">
            <text:p>15,94</text:p>
          </table:table-cell>
          <table:table-cell table:style-name="ce122" table:formula="of:=[.Z10]/[.U10]" office:value-type="float" office:value="0.969074915029122" calcext:value-type="float">
            <text:p>0,97</text:p>
          </table:table-cell>
          <table:table-cell table:style-name="ce17" office:value-type="float" office:value="6019" calcext:value-type="float">
            <text:p>6019</text:p>
          </table:table-cell>
          <table:table-cell table:style-name="ce68" table:formula="of:=IF([.AC39]&lt;&gt;&quot;&quot;;AVERAGE([.AC39:.AD39]);&quot;&quot;)" office:value-type="float" office:value="7.9232075" calcext:value-type="float">
            <text:p>7,92321</text:p>
          </table:table-cell>
          <table:table-cell table:style-name="ce80" table:formula="of:=IF([.AE39]&lt;&gt;&quot;&quot;;AVERAGE([.AE39:.AF39])+[.AD$30];&quot;&quot;)" office:value-type="date" office:date-value="2019-06-05T14:14:54" calcext:value-type="date">
            <text:p>5.6.19 14:14</text:p>
          </table:table-cell>
          <table:table-cell table:style-name="ce92" table:formula="of:=1000*([.X10]-[.AC10])/([.AD10]-[.Y10])" office:value-type="float" office:value="10.346202968953" calcext:value-type="float">
            <text:p>10,35</text:p>
          </table:table-cell>
          <table:table-cell table:style-name="ce122" table:formula="of:=[.AE10]/[.Z10]" office:value-type="float" office:value="0.648933733286045" calcext:value-type="float">
            <text:p>0,65</text:p>
          </table:table-cell>
          <table:table-cell table:style-name="ce17" office:value-type="float" office:value="6019" calcext:value-type="float">
            <text:p>6019</text:p>
          </table:table-cell>
          <table:table-cell table:style-name="ce68" table:formula="of:=IF([.AH39]&lt;&gt;&quot;&quot;;AVERAGE([.AH39:.AI39]);&quot;&quot;)">
            <text:p/>
          </table:table-cell>
          <table:table-cell table:style-name="ce80" table:formula="of:=IF([.AJ39]&lt;&gt;&quot;&quot;;AVERAGE([.AJ39:.AK39])+[.AI$30];&quot;&quot;)" office:value-type="date" office:date-value="1899-12-30T00:02:27" calcext:value-type="date">
            <text:p>30.12.99 0:02</text:p>
          </table:table-cell>
          <table:table-cell table:style-name="ce92" table:formula="of:=1000*([.AC10]-[.AH10])/([.AI10]-[.AD10])" office:value-type="string" office:string-value="" calcext:value-type="error">
            <text:p>#VALUE!</text:p>
          </table:table-cell>
          <table:table-cell table:style-name="ce122" table:formula="of:=[.AJ10]/[.AE10]" office:value-type="string" office:string-value="" calcext:value-type="error">
            <text:p>#VALUE!</text:p>
          </table:table-cell>
          <table:table-cell table:style-name="ce17" office:value-type="float" office:value="6019" calcext:value-type="float">
            <text:p>6019</text:p>
          </table:table-cell>
          <table:table-cell table:style-name="ce68" table:formula="of:=IF([.AM39]&lt;&gt;&quot;&quot;;AVERAGE([.AM39:.AN39]);&quot;&quot;)">
            <text:p/>
          </table:table-cell>
          <table:table-cell table:style-name="ce80" table:formula="of:=IF([.AO39]&lt;&gt;&quot;&quot;;AVERAGE([.AO39:.AP39])+[.AN$30];&quot;&quot;)" office:value-type="date" office:date-value="1899-12-30T00:02:27" calcext:value-type="date">
            <text:p>30.12.99 0:02</text:p>
          </table:table-cell>
          <table:table-cell table:style-name="ce92" table:formula="of:=1000*([.AH10]-[.AM10])/([.AN10]-[.AI10])" office:value-type="string" office:string-value="" calcext:value-type="error">
            <text:p>#VALUE!</text:p>
          </table:table-cell>
          <table:table-cell table:style-name="ce122" table:formula="of:=[.AO10]/[.AJ10]" office:value-type="string" office:string-value="" calcext:value-type="error">
            <text:p>#VALUE!</text:p>
          </table:table-cell>
          <table:table-cell table:style-name="ce17" office:value-type="float" office:value="6019" calcext:value-type="float">
            <text:p>6019</text:p>
          </table:table-cell>
          <table:table-cell table:style-name="ce68" table:formula="of:=IF([.AR39]&lt;&gt;&quot;&quot;;AVERAGE([.AR39:.AS39]);&quot;&quot;)">
            <text:p/>
          </table:table-cell>
          <table:table-cell table:style-name="ce80" table:formula="of:=IF([.AT39]&lt;&gt;&quot;&quot;;AVERAGE([.AT39:.AU39])+[.AS$30];&quot;&quot;)" office:value-type="date" office:date-value="1899-12-30T00:02:27" calcext:value-type="date">
            <text:p>30.12.99 0:02</text:p>
          </table:table-cell>
          <table:table-cell table:style-name="ce92" table:formula="of:=1000*([.AM10]-[.AR10])/([.AS10]-[.AN10])" office:value-type="string" office:string-value="" calcext:value-type="error">
            <text:p>#VALUE!</text:p>
          </table:table-cell>
          <table:table-cell table:style-name="ce122" table:formula="of:=[.AT10]/[.AO10]" office:value-type="string" office:string-value="" calcext:value-type="error">
            <text:p>#VALUE!</text:p>
          </table:table-cell>
          <table:table-cell table:style-name="ce17" office:value-type="float" office:value="6019" calcext:value-type="float">
            <text:p>6019</text:p>
          </table:table-cell>
          <table:table-cell table:number-columns-repeated="97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032" calcext:value-type="float">
            <text:p>6032</text:p>
          </table:table-cell>
          <table:table-cell table:style-name="ce9" office:value-type="string" calcext:value-type="string">
            <text:p>TMH</text:p>
          </table:table-cell>
          <table:table-cell table:style-name="ce67" office:value-type="float" office:value="7.34518" calcext:value-type="float">
            <text:p>7,34518</text:p>
          </table:table-cell>
          <table:table-cell table:style-name="ce80"/>
          <table:table-cell table:style-name="ce92"/>
          <table:table-cell table:style-name="ce101"/>
          <table:table-cell table:style-name="ce18" office:value-type="float" office:value="6032" calcext:value-type="float">
            <text:p>6032</text:p>
          </table:table-cell>
          <table:table-cell table:style-name="ce68" table:formula="of:=IF([.I40]&lt;&gt;&quot;&quot;;AVERAGE([.I40:.J40]);&quot;&quot;)" office:value-type="float" office:value="7.89266" calcext:value-type="float">
            <text:p>7,89266</text:p>
          </table:table-cell>
          <table:table-cell table:style-name="ce80" table:formula="of:=IF([.K40]&lt;&gt;&quot;&quot;;AVERAGE([.K40:.L40])+[.J$30];&quot;&quot;)" office:value-type="date" office:date-value="2019-05-21T16:48:18" calcext:value-type="date">
            <text:p>21.5.19 16:48</text:p>
          </table:table-cell>
          <table:table-cell table:style-name="ce121" table:formula="of:=1000*([.I11]-[.D11])" office:value-type="float" office:value="547.48" calcext:value-type="float">
            <text:p>547,5</text:p>
          </table:table-cell>
          <table:table-cell table:style-name="ce122"/>
          <table:table-cell table:style-name="ce18" office:value-type="float" office:value="6032" calcext:value-type="float">
            <text:p>6032</text:p>
          </table:table-cell>
          <table:table-cell table:style-name="ce68" table:formula="of:=IF([.N40]&lt;&gt;&quot;&quot;;AVERAGE([.N40:.O40]);&quot;&quot;)" office:value-type="float" office:value="7.88092" calcext:value-type="float">
            <text:p>7,88092</text:p>
          </table:table-cell>
          <table:table-cell table:style-name="ce80" table:formula="of:=IF([.P40]&lt;&gt;&quot;&quot;;AVERAGE([.P40:.Q40])+[.O$30];&quot;&quot;)" office:value-type="date" office:date-value="2019-05-22T09:38:18" calcext:value-type="date">
            <text:p>22.5.19 9:38</text:p>
          </table:table-cell>
          <table:table-cell table:style-name="ce92" table:formula="of:=1000*([.I11]-[.N11])/([.O11]-[.J11])" office:value-type="float" office:value="16.738217821918" calcext:value-type="float">
            <text:p>16,74</text:p>
          </table:table-cell>
          <table:table-cell table:style-name="ce122"/>
          <table:table-cell table:style-name="ce18" office:value-type="float" office:value="6032" calcext:value-type="float">
            <text:p>6032</text:p>
          </table:table-cell>
          <table:table-cell table:style-name="ce68" table:formula="of:=IF([.S40]&lt;&gt;&quot;&quot;;AVERAGE([.S40:.T40]);&quot;&quot;)" office:value-type="float" office:value="7.87611" calcext:value-type="float">
            <text:p>7,87611</text:p>
          </table:table-cell>
          <table:table-cell table:style-name="ce80" table:formula="of:=IF([.U40]&lt;&gt;&quot;&quot;;AVERAGE([.U40:.V40])+[.T$30];&quot;&quot;)" office:value-type="date" office:date-value="2019-05-22T16:32:18" calcext:value-type="date">
            <text:p>22.5.19 16:32</text:p>
          </table:table-cell>
          <table:table-cell table:style-name="ce92" table:formula="of:=1000*([.N11]-[.S11])/([.T11]-[.O11])" office:value-type="float" office:value="16.7304347822699" calcext:value-type="float">
            <text:p>16,73</text:p>
          </table:table-cell>
          <table:table-cell table:style-name="ce122" table:formula="of:=[.U11]/[.P11]" office:value-type="float" office:value="0.999535013838935" calcext:value-type="float">
            <text:p>1,00</text:p>
          </table:table-cell>
          <table:table-cell table:style-name="ce18" office:value-type="float" office:value="6032" calcext:value-type="float">
            <text:p>6032</text:p>
          </table:table-cell>
          <table:table-cell table:style-name="ce68" table:formula="of:=IF([.X40]&lt;&gt;&quot;&quot;;AVERAGE([.X40:.Y40]);&quot;&quot;)" office:value-type="float" office:value="7.86584" calcext:value-type="float">
            <text:p>7,86584</text:p>
          </table:table-cell>
          <table:table-cell table:style-name="ce80" table:formula="of:=IF([.Z40]&lt;&gt;&quot;&quot;;AVERAGE([.Z40:.AA40])+[.Y$30];&quot;&quot;)" office:value-type="date" office:date-value="2019-05-23T07:51:00" calcext:value-type="date">
            <text:p>23.5.19 7:51</text:p>
          </table:table-cell>
          <table:table-cell table:style-name="ce92" table:formula="of:=1000*([.S11]-[.X11])/([.Y11]-[.T11])" office:value-type="float" office:value="16.0975291173734" calcext:value-type="float">
            <text:p>16,10</text:p>
          </table:table-cell>
          <table:table-cell table:style-name="ce122" table:formula="of:=[.Z11]/[.U11]" office:value-type="float" office:value="0.96217039944669" calcext:value-type="float">
            <text:p>0,96</text:p>
          </table:table-cell>
          <table:table-cell table:style-name="ce18" office:value-type="float" office:value="6032" calcext:value-type="float">
            <text:p>6032</text:p>
          </table:table-cell>
          <table:table-cell table:style-name="ce68" table:formula="of:=IF([.AC40]&lt;&gt;&quot;&quot;;AVERAGE([.AC40:.AD40]);&quot;&quot;)" office:value-type="float" office:value="7.76361" calcext:value-type="float">
            <text:p>7,76361</text:p>
          </table:table-cell>
          <table:table-cell table:style-name="ce80" table:formula="of:=IF([.AE40]&lt;&gt;&quot;&quot;;AVERAGE([.AE40:.AF40])+[.AD$30];&quot;&quot;)" office:value-type="date" office:date-value="2019-06-05T14:15:36" calcext:value-type="date">
            <text:p>5.6.19 14:15</text:p>
          </table:table-cell>
          <table:table-cell table:style-name="ce92" table:formula="of:=1000*([.X11]-[.AC11])/([.AD11]-[.Y11])" office:value-type="float" office:value="7.70553688640075" calcext:value-type="float">
            <text:p>7,71</text:p>
          </table:table-cell>
          <table:table-cell table:style-name="ce122" table:formula="of:=[.AE11]/[.Z11]" office:value-type="float" office:value="0.478678238766748" calcext:value-type="float">
            <text:p>0,48</text:p>
          </table:table-cell>
          <table:table-cell table:style-name="ce18" office:value-type="float" office:value="6032" calcext:value-type="float">
            <text:p>6032</text:p>
          </table:table-cell>
          <table:table-cell table:style-name="ce68" table:formula="of:=IF([.AH40]&lt;&gt;&quot;&quot;;AVERAGE([.AH40:.AI40]);&quot;&quot;)">
            <text:p/>
          </table:table-cell>
          <table:table-cell table:style-name="ce80" table:formula="of:=IF([.AJ40]&lt;&gt;&quot;&quot;;AVERAGE([.AJ40:.AK40])+[.AI$30];&quot;&quot;)" office:value-type="date" office:date-value="1899-12-30T00:02:48" calcext:value-type="date">
            <text:p>30.12.99 0:02</text:p>
          </table:table-cell>
          <table:table-cell table:style-name="ce92" table:formula="of:=1000*([.AC11]-[.AH11])/([.AI11]-[.AD11])" office:value-type="string" office:string-value="" calcext:value-type="error">
            <text:p>#VALUE!</text:p>
          </table:table-cell>
          <table:table-cell table:style-name="ce122" table:formula="of:=[.AJ11]/[.AE11]" office:value-type="string" office:string-value="" calcext:value-type="error">
            <text:p>#VALUE!</text:p>
          </table:table-cell>
          <table:table-cell table:style-name="ce18" office:value-type="float" office:value="6032" calcext:value-type="float">
            <text:p>6032</text:p>
          </table:table-cell>
          <table:table-cell table:style-name="ce68" table:formula="of:=IF([.AM40]&lt;&gt;&quot;&quot;;AVERAGE([.AM40:.AN40]);&quot;&quot;)">
            <text:p/>
          </table:table-cell>
          <table:table-cell table:style-name="ce80" table:formula="of:=IF([.AO40]&lt;&gt;&quot;&quot;;AVERAGE([.AO40:.AP40])+[.AN$30];&quot;&quot;)" office:value-type="date" office:date-value="1899-12-30T00:02:48" calcext:value-type="date">
            <text:p>30.12.99 0:02</text:p>
          </table:table-cell>
          <table:table-cell table:style-name="ce92" table:formula="of:=1000*([.AH11]-[.AM11])/([.AN11]-[.AI11])" office:value-type="string" office:string-value="" calcext:value-type="error">
            <text:p>#VALUE!</text:p>
          </table:table-cell>
          <table:table-cell table:style-name="ce122" table:formula="of:=[.AO11]/[.AJ11]" office:value-type="string" office:string-value="" calcext:value-type="error">
            <text:p>#VALUE!</text:p>
          </table:table-cell>
          <table:table-cell table:style-name="ce18" office:value-type="float" office:value="6032" calcext:value-type="float">
            <text:p>6032</text:p>
          </table:table-cell>
          <table:table-cell table:style-name="ce68" table:formula="of:=IF([.AR40]&lt;&gt;&quot;&quot;;AVERAGE([.AR40:.AS40]);&quot;&quot;)">
            <text:p/>
          </table:table-cell>
          <table:table-cell table:style-name="ce80" table:formula="of:=IF([.AT40]&lt;&gt;&quot;&quot;;AVERAGE([.AT40:.AU40])+[.AS$30];&quot;&quot;)" office:value-type="date" office:date-value="1899-12-30T00:02:48" calcext:value-type="date">
            <text:p>30.12.99 0:02</text:p>
          </table:table-cell>
          <table:table-cell table:style-name="ce92" table:formula="of:=1000*([.AM11]-[.AR11])/([.AS11]-[.AN11])" office:value-type="string" office:string-value="" calcext:value-type="error">
            <text:p>#VALUE!</text:p>
          </table:table-cell>
          <table:table-cell table:style-name="ce122" table:formula="of:=[.AT11]/[.AO11]" office:value-type="string" office:string-value="" calcext:value-type="error">
            <text:p>#VALUE!</text:p>
          </table:table-cell>
          <table:table-cell table:style-name="ce18" office:value-type="float" office:value="6032" calcext:value-type="float">
            <text:p>6032</text:p>
          </table:table-cell>
          <table:table-cell table:number-columns-repeated="97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float" office:value="6033" calcext:value-type="float">
            <text:p>6033</text:p>
          </table:table-cell>
          <table:table-cell table:style-name="ce9" office:value-type="string" calcext:value-type="string">
            <text:p>TMH</text:p>
          </table:table-cell>
          <table:table-cell table:style-name="ce67" office:value-type="float" office:value="7.40747" calcext:value-type="float">
            <text:p>7,40747</text:p>
          </table:table-cell>
          <table:table-cell table:style-name="ce80"/>
          <table:table-cell table:style-name="ce92"/>
          <table:table-cell table:style-name="ce101"/>
          <table:table-cell table:style-name="ce18" office:value-type="float" office:value="6033" calcext:value-type="float">
            <text:p>6033</text:p>
          </table:table-cell>
          <table:table-cell table:style-name="ce68" table:formula="of:=IF([.I41]&lt;&gt;&quot;&quot;;AVERAGE([.I41:.J41]);&quot;&quot;)" office:value-type="float" office:value="7.97903" calcext:value-type="float">
            <text:p>7,97903</text:p>
          </table:table-cell>
          <table:table-cell table:style-name="ce80" table:formula="of:=IF([.K41]&lt;&gt;&quot;&quot;;AVERAGE([.K41:.L41])+[.J$30];&quot;&quot;)" office:value-type="date" office:date-value="2019-05-21T16:48:38.999999" calcext:value-type="date">
            <text:p>21.5.19 16:48</text:p>
          </table:table-cell>
          <table:table-cell table:style-name="ce121" table:formula="of:=1000*([.I12]-[.D12])" office:value-type="float" office:value="571.56" calcext:value-type="float">
            <text:p>571,6</text:p>
          </table:table-cell>
          <table:table-cell table:style-name="ce122"/>
          <table:table-cell table:style-name="ce18" office:value-type="float" office:value="6033" calcext:value-type="float">
            <text:p>6033</text:p>
          </table:table-cell>
          <table:table-cell table:style-name="ce68" table:formula="of:=IF([.N41]&lt;&gt;&quot;&quot;;AVERAGE([.N41:.O41]);&quot;&quot;)" office:value-type="float" office:value="7.96677" calcext:value-type="float">
            <text:p>7,96677</text:p>
          </table:table-cell>
          <table:table-cell table:style-name="ce80" table:formula="of:=IF([.P41]&lt;&gt;&quot;&quot;;AVERAGE([.P41:.Q41])+[.O$30];&quot;&quot;)" office:value-type="date" office:date-value="2019-05-22T09:38:39" calcext:value-type="date">
            <text:p>22.5.19 9:38</text:p>
          </table:table-cell>
          <table:table-cell table:style-name="ce92" table:formula="of:=1000*([.I12]-[.N12])/([.O12]-[.J12])" office:value-type="float" office:value="17.479603960355" calcext:value-type="float">
            <text:p>17,48</text:p>
          </table:table-cell>
          <table:table-cell table:style-name="ce122"/>
          <table:table-cell table:style-name="ce18" office:value-type="float" office:value="6033" calcext:value-type="float">
            <text:p>6033</text:p>
          </table:table-cell>
          <table:table-cell table:style-name="ce68" table:formula="of:=IF([.S41]&lt;&gt;&quot;&quot;;AVERAGE([.S41:.T41]);&quot;&quot;)" office:value-type="float" office:value="7.96179" calcext:value-type="float">
            <text:p>7,96179</text:p>
          </table:table-cell>
          <table:table-cell table:style-name="ce80" table:formula="of:=IF([.U41]&lt;&gt;&quot;&quot;;AVERAGE([.U41:.V41])+[.T$30];&quot;&quot;)" office:value-type="date" office:date-value="2019-05-22T16:32:38.999999" calcext:value-type="date">
            <text:p>22.5.19 16:32</text:p>
          </table:table-cell>
          <table:table-cell table:style-name="ce92" table:formula="of:=1000*([.N12]-[.S12])/([.T12]-[.O12])" office:value-type="float" office:value="17.3217391305247" calcext:value-type="float">
            <text:p>17,32</text:p>
          </table:table-cell>
          <table:table-cell table:style-name="ce122" table:formula="of:=[.U12]/[.P12]" office:value-type="float" office:value="0.990968626624015" calcext:value-type="float">
            <text:p>0,99</text:p>
          </table:table-cell>
          <table:table-cell table:style-name="ce18" office:value-type="float" office:value="6033" calcext:value-type="float">
            <text:p>6033</text:p>
          </table:table-cell>
          <table:table-cell table:style-name="ce68" table:formula="of:=IF([.X41]&lt;&gt;&quot;&quot;;AVERAGE([.X41:.Y41]);&quot;&quot;)" office:value-type="float" office:value="7.95109" calcext:value-type="float">
            <text:p>7,95109</text:p>
          </table:table-cell>
          <table:table-cell table:style-name="ce80" table:formula="of:=IF([.Z41]&lt;&gt;&quot;&quot;;AVERAGE([.Z41:.AA41])+[.Y$30];&quot;&quot;)" office:value-type="date" office:date-value="2019-05-23T07:51:30" calcext:value-type="date">
            <text:p>23.5.19 7:51</text:p>
          </table:table-cell>
          <table:table-cell table:style-name="ce92" table:formula="of:=1000*([.S12]-[.X12])/([.Y12]-[.T12])" office:value-type="float" office:value="16.7687870708782" calcext:value-type="float">
            <text:p>16,77</text:p>
          </table:table-cell>
          <table:table-cell table:style-name="ce122" table:formula="of:=[.Z12]/[.U12]" office:value-type="float" office:value="0.968077566837841" calcext:value-type="float">
            <text:p>0,97</text:p>
          </table:table-cell>
          <table:table-cell table:style-name="ce18" office:value-type="float" office:value="6033" calcext:value-type="float">
            <text:p>6033</text:p>
          </table:table-cell>
          <table:table-cell table:style-name="ce68" table:formula="of:=IF([.AC41]&lt;&gt;&quot;&quot;;AVERAGE([.AC41:.AD41]);&quot;&quot;)" office:value-type="float" office:value="7.8449575" calcext:value-type="float">
            <text:p>7,84496</text:p>
          </table:table-cell>
          <table:table-cell table:style-name="ce80" table:formula="of:=IF([.AE41]&lt;&gt;&quot;&quot;;AVERAGE([.AE41:.AF41])+[.AD$30];&quot;&quot;)" office:value-type="date" office:date-value="2019-06-05T14:16:18" calcext:value-type="date">
            <text:p>5.6.19 14:16</text:p>
          </table:table-cell>
          <table:table-cell table:style-name="ce92" table:formula="of:=1000*([.X12]-[.AC12])/([.AD12]-[.Y12])" office:value-type="float" office:value="7.9996021942116" calcext:value-type="float">
            <text:p>8,00</text:p>
          </table:table-cell>
          <table:table-cell table:style-name="ce122" table:formula="of:=[.AE12]/[.Z12]" office:value-type="float" office:value="0.477053120204756" calcext:value-type="float">
            <text:p>0,48</text:p>
          </table:table-cell>
          <table:table-cell table:style-name="ce18" office:value-type="float" office:value="6033" calcext:value-type="float">
            <text:p>6033</text:p>
          </table:table-cell>
          <table:table-cell table:style-name="ce68" table:formula="of:=IF([.AH41]&lt;&gt;&quot;&quot;;AVERAGE([.AH41:.AI41]);&quot;&quot;)">
            <text:p/>
          </table:table-cell>
          <table:table-cell table:style-name="ce80" table:formula="of:=IF([.AJ41]&lt;&gt;&quot;&quot;;AVERAGE([.AJ41:.AK41])+[.AI$30];&quot;&quot;)" office:value-type="date" office:date-value="1899-12-30T00:03:09" calcext:value-type="date">
            <text:p>30.12.99 0:03</text:p>
          </table:table-cell>
          <table:table-cell table:style-name="ce92" table:formula="of:=1000*([.AC12]-[.AH12])/([.AI12]-[.AD12])" office:value-type="string" office:string-value="" calcext:value-type="error">
            <text:p>#VALUE!</text:p>
          </table:table-cell>
          <table:table-cell table:style-name="ce122" table:formula="of:=[.AJ12]/[.AE12]" office:value-type="string" office:string-value="" calcext:value-type="error">
            <text:p>#VALUE!</text:p>
          </table:table-cell>
          <table:table-cell table:style-name="ce18" office:value-type="float" office:value="6033" calcext:value-type="float">
            <text:p>6033</text:p>
          </table:table-cell>
          <table:table-cell table:style-name="ce68" table:formula="of:=IF([.AM41]&lt;&gt;&quot;&quot;;AVERAGE([.AM41:.AN41]);&quot;&quot;)">
            <text:p/>
          </table:table-cell>
          <table:table-cell table:style-name="ce80" table:formula="of:=IF([.AO41]&lt;&gt;&quot;&quot;;AVERAGE([.AO41:.AP41])+[.AN$30];&quot;&quot;)" office:value-type="date" office:date-value="1899-12-30T00:03:09" calcext:value-type="date">
            <text:p>30.12.99 0:03</text:p>
          </table:table-cell>
          <table:table-cell table:style-name="ce92" table:formula="of:=1000*([.AH12]-[.AM12])/([.AN12]-[.AI12])" office:value-type="string" office:string-value="" calcext:value-type="error">
            <text:p>#VALUE!</text:p>
          </table:table-cell>
          <table:table-cell table:style-name="ce122" table:formula="of:=[.AO12]/[.AJ12]" office:value-type="string" office:string-value="" calcext:value-type="error">
            <text:p>#VALUE!</text:p>
          </table:table-cell>
          <table:table-cell table:style-name="ce18" office:value-type="float" office:value="6033" calcext:value-type="float">
            <text:p>6033</text:p>
          </table:table-cell>
          <table:table-cell table:style-name="ce68" table:formula="of:=IF([.AR41]&lt;&gt;&quot;&quot;;AVERAGE([.AR41:.AS41]);&quot;&quot;)">
            <text:p/>
          </table:table-cell>
          <table:table-cell table:style-name="ce80" table:formula="of:=IF([.AT41]&lt;&gt;&quot;&quot;;AVERAGE([.AT41:.AU41])+[.AS$30];&quot;&quot;)" office:value-type="date" office:date-value="1899-12-30T00:03:09" calcext:value-type="date">
            <text:p>30.12.99 0:03</text:p>
          </table:table-cell>
          <table:table-cell table:style-name="ce92" table:formula="of:=1000*([.AM12]-[.AR12])/([.AS12]-[.AN12])" office:value-type="string" office:string-value="" calcext:value-type="error">
            <text:p>#VALUE!</text:p>
          </table:table-cell>
          <table:table-cell table:style-name="ce122" table:formula="of:=[.AT12]/[.AO12]" office:value-type="string" office:string-value="" calcext:value-type="error">
            <text:p>#VALUE!</text:p>
          </table:table-cell>
          <table:table-cell table:style-name="ce18" office:value-type="float" office:value="6033" calcext:value-type="float">
            <text:p>6033</text:p>
          </table:table-cell>
          <table:table-cell table:number-columns-repeated="97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float" office:value="1383" calcext:value-type="float">
            <text:p>1383</text:p>
          </table:table-cell>
          <table:table-cell table:style-name="ce58" office:value-type="string" calcext:value-type="string">
            <text:p>TCE</text:p>
          </table:table-cell>
          <table:table-cell table:style-name="ce67" office:value-type="float" office:value="8.55289" calcext:value-type="float">
            <text:p>8,55289</text:p>
          </table:table-cell>
          <table:table-cell table:style-name="ce80"/>
          <table:table-cell table:style-name="ce92"/>
          <table:table-cell table:style-name="ce101"/>
          <table:table-cell table:style-name="ce19" office:value-type="float" office:value="1383" calcext:value-type="float">
            <text:p>1383</text:p>
          </table:table-cell>
          <table:table-cell table:style-name="ce68" table:formula="of:=IF([.I42]&lt;&gt;&quot;&quot;;AVERAGE([.I42:.J42]);&quot;&quot;)" office:value-type="float" office:value="9.132285" calcext:value-type="float">
            <text:p>9,13229</text:p>
          </table:table-cell>
          <table:table-cell table:style-name="ce80" table:formula="of:=IF([.K42]&lt;&gt;&quot;&quot;;AVERAGE([.K42:.L42])+[.J$30];&quot;&quot;)" office:value-type="date" office:date-value="2019-05-21T16:49:00" calcext:value-type="date">
            <text:p>21.5.19 16:49</text:p>
          </table:table-cell>
          <table:table-cell table:style-name="ce121" table:formula="of:=1000*([.I13]-[.D13])" office:value-type="float" office:value="579.395" calcext:value-type="float">
            <text:p>579,4</text:p>
          </table:table-cell>
          <table:table-cell table:style-name="ce122"/>
          <table:table-cell table:style-name="ce19" office:value-type="float" office:value="1383" calcext:value-type="float">
            <text:p>1383</text:p>
          </table:table-cell>
          <table:table-cell table:style-name="ce68" table:formula="of:=IF([.N42]&lt;&gt;&quot;&quot;;AVERAGE([.N42:.O42]);&quot;&quot;)" office:value-type="float" office:value="9.12273" calcext:value-type="float">
            <text:p>9,12273</text:p>
          </table:table-cell>
          <table:table-cell table:style-name="ce80" table:formula="of:=IF([.P42]&lt;&gt;&quot;&quot;;AVERAGE([.P42:.Q42])+[.O$30];&quot;&quot;)" office:value-type="date" office:date-value="2019-05-22T09:39:00" calcext:value-type="date">
            <text:p>22.5.19 9:39</text:p>
          </table:table-cell>
          <table:table-cell table:style-name="ce92" table:formula="of:=1000*([.I13]-[.N13])/([.O13]-[.J13])" office:value-type="float" office:value="13.6229702969967" calcext:value-type="float">
            <text:p>13,62</text:p>
          </table:table-cell>
          <table:table-cell table:style-name="ce122"/>
          <table:table-cell table:style-name="ce19" office:value-type="float" office:value="1383" calcext:value-type="float">
            <text:p>1383</text:p>
          </table:table-cell>
          <table:table-cell table:style-name="ce68" table:formula="of:=IF([.S42]&lt;&gt;&quot;&quot;;AVERAGE([.S42:.T42]);&quot;&quot;)" office:value-type="float" office:value="9.11877" calcext:value-type="float">
            <text:p>9,11877</text:p>
          </table:table-cell>
          <table:table-cell table:style-name="ce80" table:formula="of:=IF([.U42]&lt;&gt;&quot;&quot;;AVERAGE([.U42:.V42])+[.T$30];&quot;&quot;)" office:value-type="date" office:date-value="2019-05-22T16:33:00" calcext:value-type="date">
            <text:p>22.5.19 16:33</text:p>
          </table:table-cell>
          <table:table-cell table:style-name="ce92" table:formula="of:=1000*([.N13]-[.S13])/([.T13]-[.O13])" office:value-type="float" office:value="13.7739130435517" calcext:value-type="float">
            <text:p>13,77</text:p>
          </table:table-cell>
          <table:table-cell table:style-name="ce122" table:formula="of:=[.U13]/[.P13]" office:value-type="float" office:value="1.01108001729904" calcext:value-type="float">
            <text:p>1,01</text:p>
          </table:table-cell>
          <table:table-cell table:style-name="ce19" office:value-type="float" office:value="1383" calcext:value-type="float">
            <text:p>1383</text:p>
          </table:table-cell>
          <table:table-cell table:style-name="ce68" table:formula="of:=IF([.X42]&lt;&gt;&quot;&quot;;AVERAGE([.X42:.Y42]);&quot;&quot;)" office:value-type="float" office:value="9.11027" calcext:value-type="float">
            <text:p>9,11027</text:p>
          </table:table-cell>
          <table:table-cell table:style-name="ce80" table:formula="of:=IF([.Z42]&lt;&gt;&quot;&quot;;AVERAGE([.Z42:.AA42])+[.Y$30];&quot;&quot;)" office:value-type="date" office:date-value="2019-05-23T07:52:00" calcext:value-type="date">
            <text:p>23.5.19 7:52</text:p>
          </table:table-cell>
          <table:table-cell table:style-name="ce92" table:formula="of:=1000*([.S13]-[.X13])/([.Y13]-[.T13])" office:value-type="float" office:value="13.3188248095887" calcext:value-type="float">
            <text:p>13,32</text:p>
          </table:table-cell>
          <table:table-cell table:style-name="ce122" table:formula="of:=[.Z13]/[.U13]" office:value-type="float" office:value="0.966960134529377" calcext:value-type="float">
            <text:p>0,97</text:p>
          </table:table-cell>
          <table:table-cell table:style-name="ce19" office:value-type="float" office:value="1383" calcext:value-type="float">
            <text:p>1383</text:p>
          </table:table-cell>
          <table:table-cell table:style-name="ce68" table:formula="of:=IF([.AC42]&lt;&gt;&quot;&quot;;AVERAGE([.AC42:.AD42]);&quot;&quot;)" office:value-type="float" office:value="9.0101475" calcext:value-type="float">
            <text:p>9,01015</text:p>
          </table:table-cell>
          <table:table-cell table:style-name="ce80" table:formula="of:=IF([.AE42]&lt;&gt;&quot;&quot;;AVERAGE([.AE42:.AF42])+[.AD$30];&quot;&quot;)" office:value-type="date" office:date-value="2019-06-05T14:17:00" calcext:value-type="date">
            <text:p>5.6.19 14:17</text:p>
          </table:table-cell>
          <table:table-cell table:style-name="ce92" table:formula="of:=1000*([.X13]-[.AC13])/([.AD13]-[.Y13])" office:value-type="float" office:value="7.54652708715084" calcext:value-type="float">
            <text:p>7,55</text:p>
          </table:table-cell>
          <table:table-cell table:style-name="ce122" table:formula="of:=[.AE13]/[.Z13]" office:value-type="float" office:value="0.566606077866406" calcext:value-type="float">
            <text:p>0,57</text:p>
          </table:table-cell>
          <table:table-cell table:style-name="ce19" office:value-type="float" office:value="1383" calcext:value-type="float">
            <text:p>1383</text:p>
          </table:table-cell>
          <table:table-cell table:style-name="ce68" table:formula="of:=IF([.AH42]&lt;&gt;&quot;&quot;;AVERAGE([.AH42:.AI42]);&quot;&quot;)">
            <text:p/>
          </table:table-cell>
          <table:table-cell table:style-name="ce80" table:formula="of:=IF([.AJ42]&lt;&gt;&quot;&quot;;AVERAGE([.AJ42:.AK42])+[.AI$30];&quot;&quot;)" office:value-type="date" office:date-value="1899-12-30T00:03:30" calcext:value-type="date">
            <text:p>30.12.99 0:03</text:p>
          </table:table-cell>
          <table:table-cell table:style-name="ce92" table:formula="of:=1000*([.AC13]-[.AH13])/([.AI13]-[.AD13])" office:value-type="string" office:string-value="" calcext:value-type="error">
            <text:p>#VALUE!</text:p>
          </table:table-cell>
          <table:table-cell table:style-name="ce122" table:formula="of:=[.AJ13]/[.AE13]" office:value-type="string" office:string-value="" calcext:value-type="error">
            <text:p>#VALUE!</text:p>
          </table:table-cell>
          <table:table-cell table:style-name="ce19" office:value-type="float" office:value="1383" calcext:value-type="float">
            <text:p>1383</text:p>
          </table:table-cell>
          <table:table-cell table:style-name="ce68" table:formula="of:=IF([.AM42]&lt;&gt;&quot;&quot;;AVERAGE([.AM42:.AN42]);&quot;&quot;)">
            <text:p/>
          </table:table-cell>
          <table:table-cell table:style-name="ce80" table:formula="of:=IF([.AO42]&lt;&gt;&quot;&quot;;AVERAGE([.AO42:.AP42])+[.AN$30];&quot;&quot;)" office:value-type="date" office:date-value="1899-12-30T00:03:30" calcext:value-type="date">
            <text:p>30.12.99 0:03</text:p>
          </table:table-cell>
          <table:table-cell table:style-name="ce92" table:formula="of:=1000*([.AH13]-[.AM13])/([.AN13]-[.AI13])" office:value-type="string" office:string-value="" calcext:value-type="error">
            <text:p>#VALUE!</text:p>
          </table:table-cell>
          <table:table-cell table:style-name="ce122" table:formula="of:=[.AO13]/[.AJ13]" office:value-type="string" office:string-value="" calcext:value-type="error">
            <text:p>#VALUE!</text:p>
          </table:table-cell>
          <table:table-cell table:style-name="ce19" office:value-type="float" office:value="1383" calcext:value-type="float">
            <text:p>1383</text:p>
          </table:table-cell>
          <table:table-cell table:style-name="ce68" table:formula="of:=IF([.AR42]&lt;&gt;&quot;&quot;;AVERAGE([.AR42:.AS42]);&quot;&quot;)">
            <text:p/>
          </table:table-cell>
          <table:table-cell table:style-name="ce80" table:formula="of:=IF([.AT42]&lt;&gt;&quot;&quot;;AVERAGE([.AT42:.AU42])+[.AS$30];&quot;&quot;)" office:value-type="date" office:date-value="1899-12-30T00:03:30" calcext:value-type="date">
            <text:p>30.12.99 0:03</text:p>
          </table:table-cell>
          <table:table-cell table:style-name="ce92" table:formula="of:=1000*([.AM13]-[.AR13])/([.AS13]-[.AN13])" office:value-type="string" office:string-value="" calcext:value-type="error">
            <text:p>#VALUE!</text:p>
          </table:table-cell>
          <table:table-cell table:style-name="ce122" table:formula="of:=[.AT13]/[.AO13]" office:value-type="string" office:string-value="" calcext:value-type="error">
            <text:p>#VALUE!</text:p>
          </table:table-cell>
          <table:table-cell table:style-name="ce19" office:value-type="float" office:value="1383" calcext:value-type="float">
            <text:p>1383</text:p>
          </table:table-cell>
          <table:table-cell table:number-columns-repeated="97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float" office:value="1384" calcext:value-type="float">
            <text:p>1384</text:p>
          </table:table-cell>
          <table:table-cell table:style-name="ce59" office:value-type="string" calcext:value-type="string">
            <text:p>TCE</text:p>
          </table:table-cell>
          <table:table-cell table:style-name="ce67" office:value-type="float" office:value="8.36269" calcext:value-type="float">
            <text:p>8,36269</text:p>
          </table:table-cell>
          <table:table-cell table:style-name="ce80"/>
          <table:table-cell table:style-name="ce92"/>
          <table:table-cell table:style-name="ce101"/>
          <table:table-cell table:style-name="ce19" office:value-type="float" office:value="1384" calcext:value-type="float">
            <text:p>1384</text:p>
          </table:table-cell>
          <table:table-cell table:style-name="ce68" table:formula="of:=IF([.I43]&lt;&gt;&quot;&quot;;AVERAGE([.I43:.J43]);&quot;&quot;)" office:value-type="float" office:value="9.03317" calcext:value-type="float">
            <text:p>9,03317</text:p>
          </table:table-cell>
          <table:table-cell table:style-name="ce80" table:formula="of:=IF([.K43]&lt;&gt;&quot;&quot;;AVERAGE([.K43:.L43])+[.J$30];&quot;&quot;)" office:value-type="date" office:date-value="2019-05-21T16:49:21" calcext:value-type="date">
            <text:p>21.5.19 16:49</text:p>
          </table:table-cell>
          <table:table-cell table:style-name="ce121" table:formula="of:=1000*([.I14]-[.D14])" office:value-type="float" office:value="670.48" calcext:value-type="float">
            <text:p>670,5</text:p>
          </table:table-cell>
          <table:table-cell table:style-name="ce122"/>
          <table:table-cell table:style-name="ce19" office:value-type="float" office:value="1384" calcext:value-type="float">
            <text:p>1384</text:p>
          </table:table-cell>
          <table:table-cell table:style-name="ce68" table:formula="of:=IF([.N43]&lt;&gt;&quot;&quot;;AVERAGE([.N43:.O43]);&quot;&quot;)" office:value-type="float" office:value="9.02321" calcext:value-type="float">
            <text:p>9,02321</text:p>
          </table:table-cell>
          <table:table-cell table:style-name="ce80" table:formula="of:=IF([.P43]&lt;&gt;&quot;&quot;;AVERAGE([.P43:.Q43])+[.O$30];&quot;&quot;)" office:value-type="date" office:date-value="2019-05-22T09:39:21" calcext:value-type="date">
            <text:p>22.5.19 9:39</text:p>
          </table:table-cell>
          <table:table-cell table:style-name="ce92" table:formula="of:=1000*([.I14]-[.N14])/([.O14]-[.J14])" office:value-type="float" office:value="14.2003960395705" calcext:value-type="float">
            <text:p>14,20</text:p>
          </table:table-cell>
          <table:table-cell table:style-name="ce122"/>
          <table:table-cell table:style-name="ce19" office:value-type="float" office:value="1384" calcext:value-type="float">
            <text:p>1384</text:p>
          </table:table-cell>
          <table:table-cell table:style-name="ce68" table:formula="of:=IF([.S43]&lt;&gt;&quot;&quot;;AVERAGE([.S43:.T43]);&quot;&quot;)" office:value-type="float" office:value="9.01903" calcext:value-type="float">
            <text:p>9,01903</text:p>
          </table:table-cell>
          <table:table-cell table:style-name="ce80" table:formula="of:=IF([.U43]&lt;&gt;&quot;&quot;;AVERAGE([.U43:.V43])+[.T$30];&quot;&quot;)" office:value-type="date" office:date-value="2019-05-22T16:33:21" calcext:value-type="date">
            <text:p>22.5.19 16:33</text:p>
          </table:table-cell>
          <table:table-cell table:style-name="ce92" table:formula="of:=1000*([.N14]-[.S14])/([.T14]-[.O14])" office:value-type="float" office:value="14.5391304348557" calcext:value-type="float">
            <text:p>14,54</text:p>
          </table:table-cell>
          <table:table-cell table:style-name="ce122" table:formula="of:=[.U14]/[.P14]" office:value-type="float" office:value="1.02385386959217" calcext:value-type="float">
            <text:p>1,02</text:p>
          </table:table-cell>
          <table:table-cell table:style-name="ce19" office:value-type="float" office:value="1384" calcext:value-type="float">
            <text:p>1384</text:p>
          </table:table-cell>
          <table:table-cell table:style-name="ce68" table:formula="of:=IF([.X43]&lt;&gt;&quot;&quot;;AVERAGE([.X43:.Y43]);&quot;&quot;)" office:value-type="float" office:value="9.01018" calcext:value-type="float">
            <text:p>9,01018</text:p>
          </table:table-cell>
          <table:table-cell table:style-name="ce80" table:formula="of:=IF([.Z43]&lt;&gt;&quot;&quot;;AVERAGE([.Z43:.AA43])+[.Y$30];&quot;&quot;)" office:value-type="date" office:date-value="2019-05-23T07:52:30" calcext:value-type="date">
            <text:p>23.5.19 7:52</text:p>
          </table:table-cell>
          <table:table-cell table:style-name="ce92" table:formula="of:=1000*([.S14]-[.X14])/([.Y14]-[.T14])" office:value-type="float" office:value="13.8649839525252" calcext:value-type="float">
            <text:p>13,86</text:p>
          </table:table-cell>
          <table:table-cell table:style-name="ce122" table:formula="of:=[.Z14]/[.U14]" office:value-type="float" office:value="0.953632269457169" calcext:value-type="float">
            <text:p>0,95</text:p>
          </table:table-cell>
          <table:table-cell table:style-name="ce19" office:value-type="float" office:value="1384" calcext:value-type="float">
            <text:p>1384</text:p>
          </table:table-cell>
          <table:table-cell table:style-name="ce68" table:formula="of:=IF([.AC43]&lt;&gt;&quot;&quot;;AVERAGE([.AC43:.AD43]);&quot;&quot;)" office:value-type="float" office:value="8.905905" calcext:value-type="float">
            <text:p>8,90591</text:p>
          </table:table-cell>
          <table:table-cell table:style-name="ce80" table:formula="of:=IF([.AE43]&lt;&gt;&quot;&quot;;AVERAGE([.AE43:.AF43])+[.AD$30];&quot;&quot;)" office:value-type="date" office:date-value="2019-06-05T14:17:42" calcext:value-type="date">
            <text:p>5.6.19 14:17</text:p>
          </table:table-cell>
          <table:table-cell table:style-name="ce92" table:formula="of:=1000*([.X14]-[.AC14])/([.AD14]-[.Y14])" office:value-type="float" office:value="7.8594309402665" calcext:value-type="float">
            <text:p>7,86</text:p>
          </table:table-cell>
          <table:table-cell table:style-name="ce122" table:formula="of:=[.AE14]/[.Z14]" office:value-type="float" office:value="0.566854672690412" calcext:value-type="float">
            <text:p>0,57</text:p>
          </table:table-cell>
          <table:table-cell table:style-name="ce19" office:value-type="float" office:value="1384" calcext:value-type="float">
            <text:p>1384</text:p>
          </table:table-cell>
          <table:table-cell table:style-name="ce68" table:formula="of:=IF([.AH43]&lt;&gt;&quot;&quot;;AVERAGE([.AH43:.AI43]);&quot;&quot;)">
            <text:p/>
          </table:table-cell>
          <table:table-cell table:style-name="ce80" table:formula="of:=IF([.AJ43]&lt;&gt;&quot;&quot;;AVERAGE([.AJ43:.AK43])+[.AI$30];&quot;&quot;)" office:value-type="date" office:date-value="1899-12-30T00:03:51" calcext:value-type="date">
            <text:p>30.12.99 0:03</text:p>
          </table:table-cell>
          <table:table-cell table:style-name="ce92" table:formula="of:=1000*([.AC14]-[.AH14])/([.AI14]-[.AD14])" office:value-type="string" office:string-value="" calcext:value-type="error">
            <text:p>#VALUE!</text:p>
          </table:table-cell>
          <table:table-cell table:style-name="ce122" table:formula="of:=[.AJ14]/[.AE14]" office:value-type="string" office:string-value="" calcext:value-type="error">
            <text:p>#VALUE!</text:p>
          </table:table-cell>
          <table:table-cell table:style-name="ce19" office:value-type="float" office:value="1384" calcext:value-type="float">
            <text:p>1384</text:p>
          </table:table-cell>
          <table:table-cell table:style-name="ce68" table:formula="of:=IF([.AM43]&lt;&gt;&quot;&quot;;AVERAGE([.AM43:.AN43]);&quot;&quot;)">
            <text:p/>
          </table:table-cell>
          <table:table-cell table:style-name="ce80" table:formula="of:=IF([.AO43]&lt;&gt;&quot;&quot;;AVERAGE([.AO43:.AP43])+[.AN$30];&quot;&quot;)" office:value-type="date" office:date-value="1899-12-30T00:03:51" calcext:value-type="date">
            <text:p>30.12.99 0:03</text:p>
          </table:table-cell>
          <table:table-cell table:style-name="ce92" table:formula="of:=1000*([.AH14]-[.AM14])/([.AN14]-[.AI14])" office:value-type="string" office:string-value="" calcext:value-type="error">
            <text:p>#VALUE!</text:p>
          </table:table-cell>
          <table:table-cell table:style-name="ce122" table:formula="of:=[.AO14]/[.AJ14]" office:value-type="string" office:string-value="" calcext:value-type="error">
            <text:p>#VALUE!</text:p>
          </table:table-cell>
          <table:table-cell table:style-name="ce19" office:value-type="float" office:value="1384" calcext:value-type="float">
            <text:p>1384</text:p>
          </table:table-cell>
          <table:table-cell table:style-name="ce68" table:formula="of:=IF([.AR43]&lt;&gt;&quot;&quot;;AVERAGE([.AR43:.AS43]);&quot;&quot;)">
            <text:p/>
          </table:table-cell>
          <table:table-cell table:style-name="ce80" table:formula="of:=IF([.AT43]&lt;&gt;&quot;&quot;;AVERAGE([.AT43:.AU43])+[.AS$30];&quot;&quot;)" office:value-type="date" office:date-value="1899-12-30T00:03:51" calcext:value-type="date">
            <text:p>30.12.99 0:03</text:p>
          </table:table-cell>
          <table:table-cell table:style-name="ce92" table:formula="of:=1000*([.AM14]-[.AR14])/([.AS14]-[.AN14])" office:value-type="string" office:string-value="" calcext:value-type="error">
            <text:p>#VALUE!</text:p>
          </table:table-cell>
          <table:table-cell table:style-name="ce122" table:formula="of:=[.AT14]/[.AO14]" office:value-type="string" office:string-value="" calcext:value-type="error">
            <text:p>#VALUE!</text:p>
          </table:table-cell>
          <table:table-cell table:style-name="ce19" office:value-type="float" office:value="1384" calcext:value-type="float">
            <text:p>1384</text:p>
          </table:table-cell>
          <table:table-cell table:number-columns-repeated="97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0" office:value-type="float" office:value="1338" calcext:value-type="float">
            <text:p>1338</text:p>
          </table:table-cell>
          <table:table-cell table:style-name="ce60" office:value-type="string" calcext:value-type="string">
            <text:p>PCE</text:p>
          </table:table-cell>
          <table:table-cell table:style-name="ce67" office:value-type="float" office:value="9.68545" calcext:value-type="float">
            <text:p>9,68545</text:p>
          </table:table-cell>
          <table:table-cell table:style-name="ce80"/>
          <table:table-cell table:style-name="ce92"/>
          <table:table-cell table:style-name="ce101"/>
          <table:table-cell table:style-name="ce20" office:value-type="float" office:value="1338" calcext:value-type="float">
            <text:p>1338</text:p>
          </table:table-cell>
          <table:table-cell table:style-name="ce68" table:formula="of:=IF([.I44]&lt;&gt;&quot;&quot;;AVERAGE([.I44:.J44]);&quot;&quot;)" office:value-type="float" office:value="10.35767" calcext:value-type="float">
            <text:p>10,35767</text:p>
          </table:table-cell>
          <table:table-cell table:style-name="ce80" table:formula="of:=IF([.K44]&lt;&gt;&quot;&quot;;AVERAGE([.K44:.L44])+[.J$30];&quot;&quot;)" office:value-type="date" office:date-value="2019-05-21T16:49:42" calcext:value-type="date">
            <text:p>21.5.19 16:49</text:p>
          </table:table-cell>
          <table:table-cell table:style-name="ce121" table:formula="of:=1000*([.I15]-[.D15])" office:value-type="float" office:value="672.219999999999" calcext:value-type="float">
            <text:p>672,2</text:p>
          </table:table-cell>
          <table:table-cell table:style-name="ce122"/>
          <table:table-cell table:style-name="ce20" office:value-type="float" office:value="1338" calcext:value-type="float">
            <text:p>1338</text:p>
          </table:table-cell>
          <table:table-cell table:style-name="ce68" table:formula="of:=IF([.N44]&lt;&gt;&quot;&quot;;AVERAGE([.N44:.O44]);&quot;&quot;)" office:value-type="float" office:value="10.35373" calcext:value-type="float">
            <text:p>10,35373</text:p>
          </table:table-cell>
          <table:table-cell table:style-name="ce80" table:formula="of:=IF([.P44]&lt;&gt;&quot;&quot;;AVERAGE([.P44:.Q44])+[.O$30];&quot;&quot;)" office:value-type="date" office:date-value="2019-05-22T09:39:42" calcext:value-type="date">
            <text:p>22.5.19 9:39</text:p>
          </table:table-cell>
          <table:table-cell table:style-name="ce92" table:formula="of:=1000*([.I15]-[.N15])/([.O15]-[.J15])" office:value-type="float" office:value="5.61742574255885" calcext:value-type="float">
            <text:p>5,62</text:p>
          </table:table-cell>
          <table:table-cell table:style-name="ce122"/>
          <table:table-cell table:style-name="ce20" office:value-type="float" office:value="1338" calcext:value-type="float">
            <text:p>1338</text:p>
          </table:table-cell>
          <table:table-cell table:style-name="ce68" table:formula="of:=IF([.S44]&lt;&gt;&quot;&quot;;AVERAGE([.S44:.T44]);&quot;&quot;)" office:value-type="float" office:value="10.35214" calcext:value-type="float">
            <text:p>10,35214</text:p>
          </table:table-cell>
          <table:table-cell table:style-name="ce80" table:formula="of:=IF([.U44]&lt;&gt;&quot;&quot;;AVERAGE([.U44:.V44])+[.T$30];&quot;&quot;)" office:value-type="date" office:date-value="2019-05-22T16:33:42" calcext:value-type="date">
            <text:p>22.5.19 16:33</text:p>
          </table:table-cell>
          <table:table-cell table:style-name="ce92" table:formula="of:=1000*([.N15]-[.S15])/([.T15]-[.O15])" office:value-type="float" office:value="5.53043478263739" calcext:value-type="float">
            <text:p>5,53</text:p>
          </table:table-cell>
          <table:table-cell table:style-name="ce122" table:formula="of:=[.U15]/[.P15]" office:value-type="float" office:value="0.984514088141406" calcext:value-type="float">
            <text:p>0,98</text:p>
          </table:table-cell>
          <table:table-cell table:style-name="ce20" office:value-type="float" office:value="1338" calcext:value-type="float">
            <text:p>1338</text:p>
          </table:table-cell>
          <table:table-cell table:style-name="ce68" table:formula="of:=IF([.X44]&lt;&gt;&quot;&quot;;AVERAGE([.X44:.Y44]);&quot;&quot;)" office:value-type="float" office:value="10.34866" calcext:value-type="float">
            <text:p>10,34866</text:p>
          </table:table-cell>
          <table:table-cell table:style-name="ce80" table:formula="of:=IF([.Z44]&lt;&gt;&quot;&quot;;AVERAGE([.Z44:.AA44])+[.Y$30];&quot;&quot;)" office:value-type="date" office:date-value="2019-05-23T07:53:00" calcext:value-type="date">
            <text:p>23.5.19 7:53</text:p>
          </table:table-cell>
          <table:table-cell table:style-name="ce92" table:formula="of:=1000*([.S15]-[.X15])/([.Y15]-[.T15])" office:value-type="float" office:value="5.45110410090836" calcext:value-type="float">
            <text:p>5,45</text:p>
          </table:table-cell>
          <table:table-cell table:style-name="ce122" table:formula="of:=[.Z15]/[.U15]" office:value-type="float" office:value="0.985655615725171" calcext:value-type="float">
            <text:p>0,99</text:p>
          </table:table-cell>
          <table:table-cell table:style-name="ce20" office:value-type="float" office:value="1338" calcext:value-type="float">
            <text:p>1338</text:p>
          </table:table-cell>
          <table:table-cell table:style-name="ce68" table:formula="of:=IF([.AC44]&lt;&gt;&quot;&quot;;AVERAGE([.AC44:.AD44]);&quot;&quot;)" office:value-type="float" office:value="10.298285" calcext:value-type="float">
            <text:p>10,29829</text:p>
          </table:table-cell>
          <table:table-cell table:style-name="ce80" table:formula="of:=IF([.AE44]&lt;&gt;&quot;&quot;;AVERAGE([.AE44:.AF44])+[.AD$30];&quot;&quot;)" office:value-type="date" office:date-value="2019-06-05T14:18:24" calcext:value-type="date">
            <text:p>5.6.19 14:18</text:p>
          </table:table-cell>
          <table:table-cell table:style-name="ce92" table:formula="of:=1000*([.X15]-[.AC15])/([.AD15]-[.Y15])" office:value-type="float" office:value="3.79683230919075" calcext:value-type="float">
            <text:p>3,80</text:p>
          </table:table-cell>
          <table:table-cell table:style-name="ce122" table:formula="of:=[.AE15]/[.Z15]" office:value-type="float" office:value="0.696525371540428" calcext:value-type="float">
            <text:p>0,70</text:p>
          </table:table-cell>
          <table:table-cell table:style-name="ce20" office:value-type="float" office:value="1338" calcext:value-type="float">
            <text:p>1338</text:p>
          </table:table-cell>
          <table:table-cell table:style-name="ce68" table:formula="of:=IF([.AH44]&lt;&gt;&quot;&quot;;AVERAGE([.AH44:.AI44]);&quot;&quot;)">
            <text:p/>
          </table:table-cell>
          <table:table-cell table:style-name="ce80" table:formula="of:=IF([.AJ44]&lt;&gt;&quot;&quot;;AVERAGE([.AJ44:.AK44])+[.AI$30];&quot;&quot;)" office:value-type="date" office:date-value="1899-12-30T00:04:12" calcext:value-type="date">
            <text:p>30.12.99 0:04</text:p>
          </table:table-cell>
          <table:table-cell table:style-name="ce92" table:formula="of:=1000*([.AC15]-[.AH15])/([.AI15]-[.AD15])" office:value-type="string" office:string-value="" calcext:value-type="error">
            <text:p>#VALUE!</text:p>
          </table:table-cell>
          <table:table-cell table:style-name="ce122" table:formula="of:=[.AJ15]/[.AE15]" office:value-type="string" office:string-value="" calcext:value-type="error">
            <text:p>#VALUE!</text:p>
          </table:table-cell>
          <table:table-cell table:style-name="ce20" office:value-type="float" office:value="1338" calcext:value-type="float">
            <text:p>1338</text:p>
          </table:table-cell>
          <table:table-cell table:style-name="ce68" table:formula="of:=IF([.AM44]&lt;&gt;&quot;&quot;;AVERAGE([.AM44:.AN44]);&quot;&quot;)">
            <text:p/>
          </table:table-cell>
          <table:table-cell table:style-name="ce80" table:formula="of:=IF([.AO44]&lt;&gt;&quot;&quot;;AVERAGE([.AO44:.AP44])+[.AN$30];&quot;&quot;)" office:value-type="date" office:date-value="1899-12-30T00:04:12" calcext:value-type="date">
            <text:p>30.12.99 0:04</text:p>
          </table:table-cell>
          <table:table-cell table:style-name="ce92" table:formula="of:=1000*([.AH15]-[.AM15])/([.AN15]-[.AI15])" office:value-type="string" office:string-value="" calcext:value-type="error">
            <text:p>#VALUE!</text:p>
          </table:table-cell>
          <table:table-cell table:style-name="ce122" table:formula="of:=[.AO15]/[.AJ15]" office:value-type="string" office:string-value="" calcext:value-type="error">
            <text:p>#VALUE!</text:p>
          </table:table-cell>
          <table:table-cell table:style-name="ce20" office:value-type="float" office:value="1338" calcext:value-type="float">
            <text:p>1338</text:p>
          </table:table-cell>
          <table:table-cell table:style-name="ce68" table:formula="of:=IF([.AR44]&lt;&gt;&quot;&quot;;AVERAGE([.AR44:.AS44]);&quot;&quot;)">
            <text:p/>
          </table:table-cell>
          <table:table-cell table:style-name="ce80" table:formula="of:=IF([.AT44]&lt;&gt;&quot;&quot;;AVERAGE([.AT44:.AU44])+[.AS$30];&quot;&quot;)" office:value-type="date" office:date-value="1899-12-30T00:04:12" calcext:value-type="date">
            <text:p>30.12.99 0:04</text:p>
          </table:table-cell>
          <table:table-cell table:style-name="ce92" table:formula="of:=1000*([.AM15]-[.AR15])/([.AS15]-[.AN15])" office:value-type="string" office:string-value="" calcext:value-type="error">
            <text:p>#VALUE!</text:p>
          </table:table-cell>
          <table:table-cell table:style-name="ce122" table:formula="of:=[.AT15]/[.AO15]" office:value-type="string" office:string-value="" calcext:value-type="error">
            <text:p>#VALUE!</text:p>
          </table:table-cell>
          <table:table-cell table:style-name="ce20" office:value-type="float" office:value="1338" calcext:value-type="float">
            <text:p>1338</text:p>
          </table:table-cell>
          <table:table-cell table:number-columns-repeated="97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0" office:value-type="float" office:value="1339" calcext:value-type="float">
            <text:p>1339</text:p>
          </table:table-cell>
          <table:table-cell table:style-name="ce60" office:value-type="string" calcext:value-type="string">
            <text:p>PCE</text:p>
          </table:table-cell>
          <table:table-cell table:style-name="ce67" office:value-type="float" office:value="9.53077" calcext:value-type="float">
            <text:p>9,53077</text:p>
          </table:table-cell>
          <table:table-cell table:style-name="ce80"/>
          <table:table-cell table:style-name="ce92"/>
          <table:table-cell table:style-name="ce101"/>
          <table:table-cell table:style-name="ce20" office:value-type="float" office:value="1339" calcext:value-type="float">
            <text:p>1339</text:p>
          </table:table-cell>
          <table:table-cell table:style-name="ce68" table:formula="of:=IF([.I45]&lt;&gt;&quot;&quot;;AVERAGE([.I45:.J45]);&quot;&quot;)" office:value-type="float" office:value="10.18325" calcext:value-type="float">
            <text:p>10,18325</text:p>
          </table:table-cell>
          <table:table-cell table:style-name="ce80" table:formula="of:=IF([.K45]&lt;&gt;&quot;&quot;;AVERAGE([.K45:.L45])+[.J$30];&quot;&quot;)" office:value-type="date" office:date-value="2019-05-21T16:50:03" calcext:value-type="date">
            <text:p>21.5.19 16:50</text:p>
          </table:table-cell>
          <table:table-cell table:style-name="ce121" table:formula="of:=1000*([.I16]-[.D16])" office:value-type="float" office:value="652.480000000001" calcext:value-type="float">
            <text:p>652,5</text:p>
          </table:table-cell>
          <table:table-cell table:style-name="ce122"/>
          <table:table-cell table:style-name="ce20" office:value-type="float" office:value="1339" calcext:value-type="float">
            <text:p>1339</text:p>
          </table:table-cell>
          <table:table-cell table:style-name="ce68" table:formula="of:=IF([.N45]&lt;&gt;&quot;&quot;;AVERAGE([.N45:.O45]);&quot;&quot;)" office:value-type="float" office:value="10.17944" calcext:value-type="float">
            <text:p>10,17944</text:p>
          </table:table-cell>
          <table:table-cell table:style-name="ce80" table:formula="of:=IF([.P45]&lt;&gt;&quot;&quot;;AVERAGE([.P45:.Q45])+[.O$30];&quot;&quot;)" office:value-type="date" office:date-value="2019-05-22T09:40:03" calcext:value-type="date">
            <text:p>22.5.19 9:40</text:p>
          </table:table-cell>
          <table:table-cell table:style-name="ce92" table:formula="of:=1000*([.I16]-[.N16])/([.O16]-[.J16])" office:value-type="float" office:value="5.43207920796665" calcext:value-type="float">
            <text:p>5,43</text:p>
          </table:table-cell>
          <table:table-cell table:style-name="ce122"/>
          <table:table-cell table:style-name="ce20" office:value-type="float" office:value="1339" calcext:value-type="float">
            <text:p>1339</text:p>
          </table:table-cell>
          <table:table-cell table:style-name="ce68" table:formula="of:=IF([.S45]&lt;&gt;&quot;&quot;;AVERAGE([.S45:.T45]);&quot;&quot;)" office:value-type="float" office:value="10.17784" calcext:value-type="float">
            <text:p>10,17784</text:p>
          </table:table-cell>
          <table:table-cell table:style-name="ce80" table:formula="of:=IF([.U45]&lt;&gt;&quot;&quot;;AVERAGE([.U45:.V45])+[.T$30];&quot;&quot;)" office:value-type="date" office:date-value="2019-05-22T16:34:03" calcext:value-type="date">
            <text:p>22.5.19 16:34</text:p>
          </table:table-cell>
          <table:table-cell table:style-name="ce92" table:formula="of:=1000*([.N16]-[.S16])/([.T16]-[.O16])" office:value-type="float" office:value="5.56521739119106" calcext:value-type="float">
            <text:p>5,57</text:p>
          </table:table-cell>
          <table:table-cell table:style-name="ce122" table:formula="of:=[.U16]/[.P16]" office:value-type="float" office:value="1.02450961742773" calcext:value-type="float">
            <text:p>1,02</text:p>
          </table:table-cell>
          <table:table-cell table:style-name="ce20" office:value-type="float" office:value="1339" calcext:value-type="float">
            <text:p>1339</text:p>
          </table:table-cell>
          <table:table-cell table:style-name="ce68" table:formula="of:=IF([.X45]&lt;&gt;&quot;&quot;;AVERAGE([.X45:.Y45]);&quot;&quot;)" office:value-type="float" office:value="10.17447" calcext:value-type="float">
            <text:p>10,17447</text:p>
          </table:table-cell>
          <table:table-cell table:style-name="ce80" table:formula="of:=IF([.Z45]&lt;&gt;&quot;&quot;;AVERAGE([.Z45:.AA45])+[.Y$30];&quot;&quot;)" office:value-type="date" office:date-value="2019-05-23T07:53:30" calcext:value-type="date">
            <text:p>23.5.19 7:53</text:p>
          </table:table-cell>
          <table:table-cell table:style-name="ce92" table:formula="of:=1000*([.S16]-[.X16])/([.Y16]-[.T16])" office:value-type="float" office:value="5.27793789765965" calcext:value-type="float">
            <text:p>5,28</text:p>
          </table:table-cell>
          <table:table-cell table:style-name="ce122" table:formula="of:=[.Z16]/[.U16]" office:value-type="float" office:value="0.948379466005023" calcext:value-type="float">
            <text:p>0,95</text:p>
          </table:table-cell>
          <table:table-cell table:style-name="ce20" office:value-type="float" office:value="1339" calcext:value-type="float">
            <text:p>1339</text:p>
          </table:table-cell>
          <table:table-cell table:style-name="ce68" table:formula="of:=IF([.AC45]&lt;&gt;&quot;&quot;;AVERAGE([.AC45:.AD45]);&quot;&quot;)" office:value-type="float" office:value="10.1239425" calcext:value-type="float">
            <text:p>10,12394</text:p>
          </table:table-cell>
          <table:table-cell table:style-name="ce80" table:formula="of:=IF([.AE45]&lt;&gt;&quot;&quot;;AVERAGE([.AE45:.AF45])+[.AD$30];&quot;&quot;)" office:value-type="date" office:date-value="2019-06-05T14:19:06" calcext:value-type="date">
            <text:p>5.6.19 14:19</text:p>
          </table:table-cell>
          <table:table-cell table:style-name="ce92" table:formula="of:=1000*([.X16]-[.AC16])/([.AD16]-[.Y16])" office:value-type="float" office:value="3.80828657566329" calcext:value-type="float">
            <text:p>3,81</text:p>
          </table:table-cell>
          <table:table-cell table:style-name="ce122" table:formula="of:=[.AE16]/[.Z16]" office:value-type="float" office:value="0.721548197327591" calcext:value-type="float">
            <text:p>0,72</text:p>
          </table:table-cell>
          <table:table-cell table:style-name="ce20" office:value-type="float" office:value="1339" calcext:value-type="float">
            <text:p>1339</text:p>
          </table:table-cell>
          <table:table-cell table:style-name="ce68" table:formula="of:=IF([.AH45]&lt;&gt;&quot;&quot;;AVERAGE([.AH45:.AI45]);&quot;&quot;)">
            <text:p/>
          </table:table-cell>
          <table:table-cell table:style-name="ce80" table:formula="of:=IF([.AJ45]&lt;&gt;&quot;&quot;;AVERAGE([.AJ45:.AK45])+[.AI$30];&quot;&quot;)" office:value-type="date" office:date-value="1899-12-30T00:04:33" calcext:value-type="date">
            <text:p>30.12.99 0:04</text:p>
          </table:table-cell>
          <table:table-cell table:style-name="ce92" table:formula="of:=1000*([.AC16]-[.AH16])/([.AI16]-[.AD16])" office:value-type="string" office:string-value="" calcext:value-type="error">
            <text:p>#VALUE!</text:p>
          </table:table-cell>
          <table:table-cell table:style-name="ce122" table:formula="of:=[.AJ16]/[.AE16]" office:value-type="string" office:string-value="" calcext:value-type="error">
            <text:p>#VALUE!</text:p>
          </table:table-cell>
          <table:table-cell table:style-name="ce20" office:value-type="float" office:value="1339" calcext:value-type="float">
            <text:p>1339</text:p>
          </table:table-cell>
          <table:table-cell table:style-name="ce68" table:formula="of:=IF([.AM45]&lt;&gt;&quot;&quot;;AVERAGE([.AM45:.AN45]);&quot;&quot;)">
            <text:p/>
          </table:table-cell>
          <table:table-cell table:style-name="ce80" table:formula="of:=IF([.AO45]&lt;&gt;&quot;&quot;;AVERAGE([.AO45:.AP45])+[.AN$30];&quot;&quot;)" office:value-type="date" office:date-value="1899-12-30T00:04:33" calcext:value-type="date">
            <text:p>30.12.99 0:04</text:p>
          </table:table-cell>
          <table:table-cell table:style-name="ce92" table:formula="of:=1000*([.AH16]-[.AM16])/([.AN16]-[.AI16])" office:value-type="string" office:string-value="" calcext:value-type="error">
            <text:p>#VALUE!</text:p>
          </table:table-cell>
          <table:table-cell table:style-name="ce122" table:formula="of:=[.AO16]/[.AJ16]" office:value-type="string" office:string-value="" calcext:value-type="error">
            <text:p>#VALUE!</text:p>
          </table:table-cell>
          <table:table-cell table:style-name="ce20" office:value-type="float" office:value="1339" calcext:value-type="float">
            <text:p>1339</text:p>
          </table:table-cell>
          <table:table-cell table:style-name="ce68" table:formula="of:=IF([.AR45]&lt;&gt;&quot;&quot;;AVERAGE([.AR45:.AS45]);&quot;&quot;)">
            <text:p/>
          </table:table-cell>
          <table:table-cell table:style-name="ce80" table:formula="of:=IF([.AT45]&lt;&gt;&quot;&quot;;AVERAGE([.AT45:.AU45])+[.AS$30];&quot;&quot;)" office:value-type="date" office:date-value="1899-12-30T00:04:33" calcext:value-type="date">
            <text:p>30.12.99 0:04</text:p>
          </table:table-cell>
          <table:table-cell table:style-name="ce92" table:formula="of:=1000*([.AM16]-[.AR16])/([.AS16]-[.AN16])" office:value-type="string" office:string-value="" calcext:value-type="error">
            <text:p>#VALUE!</text:p>
          </table:table-cell>
          <table:table-cell table:style-name="ce122" table:formula="of:=[.AT16]/[.AO16]" office:value-type="string" office:string-value="" calcext:value-type="error">
            <text:p>#VALUE!</text:p>
          </table:table-cell>
          <table:table-cell table:style-name="ce20" office:value-type="float" office:value="1339" calcext:value-type="float">
            <text:p>1339</text:p>
          </table:table-cell>
          <table:table-cell table:number-columns-repeated="97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0" office:value-type="float" office:value="3361" calcext:value-type="float">
            <text:p>3361</text:p>
          </table:table-cell>
          <table:table-cell table:style-name="ce60" office:value-type="string" calcext:value-type="string">
            <text:p>PCE</text:p>
          </table:table-cell>
          <table:table-cell table:style-name="ce67" office:value-type="float" office:value="7.90527" calcext:value-type="float">
            <text:p>7,90527</text:p>
          </table:table-cell>
          <table:table-cell table:style-name="ce80"/>
          <table:table-cell table:style-name="ce92"/>
          <table:table-cell table:style-name="ce101"/>
          <table:table-cell table:style-name="ce20" office:value-type="float" office:value="3361" calcext:value-type="float">
            <text:p>3361</text:p>
          </table:table-cell>
          <table:table-cell table:style-name="ce68" table:formula="of:=IF([.I46]&lt;&gt;&quot;&quot;;AVERAGE([.I46:.J46]);&quot;&quot;)" office:value-type="float" office:value="8.612315" calcext:value-type="float">
            <text:p>8,61232</text:p>
          </table:table-cell>
          <table:table-cell table:style-name="ce80" table:formula="of:=IF([.K46]&lt;&gt;&quot;&quot;;AVERAGE([.K46:.L46])+[.J$30];&quot;&quot;)" office:value-type="date" office:date-value="2019-05-21T16:50:23.999999" calcext:value-type="date">
            <text:p>21.5.19 16:50</text:p>
          </table:table-cell>
          <table:table-cell table:style-name="ce121" table:formula="of:=1000*([.I17]-[.D17])" office:value-type="float" office:value="707.044999999999" calcext:value-type="float">
            <text:p>707,0</text:p>
          </table:table-cell>
          <table:table-cell table:style-name="ce122"/>
          <table:table-cell table:style-name="ce20" office:value-type="float" office:value="3361" calcext:value-type="float">
            <text:p>3361</text:p>
          </table:table-cell>
          <table:table-cell table:style-name="ce68" table:formula="of:=IF([.N46]&lt;&gt;&quot;&quot;;AVERAGE([.N46:.O46]);&quot;&quot;)" office:value-type="float" office:value="8.6088" calcext:value-type="float">
            <text:p>8,60880</text:p>
          </table:table-cell>
          <table:table-cell table:style-name="ce80" table:formula="of:=IF([.P46]&lt;&gt;&quot;&quot;;AVERAGE([.P46:.Q46])+[.O$30];&quot;&quot;)" office:value-type="date" office:date-value="2019-05-22T09:40:24" calcext:value-type="date">
            <text:p>22.5.19 9:40</text:p>
          </table:table-cell>
          <table:table-cell table:style-name="ce92" table:formula="of:=1000*([.I17]-[.N17])/([.O17]-[.J17])" office:value-type="float" office:value="5.01148514850099" calcext:value-type="float">
            <text:p>5,01</text:p>
          </table:table-cell>
          <table:table-cell table:style-name="ce122"/>
          <table:table-cell table:style-name="ce20" office:value-type="float" office:value="3361" calcext:value-type="float">
            <text:p>336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1" calcext:value-type="float">
            <text:p>336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1" calcext:value-type="float">
            <text:p>336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1" calcext:value-type="float">
            <text:p>3361</text:p>
          </table:table-cell>
          <table:table-cell table:style-name="ce68" table:formula="of:=IF([.AH46]&lt;&gt;&quot;&quot;;AVERAGE([.AH46:.AI46]);&quot;&quot;)">
            <text:p/>
          </table:table-cell>
          <table:table-cell table:style-name="ce80" table:formula="of:=IF([.AJ46]&lt;&gt;&quot;&quot;;AVERAGE([.AJ46:.AK46])+[.AI$30];&quot;&quot;)">
            <text:p/>
          </table:table-cell>
          <table:table-cell table:style-name="ce92" table:formula="of:=1000*([.AC17]-[.AH17])/([.AI17]-[.AD17])" office:value-type="string" office:string-value="" calcext:value-type="error">
            <text:p>#VALUE!</text:p>
          </table:table-cell>
          <table:table-cell table:style-name="ce122" table:formula="of:=[.AJ17]/[.AE17]" office:value-type="string" office:string-value="" calcext:value-type="error">
            <text:p>#VALUE!</text:p>
          </table:table-cell>
          <table:table-cell table:style-name="ce20" office:value-type="float" office:value="3361" calcext:value-type="float">
            <text:p>3361</text:p>
          </table:table-cell>
          <table:table-cell table:style-name="ce68" table:formula="of:=IF([.AM46]&lt;&gt;&quot;&quot;;AVERAGE([.AM46:.AN46]);&quot;&quot;)">
            <text:p/>
          </table:table-cell>
          <table:table-cell table:style-name="ce80" table:formula="of:=IF([.AO46]&lt;&gt;&quot;&quot;;AVERAGE([.AO46:.AP46])+[.AN$30];&quot;&quot;)" office:value-type="date" office:date-value="1899-12-30T00:04:54" calcext:value-type="date">
            <text:p>30.12.99 0:04</text:p>
          </table:table-cell>
          <table:table-cell table:style-name="ce92" table:formula="of:=1000*([.AH17]-[.AM17])/([.AN17]-[.AI17])" office:value-type="string" office:string-value="" calcext:value-type="error">
            <text:p>#VALUE!</text:p>
          </table:table-cell>
          <table:table-cell table:style-name="ce122" table:formula="of:=[.AO17]/[.AJ17]" office:value-type="string" office:string-value="" calcext:value-type="error">
            <text:p>#VALUE!</text:p>
          </table:table-cell>
          <table:table-cell table:style-name="ce20" office:value-type="float" office:value="3361" calcext:value-type="float">
            <text:p>3361</text:p>
          </table:table-cell>
          <table:table-cell table:style-name="ce68" table:formula="of:=IF([.AR46]&lt;&gt;&quot;&quot;;AVERAGE([.AR46:.AS46]);&quot;&quot;)">
            <text:p/>
          </table:table-cell>
          <table:table-cell table:style-name="ce80" table:formula="of:=IF([.AT46]&lt;&gt;&quot;&quot;;AVERAGE([.AT46:.AU46])+[.AS$30];&quot;&quot;)" office:value-type="date" office:date-value="1899-12-30T00:04:54" calcext:value-type="date">
            <text:p>30.12.99 0:04</text:p>
          </table:table-cell>
          <table:table-cell table:style-name="ce92" table:formula="of:=1000*([.AM17]-[.AR17])/([.AS17]-[.AN17])" office:value-type="string" office:string-value="" calcext:value-type="error">
            <text:p>#VALUE!</text:p>
          </table:table-cell>
          <table:table-cell table:style-name="ce122" table:formula="of:=[.AT17]/[.AO17]" office:value-type="string" office:string-value="" calcext:value-type="error">
            <text:p>#VALUE!</text:p>
          </table:table-cell>
          <table:table-cell table:style-name="ce20" office:value-type="float" office:value="3361" calcext:value-type="float">
            <text:p>3361</text:p>
          </table:table-cell>
          <table:table-cell table:number-columns-repeated="97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0" office:value-type="float" office:value="3362" calcext:value-type="float">
            <text:p>3362</text:p>
          </table:table-cell>
          <table:table-cell table:style-name="ce60" office:value-type="string" calcext:value-type="string">
            <text:p>PCE</text:p>
          </table:table-cell>
          <table:table-cell table:style-name="ce67" office:value-type="float" office:value="7.99677" calcext:value-type="float">
            <text:p>7,99677</text:p>
          </table:table-cell>
          <table:table-cell table:style-name="ce80"/>
          <table:table-cell table:style-name="ce92"/>
          <table:table-cell table:style-name="ce101"/>
          <table:table-cell table:style-name="ce20" office:value-type="float" office:value="3362" calcext:value-type="float">
            <text:p>3362</text:p>
          </table:table-cell>
          <table:table-cell table:style-name="ce68" table:formula="of:=IF([.I47]&lt;&gt;&quot;&quot;;AVERAGE([.I47:.J47]);&quot;&quot;)" office:value-type="float" office:value="8.37544" calcext:value-type="float">
            <text:p>8,37544</text:p>
          </table:table-cell>
          <table:table-cell table:style-name="ce80" table:formula="of:=IF([.K47]&lt;&gt;&quot;&quot;;AVERAGE([.K47:.L47])+[.J$30];&quot;&quot;)" office:value-type="date" office:date-value="2019-05-21T16:50:44.999999" calcext:value-type="date">
            <text:p>21.5.19 16:50</text:p>
          </table:table-cell>
          <table:table-cell table:style-name="ce121" table:formula="of:=1000*([.I18]-[.D18])" office:value-type="float" office:value="378.670000000001" calcext:value-type="float">
            <text:p>378,7</text:p>
          </table:table-cell>
          <table:table-cell table:style-name="ce122"/>
          <table:table-cell table:style-name="ce20" office:value-type="float" office:value="3362" calcext:value-type="float">
            <text:p>3362</text:p>
          </table:table-cell>
          <table:table-cell table:style-name="ce68" table:formula="of:=IF([.N47]&lt;&gt;&quot;&quot;;AVERAGE([.N47:.O47]);&quot;&quot;)" office:value-type="float" office:value="8.37186" calcext:value-type="float">
            <text:p>8,37186</text:p>
          </table:table-cell>
          <table:table-cell table:style-name="ce80" table:formula="of:=IF([.P47]&lt;&gt;&quot;&quot;;AVERAGE([.P47:.Q47])+[.O$30];&quot;&quot;)" office:value-type="date" office:date-value="2019-05-22T09:40:45" calcext:value-type="date">
            <text:p>22.5.19 9:40</text:p>
          </table:table-cell>
          <table:table-cell table:style-name="ce92" table:formula="of:=1000*([.I18]-[.N18])/([.O18]-[.J18])" office:value-type="float" office:value="5.1041584158316" calcext:value-type="float">
            <text:p>5,10</text:p>
          </table:table-cell>
          <table:table-cell table:style-name="ce122"/>
          <table:table-cell table:style-name="ce20" office:value-type="float" office:value="3362" calcext:value-type="float">
            <text:p>3362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2" calcext:value-type="float">
            <text:p>3362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2" calcext:value-type="float">
            <text:p>3362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3362" calcext:value-type="float">
            <text:p>3362</text:p>
          </table:table-cell>
          <table:table-cell table:style-name="ce68" table:formula="of:=IF([.AH47]&lt;&gt;&quot;&quot;;AVERAGE([.AH47:.AI47]);&quot;&quot;)">
            <text:p/>
          </table:table-cell>
          <table:table-cell table:style-name="ce80" table:formula="of:=IF([.AJ47]&lt;&gt;&quot;&quot;;AVERAGE([.AJ47:.AK47])+[.AI$30];&quot;&quot;)">
            <text:p/>
          </table:table-cell>
          <table:table-cell table:style-name="ce92" table:formula="of:=1000*([.AC18]-[.AH18])/([.AI18]-[.AD18])" office:value-type="string" office:string-value="" calcext:value-type="error">
            <text:p>#VALUE!</text:p>
          </table:table-cell>
          <table:table-cell table:style-name="ce122" table:formula="of:=[.AJ18]/[.AE18]" office:value-type="string" office:string-value="" calcext:value-type="error">
            <text:p>#VALUE!</text:p>
          </table:table-cell>
          <table:table-cell table:style-name="ce20" office:value-type="float" office:value="3362" calcext:value-type="float">
            <text:p>3362</text:p>
          </table:table-cell>
          <table:table-cell table:style-name="ce68" table:formula="of:=IF([.AM47]&lt;&gt;&quot;&quot;;AVERAGE([.AM47:.AN47]);&quot;&quot;)">
            <text:p/>
          </table:table-cell>
          <table:table-cell table:style-name="ce80" table:formula="of:=IF([.AO47]&lt;&gt;&quot;&quot;;AVERAGE([.AO47:.AP47])+[.AN$30];&quot;&quot;)" office:value-type="date" office:date-value="1899-12-30T00:05:15" calcext:value-type="date">
            <text:p>30.12.99 0:05</text:p>
          </table:table-cell>
          <table:table-cell table:style-name="ce92" table:formula="of:=1000*([.AH18]-[.AM18])/([.AN18]-[.AI18])" office:value-type="string" office:string-value="" calcext:value-type="error">
            <text:p>#VALUE!</text:p>
          </table:table-cell>
          <table:table-cell table:style-name="ce122" table:formula="of:=[.AO18]/[.AJ18]" office:value-type="string" office:string-value="" calcext:value-type="error">
            <text:p>#VALUE!</text:p>
          </table:table-cell>
          <table:table-cell table:style-name="ce20" office:value-type="float" office:value="3362" calcext:value-type="float">
            <text:p>3362</text:p>
          </table:table-cell>
          <table:table-cell table:style-name="ce68" table:formula="of:=IF([.AR47]&lt;&gt;&quot;&quot;;AVERAGE([.AR47:.AS47]);&quot;&quot;)">
            <text:p/>
          </table:table-cell>
          <table:table-cell table:style-name="ce80" table:formula="of:=IF([.AT47]&lt;&gt;&quot;&quot;;AVERAGE([.AT47:.AU47])+[.AS$30];&quot;&quot;)" office:value-type="date" office:date-value="1899-12-30T00:05:15" calcext:value-type="date">
            <text:p>30.12.99 0:05</text:p>
          </table:table-cell>
          <table:table-cell table:style-name="ce92" table:formula="of:=1000*([.AM18]-[.AR18])/([.AS18]-[.AN18])" office:value-type="string" office:string-value="" calcext:value-type="error">
            <text:p>#VALUE!</text:p>
          </table:table-cell>
          <table:table-cell table:style-name="ce122" table:formula="of:=[.AT18]/[.AO18]" office:value-type="string" office:string-value="" calcext:value-type="error">
            <text:p>#VALUE!</text:p>
          </table:table-cell>
          <table:table-cell table:style-name="ce20" office:value-type="float" office:value="3362" calcext:value-type="float">
            <text:p>3362</text:p>
          </table:table-cell>
          <table:table-cell table:number-columns-repeated="97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0" office:value-type="float" office:value="6071" calcext:value-type="float">
            <text:p>6071</text:p>
          </table:table-cell>
          <table:table-cell table:style-name="ce60" office:value-type="string" calcext:value-type="string">
            <text:p>PCE</text:p>
          </table:table-cell>
          <table:table-cell table:style-name="ce67" office:value-type="float" office:value="7.44314" calcext:value-type="float">
            <text:p>7,44314</text:p>
          </table:table-cell>
          <table:table-cell table:style-name="ce80"/>
          <table:table-cell table:style-name="ce92"/>
          <table:table-cell table:style-name="ce101"/>
          <table:table-cell table:style-name="ce20" office:value-type="float" office:value="6071" calcext:value-type="float">
            <text:p>6071</text:p>
          </table:table-cell>
          <table:table-cell table:style-name="ce68" table:formula="of:=IF([.I48]&lt;&gt;&quot;&quot;;AVERAGE([.I48:.J48]);&quot;&quot;)" office:value-type="float" office:value="7.85828" calcext:value-type="float">
            <text:p>7,85828</text:p>
          </table:table-cell>
          <table:table-cell table:style-name="ce80" table:formula="of:=IF([.K48]&lt;&gt;&quot;&quot;;AVERAGE([.K48:.L48])+[.J$30];&quot;&quot;)" office:value-type="date" office:date-value="2019-05-21T16:51:06" calcext:value-type="date">
            <text:p>21.5.19 16:51</text:p>
          </table:table-cell>
          <table:table-cell table:style-name="ce121" table:formula="of:=1000*([.I19]-[.D19])" office:value-type="float" office:value="415.140000000001" calcext:value-type="float">
            <text:p>415,1</text:p>
          </table:table-cell>
          <table:table-cell table:style-name="ce122"/>
          <table:table-cell table:style-name="ce20" office:value-type="float" office:value="6071" calcext:value-type="float">
            <text:p>6071</text:p>
          </table:table-cell>
          <table:table-cell table:style-name="ce68" table:formula="of:=IF([.N48]&lt;&gt;&quot;&quot;;AVERAGE([.N48:.O48]);&quot;&quot;)" office:value-type="float" office:value="7.85017" calcext:value-type="float">
            <text:p>7,85017</text:p>
          </table:table-cell>
          <table:table-cell table:style-name="ce80" table:formula="of:=IF([.P48]&lt;&gt;&quot;&quot;;AVERAGE([.P48:.Q48])+[.O$30];&quot;&quot;)" office:value-type="date" office:date-value="2019-05-22T09:41:06" calcext:value-type="date">
            <text:p>22.5.19 9:41</text:p>
          </table:table-cell>
          <table:table-cell table:style-name="ce92" table:formula="of:=1000*([.I19]-[.N19])/([.O19]-[.J19])" office:value-type="float" office:value="11.5627722772015" calcext:value-type="float">
            <text:p>11,56</text:p>
          </table:table-cell>
          <table:table-cell table:style-name="ce122"/>
          <table:table-cell table:style-name="ce20" office:value-type="float" office:value="6071" calcext:value-type="float">
            <text:p>607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6071" calcext:value-type="float">
            <text:p>607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6071" calcext:value-type="float">
            <text:p>6071</text:p>
          </table:table-cell>
          <table:table-cell table:style-name="ce68"/>
          <table:table-cell table:style-name="ce80"/>
          <table:table-cell table:style-name="ce92"/>
          <table:table-cell table:style-name="ce122"/>
          <table:table-cell table:style-name="ce20" office:value-type="float" office:value="6071" calcext:value-type="float">
            <text:p>6071</text:p>
          </table:table-cell>
          <table:table-cell table:style-name="ce68" table:formula="of:=IF([.AH48]&lt;&gt;&quot;&quot;;AVERAGE([.AH48:.AI48]);&quot;&quot;)">
            <text:p/>
          </table:table-cell>
          <table:table-cell table:style-name="ce80" table:formula="of:=IF([.AJ48]&lt;&gt;&quot;&quot;;AVERAGE([.AJ48:.AK48])+[.AI$30];&quot;&quot;)">
            <text:p/>
          </table:table-cell>
          <table:table-cell table:style-name="ce92" table:formula="of:=1000*([.AC19]-[.AH19])/([.AI19]-[.AD19])" office:value-type="string" office:string-value="" calcext:value-type="error">
            <text:p>#VALUE!</text:p>
          </table:table-cell>
          <table:table-cell table:style-name="ce122" table:formula="of:=[.AJ19]/[.AE19]" office:value-type="string" office:string-value="" calcext:value-type="error">
            <text:p>#VALUE!</text:p>
          </table:table-cell>
          <table:table-cell table:style-name="ce20" office:value-type="float" office:value="6071" calcext:value-type="float">
            <text:p>6071</text:p>
          </table:table-cell>
          <table:table-cell table:style-name="ce68" table:formula="of:=IF([.AM48]&lt;&gt;&quot;&quot;;AVERAGE([.AM48:.AN48]);&quot;&quot;)">
            <text:p/>
          </table:table-cell>
          <table:table-cell table:style-name="ce80" table:formula="of:=IF([.AO48]&lt;&gt;&quot;&quot;;AVERAGE([.AO48:.AP48])+[.AN$30];&quot;&quot;)" office:value-type="date" office:date-value="1899-12-30T00:05:36" calcext:value-type="date">
            <text:p>30.12.99 0:05</text:p>
          </table:table-cell>
          <table:table-cell table:style-name="ce92" table:formula="of:=1000*([.AH19]-[.AM19])/([.AN19]-[.AI19])" office:value-type="string" office:string-value="" calcext:value-type="error">
            <text:p>#VALUE!</text:p>
          </table:table-cell>
          <table:table-cell table:style-name="ce122" table:formula="of:=[.AO19]/[.AJ19]" office:value-type="string" office:string-value="" calcext:value-type="error">
            <text:p>#VALUE!</text:p>
          </table:table-cell>
          <table:table-cell table:style-name="ce20" office:value-type="float" office:value="6071" calcext:value-type="float">
            <text:p>6071</text:p>
          </table:table-cell>
          <table:table-cell table:style-name="ce68" table:formula="of:=IF([.AR48]&lt;&gt;&quot;&quot;;AVERAGE([.AR48:.AS48]);&quot;&quot;)">
            <text:p/>
          </table:table-cell>
          <table:table-cell table:style-name="ce80" table:formula="of:=IF([.AT48]&lt;&gt;&quot;&quot;;AVERAGE([.AT48:.AU48])+[.AS$30];&quot;&quot;)" office:value-type="date" office:date-value="1899-12-30T00:05:36" calcext:value-type="date">
            <text:p>30.12.99 0:05</text:p>
          </table:table-cell>
          <table:table-cell table:style-name="ce92" table:formula="of:=1000*([.AM19]-[.AR19])/([.AS19]-[.AN19])" office:value-type="string" office:string-value="" calcext:value-type="error">
            <text:p>#VALUE!</text:p>
          </table:table-cell>
          <table:table-cell table:style-name="ce122" table:formula="of:=[.AT19]/[.AO19]" office:value-type="string" office:string-value="" calcext:value-type="error">
            <text:p>#VALUE!</text:p>
          </table:table-cell>
          <table:table-cell table:style-name="ce20" office:value-type="float" office:value="6071" calcext:value-type="float">
            <text:p>6071</text:p>
          </table:table-cell>
          <table:table-cell table:number-columns-repeated="9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5"/>
          <table:table-cell table:style-name="ce61"/>
          <table:table-cell table:style-name="ce68"/>
          <table:table-cell table:style-name="ce80"/>
          <table:table-cell table:style-name="ce92"/>
          <table:table-cell table:style-name="ce101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 table:formula="of:=IF([.AH49]&lt;&gt;&quot;&quot;;AVERAGE([.AH49:.AI49]);&quot;&quot;)">
            <text:p/>
          </table:table-cell>
          <table:table-cell table:style-name="ce80" table:formula="of:=IF([.AJ49]&lt;&gt;&quot;&quot;;AVERAGE([.AJ49:.AK49])+[.AI$30];&quot;&quot;)">
            <text:p/>
          </table:table-cell>
          <table:table-cell table:style-name="ce92" table:formula="of:=1000*([.AC20]-[.AH20])/([.AI20]-[.AD20])" office:value-type="string" office:string-value="" calcext:value-type="error">
            <text:p>#VALUE!</text:p>
          </table:table-cell>
          <table:table-cell table:style-name="ce122" table:formula="of:=[.AJ20]/[.AE20]" office:value-type="string" office:string-value="" calcext:value-type="error">
            <text:p>#VALUE!</text:p>
          </table:table-cell>
          <table:table-cell table:style-name="ce45"/>
          <table:table-cell table:style-name="ce68" table:formula="of:=IF([.AM49]&lt;&gt;&quot;&quot;;AVERAGE([.AM49:.AN49]);&quot;&quot;)">
            <text:p/>
          </table:table-cell>
          <table:table-cell table:style-name="ce80" table:formula="of:=IF([.AO49]&lt;&gt;&quot;&quot;;AVERAGE([.AO49:.AP49])+[.AN$30];&quot;&quot;)">
            <text:p/>
          </table:table-cell>
          <table:table-cell table:style-name="ce92" table:formula="of:=1000*([.AH20]-[.AM20])/([.AN20]-[.AI20])" office:value-type="string" office:string-value="" calcext:value-type="error">
            <text:p>#VALUE!</text:p>
          </table:table-cell>
          <table:table-cell table:style-name="ce122" table:formula="of:=[.AO20]/[.AJ20]" office:value-type="string" office:string-value="" calcext:value-type="error">
            <text:p>#VALUE!</text:p>
          </table:table-cell>
          <table:table-cell table:style-name="ce45"/>
          <table:table-cell table:style-name="ce68" table:formula="of:=IF([.AR49]&lt;&gt;&quot;&quot;;AVERAGE([.AR49:.AS49]);&quot;&quot;)">
            <text:p/>
          </table:table-cell>
          <table:table-cell table:style-name="ce80" table:formula="of:=IF([.AT49]&lt;&gt;&quot;&quot;;AVERAGE([.AT49:.AU49])+[.AS$30];&quot;&quot;)">
            <text:p/>
          </table:table-cell>
          <table:table-cell table:style-name="ce92" table:formula="of:=1000*([.AM20]-[.AR20])/([.AS20]-[.AN20])" office:value-type="string" office:string-value="" calcext:value-type="error">
            <text:p>#VALUE!</text:p>
          </table:table-cell>
          <table:table-cell table:style-name="ce122" table:formula="of:=[.AT20]/[.AO20]" office:value-type="string" office:string-value="" calcext:value-type="error">
            <text:p>#VALUE!</text:p>
          </table:table-cell>
          <table:table-cell table:style-name="ce45"/>
          <table:table-cell table:number-columns-repeated="9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5"/>
          <table:table-cell table:style-name="ce61"/>
          <table:table-cell table:style-name="ce68"/>
          <table:table-cell table:style-name="ce80"/>
          <table:table-cell table:style-name="ce92"/>
          <table:table-cell table:style-name="ce101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 table:formula="of:=IF([.AH50]&lt;&gt;&quot;&quot;;AVERAGE([.AH50:.AI50]);&quot;&quot;)">
            <text:p/>
          </table:table-cell>
          <table:table-cell table:style-name="ce80" table:formula="of:=IF([.AJ50]&lt;&gt;&quot;&quot;;AVERAGE([.AJ50:.AK50])+[.AI$30];&quot;&quot;)">
            <text:p/>
          </table:table-cell>
          <table:table-cell table:style-name="ce92" table:formula="of:=1000*([.AC21]-[.AH21])/([.AI21]-[.AD21])" office:value-type="string" office:string-value="" calcext:value-type="error">
            <text:p>#VALUE!</text:p>
          </table:table-cell>
          <table:table-cell table:style-name="ce122" table:formula="of:=[.AJ21]/[.AE21]" office:value-type="string" office:string-value="" calcext:value-type="error">
            <text:p>#VALUE!</text:p>
          </table:table-cell>
          <table:table-cell table:style-name="ce45"/>
          <table:table-cell table:style-name="ce68" table:formula="of:=IF([.AM50]&lt;&gt;&quot;&quot;;AVERAGE([.AM50:.AN50]);&quot;&quot;)">
            <text:p/>
          </table:table-cell>
          <table:table-cell table:style-name="ce80" table:formula="of:=IF([.AO50]&lt;&gt;&quot;&quot;;AVERAGE([.AO50:.AP50])+[.AN$30];&quot;&quot;)">
            <text:p/>
          </table:table-cell>
          <table:table-cell table:style-name="ce92" table:formula="of:=1000*([.AH21]-[.AM21])/([.AN21]-[.AI21])" office:value-type="string" office:string-value="" calcext:value-type="error">
            <text:p>#VALUE!</text:p>
          </table:table-cell>
          <table:table-cell table:style-name="ce122" table:formula="of:=[.AO21]/[.AJ21]" office:value-type="string" office:string-value="" calcext:value-type="error">
            <text:p>#VALUE!</text:p>
          </table:table-cell>
          <table:table-cell table:style-name="ce45"/>
          <table:table-cell table:style-name="ce68" table:formula="of:=IF([.AR50]&lt;&gt;&quot;&quot;;AVERAGE([.AR50:.AS50]);&quot;&quot;)">
            <text:p/>
          </table:table-cell>
          <table:table-cell table:style-name="ce80" table:formula="of:=IF([.AT50]&lt;&gt;&quot;&quot;;AVERAGE([.AT50:.AU50])+[.AS$30];&quot;&quot;)">
            <text:p/>
          </table:table-cell>
          <table:table-cell table:style-name="ce92" table:formula="of:=1000*([.AM21]-[.AR21])/([.AS21]-[.AN21])" office:value-type="string" office:string-value="" calcext:value-type="error">
            <text:p>#VALUE!</text:p>
          </table:table-cell>
          <table:table-cell table:style-name="ce122" table:formula="of:=[.AT21]/[.AO21]" office:value-type="string" office:string-value="" calcext:value-type="error">
            <text:p>#VALUE!</text:p>
          </table:table-cell>
          <table:table-cell table:style-name="ce45"/>
          <table:table-cell table:number-columns-repeated="9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5"/>
          <table:table-cell table:style-name="ce61"/>
          <table:table-cell table:style-name="ce68"/>
          <table:table-cell table:style-name="ce80"/>
          <table:table-cell table:style-name="ce92"/>
          <table:table-cell table:style-name="ce101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/>
          <table:table-cell table:style-name="ce80"/>
          <table:table-cell table:style-name="ce92"/>
          <table:table-cell table:style-name="ce122"/>
          <table:table-cell table:style-name="ce45"/>
          <table:table-cell table:style-name="ce68" table:formula="of:=IF([.AH51]&lt;&gt;&quot;&quot;;AVERAGE([.AH51:.AI51]);&quot;&quot;)">
            <text:p/>
          </table:table-cell>
          <table:table-cell table:style-name="ce80" table:formula="of:=IF([.AJ51]&lt;&gt;&quot;&quot;;AVERAGE([.AJ51:.AK51])+[.AI$30];&quot;&quot;)">
            <text:p/>
          </table:table-cell>
          <table:table-cell table:style-name="ce92" table:formula="of:=1000*([.AC22]-[.AH22])/([.AI22]-[.AD22])" office:value-type="string" office:string-value="" calcext:value-type="error">
            <text:p>#VALUE!</text:p>
          </table:table-cell>
          <table:table-cell table:style-name="ce122" table:formula="of:=[.AJ22]/[.AE22]" office:value-type="string" office:string-value="" calcext:value-type="error">
            <text:p>#VALUE!</text:p>
          </table:table-cell>
          <table:table-cell table:style-name="ce45"/>
          <table:table-cell table:style-name="ce68" table:formula="of:=IF([.AM51]&lt;&gt;&quot;&quot;;AVERAGE([.AM51:.AN51]);&quot;&quot;)">
            <text:p/>
          </table:table-cell>
          <table:table-cell table:style-name="ce80" table:formula="of:=IF([.AO51]&lt;&gt;&quot;&quot;;AVERAGE([.AO51:.AP51])+[.AN$30];&quot;&quot;)">
            <text:p/>
          </table:table-cell>
          <table:table-cell table:style-name="ce92" table:formula="of:=1000*([.AH22]-[.AM22])/([.AN22]-[.AI22])" office:value-type="string" office:string-value="" calcext:value-type="error">
            <text:p>#VALUE!</text:p>
          </table:table-cell>
          <table:table-cell table:style-name="ce122" table:formula="of:=[.AO22]/[.AJ22]" office:value-type="string" office:string-value="" calcext:value-type="error">
            <text:p>#VALUE!</text:p>
          </table:table-cell>
          <table:table-cell table:style-name="ce45"/>
          <table:table-cell table:style-name="ce68" table:formula="of:=IF([.AR51]&lt;&gt;&quot;&quot;;AVERAGE([.AR51:.AS51]);&quot;&quot;)">
            <text:p/>
          </table:table-cell>
          <table:table-cell table:style-name="ce80" table:formula="of:=IF([.AT51]&lt;&gt;&quot;&quot;;AVERAGE([.AT51:.AU51])+[.AS$30];&quot;&quot;)">
            <text:p/>
          </table:table-cell>
          <table:table-cell table:style-name="ce92" table:formula="of:=1000*([.AM22]-[.AR22])/([.AS22]-[.AN22])" office:value-type="string" office:string-value="" calcext:value-type="error">
            <text:p>#VALUE!</text:p>
          </table:table-cell>
          <table:table-cell table:style-name="ce122" table:formula="of:=[.AT22]/[.AO22]" office:value-type="string" office:string-value="" calcext:value-type="error">
            <text:p>#VALUE!</text:p>
          </table:table-cell>
          <table:table-cell table:style-name="ce45"/>
          <table:table-cell table:number-columns-repeated="9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6" table:number-columns-repeated="2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number-columns-repeated="976"/>
        </table:table-row>
        <table:table-row table:style-name="ro1">
          <table:table-cell table:number-columns-repeated="3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9"/>
          <table:table-cell table:style-name="ce81"/>
          <table:table-cell table:style-name="ce93"/>
          <table:table-cell table:style-name="ce102"/>
          <table:table-cell table:style-name="ce46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number-columns-repeated="977"/>
        </table:table-row>
        <table:table-row table:style-name="ro1">
          <table:table-cell table:number-columns-repeated="3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160"/>
          <table:table-cell table:style-name="ce174"/>
          <table:table-cell table:style-name="ce186"/>
          <table:table-cell table:style-name="ce197"/>
          <table:table-cell table:style-name="ce205"/>
          <table:table-cell table:style-name="ce160"/>
          <table:table-cell table:style-name="ce174"/>
          <table:table-cell table:style-name="ce186"/>
          <table:table-cell table:style-name="ce197"/>
          <table:table-cell table:style-name="ce205"/>
          <table:table-cell table:style-name="ce68"/>
          <table:table-cell table:style-name="ce235" office:value-type="string" calcext:value-type="string">
            <text:p>min</text:p>
          </table:table-cell>
          <table:table-cell table:style-name="ce237" table:formula="of:=MIN([.AJ3:.AJ23])" office:value-type="string" office:string-value="" calcext:value-type="error">
            <text:p>#VALUE!</text:p>
          </table:table-cell>
          <table:table-cell table:style-name="ce237" table:formula="of:=MIN([.AK3:.AK23])" office:value-type="string" office:string-value="" calcext:value-type="error">
            <text:p>#VALUE!</text:p>
          </table:table-cell>
          <table:table-cell table:style-name="ce47"/>
          <table:table-cell table:style-name="ce68"/>
          <table:table-cell table:style-name="ce235" office:value-type="string" calcext:value-type="string">
            <text:p>min</text:p>
          </table:table-cell>
          <table:table-cell table:style-name="ce237" table:formula="of:=MIN([.AO3:.AO23])" office:value-type="string" office:string-value="" calcext:value-type="error">
            <text:p>#VALUE!</text:p>
          </table:table-cell>
          <table:table-cell table:style-name="ce237" table:formula="of:=MIN([.AP3:.AP23])" office:value-type="string" office:string-value="" calcext:value-type="error">
            <text:p>#VALUE!</text:p>
          </table:table-cell>
          <table:table-cell table:style-name="ce47"/>
          <table:table-cell table:style-name="ce68"/>
          <table:table-cell table:style-name="ce235" office:value-type="string" calcext:value-type="string">
            <text:p>min</text:p>
          </table:table-cell>
          <table:table-cell table:style-name="ce237" table:formula="of:=MIN([.AT3:.AT23])" office:value-type="string" office:string-value="" calcext:value-type="error">
            <text:p>#VALUE!</text:p>
          </table:table-cell>
          <table:table-cell table:style-name="ce237" table:formula="of:=MIN([.AU3:.AU23])" office:value-type="string" office:string-value="" calcext:value-type="error">
            <text:p>#VALUE!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68"/>
          <table:table-cell table:style-name="ce80"/>
          <table:table-cell table:style-name="ce92"/>
          <table:table-cell table:style-name="ce103"/>
          <table:table-cell table:style-name="ce47"/>
          <table:table-cell table:style-name="ce161"/>
          <table:table-cell table:style-name="ce175"/>
          <table:table-cell table:style-name="ce187"/>
          <table:table-cell table:style-name="ce198"/>
          <table:table-cell table:style-name="ce206"/>
          <table:table-cell table:style-name="ce215"/>
          <table:table-cell table:style-name="ce175"/>
          <table:table-cell table:style-name="ce187"/>
          <table:table-cell table:style-name="ce198"/>
          <table:table-cell table:style-name="ce225"/>
          <table:table-cell table:style-name="ce68"/>
          <table:table-cell table:style-name="ce236" office:value-type="string" calcext:value-type="string">
            <text:p>MAX</text:p>
          </table:table-cell>
          <table:table-cell table:style-name="ce238" table:formula="of:=MAX([.AJ3:.AJ23])" office:value-type="string" office:string-value="" calcext:value-type="error">
            <text:p>#VALUE!</text:p>
          </table:table-cell>
          <table:table-cell table:style-name="ce238" table:formula="of:=MAX([.AK3:.AK23])" office:value-type="string" office:string-value="" calcext:value-type="error">
            <text:p>#VALUE!</text:p>
          </table:table-cell>
          <table:table-cell table:style-name="ce47"/>
          <table:table-cell table:style-name="ce68"/>
          <table:table-cell table:style-name="ce236" office:value-type="string" calcext:value-type="string">
            <text:p>MAX</text:p>
          </table:table-cell>
          <table:table-cell table:style-name="ce238" table:formula="of:=MAX([.AO3:.AO23])" office:value-type="string" office:string-value="" calcext:value-type="error">
            <text:p>#VALUE!</text:p>
          </table:table-cell>
          <table:table-cell table:style-name="ce238" table:formula="of:=MAX([.AP3:.AP23])" office:value-type="string" office:string-value="" calcext:value-type="error">
            <text:p>#VALUE!</text:p>
          </table:table-cell>
          <table:table-cell table:style-name="ce47"/>
          <table:table-cell table:style-name="ce68"/>
          <table:table-cell table:style-name="ce236" office:value-type="string" calcext:value-type="string">
            <text:p>MAX</text:p>
          </table:table-cell>
          <table:table-cell table:style-name="ce238" table:formula="of:=MAX([.AT3:.AT23])" office:value-type="string" office:string-value="" calcext:value-type="error">
            <text:p>#VALUE!</text:p>
          </table:table-cell>
          <table:table-cell table:style-name="ce238" table:formula="of:=MAX([.AU3:.AU23])" office:value-type="string" office:string-value="" calcext:value-type="error">
            <text:p>#VALUE!</text:p>
          </table:table-cell>
          <table:table-cell/>
          <table:table-cell table:style-name="ce63"/>
          <table:table-cell table:number-columns-repeated="975"/>
        </table:table-row>
        <table:table-row table:style-name="ro1">
          <table:table-cell/>
          <table:table-cell table:style-name="ce47"/>
          <table:table-cell table:style-name="ce62"/>
          <table:table-cell table:style-name="ce68"/>
          <table:table-cell table:number-columns-repeated="19"/>
          <table:table-cell table:style-name="ce162"/>
          <table:table-cell table:style-name="ce176" table:number-columns-repeated="8"/>
          <table:table-cell table:style-name="ce226"/>
          <table:table-cell table:number-columns-repeated="15"/>
          <table:table-cell table:style-name="ce63"/>
          <table:table-cell table:number-columns-repeated="975"/>
        </table:table-row>
        <table:table-row table:style-name="ro1">
          <table:table-cell/>
          <table:table-cell table:style-name="ce43"/>
          <table:table-cell table:style-name="ce63" table:number-columns-repeated="2"/>
          <table:table-cell table:style-name="ce82"/>
          <table:table-cell table:style-name="ce63" table:number-columns-repeated="2"/>
          <table:table-cell/>
          <table:table-cell table:style-name="ce63"/>
          <table:table-cell table:style-name="ce82"/>
          <table:table-cell table:style-name="ce63" table:number-columns-repeated="2"/>
          <table:table-cell/>
          <table:table-cell table:style-name="ce63"/>
          <table:table-cell table:style-name="ce82" office:value-type="float" office:value="23" calcext:value-type="float">
            <text:p>23,0°C</text:p>
          </table:table-cell>
          <table:table-cell table:style-name="ce63" table:number-columns-repeated="2"/>
          <table:table-cell/>
          <table:table-cell table:style-name="ce63"/>
          <table:table-cell table:style-name="ce82" office:value-type="float" office:value="25" calcext:value-type="float">
            <text:p>25,0°C</text:p>
          </table:table-cell>
          <table:table-cell table:style-name="ce63" table:number-columns-repeated="2"/>
          <table:table-cell/>
          <table:table-cell table:style-name="ce163"/>
          <table:table-cell table:style-name="ce82"/>
          <table:table-cell table:style-name="ce188" office:value-type="string" calcext:value-type="string">
            <text:p>Odjezd cca 9:00</text:p>
          </table:table-cell>
          <table:table-cell table:style-name="ce189"/>
          <table:table-cell table:style-name="ce176"/>
          <table:table-cell table:style-name="ce179"/>
          <table:table-cell table:style-name="ce82" office:value-type="float" office:value="25" calcext:value-type="float">
            <text:p>25,0°C</text:p>
          </table:table-cell>
          <table:table-cell table:style-name="ce188" office:value-type="string" calcext:value-type="string">
            <text:p>Příjezd 13:40</text:p>
          </table:table-cell>
          <table:table-cell table:style-name="ce189"/>
          <table:table-cell table:style-name="ce226"/>
          <table:table-cell table:style-name="ce63"/>
          <table:table-cell table:style-name="ce82"/>
          <table:table-cell table:style-name="ce63" table:number-columns-repeated="2"/>
          <table:table-cell/>
          <table:table-cell table:style-name="ce63"/>
          <table:table-cell table:style-name="ce82"/>
          <table:table-cell table:style-name="ce63" table:number-columns-repeated="2"/>
          <table:table-cell/>
          <table:table-cell table:style-name="ce63"/>
          <table:table-cell table:style-name="ce82"/>
          <table:table-cell table:style-name="ce63" table:number-columns-repeated="2"/>
          <table:table-cell/>
          <table:table-cell table:style-name="ce63"/>
          <table:table-cell table:number-columns-repeated="975"/>
        </table:table-row>
        <table:table-row table:style-name="ro1">
          <table:table-cell/>
          <table:table-cell table:style-name="ce48"/>
          <table:table-cell table:style-name="ce63" table:number-columns-repeated="2"/>
          <table:table-cell table:style-name="ce83"/>
          <table:table-cell table:style-name="ce63" table:number-columns-repeated="4"/>
          <table:table-cell table:style-name="ce83"/>
          <table:table-cell table:style-name="ce63" table:number-columns-repeated="4"/>
          <table:table-cell table:style-name="ce83"/>
          <table:table-cell table:style-name="ce63" table:number-columns-repeated="4"/>
          <table:table-cell table:style-name="ce83"/>
          <table:table-cell table:style-name="ce63" table:number-columns-repeated="3"/>
          <table:table-cell table:style-name="ce163"/>
          <table:table-cell table:style-name="ce177"/>
          <table:table-cell table:style-name="ce189" table:number-columns-repeated="2"/>
          <table:table-cell table:style-name="ce179" table:number-columns-repeated="2"/>
          <table:table-cell table:style-name="ce177"/>
          <table:table-cell table:style-name="ce189" table:number-columns-repeated="2"/>
          <table:table-cell table:style-name="ce227"/>
          <table:table-cell table:style-name="ce63"/>
          <table:table-cell table:style-name="ce83"/>
          <table:table-cell table:style-name="ce63" table:number-columns-repeated="4"/>
          <table:table-cell table:style-name="ce83"/>
          <table:table-cell table:style-name="ce63" table:number-columns-repeated="4"/>
          <table:table-cell table:style-name="ce83"/>
          <table:table-cell table:style-name="ce63" table:number-columns-repeated="4"/>
          <table:table-cell table:number-columns-repeated="975"/>
        </table:table-row>
        <table:table-row table:style-name="ro1">
          <table:table-cell/>
          <table:table-cell table:style-name="ce49" office:value-type="string" calcext:value-type="string">
            <text:p>ozn.</text:p>
          </table:table-cell>
          <table:table-cell table:style-name="ce49"/>
          <table:table-cell table:style-name="ce70" office:value-type="string" calcext:value-type="string">
            <text:p>datum:</text:p>
          </table:table-cell>
          <table:table-cell table:style-name="ce84"/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 office:value-type="date" office:date-value="2019-05-21" calcext:value-type="date">
            <text:p>21.05.2019</text:p>
          </table:table-cell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 office:value-type="date" office:date-value="2019-05-22" calcext:value-type="date">
            <text:p>22.05.2019</text:p>
          </table:table-cell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 office:value-type="date" office:date-value="2019-05-22" calcext:value-type="date">
            <text:p>22.05.2019</text:p>
          </table:table-cell>
          <table:table-cell table:style-name="ce94" table:number-columns-repeated="2"/>
          <table:table-cell table:style-name="ce155" office:value-type="string" calcext:value-type="string">
            <text:p>rozdíl</text:p>
          </table:table-cell>
          <table:table-cell table:style-name="ce164" office:value-type="string" calcext:value-type="string">
            <text:p>datum:</text:p>
          </table:table-cell>
          <table:table-cell table:style-name="ce84" office:value-type="date" office:date-value="2019-05-23" calcext:value-type="date">
            <text:p>23.05.2019</text:p>
          </table:table-cell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 office:value-type="date" office:date-value="2019-06-05" calcext:value-type="date">
            <text:p>05.06.2019</text:p>
          </table:table-cell>
          <table:table-cell table:style-name="ce94" table:number-columns-repeated="2"/>
          <table:table-cell table:style-name="ce228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/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/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70" office:value-type="string" calcext:value-type="string">
            <text:p>datum:</text:p>
          </table:table-cell>
          <table:table-cell table:style-name="ce84"/>
          <table:table-cell table:style-name="ce94" table:number-columns-repeated="2"/>
          <table:table-cell table:style-name="ce106" office:value-type="string" calcext:value-type="string">
            <text:p>rozdíl</text:p>
          </table:table-cell>
          <table:table-cell table:style-name="ce63"/>
          <table:table-cell table:number-columns-repeated="975"/>
        </table:table-row>
        <table:table-row table:style-name="ro1">
          <table:table-cell/>
          <table:table-cell table:style-name="ce50"/>
          <table:table-cell table:style-name="ce64"/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56" office:value-type="string" calcext:value-type="string">
            <text:p>mg</text:p>
          </table:table-cell>
          <table:table-cell table:style-name="ce165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229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71" office:value-type="string" calcext:value-type="string">
            <text:p>g</text:p>
          </table:table-cell>
          <table:table-cell table:style-name="ce66" office:value-type="string" calcext:value-type="string">
            <text:p>g</text:p>
          </table:table-cell>
          <table:table-cell table:number-columns-repeated="2" table:style-name="ce66" office:value-type="string" calcext:value-type="string">
            <text:p>hod.</text:p>
          </table:table-cell>
          <table:table-cell table:style-name="ce107" office:value-type="string" calcext:value-type="string">
            <text:p>mg</text:p>
          </table:table-cell>
          <table:table-cell table:style-name="ce239"/>
          <table:table-cell table:style-name="ce240"/>
          <table:table-cell table:number-columns-repeated="974"/>
        </table:table-row>
        <table:table-row table:style-name="ro1">
          <table:table-cell/>
          <table:table-cell table:style-name="ce15" office:value-type="float" office:value="4006" calcext:value-type="float">
            <text:p>4006</text:p>
          </table:table-cell>
          <table:table-cell table:style-name="ce56" office:value-type="string" calcext:value-type="string">
            <text:p>MCH</text:p>
          </table:table-cell>
          <table:table-cell table:style-name="ce72"/>
          <table:table-cell table:style-name="ce85"/>
          <table:table-cell table:style-name="ce95" table:number-columns-repeated="2"/>
          <table:table-cell table:style-name="ce108" table:formula="of:=([.D32]-[.E32])*1000" office:value-type="float" office:value="0" calcext:value-type="float">
            <text:p>0,00</text:p>
          </table:table-cell>
          <table:table-cell table:style-name="ce72" office:value-type="float" office:value="10.19307" calcext:value-type="float">
            <text:p>10,19307</text:p>
          </table:table-cell>
          <table:table-cell table:style-name="ce85" office:value-type="float" office:value="10.19265" calcext:value-type="float">
            <text:p>10,19265</text:p>
          </table:table-cell>
          <table:table-cell table:style-name="ce95" office:value-type="time" office:time-value="PT16H43M00S" calcext:value-type="time">
            <text:p>16:43</text:p>
          </table:table-cell>
          <table:table-cell table:style-name="ce95" office:value-type="time" office:time-value="PT16H48M00S" calcext:value-type="time">
            <text:p>16:48</text:p>
          </table:table-cell>
          <table:table-cell table:style-name="ce108" table:formula="of:=([.I32]-[.J32])*1000" office:value-type="float" office:value="0.420000000000087" calcext:value-type="float">
            <text:p>0,42</text:p>
          </table:table-cell>
          <table:table-cell table:style-name="ce72" office:value-type="float" office:value="10.18219" calcext:value-type="float">
            <text:p>10,18219</text:p>
          </table:table-cell>
          <table:table-cell table:style-name="ce85"/>
          <table:table-cell table:style-name="ce95" office:value-type="time" office:time-value="PT09H33M00S" calcext:value-type="time">
            <text:p>9:33</text:p>
          </table:table-cell>
          <table:table-cell table:style-name="ce95" office:value-type="time" office:time-value="PT09H38M00S" calcext:value-type="time">
            <text:p>9:38</text:p>
          </table:table-cell>
          <table:table-cell table:style-name="ce108" table:formula="of:=([.N32]-[.O32])*1000" office:value-type="float" office:value="10182.19" calcext:value-type="float">
            <text:p>10182,19</text:p>
          </table:table-cell>
          <table:table-cell table:style-name="ce72" office:value-type="float" office:value="10.17765" calcext:value-type="float">
            <text:p>10,17765</text:p>
          </table:table-cell>
          <table:table-cell table:style-name="ce85"/>
          <table:table-cell table:style-name="ce95" office:value-type="time" office:time-value="PT16H27M00S" calcext:value-type="time">
            <text:p>16:27</text:p>
          </table:table-cell>
          <table:table-cell table:style-name="ce95" office:value-type="time" office:time-value="PT16H32M00S" calcext:value-type="time">
            <text:p>16:32</text:p>
          </table:table-cell>
          <table:table-cell table:style-name="ce157" table:formula="of:=([.S32]-[.T32])*1000" office:value-type="float" office:value="10177.65" calcext:value-type="float">
            <text:p>10177,65</text:p>
          </table:table-cell>
          <table:table-cell table:style-name="ce72" office:value-type="float" office:value="10.16818" calcext:value-type="float">
            <text:p>10,16818</text:p>
          </table:table-cell>
          <table:table-cell table:style-name="ce85"/>
          <table:table-cell table:style-name="ce95" office:value-type="time" office:time-value="PT07H44M00S" calcext:value-type="time">
            <text:p>7:44</text:p>
          </table:table-cell>
          <table:table-cell table:style-name="ce95" office:value-type="time" office:time-value="PT07H50M00S" calcext:value-type="time">
            <text:p>7:50</text:p>
          </table:table-cell>
          <table:table-cell table:style-name="ce108" table:formula="of:=([.X32]-[.Y32])*1000" office:value-type="float" office:value="10168.18" calcext:value-type="float">
            <text:p>10168,18</text:p>
          </table:table-cell>
          <table:table-cell table:style-name="ce72" office:value-type="float" office:value="10.02729" calcext:value-type="float">
            <text:p>10,02729</text:p>
          </table:table-cell>
          <table:table-cell table:style-name="ce85" office:value-type="float" office:value="10.02722" calcext:value-type="float">
            <text:p>10,02722</text:p>
          </table:table-cell>
          <table:table-cell table:style-name="ce95" office:value-type="time" office:time-value="PT13H55M00S" calcext:value-type="time">
            <text:p>13:55</text:p>
          </table:table-cell>
          <table:table-cell table:style-name="ce95" office:value-type="time" office:time-value="PT14H25M00S" calcext:value-type="time">
            <text:p>14:25</text:p>
          </table:table-cell>
          <table:table-cell table:style-name="ce230" table:formula="of:=([.AC32]-[.AD32])*1000" office:value-type="float" office:value="0.0700000000009027" calcext:value-type="float">
            <text:p>0,07</text:p>
          </table:table-cell>
          <table:table-cell table:style-name="ce234"/>
          <table:table-cell table:style-name="ce85"/>
          <table:table-cell table:style-name="ce95" table:number-columns-repeated="2"/>
          <table:table-cell table:style-name="ce108" table:formula="of:=([.AH32]-[.AI32])*1000" office:value-type="float" office:value="0" calcext:value-type="float">
            <text:p>0,00</text:p>
          </table:table-cell>
          <table:table-cell table:style-name="ce72"/>
          <table:table-cell table:style-name="ce85"/>
          <table:table-cell table:style-name="ce95" table:number-columns-repeated="2"/>
          <table:table-cell table:style-name="ce108" table:formula="of:=([.AM32]-[.AN32])*1000" office:value-type="float" office:value="0" calcext:value-type="float">
            <text:p>0,00</text:p>
          </table:table-cell>
          <table:table-cell table:style-name="ce72"/>
          <table:table-cell table:style-name="ce85"/>
          <table:table-cell table:style-name="ce95" table:number-columns-repeated="2"/>
          <table:table-cell table:style-name="ce108" table:formula="of:=([.AR32]-[.AS32])*1000" office:value-type="float" office:value="0" calcext:value-type="float">
            <text:p>0,00</text:p>
          </table:table-cell>
          <table:table-cell table:style-name="ce15" office:value-type="float" office:value="4006" calcext:value-type="float">
            <text:p>4006</text:p>
          </table:table-cell>
          <table:table-cell table:style-name="ce56" office:value-type="string" calcext:value-type="string">
            <text:p>MCH</text:p>
          </table:table-cell>
          <table:table-cell table:number-columns-repeated="974"/>
        </table:table-row>
        <table:table-row table:style-name="ro1">
          <table:table-cell/>
          <table:table-cell table:style-name="ce15" office:value-type="float" office:value="4007" calcext:value-type="float">
            <text:p>4007</text:p>
          </table:table-cell>
          <table:table-cell table:style-name="ce56" office:value-type="string" calcext:value-type="string">
            <text:p>MCH</text:p>
          </table:table-cell>
          <table:table-cell table:style-name="ce72"/>
          <table:table-cell table:style-name="ce86"/>
          <table:table-cell table:style-name="ce96" table:formula="of:=[.F32]+0.5/24/60" office:value-type="time" office:time-value="PT00H00M30S" calcext:value-type="time">
            <text:p>0:00</text:p>
          </table:table-cell>
          <table:table-cell table:style-name="ce96" table:formula="of:=[.G32]+0.5/24/60" office:value-type="time" office:time-value="PT00H00M30S" calcext:value-type="time">
            <text:p>0:00</text:p>
          </table:table-cell>
          <table:table-cell table:style-name="ce109" table:formula="of:=([.D33]-[.E33])*1000" office:value-type="float" office:value="0" calcext:value-type="float">
            <text:p>0,00</text:p>
          </table:table-cell>
          <table:table-cell table:style-name="ce72" office:value-type="float" office:value="9.93782" calcext:value-type="float">
            <text:p>9,93782</text:p>
          </table:table-cell>
          <table:table-cell table:style-name="ce86" office:value-type="float" office:value="9.9374" calcext:value-type="float">
            <text:p>9,93740</text:p>
          </table:table-cell>
          <table:table-cell table:style-name="ce96" table:formula="of:=[.K32]+0.35/24/60" office:value-type="time" office:time-value="PT16H43M21S" calcext:value-type="time">
            <text:p>16:43</text:p>
          </table:table-cell>
          <table:table-cell table:style-name="ce96" table:formula="of:=[.L32]+0.35/24/60" office:value-type="time" office:time-value="PT16H48M21S" calcext:value-type="time">
            <text:p>16:48</text:p>
          </table:table-cell>
          <table:table-cell table:style-name="ce109" table:formula="of:=([.I33]-[.J33])*1000" office:value-type="float" office:value="0.420000000000087" calcext:value-type="float">
            <text:p>0,42</text:p>
          </table:table-cell>
          <table:table-cell table:style-name="ce72" office:value-type="float" office:value="9.9262" calcext:value-type="float">
            <text:p>9,92620</text:p>
          </table:table-cell>
          <table:table-cell table:style-name="ce86"/>
          <table:table-cell table:style-name="ce96" table:formula="of:=[.P32]+0.35/24/60" office:value-type="time" office:time-value="PT09H33M21S" calcext:value-type="time">
            <text:p>9:33</text:p>
          </table:table-cell>
          <table:table-cell table:style-name="ce96" table:formula="of:=[.Q32]+0.35/24/60" office:value-type="time" office:time-value="PT09H38M21S" calcext:value-type="time">
            <text:p>9:38</text:p>
          </table:table-cell>
          <table:table-cell table:style-name="ce109" table:formula="of:=([.N33]-[.O33])*1000" office:value-type="float" office:value="9926.2" calcext:value-type="float">
            <text:p>9926,20</text:p>
          </table:table-cell>
          <table:table-cell table:style-name="ce72" office:value-type="float" office:value="9.92146" calcext:value-type="float">
            <text:p>9,92146</text:p>
          </table:table-cell>
          <table:table-cell table:style-name="ce86"/>
          <table:table-cell table:style-name="ce96" table:formula="of:=[.U32]+0.35/24/60" office:value-type="time" office:time-value="PT16H27M21S" calcext:value-type="time">
            <text:p>16:27</text:p>
          </table:table-cell>
          <table:table-cell table:style-name="ce96" table:formula="of:=[.V32]+0.35/24/60" office:value-type="time" office:time-value="PT16H32M21S" calcext:value-type="time">
            <text:p>16:32</text:p>
          </table:table-cell>
          <table:table-cell table:style-name="ce158" table:formula="of:=([.S33]-[.T33])*1000" office:value-type="float" office:value="9921.46" calcext:value-type="float">
            <text:p>9921,46</text:p>
          </table:table-cell>
          <table:table-cell table:style-name="ce72" office:value-type="float" office:value="9.91144" calcext:value-type="float">
            <text:p>9,91144</text:p>
          </table:table-cell>
          <table:table-cell table:style-name="ce86"/>
          <table:table-cell table:style-name="ce96" table:formula="of:=[.Z32]+0.5/24/60" office:value-type="time" office:time-value="PT07H44M30S" calcext:value-type="time">
            <text:p>7:44</text:p>
          </table:table-cell>
          <table:table-cell table:style-name="ce96" table:formula="of:=[.AA32]+0.5/24/60" office:value-type="time" office:time-value="PT07H50M30S" calcext:value-type="time">
            <text:p>7:50</text:p>
          </table:table-cell>
          <table:table-cell table:style-name="ce109" table:formula="of:=([.X33]-[.Y33])*1000" office:value-type="float" office:value="9911.44" calcext:value-type="float">
            <text:p>9911,44</text:p>
          </table:table-cell>
          <table:table-cell table:style-name="ce72" office:value-type="float" office:value="9.760795" calcext:value-type="float">
            <text:p>9,76080</text:p>
          </table:table-cell>
          <table:table-cell table:style-name="ce86" office:value-type="float" office:value="9.76067" calcext:value-type="float">
            <text:p>9,76067</text:p>
          </table:table-cell>
          <table:table-cell table:style-name="ce96" table:formula="of:=[.AE32]+1/24/60" office:value-type="time" office:time-value="PT13H56M00S" calcext:value-type="time">
            <text:p>13:56</text:p>
          </table:table-cell>
          <table:table-cell table:style-name="ce96" table:formula="of:=[.AF32]+0.4/24/60" office:value-type="time" office:time-value="PT14H25M24S" calcext:value-type="time">
            <text:p>14:25</text:p>
          </table:table-cell>
          <table:table-cell table:style-name="ce231" table:formula="of:=([.AC33]-[.AD33])*1000" office:value-type="float" office:value="0.124999999998821" calcext:value-type="float">
            <text:p>0,12</text:p>
          </table:table-cell>
          <table:table-cell table:style-name="ce234"/>
          <table:table-cell table:style-name="ce86"/>
          <table:table-cell table:style-name="ce96" table:formula="of:=[.AJ32]+0.35/24/60" office:value-type="time" office:time-value="PT00H00M21S" calcext:value-type="time">
            <text:p>0:00</text:p>
          </table:table-cell>
          <table:table-cell table:style-name="ce96" table:formula="of:=[.AK32]+0.35/24/60" office:value-type="time" office:time-value="PT00H00M21S" calcext:value-type="time">
            <text:p>0:00</text:p>
          </table:table-cell>
          <table:table-cell table:style-name="ce109" table:formula="of:=([.AH33]-[.AI33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2]+0.35/24/60" office:value-type="time" office:time-value="PT00H00M21S" calcext:value-type="time">
            <text:p>0:00</text:p>
          </table:table-cell>
          <table:table-cell table:style-name="ce96" table:formula="of:=[.AP32]+0.35/24/60" office:value-type="time" office:time-value="PT00H00M21S" calcext:value-type="time">
            <text:p>0:00</text:p>
          </table:table-cell>
          <table:table-cell table:style-name="ce109" table:formula="of:=([.AM33]-[.AN33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2]+0.35/24/60" office:value-type="time" office:time-value="PT00H00M21S" calcext:value-type="time">
            <text:p>0:00</text:p>
          </table:table-cell>
          <table:table-cell table:style-name="ce96" table:formula="of:=[.AU32]+0.35/24/60" office:value-type="time" office:time-value="PT00H00M21S" calcext:value-type="time">
            <text:p>0:00</text:p>
          </table:table-cell>
          <table:table-cell table:style-name="ce109" table:formula="of:=([.AR33]-[.AS33])*1000" office:value-type="float" office:value="0" calcext:value-type="float">
            <text:p>0,00</text:p>
          </table:table-cell>
          <table:table-cell table:style-name="ce15" office:value-type="float" office:value="4007" calcext:value-type="float">
            <text:p>4007</text:p>
          </table:table-cell>
          <table:table-cell table:style-name="ce56" office:value-type="string" calcext:value-type="string">
            <text:p>MCH</text:p>
          </table:table-cell>
          <table:table-cell table:number-columns-repeated="974"/>
        </table:table-row>
        <table:table-row table:style-name="ro1">
          <table:table-cell/>
          <table:table-cell table:style-name="ce15" office:value-type="float" office:value="4008" calcext:value-type="float">
            <text:p>4008</text:p>
          </table:table-cell>
          <table:table-cell table:style-name="ce56" office:value-type="string" calcext:value-type="string">
            <text:p>MCH</text:p>
          </table:table-cell>
          <table:table-cell table:style-name="ce72"/>
          <table:table-cell table:style-name="ce86"/>
          <table:table-cell table:style-name="ce96" table:formula="of:=[.F33]+0.5/24/60" office:value-type="time" office:time-value="PT00H01M00S" calcext:value-type="time">
            <text:p>0:01</text:p>
          </table:table-cell>
          <table:table-cell table:style-name="ce96" table:formula="of:=[.G33]+0.5/24/60" office:value-type="time" office:time-value="PT00H01M00S" calcext:value-type="time">
            <text:p>0:01</text:p>
          </table:table-cell>
          <table:table-cell table:style-name="ce109" table:formula="of:=([.D34]-[.E34])*1000" office:value-type="float" office:value="0" calcext:value-type="float">
            <text:p>0,00</text:p>
          </table:table-cell>
          <table:table-cell table:style-name="ce72" office:value-type="float" office:value="9.6524" calcext:value-type="float">
            <text:p>9,65240</text:p>
          </table:table-cell>
          <table:table-cell table:style-name="ce86" office:value-type="float" office:value="9.65199" calcext:value-type="float">
            <text:p>9,65199</text:p>
          </table:table-cell>
          <table:table-cell table:style-name="ce96" table:formula="of:=[.K33]+0.35/24/60" office:value-type="time" office:time-value="PT16H43M42S" calcext:value-type="time">
            <text:p>16:43</text:p>
          </table:table-cell>
          <table:table-cell table:style-name="ce96" table:formula="of:=[.L33]+0.35/24/60" office:value-type="time" office:time-value="PT16H48M42S" calcext:value-type="time">
            <text:p>16:48</text:p>
          </table:table-cell>
          <table:table-cell table:style-name="ce109" table:formula="of:=([.I34]-[.J34])*1000" office:value-type="float" office:value="0.410000000000466" calcext:value-type="float">
            <text:p>0,41</text:p>
          </table:table-cell>
          <table:table-cell table:style-name="ce72" office:value-type="float" office:value="9.64137" calcext:value-type="float">
            <text:p>9,64137</text:p>
          </table:table-cell>
          <table:table-cell table:style-name="ce86"/>
          <table:table-cell table:style-name="ce96" table:formula="of:=[.P33]+0.35/24/60" office:value-type="time" office:time-value="PT09H33M42S" calcext:value-type="time">
            <text:p>9:33</text:p>
          </table:table-cell>
          <table:table-cell table:style-name="ce96" table:formula="of:=[.Q33]+0.35/24/60" office:value-type="time" office:time-value="PT09H38M42S" calcext:value-type="time">
            <text:p>9:38</text:p>
          </table:table-cell>
          <table:table-cell table:style-name="ce109" table:formula="of:=([.N34]-[.O34])*1000" office:value-type="float" office:value="9641.37" calcext:value-type="float">
            <text:p>9641,37</text:p>
          </table:table-cell>
          <table:table-cell table:style-name="ce72" office:value-type="float" office:value="9.63688" calcext:value-type="float">
            <text:p>9,63688</text:p>
          </table:table-cell>
          <table:table-cell table:style-name="ce86"/>
          <table:table-cell table:style-name="ce96" table:formula="of:=[.U33]+0.35/24/60" office:value-type="time" office:time-value="PT16H27M42S" calcext:value-type="time">
            <text:p>16:27</text:p>
          </table:table-cell>
          <table:table-cell table:style-name="ce96" table:formula="of:=[.V33]+0.35/24/60" office:value-type="time" office:time-value="PT16H32M42S" calcext:value-type="time">
            <text:p>16:32</text:p>
          </table:table-cell>
          <table:table-cell table:style-name="ce158" table:formula="of:=([.S34]-[.T34])*1000" office:value-type="float" office:value="9636.88" calcext:value-type="float">
            <text:p>9636,88</text:p>
          </table:table-cell>
          <table:table-cell table:style-name="ce72" office:value-type="float" office:value="9.62736" calcext:value-type="float">
            <text:p>9,62736</text:p>
          </table:table-cell>
          <table:table-cell table:style-name="ce86"/>
          <table:table-cell table:style-name="ce96" table:formula="of:=[.Z33]+0.5/24/60" office:value-type="time" office:time-value="PT07H45M00S" calcext:value-type="time">
            <text:p>7:45</text:p>
          </table:table-cell>
          <table:table-cell table:style-name="ce96" table:formula="of:=[.AA33]+0.5/24/60" office:value-type="time" office:time-value="PT07H51M00S" calcext:value-type="time">
            <text:p>7:51</text:p>
          </table:table-cell>
          <table:table-cell table:style-name="ce109" table:formula="of:=([.X34]-[.Y34])*1000" office:value-type="float" office:value="9627.36" calcext:value-type="float">
            <text:p>9627,36</text:p>
          </table:table-cell>
          <table:table-cell table:style-name="ce72" office:value-type="float" office:value="9.419255" calcext:value-type="float">
            <text:p>9,41926</text:p>
          </table:table-cell>
          <table:table-cell table:style-name="ce86" office:value-type="float" office:value="9.41916" calcext:value-type="float">
            <text:p>9,41916</text:p>
          </table:table-cell>
          <table:table-cell table:style-name="ce96" table:formula="of:=[.AE33]+1/24/60" office:value-type="time" office:time-value="PT13H57M00S" calcext:value-type="time">
            <text:p>13:57</text:p>
          </table:table-cell>
          <table:table-cell table:style-name="ce96" table:formula="of:=[.AF33]+0.4/24/60" office:value-type="time" office:time-value="PT14H25M48S" calcext:value-type="time">
            <text:p>14:25</text:p>
          </table:table-cell>
          <table:table-cell table:style-name="ce231" table:formula="of:=([.AC34]-[.AD34])*1000" office:value-type="float" office:value="0.0949999999999562" calcext:value-type="float">
            <text:p>0,09</text:p>
          </table:table-cell>
          <table:table-cell table:style-name="ce234"/>
          <table:table-cell table:style-name="ce86"/>
          <table:table-cell table:style-name="ce96" table:formula="of:=[.AJ33]+0.35/24/60" office:value-type="time" office:time-value="PT00H00M42S" calcext:value-type="time">
            <text:p>0:00</text:p>
          </table:table-cell>
          <table:table-cell table:style-name="ce96" table:formula="of:=[.AK33]+0.35/24/60" office:value-type="time" office:time-value="PT00H00M42S" calcext:value-type="time">
            <text:p>0:00</text:p>
          </table:table-cell>
          <table:table-cell table:style-name="ce109" table:formula="of:=([.AH34]-[.AI34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3]+0.35/24/60" office:value-type="time" office:time-value="PT00H00M42S" calcext:value-type="time">
            <text:p>0:00</text:p>
          </table:table-cell>
          <table:table-cell table:style-name="ce96" table:formula="of:=[.AP33]+0.35/24/60" office:value-type="time" office:time-value="PT00H00M42S" calcext:value-type="time">
            <text:p>0:00</text:p>
          </table:table-cell>
          <table:table-cell table:style-name="ce109" table:formula="of:=([.AM34]-[.AN34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3]+0.35/24/60" office:value-type="time" office:time-value="PT00H00M42S" calcext:value-type="time">
            <text:p>0:00</text:p>
          </table:table-cell>
          <table:table-cell table:style-name="ce96" table:formula="of:=[.AU33]+0.35/24/60" office:value-type="time" office:time-value="PT00H00M42S" calcext:value-type="time">
            <text:p>0:00</text:p>
          </table:table-cell>
          <table:table-cell table:style-name="ce109" table:formula="of:=([.AR34]-[.AS34])*1000" office:value-type="float" office:value="0" calcext:value-type="float">
            <text:p>0,00</text:p>
          </table:table-cell>
          <table:table-cell table:style-name="ce15" office:value-type="float" office:value="4008" calcext:value-type="float">
            <text:p>4008</text:p>
          </table:table-cell>
          <table:table-cell table:style-name="ce56" office:value-type="string" calcext:value-type="string">
            <text:p>MCH</text:p>
          </table:table-cell>
          <table:table-cell table:number-columns-repeated="974"/>
        </table:table-row>
        <table:table-row table:style-name="ro1">
          <table:table-cell/>
          <table:table-cell table:style-name="ce16" office:value-type="float" office:value="3371" calcext:value-type="float">
            <text:p>3371</text:p>
          </table:table-cell>
          <table:table-cell table:style-name="ce57" office:value-type="string" calcext:value-type="string">
            <text:p>MDC</text:p>
          </table:table-cell>
          <table:table-cell table:style-name="ce72"/>
          <table:table-cell table:style-name="ce86"/>
          <table:table-cell table:style-name="ce96" table:formula="of:=[.F34]+0.5/24/60" office:value-type="time" office:time-value="PT00H01M30S" calcext:value-type="time">
            <text:p>0:01</text:p>
          </table:table-cell>
          <table:table-cell table:style-name="ce96" table:formula="of:=[.G34]+0.5/24/60" office:value-type="time" office:time-value="PT00H01M30S" calcext:value-type="time">
            <text:p>0:01</text:p>
          </table:table-cell>
          <table:table-cell table:style-name="ce109" table:formula="of:=([.D35]-[.E35])*1000" office:value-type="float" office:value="0" calcext:value-type="float">
            <text:p>0,00</text:p>
          </table:table-cell>
          <table:table-cell table:style-name="ce72" office:value-type="float" office:value="8.22128" calcext:value-type="float">
            <text:p>8,22128</text:p>
          </table:table-cell>
          <table:table-cell table:style-name="ce86" office:value-type="float" office:value="8.22089" calcext:value-type="float">
            <text:p>8,22089</text:p>
          </table:table-cell>
          <table:table-cell table:style-name="ce96" table:formula="of:=[.K34]+0.35/24/60" office:value-type="time" office:time-value="PT16H44M03S" calcext:value-type="time">
            <text:p>16:44</text:p>
          </table:table-cell>
          <table:table-cell table:style-name="ce96" table:formula="of:=[.L34]+0.35/24/60" office:value-type="time" office:time-value="PT16H49M03S" calcext:value-type="time">
            <text:p>16:49</text:p>
          </table:table-cell>
          <table:table-cell table:style-name="ce109" table:formula="of:=([.I35]-[.J35])*1000" office:value-type="float" office:value="0.389999999999446" calcext:value-type="float">
            <text:p>0,39</text:p>
          </table:table-cell>
          <table:table-cell table:style-name="ce72" office:value-type="float" office:value="8.20804" calcext:value-type="float">
            <text:p>8,20804</text:p>
          </table:table-cell>
          <table:table-cell table:style-name="ce86"/>
          <table:table-cell table:style-name="ce96" table:formula="of:=[.P34]+0.35/24/60" office:value-type="time" office:time-value="PT09H34M03S" calcext:value-type="time">
            <text:p>9:34</text:p>
          </table:table-cell>
          <table:table-cell table:style-name="ce96" table:formula="of:=[.Q34]+0.35/24/60" office:value-type="time" office:time-value="PT09H39M03S" calcext:value-type="time">
            <text:p>9:39</text:p>
          </table:table-cell>
          <table:table-cell table:style-name="ce109" table:formula="of:=([.N35]-[.O35])*1000" office:value-type="float" office:value="8208.04" calcext:value-type="float">
            <text:p>8208,04</text:p>
          </table:table-cell>
          <table:table-cell table:style-name="ce72" office:value-type="float" office:value="8.20269" calcext:value-type="float">
            <text:p>8,20269</text:p>
          </table:table-cell>
          <table:table-cell table:style-name="ce86"/>
          <table:table-cell table:style-name="ce96" table:formula="of:=[.U34]+0.35/24/60" office:value-type="time" office:time-value="PT16H28M03S" calcext:value-type="time">
            <text:p>16:28</text:p>
          </table:table-cell>
          <table:table-cell table:style-name="ce96" table:formula="of:=[.V34]+0.35/24/60" office:value-type="time" office:time-value="PT16H33M03S" calcext:value-type="time">
            <text:p>16:33</text:p>
          </table:table-cell>
          <table:table-cell table:style-name="ce158" table:formula="of:=([.S35]-[.T35])*1000" office:value-type="float" office:value="8202.69" calcext:value-type="float">
            <text:p>8202,69</text:p>
          </table:table-cell>
          <table:table-cell table:style-name="ce72" office:value-type="float" office:value="8.19137" calcext:value-type="float">
            <text:p>8,19137</text:p>
          </table:table-cell>
          <table:table-cell table:style-name="ce86"/>
          <table:table-cell table:style-name="ce96" table:formula="of:=[.Z34]+0.5/24/60" office:value-type="time" office:time-value="PT07H45M30S" calcext:value-type="time">
            <text:p>7:45</text:p>
          </table:table-cell>
          <table:table-cell table:style-name="ce96" table:formula="of:=[.AA34]+0.5/24/60" office:value-type="time" office:time-value="PT07H51M30S" calcext:value-type="time">
            <text:p>7:51</text:p>
          </table:table-cell>
          <table:table-cell table:style-name="ce109" table:formula="of:=([.X35]-[.Y35])*1000" office:value-type="float" office:value="8191.37" calcext:value-type="float">
            <text:p>8191,37</text:p>
          </table:table-cell>
          <table:table-cell table:style-name="ce72" office:value-type="float" office:value="8.03942" calcext:value-type="float">
            <text:p>8,03942</text:p>
          </table:table-cell>
          <table:table-cell table:style-name="ce86" office:value-type="float" office:value="8.03911" calcext:value-type="float">
            <text:p>8,03911</text:p>
          </table:table-cell>
          <table:table-cell table:style-name="ce96" table:formula="of:=[.AE34]+1/24/60" office:value-type="time" office:time-value="PT13H58M00S" calcext:value-type="time">
            <text:p>13:58</text:p>
          </table:table-cell>
          <table:table-cell table:style-name="ce96" table:formula="of:=[.AF34]+0.4/24/60" office:value-type="time" office:time-value="PT14H26M12S" calcext:value-type="time">
            <text:p>14:26</text:p>
          </table:table-cell>
          <table:table-cell table:style-name="ce231" table:formula="of:=([.AC35]-[.AD35])*1000" office:value-type="float" office:value="0.309999999998922" calcext:value-type="float">
            <text:p>0,31</text:p>
          </table:table-cell>
          <table:table-cell table:style-name="ce234"/>
          <table:table-cell table:style-name="ce86"/>
          <table:table-cell table:style-name="ce96" table:formula="of:=[.AJ34]+0.35/24/60" office:value-type="time" office:time-value="PT00H01M03S" calcext:value-type="time">
            <text:p>0:01</text:p>
          </table:table-cell>
          <table:table-cell table:style-name="ce96" table:formula="of:=[.AK34]+0.35/24/60" office:value-type="time" office:time-value="PT00H01M03S" calcext:value-type="time">
            <text:p>0:01</text:p>
          </table:table-cell>
          <table:table-cell table:style-name="ce109" table:formula="of:=([.AH35]-[.AI35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4]+0.35/24/60" office:value-type="time" office:time-value="PT00H01M03S" calcext:value-type="time">
            <text:p>0:01</text:p>
          </table:table-cell>
          <table:table-cell table:style-name="ce96" table:formula="of:=[.AP34]+0.35/24/60" office:value-type="time" office:time-value="PT00H01M03S" calcext:value-type="time">
            <text:p>0:01</text:p>
          </table:table-cell>
          <table:table-cell table:style-name="ce109" table:formula="of:=([.AM35]-[.AN35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4]+0.35/24/60" office:value-type="time" office:time-value="PT00H01M03S" calcext:value-type="time">
            <text:p>0:01</text:p>
          </table:table-cell>
          <table:table-cell table:style-name="ce96" table:formula="of:=[.AU34]+0.35/24/60" office:value-type="time" office:time-value="PT00H01M03S" calcext:value-type="time">
            <text:p>0:01</text:p>
          </table:table-cell>
          <table:table-cell table:style-name="ce109" table:formula="of:=([.AR35]-[.AS35])*1000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57" office:value-type="string" calcext:value-type="string">
            <text:p>MDC</text:p>
          </table:table-cell>
          <table:table-cell table:number-columns-repeated="974"/>
        </table:table-row>
        <table:table-row table:style-name="ro1">
          <table:table-cell/>
          <table:table-cell table:style-name="ce16" office:value-type="float" office:value="3372" calcext:value-type="float">
            <text:p>3372</text:p>
          </table:table-cell>
          <table:table-cell table:style-name="ce57" office:value-type="string" calcext:value-type="string">
            <text:p>MDC</text:p>
          </table:table-cell>
          <table:table-cell table:style-name="ce72"/>
          <table:table-cell table:style-name="ce86"/>
          <table:table-cell table:style-name="ce96" table:formula="of:=[.F35]+0.5/24/60" office:value-type="time" office:time-value="PT00H02M00S" calcext:value-type="time">
            <text:p>0:02</text:p>
          </table:table-cell>
          <table:table-cell table:style-name="ce96" table:formula="of:=[.G35]+0.5/24/60" office:value-type="time" office:time-value="PT00H02M00S" calcext:value-type="time">
            <text:p>0:02</text:p>
          </table:table-cell>
          <table:table-cell table:style-name="ce109" table:formula="of:=([.D36]-[.E36])*1000" office:value-type="float" office:value="0" calcext:value-type="float">
            <text:p>0,00</text:p>
          </table:table-cell>
          <table:table-cell table:style-name="ce72" office:value-type="float" office:value="8.38056" calcext:value-type="float">
            <text:p>8,38056</text:p>
          </table:table-cell>
          <table:table-cell table:style-name="ce86" office:value-type="float" office:value="8.38012" calcext:value-type="float">
            <text:p>8,38012</text:p>
          </table:table-cell>
          <table:table-cell table:style-name="ce96" table:formula="of:=[.K35]+0.35/24/60" office:value-type="time" office:time-value="PT16H44M24S" calcext:value-type="time">
            <text:p>16:44</text:p>
          </table:table-cell>
          <table:table-cell table:style-name="ce96" table:formula="of:=[.L35]+0.35/24/60" office:value-type="time" office:time-value="PT16H49M24S" calcext:value-type="time">
            <text:p>16:49</text:p>
          </table:table-cell>
          <table:table-cell table:style-name="ce109" table:formula="of:=([.I36]-[.J36])*1000" office:value-type="float" office:value="0.43999999999933" calcext:value-type="float">
            <text:p>0,44</text:p>
          </table:table-cell>
          <table:table-cell table:style-name="ce72" office:value-type="float" office:value="8.36697" calcext:value-type="float">
            <text:p>8,36697</text:p>
          </table:table-cell>
          <table:table-cell table:style-name="ce86"/>
          <table:table-cell table:style-name="ce96" table:formula="of:=[.P35]+0.35/24/60" office:value-type="time" office:time-value="PT09H34M24S" calcext:value-type="time">
            <text:p>9:34</text:p>
          </table:table-cell>
          <table:table-cell table:style-name="ce96" table:formula="of:=[.Q35]+0.35/24/60" office:value-type="time" office:time-value="PT09H39M24S" calcext:value-type="time">
            <text:p>9:39</text:p>
          </table:table-cell>
          <table:table-cell table:style-name="ce109" table:formula="of:=([.N36]-[.O36])*1000" office:value-type="float" office:value="8366.97" calcext:value-type="float">
            <text:p>8366,97</text:p>
          </table:table-cell>
          <table:table-cell table:style-name="ce72" office:value-type="float" office:value="8.36151" calcext:value-type="float">
            <text:p>8,36151</text:p>
          </table:table-cell>
          <table:table-cell table:style-name="ce86"/>
          <table:table-cell table:style-name="ce96" table:formula="of:=[.U35]+0.35/24/60" office:value-type="time" office:time-value="PT16H28M24S" calcext:value-type="time">
            <text:p>16:28</text:p>
          </table:table-cell>
          <table:table-cell table:style-name="ce96" table:formula="of:=[.V35]+0.35/24/60" office:value-type="time" office:time-value="PT16H33M24S" calcext:value-type="time">
            <text:p>16:33</text:p>
          </table:table-cell>
          <table:table-cell table:style-name="ce158" table:formula="of:=([.S36]-[.T36])*1000" office:value-type="float" office:value="8361.51" calcext:value-type="float">
            <text:p>8361,51</text:p>
          </table:table-cell>
          <table:table-cell table:style-name="ce72" office:value-type="float" office:value="8.34983" calcext:value-type="float">
            <text:p>8,34983</text:p>
          </table:table-cell>
          <table:table-cell table:style-name="ce86"/>
          <table:table-cell table:style-name="ce96" table:formula="of:=[.Z35]+0.5/24/60" office:value-type="time" office:time-value="PT07H46M00S" calcext:value-type="time">
            <text:p>7:46</text:p>
          </table:table-cell>
          <table:table-cell table:style-name="ce96" table:formula="of:=[.AA35]+0.5/24/60" office:value-type="time" office:time-value="PT07H52M00S" calcext:value-type="time">
            <text:p>7:52</text:p>
          </table:table-cell>
          <table:table-cell table:style-name="ce109" table:formula="of:=([.X36]-[.Y36])*1000" office:value-type="float" office:value="8349.83" calcext:value-type="float">
            <text:p>8349,83</text:p>
          </table:table-cell>
          <table:table-cell table:style-name="ce72" office:value-type="float" office:value="8.191495" calcext:value-type="float">
            <text:p>8,19150</text:p>
          </table:table-cell>
          <table:table-cell table:style-name="ce86" office:value-type="float" office:value="8.19118" calcext:value-type="float">
            <text:p>8,19118</text:p>
          </table:table-cell>
          <table:table-cell table:style-name="ce96" table:formula="of:=[.AE35]+1/24/60" office:value-type="time" office:time-value="PT13H59M00S" calcext:value-type="time">
            <text:p>13:59</text:p>
          </table:table-cell>
          <table:table-cell table:style-name="ce96" table:formula="of:=[.AF35]+0.4/24/60" office:value-type="time" office:time-value="PT14H26M36S" calcext:value-type="time">
            <text:p>14:26</text:p>
          </table:table-cell>
          <table:table-cell table:style-name="ce231" table:formula="of:=([.AC36]-[.AD36])*1000" office:value-type="float" office:value="0.315000000000509" calcext:value-type="float">
            <text:p>0,32</text:p>
          </table:table-cell>
          <table:table-cell table:style-name="ce234"/>
          <table:table-cell table:style-name="ce86"/>
          <table:table-cell table:style-name="ce96" table:formula="of:=[.AJ35]+0.35/24/60" office:value-type="time" office:time-value="PT00H01M24S" calcext:value-type="time">
            <text:p>0:01</text:p>
          </table:table-cell>
          <table:table-cell table:style-name="ce96" table:formula="of:=[.AK35]+0.35/24/60" office:value-type="time" office:time-value="PT00H01M24S" calcext:value-type="time">
            <text:p>0:01</text:p>
          </table:table-cell>
          <table:table-cell table:style-name="ce109" table:formula="of:=([.AH36]-[.AI36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5]+0.35/24/60" office:value-type="time" office:time-value="PT00H01M24S" calcext:value-type="time">
            <text:p>0:01</text:p>
          </table:table-cell>
          <table:table-cell table:style-name="ce96" table:formula="of:=[.AP35]+0.35/24/60" office:value-type="time" office:time-value="PT00H01M24S" calcext:value-type="time">
            <text:p>0:01</text:p>
          </table:table-cell>
          <table:table-cell table:style-name="ce109" table:formula="of:=([.AM36]-[.AN36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5]+0.35/24/60" office:value-type="time" office:time-value="PT00H01M24S" calcext:value-type="time">
            <text:p>0:01</text:p>
          </table:table-cell>
          <table:table-cell table:style-name="ce96" table:formula="of:=[.AU35]+0.35/24/60" office:value-type="time" office:time-value="PT00H01M24S" calcext:value-type="time">
            <text:p>0:01</text:p>
          </table:table-cell>
          <table:table-cell table:style-name="ce109" table:formula="of:=([.AR36]-[.AS36])*1000" office:value-type="float" office:value="0" calcext:value-type="float">
            <text:p>0,00</text:p>
          </table:table-cell>
          <table:table-cell table:style-name="ce16" office:value-type="float" office:value="3372" calcext:value-type="float">
            <text:p>3372</text:p>
          </table:table-cell>
          <table:table-cell table:style-name="ce57" office:value-type="string" calcext:value-type="string">
            <text:p>MDC</text:p>
          </table:table-cell>
          <table:table-cell table:number-columns-repeated="974"/>
        </table:table-row>
        <table:table-row table:style-name="ro1">
          <table:table-cell/>
          <table:table-cell table:style-name="ce16" office:value-type="float" office:value="3373" calcext:value-type="float">
            <text:p>3373</text:p>
          </table:table-cell>
          <table:table-cell table:style-name="ce57" office:value-type="string" calcext:value-type="string">
            <text:p>MDC</text:p>
          </table:table-cell>
          <table:table-cell table:style-name="ce72"/>
          <table:table-cell table:style-name="ce86"/>
          <table:table-cell table:style-name="ce96" table:formula="of:=[.F36]+0.5/24/60" office:value-type="time" office:time-value="PT00H02M30S" calcext:value-type="time">
            <text:p>0:02</text:p>
          </table:table-cell>
          <table:table-cell table:style-name="ce96" table:formula="of:=[.G36]+0.5/24/60" office:value-type="time" office:time-value="PT00H02M30S" calcext:value-type="time">
            <text:p>0:02</text:p>
          </table:table-cell>
          <table:table-cell table:style-name="ce109" table:formula="of:=([.D37]-[.E37])*1000" office:value-type="float" office:value="0" calcext:value-type="float">
            <text:p>0,00</text:p>
          </table:table-cell>
          <table:table-cell table:style-name="ce72" office:value-type="float" office:value="8.31307" calcext:value-type="float">
            <text:p>8,31307</text:p>
          </table:table-cell>
          <table:table-cell table:style-name="ce86" office:value-type="float" office:value="8.31264" calcext:value-type="float">
            <text:p>8,31264</text:p>
          </table:table-cell>
          <table:table-cell table:style-name="ce96" table:formula="of:=[.K36]+0.35/24/60" office:value-type="time" office:time-value="PT16H44M45S" calcext:value-type="time">
            <text:p>16:44</text:p>
          </table:table-cell>
          <table:table-cell table:style-name="ce96" table:formula="of:=[.L36]+0.35/24/60" office:value-type="time" office:time-value="PT16H49M45S" calcext:value-type="time">
            <text:p>16:49</text:p>
          </table:table-cell>
          <table:table-cell table:style-name="ce109" table:formula="of:=([.I37]-[.J37])*1000" office:value-type="float" office:value="0.429999999999708" calcext:value-type="float">
            <text:p>0,43</text:p>
          </table:table-cell>
          <table:table-cell table:style-name="ce72" office:value-type="float" office:value="8.29982" calcext:value-type="float">
            <text:p>8,29982</text:p>
          </table:table-cell>
          <table:table-cell table:style-name="ce86"/>
          <table:table-cell table:style-name="ce96" table:formula="of:=[.P36]+0.35/24/60" office:value-type="time" office:time-value="PT09H34M45S" calcext:value-type="time">
            <text:p>9:34</text:p>
          </table:table-cell>
          <table:table-cell table:style-name="ce96" table:formula="of:=[.Q36]+0.35/24/60" office:value-type="time" office:time-value="PT09H39M45S" calcext:value-type="time">
            <text:p>9:39</text:p>
          </table:table-cell>
          <table:table-cell table:style-name="ce109" table:formula="of:=([.N37]-[.O37])*1000" office:value-type="float" office:value="8299.82" calcext:value-type="float">
            <text:p>8299,82</text:p>
          </table:table-cell>
          <table:table-cell table:style-name="ce72" office:value-type="float" office:value="8.29455" calcext:value-type="float">
            <text:p>8,29455</text:p>
          </table:table-cell>
          <table:table-cell table:style-name="ce86"/>
          <table:table-cell table:style-name="ce96" table:formula="of:=[.U36]+0.35/24/60" office:value-type="time" office:time-value="PT16H28M45S" calcext:value-type="time">
            <text:p>16:28</text:p>
          </table:table-cell>
          <table:table-cell table:style-name="ce96" table:formula="of:=[.V36]+0.35/24/60" office:value-type="time" office:time-value="PT16H33M45S" calcext:value-type="time">
            <text:p>16:33</text:p>
          </table:table-cell>
          <table:table-cell table:style-name="ce158" table:formula="of:=([.S37]-[.T37])*1000" office:value-type="float" office:value="8294.55" calcext:value-type="float">
            <text:p>8294,55</text:p>
          </table:table-cell>
          <table:table-cell table:style-name="ce72" office:value-type="float" office:value="8.28324" calcext:value-type="float">
            <text:p>8,28324</text:p>
          </table:table-cell>
          <table:table-cell table:style-name="ce86"/>
          <table:table-cell table:style-name="ce96" table:formula="of:=[.Z36]+0.5/24/60" office:value-type="time" office:time-value="PT07H46M30S" calcext:value-type="time">
            <text:p>7:46</text:p>
          </table:table-cell>
          <table:table-cell table:style-name="ce96" table:formula="of:=[.AA36]+0.5/24/60" office:value-type="time" office:time-value="PT07H52M30S" calcext:value-type="time">
            <text:p>7:52</text:p>
          </table:table-cell>
          <table:table-cell table:style-name="ce109" table:formula="of:=([.X37]-[.Y37])*1000" office:value-type="float" office:value="8283.24" calcext:value-type="float">
            <text:p>8283,24</text:p>
          </table:table-cell>
          <table:table-cell table:style-name="ce72" office:value-type="float" office:value="8.052565" calcext:value-type="float">
            <text:p>8,05257</text:p>
          </table:table-cell>
          <table:table-cell table:style-name="ce86" office:value-type="float" office:value="8.05225" calcext:value-type="float">
            <text:p>8,05225</text:p>
          </table:table-cell>
          <table:table-cell table:style-name="ce96" table:formula="of:=[.AE36]+1/24/60" office:value-type="time" office:time-value="PT14H00M00S" calcext:value-type="time">
            <text:p>14:00</text:p>
          </table:table-cell>
          <table:table-cell table:style-name="ce96" table:formula="of:=[.AF36]+0.4/24/60" office:value-type="time" office:time-value="PT14H27M00S" calcext:value-type="time">
            <text:p>14:27</text:p>
          </table:table-cell>
          <table:table-cell table:style-name="ce231" table:formula="of:=([.AC37]-[.AD37])*1000" office:value-type="float" office:value="0.314999999998733" calcext:value-type="float">
            <text:p>0,31</text:p>
          </table:table-cell>
          <table:table-cell table:style-name="ce234"/>
          <table:table-cell table:style-name="ce86"/>
          <table:table-cell table:style-name="ce96" table:formula="of:=[.AJ36]+0.35/24/60" office:value-type="time" office:time-value="PT00H01M45S" calcext:value-type="time">
            <text:p>0:01</text:p>
          </table:table-cell>
          <table:table-cell table:style-name="ce96" table:formula="of:=[.AK36]+0.35/24/60" office:value-type="time" office:time-value="PT00H01M45S" calcext:value-type="time">
            <text:p>0:01</text:p>
          </table:table-cell>
          <table:table-cell table:style-name="ce109" table:formula="of:=([.AH37]-[.AI37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6]+0.35/24/60" office:value-type="time" office:time-value="PT00H01M45S" calcext:value-type="time">
            <text:p>0:01</text:p>
          </table:table-cell>
          <table:table-cell table:style-name="ce96" table:formula="of:=[.AP36]+0.35/24/60" office:value-type="time" office:time-value="PT00H01M45S" calcext:value-type="time">
            <text:p>0:01</text:p>
          </table:table-cell>
          <table:table-cell table:style-name="ce109" table:formula="of:=([.AM37]-[.AN37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6]+0.35/24/60" office:value-type="time" office:time-value="PT00H01M45S" calcext:value-type="time">
            <text:p>0:01</text:p>
          </table:table-cell>
          <table:table-cell table:style-name="ce96" table:formula="of:=[.AU36]+0.35/24/60" office:value-type="time" office:time-value="PT00H01M45S" calcext:value-type="time">
            <text:p>0:01</text:p>
          </table:table-cell>
          <table:table-cell table:style-name="ce109" table:formula="of:=([.AR37]-[.AS37])*1000" office:value-type="float" office:value="0" calcext:value-type="float">
            <text:p>0,00</text:p>
          </table:table-cell>
          <table:table-cell table:style-name="ce16" office:value-type="float" office:value="3373" calcext:value-type="float">
            <text:p>3373</text:p>
          </table:table-cell>
          <table:table-cell table:style-name="ce57" office:value-type="string" calcext:value-type="string">
            <text:p>MDC</text:p>
          </table:table-cell>
          <table:table-cell table:number-columns-repeated="974"/>
        </table:table-row>
        <table:table-row table:style-name="ro1">
          <table:table-cell/>
          <table:table-cell table:style-name="ce17" office:value-type="float" office:value="6018" calcext:value-type="float">
            <text:p>6018</text:p>
          </table:table-cell>
          <table:table-cell table:style-name="ce8" office:value-type="string" calcext:value-type="string">
            <text:p>PCH</text:p>
          </table:table-cell>
          <table:table-cell table:style-name="ce72"/>
          <table:table-cell table:style-name="ce86"/>
          <table:table-cell table:style-name="ce96" table:formula="of:=[.F37]+0.5/24/60" office:value-type="time" office:time-value="PT00H03M00S" calcext:value-type="time">
            <text:p>0:03</text:p>
          </table:table-cell>
          <table:table-cell table:style-name="ce96" table:formula="of:=[.G37]+0.5/24/60" office:value-type="time" office:time-value="PT00H03M00S" calcext:value-type="time">
            <text:p>0:03</text:p>
          </table:table-cell>
          <table:table-cell table:style-name="ce109" table:formula="of:=([.D38]-[.E38])*1000" office:value-type="float" office:value="0" calcext:value-type="float">
            <text:p>0,00</text:p>
          </table:table-cell>
          <table:table-cell table:style-name="ce72" office:value-type="float" office:value="8.33171" calcext:value-type="float">
            <text:p>8,33171</text:p>
          </table:table-cell>
          <table:table-cell table:style-name="ce86" office:value-type="float" office:value="8.33139" calcext:value-type="float">
            <text:p>8,33139</text:p>
          </table:table-cell>
          <table:table-cell table:style-name="ce96" table:formula="of:=[.K37]+0.35/24/60" office:value-type="time" office:time-value="PT16H45M06S" calcext:value-type="time">
            <text:p>16:45</text:p>
          </table:table-cell>
          <table:table-cell table:style-name="ce96" table:formula="of:=[.L37]+0.35/24/60" office:value-type="time" office:time-value="PT16H50M06S" calcext:value-type="time">
            <text:p>16:50</text:p>
          </table:table-cell>
          <table:table-cell table:style-name="ce109" table:formula="of:=([.I38]-[.J38])*1000" office:value-type="float" office:value="0.319999999998544" calcext:value-type="float">
            <text:p>0,32</text:p>
          </table:table-cell>
          <table:table-cell table:style-name="ce72" office:value-type="float" office:value="8.31962" calcext:value-type="float">
            <text:p>8,31962</text:p>
          </table:table-cell>
          <table:table-cell table:style-name="ce86"/>
          <table:table-cell table:style-name="ce96" table:formula="of:=[.P37]+0.35/24/60" office:value-type="time" office:time-value="PT09H35M06S" calcext:value-type="time">
            <text:p>9:35</text:p>
          </table:table-cell>
          <table:table-cell table:style-name="ce96" table:formula="of:=[.Q37]+0.35/24/60" office:value-type="time" office:time-value="PT09H40M06S" calcext:value-type="time">
            <text:p>9:40</text:p>
          </table:table-cell>
          <table:table-cell table:style-name="ce109" table:formula="of:=([.N38]-[.O38])*1000" office:value-type="float" office:value="8319.62" calcext:value-type="float">
            <text:p>8319,62</text:p>
          </table:table-cell>
          <table:table-cell table:style-name="ce72" office:value-type="float" office:value="8.31495" calcext:value-type="float">
            <text:p>8,31495</text:p>
          </table:table-cell>
          <table:table-cell table:style-name="ce86"/>
          <table:table-cell table:style-name="ce96" table:formula="of:=[.U37]+0.35/24/60" office:value-type="time" office:time-value="PT16H29M06S" calcext:value-type="time">
            <text:p>16:29</text:p>
          </table:table-cell>
          <table:table-cell table:style-name="ce96" table:formula="of:=[.V37]+0.35/24/60" office:value-type="time" office:time-value="PT16H34M06S" calcext:value-type="time">
            <text:p>16:34</text:p>
          </table:table-cell>
          <table:table-cell table:style-name="ce158" table:formula="of:=([.S38]-[.T38])*1000" office:value-type="float" office:value="8314.95" calcext:value-type="float">
            <text:p>8314,95</text:p>
          </table:table-cell>
          <table:table-cell table:style-name="ce72" office:value-type="float" office:value="8.3051" calcext:value-type="float">
            <text:p>8,30510</text:p>
          </table:table-cell>
          <table:table-cell table:style-name="ce86"/>
          <table:table-cell table:style-name="ce96" table:formula="of:=[.Z37]+0.5/24/60" office:value-type="time" office:time-value="PT07H47M00S" calcext:value-type="time">
            <text:p>7:47</text:p>
          </table:table-cell>
          <table:table-cell table:style-name="ce96" table:formula="of:=[.AA37]+0.5/24/60" office:value-type="time" office:time-value="PT07H53M00S" calcext:value-type="time">
            <text:p>7:53</text:p>
          </table:table-cell>
          <table:table-cell table:style-name="ce109" table:formula="of:=([.X38]-[.Y38])*1000" office:value-type="float" office:value="8305.1" calcext:value-type="float">
            <text:p>8305,10</text:p>
          </table:table-cell>
          <table:table-cell table:style-name="ce72" office:value-type="float" office:value="8.176125" calcext:value-type="float">
            <text:p>8,17613</text:p>
          </table:table-cell>
          <table:table-cell table:style-name="ce86" office:value-type="float" office:value="8.17592" calcext:value-type="float">
            <text:p>8,17592</text:p>
          </table:table-cell>
          <table:table-cell table:style-name="ce96" table:formula="of:=[.AE37]+1/24/60" office:value-type="time" office:time-value="PT14H01M00S" calcext:value-type="time">
            <text:p>14:01</text:p>
          </table:table-cell>
          <table:table-cell table:style-name="ce96" table:formula="of:=[.AF37]+0.4/24/60" office:value-type="time" office:time-value="PT14H27M24S" calcext:value-type="time">
            <text:p>14:27</text:p>
          </table:table-cell>
          <table:table-cell table:style-name="ce231" table:formula="of:=([.AC38]-[.AD38])*1000" office:value-type="float" office:value="0.204999999999345" calcext:value-type="float">
            <text:p>0,20</text:p>
          </table:table-cell>
          <table:table-cell table:style-name="ce234"/>
          <table:table-cell table:style-name="ce86"/>
          <table:table-cell table:style-name="ce96" table:formula="of:=[.AJ37]+0.35/24/60" office:value-type="time" office:time-value="PT00H02M06S" calcext:value-type="time">
            <text:p>0:02</text:p>
          </table:table-cell>
          <table:table-cell table:style-name="ce96" table:formula="of:=[.AK37]+0.35/24/60" office:value-type="time" office:time-value="PT00H02M06S" calcext:value-type="time">
            <text:p>0:02</text:p>
          </table:table-cell>
          <table:table-cell table:style-name="ce109" table:formula="of:=([.AH38]-[.AI38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7]+0.35/24/60" office:value-type="time" office:time-value="PT00H02M06S" calcext:value-type="time">
            <text:p>0:02</text:p>
          </table:table-cell>
          <table:table-cell table:style-name="ce96" table:formula="of:=[.AP37]+0.35/24/60" office:value-type="time" office:time-value="PT00H02M06S" calcext:value-type="time">
            <text:p>0:02</text:p>
          </table:table-cell>
          <table:table-cell table:style-name="ce109" table:formula="of:=([.AM38]-[.AN38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7]+0.35/24/60" office:value-type="time" office:time-value="PT00H02M06S" calcext:value-type="time">
            <text:p>0:02</text:p>
          </table:table-cell>
          <table:table-cell table:style-name="ce96" table:formula="of:=[.AU37]+0.35/24/60" office:value-type="time" office:time-value="PT00H02M06S" calcext:value-type="time">
            <text:p>0:02</text:p>
          </table:table-cell>
          <table:table-cell table:style-name="ce109" table:formula="of:=([.AR38]-[.AS38])*1000" office:value-type="float" office:value="0" calcext:value-type="float">
            <text:p>0,00</text:p>
          </table:table-cell>
          <table:table-cell table:style-name="ce17" office:value-type="float" office:value="6018" calcext:value-type="float">
            <text:p>6018</text:p>
          </table:table-cell>
          <table:table-cell table:style-name="ce8" office:value-type="string" calcext:value-type="string">
            <text:p>PCH</text:p>
          </table:table-cell>
          <table:table-cell table:number-columns-repeated="974"/>
        </table:table-row>
        <table:table-row table:style-name="ro1">
          <table:table-cell/>
          <table:table-cell table:style-name="ce17" office:value-type="float" office:value="6019" calcext:value-type="float">
            <text:p>6019</text:p>
          </table:table-cell>
          <table:table-cell table:style-name="ce8" office:value-type="string" calcext:value-type="string">
            <text:p>PCH</text:p>
          </table:table-cell>
          <table:table-cell table:style-name="ce72"/>
          <table:table-cell table:style-name="ce86"/>
          <table:table-cell table:style-name="ce96" table:formula="of:=[.F38]+0.5/24/60" office:value-type="time" office:time-value="PT00H03M30S" calcext:value-type="time">
            <text:p>0:03</text:p>
          </table:table-cell>
          <table:table-cell table:style-name="ce96" table:formula="of:=[.G38]+0.5/24/60" office:value-type="time" office:time-value="PT00H03M30S" calcext:value-type="time">
            <text:p>0:03</text:p>
          </table:table-cell>
          <table:table-cell table:style-name="ce109" table:formula="of:=([.D39]-[.E39])*1000" office:value-type="float" office:value="0" calcext:value-type="float">
            <text:p>0,00</text:p>
          </table:table-cell>
          <table:table-cell table:style-name="ce72" office:value-type="float" office:value="8.08777" calcext:value-type="float">
            <text:p>8,08777</text:p>
          </table:table-cell>
          <table:table-cell table:style-name="ce86" office:value-type="float" office:value="8.08744" calcext:value-type="float">
            <text:p>8,08744</text:p>
          </table:table-cell>
          <table:table-cell table:style-name="ce96" table:formula="of:=[.K38]+0.35/24/60" office:value-type="time" office:time-value="PT16H45M27S" calcext:value-type="time">
            <text:p>16:45</text:p>
          </table:table-cell>
          <table:table-cell table:style-name="ce96" table:formula="of:=[.L38]+0.35/24/60" office:value-type="time" office:time-value="PT16H50M27S" calcext:value-type="time">
            <text:p>16:50</text:p>
          </table:table-cell>
          <table:table-cell table:style-name="ce109" table:formula="of:=([.I39]-[.J39])*1000" office:value-type="float" office:value="0.329999999999941" calcext:value-type="float">
            <text:p>0,33</text:p>
          </table:table-cell>
          <table:table-cell table:style-name="ce72" office:value-type="float" office:value="8.07537" calcext:value-type="float">
            <text:p>8,07537</text:p>
          </table:table-cell>
          <table:table-cell table:style-name="ce86"/>
          <table:table-cell table:style-name="ce96" table:formula="of:=[.P38]+0.35/24/60" office:value-type="time" office:time-value="PT09H35M27S" calcext:value-type="time">
            <text:p>9:35</text:p>
          </table:table-cell>
          <table:table-cell table:style-name="ce96" table:formula="of:=[.Q38]+0.35/24/60" office:value-type="time" office:time-value="PT09H40M27S" calcext:value-type="time">
            <text:p>9:40</text:p>
          </table:table-cell>
          <table:table-cell table:style-name="ce109" table:formula="of:=([.N39]-[.O39])*1000" office:value-type="float" office:value="8075.37" calcext:value-type="float">
            <text:p>8075,37</text:p>
          </table:table-cell>
          <table:table-cell table:style-name="ce72" office:value-type="float" office:value="8.07064" calcext:value-type="float">
            <text:p>8,07064</text:p>
          </table:table-cell>
          <table:table-cell table:style-name="ce86"/>
          <table:table-cell table:style-name="ce96" table:formula="of:=[.U38]+0.35/24/60" office:value-type="time" office:time-value="PT16H29M27S" calcext:value-type="time">
            <text:p>16:29</text:p>
          </table:table-cell>
          <table:table-cell table:style-name="ce96" table:formula="of:=[.V38]+0.35/24/60" office:value-type="time" office:time-value="PT16H34M27S" calcext:value-type="time">
            <text:p>16:34</text:p>
          </table:table-cell>
          <table:table-cell table:style-name="ce158" table:formula="of:=([.S39]-[.T39])*1000" office:value-type="float" office:value="8070.64" calcext:value-type="float">
            <text:p>8070,64</text:p>
          </table:table-cell>
          <table:table-cell table:style-name="ce72" office:value-type="float" office:value="8.06047" calcext:value-type="float">
            <text:p>8,06047</text:p>
          </table:table-cell>
          <table:table-cell table:style-name="ce86"/>
          <table:table-cell table:style-name="ce96" table:formula="of:=[.Z38]+0.5/24/60" office:value-type="time" office:time-value="PT07H47M30S" calcext:value-type="time">
            <text:p>7:47</text:p>
          </table:table-cell>
          <table:table-cell table:style-name="ce96" table:formula="of:=[.AA38]+0.5/24/60" office:value-type="time" office:time-value="PT07H53M30S" calcext:value-type="time">
            <text:p>7:53</text:p>
          </table:table-cell>
          <table:table-cell table:style-name="ce109" table:formula="of:=([.X39]-[.Y39])*1000" office:value-type="float" office:value="8060.47" calcext:value-type="float">
            <text:p>8060,47</text:p>
          </table:table-cell>
          <table:table-cell table:style-name="ce72" office:value-type="float" office:value="7.923325" calcext:value-type="float">
            <text:p>7,92333</text:p>
          </table:table-cell>
          <table:table-cell table:style-name="ce86" office:value-type="float" office:value="7.92309" calcext:value-type="float">
            <text:p>7,92309</text:p>
          </table:table-cell>
          <table:table-cell table:style-name="ce96" table:formula="of:=[.AE38]+1/24/60" office:value-type="time" office:time-value="PT14H02M00S" calcext:value-type="time">
            <text:p>14:02</text:p>
          </table:table-cell>
          <table:table-cell table:style-name="ce96" table:formula="of:=[.AF38]+0.4/24/60" office:value-type="time" office:time-value="PT14H27M48S" calcext:value-type="time">
            <text:p>14:27</text:p>
          </table:table-cell>
          <table:table-cell table:style-name="ce231" table:formula="of:=([.AC39]-[.AD39])*1000" office:value-type="float" office:value="0.234999999999985" calcext:value-type="float">
            <text:p>0,23</text:p>
          </table:table-cell>
          <table:table-cell table:style-name="ce234"/>
          <table:table-cell table:style-name="ce86"/>
          <table:table-cell table:style-name="ce96" table:formula="of:=[.AJ38]+0.35/24/60" office:value-type="time" office:time-value="PT00H02M27S" calcext:value-type="time">
            <text:p>0:02</text:p>
          </table:table-cell>
          <table:table-cell table:style-name="ce96" table:formula="of:=[.AK38]+0.35/24/60" office:value-type="time" office:time-value="PT00H02M27S" calcext:value-type="time">
            <text:p>0:02</text:p>
          </table:table-cell>
          <table:table-cell table:style-name="ce109" table:formula="of:=([.AH39]-[.AI39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8]+0.35/24/60" office:value-type="time" office:time-value="PT00H02M27S" calcext:value-type="time">
            <text:p>0:02</text:p>
          </table:table-cell>
          <table:table-cell table:style-name="ce96" table:formula="of:=[.AP38]+0.35/24/60" office:value-type="time" office:time-value="PT00H02M27S" calcext:value-type="time">
            <text:p>0:02</text:p>
          </table:table-cell>
          <table:table-cell table:style-name="ce109" table:formula="of:=([.AM39]-[.AN39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8]+0.35/24/60" office:value-type="time" office:time-value="PT00H02M27S" calcext:value-type="time">
            <text:p>0:02</text:p>
          </table:table-cell>
          <table:table-cell table:style-name="ce96" table:formula="of:=[.AU38]+0.35/24/60" office:value-type="time" office:time-value="PT00H02M27S" calcext:value-type="time">
            <text:p>0:02</text:p>
          </table:table-cell>
          <table:table-cell table:style-name="ce109" table:formula="of:=([.AR39]-[.AS39])*1000" office:value-type="float" office:value="0" calcext:value-type="float">
            <text:p>0,00</text:p>
          </table:table-cell>
          <table:table-cell table:style-name="ce17" office:value-type="float" office:value="6019" calcext:value-type="float">
            <text:p>6019</text:p>
          </table:table-cell>
          <table:table-cell table:style-name="ce8" office:value-type="string" calcext:value-type="string">
            <text:p>PCH</text:p>
          </table:table-cell>
          <table:table-cell table:number-columns-repeated="974"/>
        </table:table-row>
        <table:table-row table:style-name="ro1">
          <table:table-cell/>
          <table:table-cell table:style-name="ce18" office:value-type="float" office:value="6032" calcext:value-type="float">
            <text:p>6032</text:p>
          </table:table-cell>
          <table:table-cell table:style-name="ce9" office:value-type="string" calcext:value-type="string">
            <text:p>TMH</text:p>
          </table:table-cell>
          <table:table-cell table:style-name="ce72"/>
          <table:table-cell table:style-name="ce86"/>
          <table:table-cell table:style-name="ce96" table:formula="of:=[.F39]+0.5/24/60" office:value-type="time" office:time-value="PT00H04M00S" calcext:value-type="time">
            <text:p>0:04</text:p>
          </table:table-cell>
          <table:table-cell table:style-name="ce96" table:formula="of:=[.G39]+0.5/24/60" office:value-type="time" office:time-value="PT00H04M00S" calcext:value-type="time">
            <text:p>0:04</text:p>
          </table:table-cell>
          <table:table-cell table:style-name="ce109" table:formula="of:=([.D40]-[.E40])*1000" office:value-type="float" office:value="0" calcext:value-type="float">
            <text:p>0,00</text:p>
          </table:table-cell>
          <table:table-cell table:style-name="ce72" office:value-type="float" office:value="7.89282" calcext:value-type="float">
            <text:p>7,89282</text:p>
          </table:table-cell>
          <table:table-cell table:style-name="ce86" office:value-type="float" office:value="7.8925" calcext:value-type="float">
            <text:p>7,89250</text:p>
          </table:table-cell>
          <table:table-cell table:style-name="ce96" table:formula="of:=[.K39]+0.35/24/60" office:value-type="time" office:time-value="PT16H45M48S" calcext:value-type="time">
            <text:p>16:45</text:p>
          </table:table-cell>
          <table:table-cell table:style-name="ce96" table:formula="of:=[.L39]+0.35/24/60" office:value-type="time" office:time-value="PT16H50M48S" calcext:value-type="time">
            <text:p>16:50</text:p>
          </table:table-cell>
          <table:table-cell table:style-name="ce109" table:formula="of:=([.I40]-[.J40])*1000" office:value-type="float" office:value="0.32000000000032" calcext:value-type="float">
            <text:p>0,32</text:p>
          </table:table-cell>
          <table:table-cell table:style-name="ce72" office:value-type="float" office:value="7.88092" calcext:value-type="float">
            <text:p>7,88092</text:p>
          </table:table-cell>
          <table:table-cell table:style-name="ce86"/>
          <table:table-cell table:style-name="ce96" table:formula="of:=[.P39]+0.35/24/60" office:value-type="time" office:time-value="PT09H35M48S" calcext:value-type="time">
            <text:p>9:35</text:p>
          </table:table-cell>
          <table:table-cell table:style-name="ce96" table:formula="of:=[.Q39]+0.35/24/60" office:value-type="time" office:time-value="PT09H40M48S" calcext:value-type="time">
            <text:p>9:40</text:p>
          </table:table-cell>
          <table:table-cell table:style-name="ce109" table:formula="of:=([.N40]-[.O40])*1000" office:value-type="float" office:value="7880.92" calcext:value-type="float">
            <text:p>7880,92</text:p>
          </table:table-cell>
          <table:table-cell table:style-name="ce72" office:value-type="float" office:value="7.87611" calcext:value-type="float">
            <text:p>7,87611</text:p>
          </table:table-cell>
          <table:table-cell table:style-name="ce86"/>
          <table:table-cell table:style-name="ce96" table:formula="of:=[.U39]+0.35/24/60" office:value-type="time" office:time-value="PT16H29M48S" calcext:value-type="time">
            <text:p>16:29</text:p>
          </table:table-cell>
          <table:table-cell table:style-name="ce96" table:formula="of:=[.V39]+0.35/24/60" office:value-type="time" office:time-value="PT16H34M48S" calcext:value-type="time">
            <text:p>16:34</text:p>
          </table:table-cell>
          <table:table-cell table:style-name="ce158" table:formula="of:=([.S40]-[.T40])*1000" office:value-type="float" office:value="7876.11" calcext:value-type="float">
            <text:p>7876,11</text:p>
          </table:table-cell>
          <table:table-cell table:style-name="ce72" office:value-type="float" office:value="7.86584" calcext:value-type="float">
            <text:p>7,86584</text:p>
          </table:table-cell>
          <table:table-cell table:style-name="ce86"/>
          <table:table-cell table:style-name="ce96" table:formula="of:=[.Z39]+0.5/24/60" office:value-type="time" office:time-value="PT07H48M00S" calcext:value-type="time">
            <text:p>7:48</text:p>
          </table:table-cell>
          <table:table-cell table:style-name="ce96" table:formula="of:=[.AA39]+0.5/24/60" office:value-type="time" office:time-value="PT07H54M00S" calcext:value-type="time">
            <text:p>7:54</text:p>
          </table:table-cell>
          <table:table-cell table:style-name="ce109" table:formula="of:=([.X40]-[.Y40])*1000" office:value-type="float" office:value="7865.84" calcext:value-type="float">
            <text:p>7865,84</text:p>
          </table:table-cell>
          <table:table-cell table:style-name="ce72" office:value-type="float" office:value="7.76374" calcext:value-type="float">
            <text:p>7,76374</text:p>
          </table:table-cell>
          <table:table-cell table:style-name="ce86" office:value-type="float" office:value="7.76348" calcext:value-type="float">
            <text:p>7,76348</text:p>
          </table:table-cell>
          <table:table-cell table:style-name="ce96" table:formula="of:=[.AE39]+1/24/60" office:value-type="time" office:time-value="PT14H03M00S" calcext:value-type="time">
            <text:p>14:03</text:p>
          </table:table-cell>
          <table:table-cell table:style-name="ce96" table:formula="of:=[.AF39]+0.4/24/60" office:value-type="time" office:time-value="PT14H28M12S" calcext:value-type="time">
            <text:p>14:28</text:p>
          </table:table-cell>
          <table:table-cell table:style-name="ce231" table:formula="of:=([.AC40]-[.AD40])*1000" office:value-type="float" office:value="0.260000000000815" calcext:value-type="float">
            <text:p>0,26</text:p>
          </table:table-cell>
          <table:table-cell table:style-name="ce234"/>
          <table:table-cell table:style-name="ce86"/>
          <table:table-cell table:style-name="ce96" table:formula="of:=[.AJ39]+0.35/24/60" office:value-type="time" office:time-value="PT00H02M48S" calcext:value-type="time">
            <text:p>0:02</text:p>
          </table:table-cell>
          <table:table-cell table:style-name="ce96" table:formula="of:=[.AK39]+0.35/24/60" office:value-type="time" office:time-value="PT00H02M48S" calcext:value-type="time">
            <text:p>0:02</text:p>
          </table:table-cell>
          <table:table-cell table:style-name="ce109" table:formula="of:=([.AH40]-[.AI40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39]+0.35/24/60" office:value-type="time" office:time-value="PT00H02M48S" calcext:value-type="time">
            <text:p>0:02</text:p>
          </table:table-cell>
          <table:table-cell table:style-name="ce96" table:formula="of:=[.AP39]+0.35/24/60" office:value-type="time" office:time-value="PT00H02M48S" calcext:value-type="time">
            <text:p>0:02</text:p>
          </table:table-cell>
          <table:table-cell table:style-name="ce109" table:formula="of:=([.AM40]-[.AN40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39]+0.35/24/60" office:value-type="time" office:time-value="PT00H02M48S" calcext:value-type="time">
            <text:p>0:02</text:p>
          </table:table-cell>
          <table:table-cell table:style-name="ce96" table:formula="of:=[.AU39]+0.35/24/60" office:value-type="time" office:time-value="PT00H02M48S" calcext:value-type="time">
            <text:p>0:02</text:p>
          </table:table-cell>
          <table:table-cell table:style-name="ce109" table:formula="of:=([.AR40]-[.AS40])*1000" office:value-type="float" office:value="0" calcext:value-type="float">
            <text:p>0,00</text:p>
          </table:table-cell>
          <table:table-cell table:style-name="ce18" office:value-type="float" office:value="6032" calcext:value-type="float">
            <text:p>6032</text:p>
          </table:table-cell>
          <table:table-cell table:style-name="ce9" office:value-type="string" calcext:value-type="string">
            <text:p>TMH</text:p>
          </table:table-cell>
          <table:table-cell table:number-columns-repeated="974"/>
        </table:table-row>
        <table:table-row table:style-name="ro1">
          <table:table-cell/>
          <table:table-cell table:style-name="ce18" office:value-type="float" office:value="6033" calcext:value-type="float">
            <text:p>6033</text:p>
          </table:table-cell>
          <table:table-cell table:style-name="ce9" office:value-type="string" calcext:value-type="string">
            <text:p>TMH</text:p>
          </table:table-cell>
          <table:table-cell table:style-name="ce72"/>
          <table:table-cell table:style-name="ce86"/>
          <table:table-cell table:style-name="ce96" table:formula="of:=[.F40]+0.5/24/60" office:value-type="time" office:time-value="PT00H04M30S" calcext:value-type="time">
            <text:p>0:04</text:p>
          </table:table-cell>
          <table:table-cell table:style-name="ce96" table:formula="of:=[.G40]+0.5/24/60" office:value-type="time" office:time-value="PT00H04M30S" calcext:value-type="time">
            <text:p>0:04</text:p>
          </table:table-cell>
          <table:table-cell table:style-name="ce109" table:formula="of:=([.D41]-[.E41])*1000" office:value-type="float" office:value="0" calcext:value-type="float">
            <text:p>0,00</text:p>
          </table:table-cell>
          <table:table-cell table:style-name="ce72" office:value-type="float" office:value="7.97923" calcext:value-type="float">
            <text:p>7,97923</text:p>
          </table:table-cell>
          <table:table-cell table:style-name="ce86" office:value-type="float" office:value="7.97883" calcext:value-type="float">
            <text:p>7,97883</text:p>
          </table:table-cell>
          <table:table-cell table:style-name="ce96" table:formula="of:=[.K40]+0.35/24/60" office:value-type="time" office:time-value="PT16H46M09S" calcext:value-type="time">
            <text:p>16:46</text:p>
          </table:table-cell>
          <table:table-cell table:style-name="ce96" table:formula="of:=[.L40]+0.35/24/60" office:value-type="time" office:time-value="PT16H51M09S" calcext:value-type="time">
            <text:p>16:51</text:p>
          </table:table-cell>
          <table:table-cell table:style-name="ce109" table:formula="of:=([.I41]-[.J41])*1000" office:value-type="float" office:value="0.399999999999956" calcext:value-type="float">
            <text:p>0,40</text:p>
          </table:table-cell>
          <table:table-cell table:style-name="ce72" office:value-type="float" office:value="7.96677" calcext:value-type="float">
            <text:p>7,96677</text:p>
          </table:table-cell>
          <table:table-cell table:style-name="ce86"/>
          <table:table-cell table:style-name="ce96" table:formula="of:=[.P40]+0.35/24/60" office:value-type="time" office:time-value="PT09H36M09S" calcext:value-type="time">
            <text:p>9:36</text:p>
          </table:table-cell>
          <table:table-cell table:style-name="ce96" table:formula="of:=[.Q40]+0.35/24/60" office:value-type="time" office:time-value="PT09H41M09S" calcext:value-type="time">
            <text:p>9:41</text:p>
          </table:table-cell>
          <table:table-cell table:style-name="ce109" table:formula="of:=([.N41]-[.O41])*1000" office:value-type="float" office:value="7966.77" calcext:value-type="float">
            <text:p>7966,77</text:p>
          </table:table-cell>
          <table:table-cell table:style-name="ce72" office:value-type="float" office:value="7.96179" calcext:value-type="float">
            <text:p>7,96179</text:p>
          </table:table-cell>
          <table:table-cell table:style-name="ce86"/>
          <table:table-cell table:style-name="ce96" table:formula="of:=[.U40]+0.35/24/60" office:value-type="time" office:time-value="PT16H30M09S" calcext:value-type="time">
            <text:p>16:30</text:p>
          </table:table-cell>
          <table:table-cell table:style-name="ce96" table:formula="of:=[.V40]+0.35/24/60" office:value-type="time" office:time-value="PT16H35M09S" calcext:value-type="time">
            <text:p>16:35</text:p>
          </table:table-cell>
          <table:table-cell table:style-name="ce158" table:formula="of:=([.S41]-[.T41])*1000" office:value-type="float" office:value="7961.79" calcext:value-type="float">
            <text:p>7961,79</text:p>
          </table:table-cell>
          <table:table-cell table:style-name="ce72" office:value-type="float" office:value="7.95109" calcext:value-type="float">
            <text:p>7,95109</text:p>
          </table:table-cell>
          <table:table-cell table:style-name="ce86"/>
          <table:table-cell table:style-name="ce96" table:formula="of:=[.Z40]+0.5/24/60" office:value-type="time" office:time-value="PT07H48M30S" calcext:value-type="time">
            <text:p>7:48</text:p>
          </table:table-cell>
          <table:table-cell table:style-name="ce96" table:formula="of:=[.AA40]+0.5/24/60" office:value-type="time" office:time-value="PT07H54M30S" calcext:value-type="time">
            <text:p>7:54</text:p>
          </table:table-cell>
          <table:table-cell table:style-name="ce109" table:formula="of:=([.X41]-[.Y41])*1000" office:value-type="float" office:value="7951.09" calcext:value-type="float">
            <text:p>7951,09</text:p>
          </table:table-cell>
          <table:table-cell table:style-name="ce72" office:value-type="float" office:value="7.845105" calcext:value-type="float">
            <text:p>7,84511</text:p>
          </table:table-cell>
          <table:table-cell table:style-name="ce86" office:value-type="float" office:value="7.84481" calcext:value-type="float">
            <text:p>7,84481</text:p>
          </table:table-cell>
          <table:table-cell table:style-name="ce96" table:formula="of:=[.AE40]+1/24/60" office:value-type="time" office:time-value="PT14H04M00S" calcext:value-type="time">
            <text:p>14:04</text:p>
          </table:table-cell>
          <table:table-cell table:style-name="ce96" table:formula="of:=[.AF40]+0.4/24/60" office:value-type="time" office:time-value="PT14H28M36S" calcext:value-type="time">
            <text:p>14:28</text:p>
          </table:table-cell>
          <table:table-cell table:style-name="ce231" table:formula="of:=([.AC41]-[.AD41])*1000" office:value-type="float" office:value="0.295000000000378" calcext:value-type="float">
            <text:p>0,30</text:p>
          </table:table-cell>
          <table:table-cell table:style-name="ce234"/>
          <table:table-cell table:style-name="ce86"/>
          <table:table-cell table:style-name="ce96" table:formula="of:=[.AJ40]+0.35/24/60" office:value-type="time" office:time-value="PT00H03M09S" calcext:value-type="time">
            <text:p>0:03</text:p>
          </table:table-cell>
          <table:table-cell table:style-name="ce96" table:formula="of:=[.AK40]+0.35/24/60" office:value-type="time" office:time-value="PT00H03M09S" calcext:value-type="time">
            <text:p>0:03</text:p>
          </table:table-cell>
          <table:table-cell table:style-name="ce109" table:formula="of:=([.AH41]-[.AI41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40]+0.35/24/60" office:value-type="time" office:time-value="PT00H03M09S" calcext:value-type="time">
            <text:p>0:03</text:p>
          </table:table-cell>
          <table:table-cell table:style-name="ce96" table:formula="of:=[.AP40]+0.35/24/60" office:value-type="time" office:time-value="PT00H03M09S" calcext:value-type="time">
            <text:p>0:03</text:p>
          </table:table-cell>
          <table:table-cell table:style-name="ce109" table:formula="of:=([.AM41]-[.AN41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0]+0.35/24/60" office:value-type="time" office:time-value="PT00H03M09S" calcext:value-type="time">
            <text:p>0:03</text:p>
          </table:table-cell>
          <table:table-cell table:style-name="ce96" table:formula="of:=[.AU40]+0.35/24/60" office:value-type="time" office:time-value="PT00H03M09S" calcext:value-type="time">
            <text:p>0:03</text:p>
          </table:table-cell>
          <table:table-cell table:style-name="ce109" table:formula="of:=([.AR41]-[.AS41])*1000" office:value-type="float" office:value="0" calcext:value-type="float">
            <text:p>0,00</text:p>
          </table:table-cell>
          <table:table-cell table:style-name="ce18" office:value-type="float" office:value="6033" calcext:value-type="float">
            <text:p>6033</text:p>
          </table:table-cell>
          <table:table-cell table:style-name="ce9" office:value-type="string" calcext:value-type="string">
            <text:p>TMH</text:p>
          </table:table-cell>
          <table:table-cell table:number-columns-repeated="974"/>
        </table:table-row>
        <table:table-row table:style-name="ro1">
          <table:table-cell/>
          <table:table-cell table:style-name="ce19" office:value-type="float" office:value="1383" calcext:value-type="float">
            <text:p>1383</text:p>
          </table:table-cell>
          <table:table-cell table:style-name="ce58" office:value-type="string" calcext:value-type="string">
            <text:p>TCE</text:p>
          </table:table-cell>
          <table:table-cell table:style-name="ce72"/>
          <table:table-cell table:style-name="ce86"/>
          <table:table-cell table:style-name="ce96" table:formula="of:=[.F41]+0.5/24/60" office:value-type="time" office:time-value="PT00H05M00S" calcext:value-type="time">
            <text:p>0:05</text:p>
          </table:table-cell>
          <table:table-cell table:style-name="ce96" table:formula="of:=[.G41]+0.5/24/60" office:value-type="time" office:time-value="PT00H05M00S" calcext:value-type="time">
            <text:p>0:05</text:p>
          </table:table-cell>
          <table:table-cell table:style-name="ce109" table:formula="of:=([.D42]-[.E42])*1000" office:value-type="float" office:value="0" calcext:value-type="float">
            <text:p>0,00</text:p>
          </table:table-cell>
          <table:table-cell table:style-name="ce72" office:value-type="float" office:value="9.13245" calcext:value-type="float">
            <text:p>9,13245</text:p>
          </table:table-cell>
          <table:table-cell table:style-name="ce86" office:value-type="float" office:value="9.13212" calcext:value-type="float">
            <text:p>9,13212</text:p>
          </table:table-cell>
          <table:table-cell table:style-name="ce96" table:formula="of:=[.K41]+0.35/24/60" office:value-type="time" office:time-value="PT16H46M30S" calcext:value-type="time">
            <text:p>16:46</text:p>
          </table:table-cell>
          <table:table-cell table:style-name="ce96" table:formula="of:=[.L41]+0.35/24/60" office:value-type="time" office:time-value="PT16H51M30S" calcext:value-type="time">
            <text:p>16:51</text:p>
          </table:table-cell>
          <table:table-cell table:style-name="ce109" table:formula="of:=([.I42]-[.J42])*1000" office:value-type="float" office:value="0.329999999999941" calcext:value-type="float">
            <text:p>0,33</text:p>
          </table:table-cell>
          <table:table-cell table:style-name="ce72" office:value-type="float" office:value="9.12273" calcext:value-type="float">
            <text:p>9,12273</text:p>
          </table:table-cell>
          <table:table-cell table:style-name="ce86"/>
          <table:table-cell table:style-name="ce96" table:formula="of:=[.P41]+0.35/24/60" office:value-type="time" office:time-value="PT09H36M30S" calcext:value-type="time">
            <text:p>9:36</text:p>
          </table:table-cell>
          <table:table-cell table:style-name="ce96" table:formula="of:=[.Q41]+0.35/24/60" office:value-type="time" office:time-value="PT09H41M30S" calcext:value-type="time">
            <text:p>9:41</text:p>
          </table:table-cell>
          <table:table-cell table:style-name="ce109" table:formula="of:=([.N42]-[.O42])*1000" office:value-type="float" office:value="9122.73" calcext:value-type="float">
            <text:p>9122,73</text:p>
          </table:table-cell>
          <table:table-cell table:style-name="ce72" office:value-type="float" office:value="9.11877" calcext:value-type="float">
            <text:p>9,11877</text:p>
          </table:table-cell>
          <table:table-cell table:style-name="ce86"/>
          <table:table-cell table:style-name="ce96" table:formula="of:=[.U41]+0.35/24/60" office:value-type="time" office:time-value="PT16H30M30S" calcext:value-type="time">
            <text:p>16:30</text:p>
          </table:table-cell>
          <table:table-cell table:style-name="ce96" table:formula="of:=[.V41]+0.35/24/60" office:value-type="time" office:time-value="PT16H35M30S" calcext:value-type="time">
            <text:p>16:35</text:p>
          </table:table-cell>
          <table:table-cell table:style-name="ce158" table:formula="of:=([.S42]-[.T42])*1000" office:value-type="float" office:value="9118.77" calcext:value-type="float">
            <text:p>9118,77</text:p>
          </table:table-cell>
          <table:table-cell table:style-name="ce72" office:value-type="float" office:value="9.11027" calcext:value-type="float">
            <text:p>9,11027</text:p>
          </table:table-cell>
          <table:table-cell table:style-name="ce86"/>
          <table:table-cell table:style-name="ce96" table:formula="of:=[.Z41]+0.5/24/60" office:value-type="time" office:time-value="PT07H49M00S" calcext:value-type="time">
            <text:p>7:49</text:p>
          </table:table-cell>
          <table:table-cell table:style-name="ce96" table:formula="of:=[.AA41]+0.5/24/60" office:value-type="time" office:time-value="PT07H55M00S" calcext:value-type="time">
            <text:p>7:55</text:p>
          </table:table-cell>
          <table:table-cell table:style-name="ce109" table:formula="of:=([.X42]-[.Y42])*1000" office:value-type="float" office:value="9110.27" calcext:value-type="float">
            <text:p>9110,27</text:p>
          </table:table-cell>
          <table:table-cell table:style-name="ce72" office:value-type="float" office:value="9.010245" calcext:value-type="float">
            <text:p>9,01025</text:p>
          </table:table-cell>
          <table:table-cell table:style-name="ce86" office:value-type="float" office:value="9.01005" calcext:value-type="float">
            <text:p>9,01005</text:p>
          </table:table-cell>
          <table:table-cell table:style-name="ce96" table:formula="of:=[.AE41]+1/24/60" office:value-type="time" office:time-value="PT14H05M00S" calcext:value-type="time">
            <text:p>14:05</text:p>
          </table:table-cell>
          <table:table-cell table:style-name="ce96" table:formula="of:=[.AF41]+0.4/24/60" office:value-type="time" office:time-value="PT14H29M00S" calcext:value-type="time">
            <text:p>14:29</text:p>
          </table:table-cell>
          <table:table-cell table:style-name="ce231" table:formula="of:=([.AC42]-[.AD42])*1000" office:value-type="float" office:value="0.1950000000015" calcext:value-type="float">
            <text:p>0,20</text:p>
          </table:table-cell>
          <table:table-cell table:style-name="ce234"/>
          <table:table-cell table:style-name="ce86"/>
          <table:table-cell table:style-name="ce96" table:formula="of:=[.AJ41]+0.35/24/60" office:value-type="time" office:time-value="PT00H03M30S" calcext:value-type="time">
            <text:p>0:03</text:p>
          </table:table-cell>
          <table:table-cell table:style-name="ce96" table:formula="of:=[.AK41]+0.35/24/60" office:value-type="time" office:time-value="PT00H03M30S" calcext:value-type="time">
            <text:p>0:03</text:p>
          </table:table-cell>
          <table:table-cell table:style-name="ce109" table:formula="of:=([.AH42]-[.AI42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41]+0.35/24/60" office:value-type="time" office:time-value="PT00H03M30S" calcext:value-type="time">
            <text:p>0:03</text:p>
          </table:table-cell>
          <table:table-cell table:style-name="ce96" table:formula="of:=[.AP41]+0.35/24/60" office:value-type="time" office:time-value="PT00H03M30S" calcext:value-type="time">
            <text:p>0:03</text:p>
          </table:table-cell>
          <table:table-cell table:style-name="ce109" table:formula="of:=([.AM42]-[.AN42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1]+0.35/24/60" office:value-type="time" office:time-value="PT00H03M30S" calcext:value-type="time">
            <text:p>0:03</text:p>
          </table:table-cell>
          <table:table-cell table:style-name="ce96" table:formula="of:=[.AU41]+0.35/24/60" office:value-type="time" office:time-value="PT00H03M30S" calcext:value-type="time">
            <text:p>0:03</text:p>
          </table:table-cell>
          <table:table-cell table:style-name="ce109" table:formula="of:=([.AR42]-[.AS42])*1000" office:value-type="float" office:value="0" calcext:value-type="float">
            <text:p>0,00</text:p>
          </table:table-cell>
          <table:table-cell table:style-name="ce19" office:value-type="float" office:value="1383" calcext:value-type="float">
            <text:p>1383</text:p>
          </table:table-cell>
          <table:table-cell table:style-name="ce58" office:value-type="string" calcext:value-type="string">
            <text:p>TCE</text:p>
          </table:table-cell>
          <table:table-cell table:number-columns-repeated="974"/>
        </table:table-row>
        <table:table-row table:style-name="ro1">
          <table:table-cell/>
          <table:table-cell table:style-name="ce19" office:value-type="float" office:value="1384" calcext:value-type="float">
            <text:p>1384</text:p>
          </table:table-cell>
          <table:table-cell table:style-name="ce59" office:value-type="string" calcext:value-type="string">
            <text:p>TCE</text:p>
          </table:table-cell>
          <table:table-cell table:style-name="ce72"/>
          <table:table-cell table:style-name="ce86"/>
          <table:table-cell table:style-name="ce96" table:formula="of:=[.F42]+0.5/24/60" office:value-type="time" office:time-value="PT00H05M30S" calcext:value-type="time">
            <text:p>0:05</text:p>
          </table:table-cell>
          <table:table-cell table:style-name="ce96" table:formula="of:=[.G42]+0.5/24/60" office:value-type="time" office:time-value="PT00H05M30S" calcext:value-type="time">
            <text:p>0:05</text:p>
          </table:table-cell>
          <table:table-cell table:style-name="ce109" table:formula="of:=([.D43]-[.E43])*1000" office:value-type="float" office:value="0" calcext:value-type="float">
            <text:p>0,00</text:p>
          </table:table-cell>
          <table:table-cell table:style-name="ce72" office:value-type="float" office:value="9.03336" calcext:value-type="float">
            <text:p>9,03336</text:p>
          </table:table-cell>
          <table:table-cell table:style-name="ce86" office:value-type="float" office:value="9.03298" calcext:value-type="float">
            <text:p>9,03298</text:p>
          </table:table-cell>
          <table:table-cell table:style-name="ce96" table:formula="of:=[.K42]+0.35/24/60" office:value-type="time" office:time-value="PT16H46M51S" calcext:value-type="time">
            <text:p>16:46</text:p>
          </table:table-cell>
          <table:table-cell table:style-name="ce96" table:formula="of:=[.L42]+0.35/24/60" office:value-type="time" office:time-value="PT16H51M51S" calcext:value-type="time">
            <text:p>16:51</text:p>
          </table:table-cell>
          <table:table-cell table:style-name="ce109" table:formula="of:=([.I43]-[.J43])*1000" office:value-type="float" office:value="0.379999999999825" calcext:value-type="float">
            <text:p>0,38</text:p>
          </table:table-cell>
          <table:table-cell table:style-name="ce72" office:value-type="float" office:value="9.02321" calcext:value-type="float">
            <text:p>9,02321</text:p>
          </table:table-cell>
          <table:table-cell table:style-name="ce86"/>
          <table:table-cell table:style-name="ce96" table:formula="of:=[.P42]+0.35/24/60" office:value-type="time" office:time-value="PT09H36M51S" calcext:value-type="time">
            <text:p>9:36</text:p>
          </table:table-cell>
          <table:table-cell table:style-name="ce96" table:formula="of:=[.Q42]+0.35/24/60" office:value-type="time" office:time-value="PT09H41M51S" calcext:value-type="time">
            <text:p>9:41</text:p>
          </table:table-cell>
          <table:table-cell table:style-name="ce109" table:formula="of:=([.N43]-[.O43])*1000" office:value-type="float" office:value="9023.21" calcext:value-type="float">
            <text:p>9023,21</text:p>
          </table:table-cell>
          <table:table-cell table:style-name="ce72" office:value-type="float" office:value="9.01903" calcext:value-type="float">
            <text:p>9,01903</text:p>
          </table:table-cell>
          <table:table-cell table:style-name="ce86"/>
          <table:table-cell table:style-name="ce96" table:formula="of:=[.U42]+0.35/24/60" office:value-type="time" office:time-value="PT16H30M51S" calcext:value-type="time">
            <text:p>16:30</text:p>
          </table:table-cell>
          <table:table-cell table:style-name="ce96" table:formula="of:=[.V42]+0.35/24/60" office:value-type="time" office:time-value="PT16H35M51S" calcext:value-type="time">
            <text:p>16:35</text:p>
          </table:table-cell>
          <table:table-cell table:style-name="ce158" table:formula="of:=([.S43]-[.T43])*1000" office:value-type="float" office:value="9019.03" calcext:value-type="float">
            <text:p>9019,03</text:p>
          </table:table-cell>
          <table:table-cell table:style-name="ce72" office:value-type="float" office:value="9.01018" calcext:value-type="float">
            <text:p>9,01018</text:p>
          </table:table-cell>
          <table:table-cell table:style-name="ce86"/>
          <table:table-cell table:style-name="ce96" table:formula="of:=[.Z42]+0.5/24/60" office:value-type="time" office:time-value="PT07H49M30S" calcext:value-type="time">
            <text:p>7:49</text:p>
          </table:table-cell>
          <table:table-cell table:style-name="ce96" table:formula="of:=[.AA42]+0.5/24/60" office:value-type="time" office:time-value="PT07H55M30S" calcext:value-type="time">
            <text:p>7:55</text:p>
          </table:table-cell>
          <table:table-cell table:style-name="ce109" table:formula="of:=([.X43]-[.Y43])*1000" office:value-type="float" office:value="9010.18" calcext:value-type="float">
            <text:p>9010,18</text:p>
          </table:table-cell>
          <table:table-cell table:style-name="ce72" office:value-type="float" office:value="8.90601" calcext:value-type="float">
            <text:p>8,90601</text:p>
          </table:table-cell>
          <table:table-cell table:style-name="ce86" office:value-type="float" office:value="8.9058" calcext:value-type="float">
            <text:p>8,90580</text:p>
          </table:table-cell>
          <table:table-cell table:style-name="ce96" table:formula="of:=[.AE42]+1/24/60" office:value-type="time" office:time-value="PT14H06M00S" calcext:value-type="time">
            <text:p>14:06</text:p>
          </table:table-cell>
          <table:table-cell table:style-name="ce96" table:formula="of:=[.AF42]+0.4/24/60" office:value-type="time" office:time-value="PT14H29M24S" calcext:value-type="time">
            <text:p>14:29</text:p>
          </table:table-cell>
          <table:table-cell table:style-name="ce231" table:formula="of:=([.AC43]-[.AD43])*1000" office:value-type="float" office:value="0.210000000000932" calcext:value-type="float">
            <text:p>0,21</text:p>
          </table:table-cell>
          <table:table-cell table:style-name="ce234"/>
          <table:table-cell table:style-name="ce86"/>
          <table:table-cell table:style-name="ce96" table:formula="of:=[.AJ42]+0.35/24/60" office:value-type="time" office:time-value="PT00H03M51S" calcext:value-type="time">
            <text:p>0:03</text:p>
          </table:table-cell>
          <table:table-cell table:style-name="ce96" table:formula="of:=[.AK42]+0.35/24/60" office:value-type="time" office:time-value="PT00H03M51S" calcext:value-type="time">
            <text:p>0:03</text:p>
          </table:table-cell>
          <table:table-cell table:style-name="ce109" table:formula="of:=([.AH43]-[.AI43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42]+0.35/24/60" office:value-type="time" office:time-value="PT00H03M51S" calcext:value-type="time">
            <text:p>0:03</text:p>
          </table:table-cell>
          <table:table-cell table:style-name="ce96" table:formula="of:=[.AP42]+0.35/24/60" office:value-type="time" office:time-value="PT00H03M51S" calcext:value-type="time">
            <text:p>0:03</text:p>
          </table:table-cell>
          <table:table-cell table:style-name="ce109" table:formula="of:=([.AM43]-[.AN43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2]+0.35/24/60" office:value-type="time" office:time-value="PT00H03M51S" calcext:value-type="time">
            <text:p>0:03</text:p>
          </table:table-cell>
          <table:table-cell table:style-name="ce96" table:formula="of:=[.AU42]+0.35/24/60" office:value-type="time" office:time-value="PT00H03M51S" calcext:value-type="time">
            <text:p>0:03</text:p>
          </table:table-cell>
          <table:table-cell table:style-name="ce109" table:formula="of:=([.AR43]-[.AS43])*1000" office:value-type="float" office:value="0" calcext:value-type="float">
            <text:p>0,00</text:p>
          </table:table-cell>
          <table:table-cell table:style-name="ce19" office:value-type="float" office:value="1384" calcext:value-type="float">
            <text:p>1384</text:p>
          </table:table-cell>
          <table:table-cell table:style-name="ce59" office:value-type="string" calcext:value-type="string">
            <text:p>TCE</text:p>
          </table:table-cell>
          <table:table-cell table:number-columns-repeated="974"/>
        </table:table-row>
        <table:table-row table:style-name="ro1">
          <table:table-cell/>
          <table:table-cell table:style-name="ce20" office:value-type="float" office:value="1338" calcext:value-type="float">
            <text:p>1338</text:p>
          </table:table-cell>
          <table:table-cell table:style-name="ce60" office:value-type="string" calcext:value-type="string">
            <text:p>PCE</text:p>
          </table:table-cell>
          <table:table-cell table:style-name="ce72"/>
          <table:table-cell table:style-name="ce86"/>
          <table:table-cell table:style-name="ce96" table:formula="of:=[.F43]+0.5/24/60" office:value-type="time" office:time-value="PT00H06M00S" calcext:value-type="time">
            <text:p>0:06</text:p>
          </table:table-cell>
          <table:table-cell table:style-name="ce96" table:formula="of:=[.G43]+0.5/24/60" office:value-type="time" office:time-value="PT00H06M00S" calcext:value-type="time">
            <text:p>0:06</text:p>
          </table:table-cell>
          <table:table-cell table:style-name="ce109" table:formula="of:=([.D44]-[.E44])*1000" office:value-type="float" office:value="0" calcext:value-type="float">
            <text:p>0,00</text:p>
          </table:table-cell>
          <table:table-cell table:style-name="ce72" office:value-type="float" office:value="10.35778" calcext:value-type="float">
            <text:p>10,35778</text:p>
          </table:table-cell>
          <table:table-cell table:style-name="ce86" office:value-type="float" office:value="10.35756" calcext:value-type="float">
            <text:p>10,35756</text:p>
          </table:table-cell>
          <table:table-cell table:style-name="ce96" table:formula="of:=[.K43]+0.35/24/60" office:value-type="time" office:time-value="PT16H47M12S" calcext:value-type="time">
            <text:p>16:47</text:p>
          </table:table-cell>
          <table:table-cell table:style-name="ce96" table:formula="of:=[.L43]+0.35/24/60" office:value-type="time" office:time-value="PT16H52M12S" calcext:value-type="time">
            <text:p>16:52</text:p>
          </table:table-cell>
          <table:table-cell table:style-name="ce109" table:formula="of:=([.I44]-[.J44])*1000" office:value-type="float" office:value="0.220000000000553" calcext:value-type="float">
            <text:p>0,22</text:p>
          </table:table-cell>
          <table:table-cell table:style-name="ce72" office:value-type="float" office:value="10.35373" calcext:value-type="float">
            <text:p>10,35373</text:p>
          </table:table-cell>
          <table:table-cell table:style-name="ce86"/>
          <table:table-cell table:style-name="ce96" table:formula="of:=[.P43]+0.35/24/60" office:value-type="time" office:time-value="PT09H37M12S" calcext:value-type="time">
            <text:p>9:37</text:p>
          </table:table-cell>
          <table:table-cell table:style-name="ce96" table:formula="of:=[.Q43]+0.35/24/60" office:value-type="time" office:time-value="PT09H42M12S" calcext:value-type="time">
            <text:p>9:42</text:p>
          </table:table-cell>
          <table:table-cell table:style-name="ce109" table:formula="of:=([.N44]-[.O44])*1000" office:value-type="float" office:value="10353.73" calcext:value-type="float">
            <text:p>10353,73</text:p>
          </table:table-cell>
          <table:table-cell table:style-name="ce72" office:value-type="float" office:value="10.35214" calcext:value-type="float">
            <text:p>10,35214</text:p>
          </table:table-cell>
          <table:table-cell table:style-name="ce86"/>
          <table:table-cell table:style-name="ce96" table:formula="of:=[.U43]+0.35/24/60" office:value-type="time" office:time-value="PT16H31M12S" calcext:value-type="time">
            <text:p>16:31</text:p>
          </table:table-cell>
          <table:table-cell table:style-name="ce96" table:formula="of:=[.V43]+0.35/24/60" office:value-type="time" office:time-value="PT16H36M12S" calcext:value-type="time">
            <text:p>16:36</text:p>
          </table:table-cell>
          <table:table-cell table:style-name="ce158" table:formula="of:=([.S44]-[.T44])*1000" office:value-type="float" office:value="10352.14" calcext:value-type="float">
            <text:p>10352,14</text:p>
          </table:table-cell>
          <table:table-cell table:style-name="ce72" office:value-type="float" office:value="10.34866" calcext:value-type="float">
            <text:p>10,34866</text:p>
          </table:table-cell>
          <table:table-cell table:style-name="ce86"/>
          <table:table-cell table:style-name="ce96" table:formula="of:=[.Z43]+0.5/24/60" office:value-type="time" office:time-value="PT07H50M00S" calcext:value-type="time">
            <text:p>7:50</text:p>
          </table:table-cell>
          <table:table-cell table:style-name="ce96" table:formula="of:=[.AA43]+0.5/24/60" office:value-type="time" office:time-value="PT07H56M00S" calcext:value-type="time">
            <text:p>7:56</text:p>
          </table:table-cell>
          <table:table-cell table:style-name="ce109" table:formula="of:=([.X44]-[.Y44])*1000" office:value-type="float" office:value="10348.66" calcext:value-type="float">
            <text:p>10348,66</text:p>
          </table:table-cell>
          <table:table-cell table:style-name="ce72" office:value-type="float" office:value="10.29829" calcext:value-type="float">
            <text:p>10,29829</text:p>
          </table:table-cell>
          <table:table-cell table:style-name="ce86" office:value-type="float" office:value="10.29828" calcext:value-type="float">
            <text:p>10,29828</text:p>
          </table:table-cell>
          <table:table-cell table:style-name="ce96" table:formula="of:=[.AE43]+1/24/60" office:value-type="time" office:time-value="PT14H07M00S" calcext:value-type="time">
            <text:p>14:07</text:p>
          </table:table-cell>
          <table:table-cell table:style-name="ce96" table:formula="of:=[.AF43]+0.4/24/60" office:value-type="time" office:time-value="PT14H29M48S" calcext:value-type="time">
            <text:p>14:29</text:p>
          </table:table-cell>
          <table:table-cell table:style-name="ce231" table:formula="of:=([.AC44]-[.AD44])*1000" office:value-type="float" office:value="0.00999999999962142" calcext:value-type="float">
            <text:p>0,01</text:p>
          </table:table-cell>
          <table:table-cell table:style-name="ce234"/>
          <table:table-cell table:style-name="ce86"/>
          <table:table-cell table:style-name="ce96" table:formula="of:=[.AJ43]+0.35/24/60" office:value-type="time" office:time-value="PT00H04M12S" calcext:value-type="time">
            <text:p>0:04</text:p>
          </table:table-cell>
          <table:table-cell table:style-name="ce96" table:formula="of:=[.AK43]+0.35/24/60" office:value-type="time" office:time-value="PT00H04M12S" calcext:value-type="time">
            <text:p>0:04</text:p>
          </table:table-cell>
          <table:table-cell table:style-name="ce109" table:formula="of:=([.AH44]-[.AI44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43]+0.35/24/60" office:value-type="time" office:time-value="PT00H04M12S" calcext:value-type="time">
            <text:p>0:04</text:p>
          </table:table-cell>
          <table:table-cell table:style-name="ce96" table:formula="of:=[.AP43]+0.35/24/60" office:value-type="time" office:time-value="PT00H04M12S" calcext:value-type="time">
            <text:p>0:04</text:p>
          </table:table-cell>
          <table:table-cell table:style-name="ce109" table:formula="of:=([.AM44]-[.AN44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3]+0.35/24/60" office:value-type="time" office:time-value="PT00H04M12S" calcext:value-type="time">
            <text:p>0:04</text:p>
          </table:table-cell>
          <table:table-cell table:style-name="ce96" table:formula="of:=[.AU43]+0.35/24/60" office:value-type="time" office:time-value="PT00H04M12S" calcext:value-type="time">
            <text:p>0:04</text:p>
          </table:table-cell>
          <table:table-cell table:style-name="ce109" table:formula="of:=([.AR44]-[.AS44])*1000" office:value-type="float" office:value="0" calcext:value-type="float">
            <text:p>0,00</text:p>
          </table:table-cell>
          <table:table-cell table:style-name="ce20" office:value-type="float" office:value="1338" calcext:value-type="float">
            <text:p>1338</text:p>
          </table:table-cell>
          <table:table-cell table:style-name="ce60" office:value-type="string" calcext:value-type="string">
            <text:p>PCE</text:p>
          </table:table-cell>
          <table:table-cell table:number-columns-repeated="974"/>
        </table:table-row>
        <table:table-row table:style-name="ro1">
          <table:table-cell/>
          <table:table-cell table:style-name="ce20" office:value-type="float" office:value="1339" calcext:value-type="float">
            <text:p>1339</text:p>
          </table:table-cell>
          <table:table-cell table:style-name="ce60" office:value-type="string" calcext:value-type="string">
            <text:p>PCE</text:p>
          </table:table-cell>
          <table:table-cell table:style-name="ce72"/>
          <table:table-cell table:style-name="ce86"/>
          <table:table-cell table:style-name="ce96" table:formula="of:=[.F44]+0.5/24/60" office:value-type="time" office:time-value="PT00H06M30S" calcext:value-type="time">
            <text:p>0:06</text:p>
          </table:table-cell>
          <table:table-cell table:style-name="ce96" table:formula="of:=[.G44]+0.5/24/60" office:value-type="time" office:time-value="PT00H06M30S" calcext:value-type="time">
            <text:p>0:06</text:p>
          </table:table-cell>
          <table:table-cell table:style-name="ce109" table:formula="of:=([.D45]-[.E45])*1000" office:value-type="float" office:value="0" calcext:value-type="float">
            <text:p>0,00</text:p>
          </table:table-cell>
          <table:table-cell table:style-name="ce72" office:value-type="float" office:value="10.18335" calcext:value-type="float">
            <text:p>10,18335</text:p>
          </table:table-cell>
          <table:table-cell table:style-name="ce86" office:value-type="float" office:value="10.18315" calcext:value-type="float">
            <text:p>10,18315</text:p>
          </table:table-cell>
          <table:table-cell table:style-name="ce96" table:formula="of:=[.K44]+0.35/24/60" office:value-type="time" office:time-value="PT16H47M33S" calcext:value-type="time">
            <text:p>16:47</text:p>
          </table:table-cell>
          <table:table-cell table:style-name="ce96" table:formula="of:=[.L44]+0.35/24/60" office:value-type="time" office:time-value="PT16H52M33S" calcext:value-type="time">
            <text:p>16:52</text:p>
          </table:table-cell>
          <table:table-cell table:style-name="ce109" table:formula="of:=([.I45]-[.J45])*1000" office:value-type="float" office:value="0.20000000000131" calcext:value-type="float">
            <text:p>0,20</text:p>
          </table:table-cell>
          <table:table-cell table:style-name="ce72" office:value-type="float" office:value="10.17944" calcext:value-type="float">
            <text:p>10,17944</text:p>
          </table:table-cell>
          <table:table-cell table:style-name="ce86"/>
          <table:table-cell table:style-name="ce96" table:formula="of:=[.P44]+0.35/24/60" office:value-type="time" office:time-value="PT09H37M33S" calcext:value-type="time">
            <text:p>9:37</text:p>
          </table:table-cell>
          <table:table-cell table:style-name="ce96" table:formula="of:=[.Q44]+0.35/24/60" office:value-type="time" office:time-value="PT09H42M33S" calcext:value-type="time">
            <text:p>9:42</text:p>
          </table:table-cell>
          <table:table-cell table:style-name="ce109" table:formula="of:=([.N45]-[.O45])*1000" office:value-type="float" office:value="10179.44" calcext:value-type="float">
            <text:p>10179,44</text:p>
          </table:table-cell>
          <table:table-cell table:style-name="ce72" office:value-type="float" office:value="10.17784" calcext:value-type="float">
            <text:p>10,17784</text:p>
          </table:table-cell>
          <table:table-cell table:style-name="ce86"/>
          <table:table-cell table:style-name="ce96" table:formula="of:=[.U44]+0.35/24/60" office:value-type="time" office:time-value="PT16H31M33S" calcext:value-type="time">
            <text:p>16:31</text:p>
          </table:table-cell>
          <table:table-cell table:style-name="ce96" table:formula="of:=[.V44]+0.35/24/60" office:value-type="time" office:time-value="PT16H36M33S" calcext:value-type="time">
            <text:p>16:36</text:p>
          </table:table-cell>
          <table:table-cell table:style-name="ce158" table:formula="of:=([.S45]-[.T45])*1000" office:value-type="float" office:value="10177.84" calcext:value-type="float">
            <text:p>10177,84</text:p>
          </table:table-cell>
          <table:table-cell table:style-name="ce72" office:value-type="float" office:value="10.17447" calcext:value-type="float">
            <text:p>10,17447</text:p>
          </table:table-cell>
          <table:table-cell table:style-name="ce86"/>
          <table:table-cell table:style-name="ce96" table:formula="of:=[.Z44]+0.5/24/60" office:value-type="time" office:time-value="PT07H50M30S" calcext:value-type="time">
            <text:p>7:50</text:p>
          </table:table-cell>
          <table:table-cell table:style-name="ce96" table:formula="of:=[.AA44]+0.5/24/60" office:value-type="time" office:time-value="PT07H56M30S" calcext:value-type="time">
            <text:p>7:56</text:p>
          </table:table-cell>
          <table:table-cell table:style-name="ce109" table:formula="of:=([.X45]-[.Y45])*1000" office:value-type="float" office:value="10174.47" calcext:value-type="float">
            <text:p>10174,47</text:p>
          </table:table-cell>
          <table:table-cell table:style-name="ce72" office:value-type="float" office:value="10.123945" calcext:value-type="float">
            <text:p>10,12395</text:p>
          </table:table-cell>
          <table:table-cell table:style-name="ce86" office:value-type="float" office:value="10.12394" calcext:value-type="float">
            <text:p>10,12394</text:p>
          </table:table-cell>
          <table:table-cell table:style-name="ce96" table:formula="of:=[.AE44]+1/24/60" office:value-type="time" office:time-value="PT14H08M00S" calcext:value-type="time">
            <text:p>14:08</text:p>
          </table:table-cell>
          <table:table-cell table:style-name="ce96" table:formula="of:=[.AF44]+0.4/24/60" office:value-type="time" office:time-value="PT14H30M12S" calcext:value-type="time">
            <text:p>14:30</text:p>
          </table:table-cell>
          <table:table-cell table:style-name="ce231" table:formula="of:=([.AC45]-[.AD45])*1000" office:value-type="float" office:value="0.00499999999803435" calcext:value-type="float">
            <text:p>0,00</text:p>
          </table:table-cell>
          <table:table-cell table:style-name="ce234"/>
          <table:table-cell table:style-name="ce86"/>
          <table:table-cell table:style-name="ce96" table:formula="of:=[.AJ44]+0.35/24/60" office:value-type="time" office:time-value="PT00H04M33S" calcext:value-type="time">
            <text:p>0:04</text:p>
          </table:table-cell>
          <table:table-cell table:style-name="ce96" table:formula="of:=[.AK44]+0.35/24/60" office:value-type="time" office:time-value="PT00H04M33S" calcext:value-type="time">
            <text:p>0:04</text:p>
          </table:table-cell>
          <table:table-cell table:style-name="ce109" table:formula="of:=([.AH45]-[.AI45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O44]+0.35/24/60" office:value-type="time" office:time-value="PT00H04M33S" calcext:value-type="time">
            <text:p>0:04</text:p>
          </table:table-cell>
          <table:table-cell table:style-name="ce96" table:formula="of:=[.AP44]+0.35/24/60" office:value-type="time" office:time-value="PT00H04M33S" calcext:value-type="time">
            <text:p>0:04</text:p>
          </table:table-cell>
          <table:table-cell table:style-name="ce109" table:formula="of:=([.AM45]-[.AN45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4]+0.35/24/60" office:value-type="time" office:time-value="PT00H04M33S" calcext:value-type="time">
            <text:p>0:04</text:p>
          </table:table-cell>
          <table:table-cell table:style-name="ce96" table:formula="of:=[.AU44]+0.35/24/60" office:value-type="time" office:time-value="PT00H04M33S" calcext:value-type="time">
            <text:p>0:04</text:p>
          </table:table-cell>
          <table:table-cell table:style-name="ce109" table:formula="of:=([.AR45]-[.AS45])*1000" office:value-type="float" office:value="0" calcext:value-type="float">
            <text:p>0,00</text:p>
          </table:table-cell>
          <table:table-cell table:style-name="ce20" office:value-type="float" office:value="1339" calcext:value-type="float">
            <text:p>1339</text:p>
          </table:table-cell>
          <table:table-cell table:style-name="ce60" office:value-type="string" calcext:value-type="string">
            <text:p>PCE</text:p>
          </table:table-cell>
          <table:table-cell table:number-columns-repeated="974"/>
        </table:table-row>
        <table:table-row table:style-name="ro1">
          <table:table-cell/>
          <table:table-cell table:style-name="ce20" office:value-type="float" office:value="3361" calcext:value-type="float">
            <text:p>3361</text:p>
          </table:table-cell>
          <table:table-cell table:style-name="ce60" office:value-type="string" calcext:value-type="string">
            <text:p>PCE</text:p>
          </table:table-cell>
          <table:table-cell table:style-name="ce72"/>
          <table:table-cell table:style-name="ce86"/>
          <table:table-cell table:style-name="ce96" table:formula="of:=[.F45]+0.5/24/60" office:value-type="time" office:time-value="PT00H07M00S" calcext:value-type="time">
            <text:p>0:07</text:p>
          </table:table-cell>
          <table:table-cell table:style-name="ce96" table:formula="of:=[.G45]+0.5/24/60" office:value-type="time" office:time-value="PT00H07M00S" calcext:value-type="time">
            <text:p>0:07</text:p>
          </table:table-cell>
          <table:table-cell table:style-name="ce109" table:formula="of:=([.D46]-[.E46])*1000" office:value-type="float" office:value="0" calcext:value-type="float">
            <text:p>0,00</text:p>
          </table:table-cell>
          <table:table-cell table:style-name="ce72" office:value-type="float" office:value="8.6124" calcext:value-type="float">
            <text:p>8,61240</text:p>
          </table:table-cell>
          <table:table-cell table:style-name="ce86" office:value-type="float" office:value="8.61223" calcext:value-type="float">
            <text:p>8,61223</text:p>
          </table:table-cell>
          <table:table-cell table:style-name="ce96" table:formula="of:=[.K45]+0.35/24/60" office:value-type="time" office:time-value="PT16H47M54S" calcext:value-type="time">
            <text:p>16:47</text:p>
          </table:table-cell>
          <table:table-cell table:style-name="ce96" table:formula="of:=[.L45]+0.35/24/60" office:value-type="time" office:time-value="PT16H52M54S" calcext:value-type="time">
            <text:p>16:52</text:p>
          </table:table-cell>
          <table:table-cell table:style-name="ce109" table:formula="of:=([.I46]-[.J46])*1000" office:value-type="float" office:value="0.169999999998893" calcext:value-type="float">
            <text:p>0,17</text:p>
          </table:table-cell>
          <table:table-cell table:style-name="ce72" office:value-type="float" office:value="8.6088" calcext:value-type="float">
            <text:p>8,60880</text:p>
          </table:table-cell>
          <table:table-cell table:style-name="ce86"/>
          <table:table-cell table:style-name="ce96" table:formula="of:=[.P45]+0.35/24/60" office:value-type="time" office:time-value="PT09H37M54S" calcext:value-type="time">
            <text:p>9:37</text:p>
          </table:table-cell>
          <table:table-cell table:style-name="ce96" table:formula="of:=[.Q45]+0.35/24/60" office:value-type="time" office:time-value="PT09H42M54S" calcext:value-type="time">
            <text:p>9:42</text:p>
          </table:table-cell>
          <table:table-cell table:style-name="ce109" table:formula="of:=([.N46]-[.O46])*1000" office:value-type="float" office:value="8608.8" calcext:value-type="float">
            <text:p>8608,80</text:p>
          </table:table-cell>
          <table:table-cell table:style-name="ce72"/>
          <table:table-cell table:style-name="ce86"/>
          <table:table-cell table:style-name="ce96" table:number-columns-repeated="2"/>
          <table:table-cell table:style-name="ce158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231"/>
          <table:table-cell table:style-name="ce234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formula="of:=[.AO45]+0.35/24/60" office:value-type="time" office:time-value="PT00H04M54S" calcext:value-type="time">
            <text:p>0:04</text:p>
          </table:table-cell>
          <table:table-cell table:style-name="ce96" table:formula="of:=[.AP45]+0.35/24/60" office:value-type="time" office:time-value="PT00H04M54S" calcext:value-type="time">
            <text:p>0:04</text:p>
          </table:table-cell>
          <table:table-cell table:style-name="ce109" table:formula="of:=([.AM46]-[.AN46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5]+0.35/24/60" office:value-type="time" office:time-value="PT00H04M54S" calcext:value-type="time">
            <text:p>0:04</text:p>
          </table:table-cell>
          <table:table-cell table:style-name="ce96" table:formula="of:=[.AU45]+0.35/24/60" office:value-type="time" office:time-value="PT00H04M54S" calcext:value-type="time">
            <text:p>0:04</text:p>
          </table:table-cell>
          <table:table-cell table:style-name="ce109" table:formula="of:=([.AR46]-[.AS46])*1000" office:value-type="float" office:value="0" calcext:value-type="float">
            <text:p>0,00</text:p>
          </table:table-cell>
          <table:table-cell table:style-name="ce20" office:value-type="float" office:value="3361" calcext:value-type="float">
            <text:p>3361</text:p>
          </table:table-cell>
          <table:table-cell table:style-name="ce60" office:value-type="string" calcext:value-type="string">
            <text:p>PCE</text:p>
          </table:table-cell>
          <table:table-cell table:number-columns-repeated="974"/>
        </table:table-row>
        <table:table-row table:style-name="ro1">
          <table:table-cell/>
          <table:table-cell table:style-name="ce20" office:value-type="float" office:value="3362" calcext:value-type="float">
            <text:p>3362</text:p>
          </table:table-cell>
          <table:table-cell table:style-name="ce60" office:value-type="string" calcext:value-type="string">
            <text:p>PCE</text:p>
          </table:table-cell>
          <table:table-cell table:style-name="ce72"/>
          <table:table-cell table:style-name="ce86"/>
          <table:table-cell table:style-name="ce96" table:formula="of:=[.F46]+0.5/24/60" office:value-type="time" office:time-value="PT00H07M30S" calcext:value-type="time">
            <text:p>0:07</text:p>
          </table:table-cell>
          <table:table-cell table:style-name="ce96" table:formula="of:=[.G46]+0.5/24/60" office:value-type="time" office:time-value="PT00H07M30S" calcext:value-type="time">
            <text:p>0:07</text:p>
          </table:table-cell>
          <table:table-cell table:style-name="ce109" table:formula="of:=([.D47]-[.E47])*1000" office:value-type="float" office:value="0" calcext:value-type="float">
            <text:p>0,00</text:p>
          </table:table-cell>
          <table:table-cell table:style-name="ce72" office:value-type="float" office:value="8.37551" calcext:value-type="float">
            <text:p>8,37551</text:p>
          </table:table-cell>
          <table:table-cell table:style-name="ce86" office:value-type="float" office:value="8.37537" calcext:value-type="float">
            <text:p>8,37537</text:p>
          </table:table-cell>
          <table:table-cell table:style-name="ce96" table:formula="of:=[.K46]+0.35/24/60" office:value-type="time" office:time-value="PT16H48M15S" calcext:value-type="time">
            <text:p>16:48</text:p>
          </table:table-cell>
          <table:table-cell table:style-name="ce96" table:formula="of:=[.L46]+0.35/24/60" office:value-type="time" office:time-value="PT16H53M15S" calcext:value-type="time">
            <text:p>16:53</text:p>
          </table:table-cell>
          <table:table-cell table:style-name="ce109" table:formula="of:=([.I47]-[.J47])*1000" office:value-type="float" office:value="0.140000000000029" calcext:value-type="float">
            <text:p>0,14</text:p>
          </table:table-cell>
          <table:table-cell table:style-name="ce72" office:value-type="float" office:value="8.37186" calcext:value-type="float">
            <text:p>8,37186</text:p>
          </table:table-cell>
          <table:table-cell table:style-name="ce86"/>
          <table:table-cell table:style-name="ce96" table:formula="of:=[.P46]+0.35/24/60" office:value-type="time" office:time-value="PT09H38M15S" calcext:value-type="time">
            <text:p>9:38</text:p>
          </table:table-cell>
          <table:table-cell table:style-name="ce96" table:formula="of:=[.Q46]+0.35/24/60" office:value-type="time" office:time-value="PT09H43M15S" calcext:value-type="time">
            <text:p>9:43</text:p>
          </table:table-cell>
          <table:table-cell table:style-name="ce109" table:formula="of:=([.N47]-[.O47])*1000" office:value-type="float" office:value="8371.86" calcext:value-type="float">
            <text:p>8371,86</text:p>
          </table:table-cell>
          <table:table-cell table:style-name="ce72"/>
          <table:table-cell table:style-name="ce86"/>
          <table:table-cell table:style-name="ce96" table:number-columns-repeated="2"/>
          <table:table-cell table:style-name="ce158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231"/>
          <table:table-cell table:style-name="ce234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formula="of:=[.AO46]+0.35/24/60" office:value-type="time" office:time-value="PT00H05M15S" calcext:value-type="time">
            <text:p>0:05</text:p>
          </table:table-cell>
          <table:table-cell table:style-name="ce96" table:formula="of:=[.AP46]+0.35/24/60" office:value-type="time" office:time-value="PT00H05M15S" calcext:value-type="time">
            <text:p>0:05</text:p>
          </table:table-cell>
          <table:table-cell table:style-name="ce109" table:formula="of:=([.AM47]-[.AN47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6]+0.35/24/60" office:value-type="time" office:time-value="PT00H05M15S" calcext:value-type="time">
            <text:p>0:05</text:p>
          </table:table-cell>
          <table:table-cell table:style-name="ce96" table:formula="of:=[.AU46]+0.35/24/60" office:value-type="time" office:time-value="PT00H05M15S" calcext:value-type="time">
            <text:p>0:05</text:p>
          </table:table-cell>
          <table:table-cell table:style-name="ce109" table:formula="of:=([.AR47]-[.AS47])*1000" office:value-type="float" office:value="0" calcext:value-type="float">
            <text:p>0,00</text:p>
          </table:table-cell>
          <table:table-cell table:style-name="ce20" office:value-type="float" office:value="3362" calcext:value-type="float">
            <text:p>3362</text:p>
          </table:table-cell>
          <table:table-cell table:style-name="ce60" office:value-type="string" calcext:value-type="string">
            <text:p>PCE</text:p>
          </table:table-cell>
          <table:table-cell table:number-columns-repeated="974"/>
        </table:table-row>
        <table:table-row table:style-name="ro1">
          <table:table-cell/>
          <table:table-cell table:style-name="ce20" office:value-type="float" office:value="6071" calcext:value-type="float">
            <text:p>6071</text:p>
          </table:table-cell>
          <table:table-cell table:style-name="ce60" office:value-type="string" calcext:value-type="string">
            <text:p>PCE</text:p>
          </table:table-cell>
          <table:table-cell table:style-name="ce72"/>
          <table:table-cell table:style-name="ce86"/>
          <table:table-cell table:style-name="ce96" table:formula="of:=[.F47]+0.5/24/60" office:value-type="time" office:time-value="PT00H08M00S" calcext:value-type="time">
            <text:p>0:08</text:p>
          </table:table-cell>
          <table:table-cell table:style-name="ce96" table:formula="of:=[.G47]+0.5/24/60" office:value-type="time" office:time-value="PT00H08M00S" calcext:value-type="time">
            <text:p>0:08</text:p>
          </table:table-cell>
          <table:table-cell table:style-name="ce109" table:formula="of:=([.D48]-[.E48])*1000" office:value-type="float" office:value="0" calcext:value-type="float">
            <text:p>0,00</text:p>
          </table:table-cell>
          <table:table-cell table:style-name="ce72" office:value-type="float" office:value="7.85841" calcext:value-type="float">
            <text:p>7,85841</text:p>
          </table:table-cell>
          <table:table-cell table:style-name="ce86" office:value-type="float" office:value="7.85815" calcext:value-type="float">
            <text:p>7,85815</text:p>
          </table:table-cell>
          <table:table-cell table:style-name="ce96" table:formula="of:=[.K47]+0.35/24/60" office:value-type="time" office:time-value="PT16H48M36S" calcext:value-type="time">
            <text:p>16:48</text:p>
          </table:table-cell>
          <table:table-cell table:style-name="ce96" table:formula="of:=[.L47]+0.35/24/60" office:value-type="time" office:time-value="PT16H53M36S" calcext:value-type="time">
            <text:p>16:53</text:p>
          </table:table-cell>
          <table:table-cell table:style-name="ce109" table:formula="of:=([.I48]-[.J48])*1000" office:value-type="float" office:value="0.259999999999927" calcext:value-type="float">
            <text:p>0,26</text:p>
          </table:table-cell>
          <table:table-cell table:style-name="ce72" office:value-type="float" office:value="7.85017" calcext:value-type="float">
            <text:p>7,85017</text:p>
          </table:table-cell>
          <table:table-cell table:style-name="ce86"/>
          <table:table-cell table:style-name="ce96" table:formula="of:=[.P47]+0.35/24/60" office:value-type="time" office:time-value="PT09H38M36S" calcext:value-type="time">
            <text:p>9:38</text:p>
          </table:table-cell>
          <table:table-cell table:style-name="ce96" table:formula="of:=[.Q47]+0.35/24/60" office:value-type="time" office:time-value="PT09H43M36S" calcext:value-type="time">
            <text:p>9:43</text:p>
          </table:table-cell>
          <table:table-cell table:style-name="ce109" table:formula="of:=([.N48]-[.O48])*1000" office:value-type="float" office:value="7850.17" calcext:value-type="float">
            <text:p>7850,17</text:p>
          </table:table-cell>
          <table:table-cell table:style-name="ce72"/>
          <table:table-cell table:style-name="ce86"/>
          <table:table-cell table:style-name="ce96" table:number-columns-repeated="2"/>
          <table:table-cell table:style-name="ce158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231"/>
          <table:table-cell table:style-name="ce234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formula="of:=[.AO47]+0.35/24/60" office:value-type="time" office:time-value="PT00H05M36S" calcext:value-type="time">
            <text:p>0:05</text:p>
          </table:table-cell>
          <table:table-cell table:style-name="ce96" table:formula="of:=[.AP47]+0.35/24/60" office:value-type="time" office:time-value="PT00H05M36S" calcext:value-type="time">
            <text:p>0:05</text:p>
          </table:table-cell>
          <table:table-cell table:style-name="ce109" table:formula="of:=([.AM48]-[.AN48])*1000" office:value-type="float" office:value="0" calcext:value-type="float">
            <text:p>0,00</text:p>
          </table:table-cell>
          <table:table-cell table:style-name="ce72"/>
          <table:table-cell table:style-name="ce86"/>
          <table:table-cell table:style-name="ce96" table:formula="of:=[.AT47]+0.35/24/60" office:value-type="time" office:time-value="PT00H05M36S" calcext:value-type="time">
            <text:p>0:05</text:p>
          </table:table-cell>
          <table:table-cell table:style-name="ce96" table:formula="of:=[.AU47]+0.35/24/60" office:value-type="time" office:time-value="PT00H05M36S" calcext:value-type="time">
            <text:p>0:05</text:p>
          </table:table-cell>
          <table:table-cell table:style-name="ce109" table:formula="of:=([.AR48]-[.AS48])*1000" office:value-type="float" office:value="0" calcext:value-type="float">
            <text:p>0,00</text:p>
          </table:table-cell>
          <table:table-cell table:style-name="ce20" office:value-type="float" office:value="6071" calcext:value-type="float">
            <text:p>6071</text:p>
          </table:table-cell>
          <table:table-cell table:style-name="ce60" office:value-type="string" calcext:value-type="string">
            <text:p>PCE</text:p>
          </table:table-cell>
          <table:table-cell table:number-columns-repeated="974"/>
        </table:table-row>
        <table:table-row table:style-name="ro1" table:number-rows-repeated="4">
          <table:table-cell/>
          <table:table-cell table:style-name="ce45"/>
          <table:table-cell table:style-name="ce61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158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231"/>
          <table:table-cell table:style-name="ce234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72"/>
          <table:table-cell table:style-name="ce86"/>
          <table:table-cell table:style-name="ce96" table:number-columns-repeated="2"/>
          <table:table-cell table:style-name="ce109"/>
          <table:table-cell table:style-name="ce45"/>
          <table:table-cell table:style-name="ce61"/>
          <table:table-cell table:number-columns-repeated="974"/>
        </table:table-row>
        <table:table-row table:style-name="ro1">
          <table:table-cell/>
          <table:table-cell table:style-name="ce51"/>
          <table:table-cell table:style-name="ce47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166"/>
          <table:table-cell table:style-name="ce178"/>
          <table:table-cell table:style-name="ce190" table:number-columns-repeated="2"/>
          <table:table-cell table:style-name="ce207"/>
          <table:table-cell table:style-name="ce178" table:number-columns-repeated="2"/>
          <table:table-cell table:style-name="ce190" table:number-columns-repeated="2"/>
          <table:table-cell table:style-name="ce232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73" table:number-columns-repeated="2"/>
          <table:table-cell table:style-name="ce97" table:number-columns-repeated="2"/>
          <table:table-cell table:style-name="ce110"/>
          <table:table-cell table:style-name="ce51"/>
          <table:table-cell table:number-columns-repeated="980"/>
        </table:table-row>
        <table:table-row table:style-name="ro1" table:number-rows-repeated="2">
          <table:table-cell/>
          <table:table-cell table:style-name="ce43"/>
          <table:table-cell table:style-name="ce63" table:number-columns-repeated="21"/>
          <table:table-cell table:style-name="ce163"/>
          <table:table-cell table:style-name="ce179" table:number-columns-repeated="3"/>
          <table:table-cell table:style-name="ce176" table:number-columns-repeated="5"/>
          <table:table-cell table:style-name="ce226"/>
          <table:table-cell table:number-columns-repeated="991"/>
        </table:table-row>
        <table:table-row table:style-name="ro1">
          <table:table-cell/>
          <table:table-cell table:style-name="ce43"/>
          <table:table-cell table:style-name="ce63" table:number-columns-repeated="19"/>
          <table:table-cell table:number-columns-repeated="2"/>
          <table:table-cell table:style-name="ce167"/>
          <table:table-cell table:style-name="ce180" table:number-columns-repeated="3"/>
          <table:table-cell table:style-name="ce208" table:number-columns-repeated="5"/>
          <table:table-cell table:style-name="ce233"/>
          <table:table-cell table:number-columns-repeated="991"/>
        </table:table-row>
        <table:table-row table:style-name="ro1">
          <table:table-cell/>
          <table:table-cell table:style-name="ce43"/>
          <table:table-cell table:style-name="ce63" table:number-columns-repeated="10"/>
          <table:table-cell table:style-name="ce125"/>
          <table:table-cell table:style-name="ce126" office:value-type="string" calcext:value-type="string">
            <text:p>vydržet by měly do: </text:p>
          </table:table-cell>
          <table:table-cell table:style-name="ce138" office:value-type="date" office:date-value="2019-06-17" calcext:value-type="date">
            <text:p>17.06.2019</text:p>
          </table:table-cell>
          <table:table-cell table:style-name="ce63" table:number-columns-repeated="6"/>
          <table:table-cell table:number-columns-repeated="2"/>
          <table:table-cell table:style-name="ce63" table:number-columns-repeated="4"/>
          <table:table-cell table:number-columns-repeated="997"/>
        </table:table-row>
        <table:table-row table:style-name="ro1">
          <table:table-cell/>
          <table:table-cell table:style-name="ce43"/>
          <table:table-cell table:style-name="ce63" table:number-columns-repeated="14"/>
          <table:table-cell table:style-name="ce148" table:number-columns-repeated="3"/>
          <table:table-cell table:style-name="ce63" table:number-columns-repeated="2"/>
          <table:table-cell table:number-columns-repeated="2"/>
          <table:table-cell table:style-name="ce63" table:number-columns-repeated="4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>
            <text:p>ozn.</text:p>
          </table:table-cell>
          <table:table-cell table:style-name="ce49"/>
          <table:table-cell table:style-name="ce74" office:value-type="string" calcext:value-type="string">
            <text:p>průměr</text:p>
          </table:table-cell>
          <table:table-cell table:style-name="ce49" office:value-type="string" calcext:value-type="string">
            <text:p>délka</text:p>
          </table:table-cell>
          <table:table-cell table:style-name="ce49"/>
          <table:table-cell table:style-name="ce49" office:value-type="string" calcext:value-type="string">
            <text:p>A</text:p>
          </table:table-cell>
          <table:table-cell table:style-name="ce111" office:value-type="string" calcext:value-type="string">
            <text:p>A/d</text:p>
          </table:table-cell>
          <table:table-cell table:style-name="ce74" office:value-type="string" calcext:value-type="string">
            <text:p>V</text:p>
          </table:table-cell>
          <table:table-cell table:style-name="ce119"/>
          <table:table-cell table:style-name="ce49" office:value-type="string" calcext:value-type="string">
            <text:p>bruto</text:p>
          </table:table-cell>
          <table:table-cell table:style-name="ce123"/>
          <table:table-cell table:style-name="ce49" office:value-type="string" calcext:value-type="string">
            <text:p>navážka</text:p>
          </table:table-cell>
          <table:table-cell table:style-name="ce123" office:value-type="string" calcext:value-type="string">
            <text:p>exspirace</text:p>
          </table:table-cell>
          <table:table-cell table:style-name="ce139"/>
          <table:table-cell table:style-name="ce146" office:value-type="string" calcext:value-type="string">
            <text:p>23°C</text:p>
          </table:table-cell>
          <table:table-cell table:style-name="ce149"/>
          <table:table-cell table:style-name="ce152" table:number-columns-repeated="2"/>
          <table:table-cell table:style-name="ce153" office:value-type="string" calcext:value-type="string">
            <text:p>~26°C</text:p>
          </table:table-cell>
          <table:table-cell table:style-name="ce146" office:value-type="string" calcext:value-type="string">
            <text:p>23°C</text:p>
          </table:table-cell>
          <table:table-cell table:number-columns-repeated="3"/>
          <table:table-cell table:style-name="ce63" table:number-columns-repeated="3"/>
          <table:table-cell table:number-columns-repeated="997"/>
        </table:table-row>
        <table:table-row table:style-name="ro1">
          <table:table-cell/>
          <table:table-cell table:style-name="ce53"/>
          <table:table-cell table:style-name="ce50"/>
          <table:table-cell table:number-columns-repeated="2" table:style-name="ce75" office:value-type="string" calcext:value-type="string">
            <text:p>[mm]</text:p>
          </table:table-cell>
          <table:table-cell table:style-name="ce50"/>
          <table:table-cell table:style-name="ce104" office:value-type="string" calcext:value-type="string">
            <text:p>[mm2]</text:p>
          </table:table-cell>
          <table:table-cell table:style-name="ce112" office:value-type="string" calcext:value-type="string">
            <text:p>[mm2/mm]</text:p>
          </table:table-cell>
          <table:table-cell table:style-name="ce116" office:value-type="string" calcext:value-type="string">
            <text:p>[mm3]</text:p>
          </table:table-cell>
          <table:table-cell table:style-name="ce75" office:value-type="string" calcext:value-type="string">
            <text:p>tara</text:p>
          </table:table-cell>
          <table:table-cell table:style-name="ce75" office:value-type="string" calcext:value-type="string">
            <text:p>[g]</text:p>
          </table:table-cell>
          <table:table-cell table:style-name="ce124" office:value-type="string" calcext:value-type="string">
            <text:p>dat</text:p>
          </table:table-cell>
          <table:table-cell table:style-name="ce75" office:value-type="string" calcext:value-type="string">
            <text:p>[g]</text:p>
          </table:table-cell>
          <table:table-cell table:style-name="ce127" office:value-type="string" calcext:value-type="string">
            <text:p>[d]</text:p>
          </table:table-cell>
          <table:table-cell table:style-name="ce124" office:value-type="string" calcext:value-type="string">
            <text:p>do kdy</text:p>
          </table:table-cell>
          <table:table-cell table:style-name="ce75" office:value-type="string" calcext:value-type="string">
            <text:p>mg/d</text:p>
          </table:table-cell>
          <table:table-cell table:style-name="ce150" office:value-type="string" calcext:value-type="string">
            <text:p>mg/h</text:p>
          </table:table-cell>
          <table:table-cell table:style-name="ce44" table:number-columns-repeated="2"/>
          <table:table-cell table:style-name="ce154" office:value-type="string" calcext:value-type="string">
            <text:p>mg/den</text:p>
          </table:table-cell>
          <table:table-cell table:style-name="ce75" office:value-type="string" calcext:value-type="string">
            <text:p>mg/d</text:p>
          </table:table-cell>
          <table:table-cell table:number-columns-repeated="3"/>
          <table:table-cell table:style-name="ce63" table:number-columns-repeated="3"/>
          <table:table-cell table:number-columns-repeated="997"/>
        </table:table-row>
        <table:table-row table:style-name="ro1">
          <table:table-cell/>
          <table:table-cell table:style-name="ce15" office:value-type="float" office:value="4006" calcext:value-type="float">
            <text:p>4006</text:p>
          </table:table-cell>
          <table:table-cell table:style-name="ce56" office:value-type="string" calcext:value-type="string">
            <text:p>MCH</text:p>
          </table:table-cell>
          <table:table-cell table:style-name="ce76" office:value-type="float" office:value="0.8" calcext:value-type="float">
            <text:p>0,80</text:p>
          </table:table-cell>
          <table:table-cell table:style-name="ce87" office:value-type="float" office:value="57" calcext:value-type="float">
            <text:p>57,0</text:p>
          </table:table-cell>
          <table:table-cell table:style-name="ce63"/>
          <table:table-cell table:style-name="ce105" table:formula="of:=PI()*[.D61]*[.D61]/4" office:value-type="float" office:value="0.502654824574367" calcext:value-type="float">
            <text:p>0,5027</text:p>
          </table:table-cell>
          <table:table-cell table:style-name="ce113" table:formula="of:=[.G61]/[.E61]" office:value-type="float" office:value="0.00881850569428714" calcext:value-type="float">
            <text:p>0,00882</text:p>
          </table:table-cell>
          <table:table-cell table:style-name="ce117" table:formula="of:=[.G61]*[.E61]" office:value-type="float" office:value="28.6513250007389" calcext:value-type="float">
            <text:p>28,65</text:p>
          </table:table-cell>
          <table:table-cell table:style-name="ce67" office:value-type="float" office:value="9.66733" calcext:value-type="float">
            <text:p>9,66733</text:p>
          </table:table-cell>
          <table:table-cell table:style-name="ce69" office:value-type="float" office:value="10.19286" calcext:value-type="float">
            <text:p>10,19286</text:p>
          </table:table-cell>
          <table:table-cell table:style-name="ce81" office:value-type="date" office:date-value="2019-05-21T16:45:30" calcext:value-type="date">
            <text:p>21.5.19 16:45</text:p>
          </table:table-cell>
          <table:table-cell table:style-name="ce105" table:formula="of:=[.K61]-[.J61]" office:value-type="float" office:value="0.52553" calcext:value-type="float">
            <text:p>0,5255</text:p>
          </table:table-cell>
          <table:table-cell table:style-name="ce128" table:formula="of:=[.M61]/[.Q61]*1000/24" office:value-type="float" office:value="34.5455391545128" calcext:value-type="float">
            <text:p>35</text:p>
          </table:table-cell>
          <table:table-cell table:style-name="ce140" table:formula="of:=[.L61]+[.N61]" office:value-type="date" office:date-value="2019-06-25T05:51:04.58295" calcext:value-type="date">
            <text:p>25.06.2019</text:p>
          </table:table-cell>
          <table:table-cell table:style-name="ce147" office:value-type="float" office:value="15.2126732672907" calcext:value-type="float">
            <text:p>15,21</text:p>
          </table:table-cell>
          <table:table-cell table:style-name="ce151" table:formula="of:=[.P61]/24" office:value-type="float" office:value="0.633861386137111" calcext:value-type="float">
            <text:p>0,634</text:p>
          </table:table-cell>
          <table:table-cell table:style-name="ce15" office:value-type="float" office:value="4006" calcext:value-type="float">
            <text:p>4006</text:p>
          </table:table-cell>
          <table:table-cell table:style-name="ce56" office:value-type="string" calcext:value-type="string">
            <text:p>MCH</text:p>
          </table:table-cell>
          <table:table-cell table:style-name="ce117" table:formula="of:=[.U61]*1.3" office:value-type="float" office:value="19.7764752474778" calcext:value-type="float">
            <text:p>19,78</text:p>
          </table:table-cell>
          <table:table-cell table:style-name="ce147" office:value-type="float" office:value="15.2126732672907" calcext:value-type="float">
            <text:p>15,21</text:p>
          </table:table-cell>
          <table:table-cell table:number-columns-repeated="2"/>
          <table:table-cell table:style-name="ce63" table:number-columns-repeated="4"/>
          <table:table-cell table:number-columns-repeated="997"/>
        </table:table-row>
        <table:table-row table:style-name="ro2">
          <table:table-cell/>
          <table:table-cell table:style-name="ce15" office:value-type="float" office:value="4007" calcext:value-type="float">
            <text:p>4007</text:p>
          </table:table-cell>
          <table:table-cell table:style-name="ce56" office:value-type="string" calcext:value-type="string">
            <text:p>MCH</text:p>
          </table:table-cell>
          <table:table-cell table:style-name="ce76" office:value-type="float" office:value="0.8" calcext:value-type="float">
            <text:p>0,80</text:p>
          </table:table-cell>
          <table:table-cell table:style-name="ce87" office:value-type="float" office:value="56.8" calcext:value-type="float">
            <text:p>56,8</text:p>
          </table:table-cell>
          <table:table-cell table:style-name="ce63"/>
          <table:table-cell table:style-name="ce105" table:formula="of:=PI()*[.D62]*[.D62]/4" office:value-type="float" office:value="0.502654824574367" calcext:value-type="float">
            <text:p>0,5027</text:p>
          </table:table-cell>
          <table:table-cell table:style-name="ce113" table:formula="of:=[.G62]/[.E62]" office:value-type="float" office:value="0.00884955677067548" calcext:value-type="float">
            <text:p>0,00885</text:p>
          </table:table-cell>
          <table:table-cell table:style-name="ce117" table:formula="of:=[.G62]*[.E62]" office:value-type="float" office:value="28.550794035824" calcext:value-type="float">
            <text:p>28,55</text:p>
          </table:table-cell>
          <table:table-cell table:style-name="ce67" office:value-type="float" office:value="9.46761" calcext:value-type="float">
            <text:p>9,46761</text:p>
          </table:table-cell>
          <table:table-cell table:style-name="ce69" office:value-type="float" office:value="9.93761" calcext:value-type="float">
            <text:p>9,93761</text:p>
          </table:table-cell>
          <table:table-cell table:style-name="ce81" office:value-type="date" office:date-value="2019-05-21T16:45:51" calcext:value-type="date">
            <text:p>21.5.19 16:45</text:p>
          </table:table-cell>
          <table:table-cell table:style-name="ce105" table:formula="of:=[.K62]-[.J62]" office:value-type="float" office:value="0.469999999999999" calcext:value-type="float">
            <text:p>0,4700</text:p>
          </table:table-cell>
          <table:table-cell table:style-name="ce129" table:formula="of:=[.M62]/[.Q62]*1000/24" office:value-type="float" office:value="28.8915668517568" calcext:value-type="float">
            <text:p>29</text:p>
          </table:table-cell>
          <table:table-cell table:style-name="ce140" table:formula="of:=[.L62]+[.N62]" office:value-type="date" office:date-value="2019-06-19T14:09:42.375992" calcext:value-type="date">
            <text:p>19.06.2019</text:p>
          </table:table-cell>
          <table:table-cell table:style-name="ce147" office:value-type="float" office:value="16.2677227722393" calcext:value-type="float">
            <text:p>16,27</text:p>
          </table:table-cell>
          <table:table-cell table:style-name="ce151" table:formula="of:=[.P62]/24" office:value-type="float" office:value="0.677821782176637" calcext:value-type="float">
            <text:p>0,678</text:p>
          </table:table-cell>
          <table:table-cell table:style-name="ce15" office:value-type="float" office:value="4007" calcext:value-type="float">
            <text:p>4007</text:p>
          </table:table-cell>
          <table:table-cell table:style-name="ce56" office:value-type="string" calcext:value-type="string">
            <text:p>MCH</text:p>
          </table:table-cell>
          <table:table-cell table:style-name="ce117" table:formula="of:=[.U62]*1.3" office:value-type="float" office:value="21.1480396039111" calcext:value-type="float">
            <text:p>21,15</text:p>
          </table:table-cell>
          <table:table-cell table:style-name="ce147" office:value-type="float" office:value="16.2677227722393" calcext:value-type="float">
            <text:p>16,27</text:p>
          </table:table-cell>
          <table:table-cell table:number-columns-repeated="2"/>
          <table:table-cell table:style-name="ce63" table:number-columns-repeated="4"/>
          <table:table-cell table:number-columns-repeated="997"/>
        </table:table-row>
        <table:table-row table:style-name="ro2">
          <table:table-cell/>
          <table:table-cell table:style-name="ce15" office:value-type="float" office:value="4008" calcext:value-type="float">
            <text:p>4008</text:p>
          </table:table-cell>
          <table:table-cell table:style-name="ce56" office:value-type="string" calcext:value-type="string">
            <text:p>MCH</text:p>
          </table:table-cell>
          <table:table-cell table:style-name="ce76" office:value-type="float" office:value="0.8" calcext:value-type="float">
            <text:p>0,80</text:p>
          </table:table-cell>
          <table:table-cell table:style-name="ce87" office:value-type="float" office:value="56.5" calcext:value-type="float">
            <text:p>56,5</text:p>
          </table:table-cell>
          <table:table-cell table:style-name="ce63"/>
          <table:table-cell table:style-name="ce105" table:formula="of:=PI()*[.D63]*[.D63]/4" office:value-type="float" office:value="0.502654824574367" calcext:value-type="float">
            <text:p>0,5027</text:p>
          </table:table-cell>
          <table:table-cell table:style-name="ce113" table:formula="of:=[.G63]/[.E63]" office:value-type="float" office:value="0.00889654556768791" calcext:value-type="float">
            <text:p>0,00890</text:p>
          </table:table-cell>
          <table:table-cell table:style-name="ce117" table:formula="of:=[.G63]*[.E63]" office:value-type="float" office:value="28.3999975884517" calcext:value-type="float">
            <text:p>28,40</text:p>
          </table:table-cell>
          <table:table-cell table:style-name="ce67" office:value-type="float" office:value="9.07729" calcext:value-type="float">
            <text:p>9,07729</text:p>
          </table:table-cell>
          <table:table-cell table:style-name="ce69" office:value-type="float" office:value="9.652195" calcext:value-type="float">
            <text:p>9,65220</text:p>
          </table:table-cell>
          <table:table-cell table:style-name="ce81" office:value-type="date" office:date-value="2019-05-21T16:46:12" calcext:value-type="date">
            <text:p>21.5.19 16:46</text:p>
          </table:table-cell>
          <table:table-cell table:style-name="ce105" table:formula="of:=[.K63]-[.J63]" office:value-type="float" office:value="0.574904999999999" calcext:value-type="float">
            <text:p>0,5749</text:p>
          </table:table-cell>
          <table:table-cell table:style-name="ce129" table:formula="of:=[.M63]/[.Q63]*1000/24" office:value-type="float" office:value="37.250067359211" calcext:value-type="float">
            <text:p>37</text:p>
          </table:table-cell>
          <table:table-cell table:style-name="ce140" table:formula="of:=[.L63]+[.N63]" office:value-type="date" office:date-value="2019-06-27T22:46:17.819836" calcext:value-type="date">
            <text:p>27.06.2019</text:p>
          </table:table-cell>
          <table:table-cell table:style-name="ce147" office:value-type="float" office:value="15.4336633664594" calcext:value-type="float">
            <text:p>15,43</text:p>
          </table:table-cell>
          <table:table-cell table:style-name="ce151" table:formula="of:=[.P63]/24" office:value-type="float" office:value="0.643069306935807" calcext:value-type="float">
            <text:p>0,643</text:p>
          </table:table-cell>
          <table:table-cell table:style-name="ce15" office:value-type="float" office:value="4008" calcext:value-type="float">
            <text:p>4008</text:p>
          </table:table-cell>
          <table:table-cell table:style-name="ce56" office:value-type="string" calcext:value-type="string">
            <text:p>MCH</text:p>
          </table:table-cell>
          <table:table-cell table:style-name="ce117" table:formula="of:=[.U63]*1.3" office:value-type="float" office:value="20.0637623763972" calcext:value-type="float">
            <text:p>20,06</text:p>
          </table:table-cell>
          <table:table-cell table:style-name="ce147" office:value-type="float" office:value="15.4336633664594" calcext:value-type="float">
            <text:p>15,43</text:p>
          </table:table-cell>
          <table:table-cell table:number-columns-repeated="2"/>
          <table:table-cell table:style-name="ce63" table:number-columns-repeated="4"/>
          <table:table-cell table:number-columns-repeated="997"/>
        </table:table-row>
        <table:table-row table:style-name="ro2">
          <table:table-cell/>
          <table:table-cell table:style-name="ce16" office:value-type="float" office:value="3371" calcext:value-type="float">
            <text:p>3371</text:p>
          </table:table-cell>
          <table:table-cell table:style-name="ce57" office:value-type="string" calcext:value-type="string">
            <text:p>MDC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29" calcext:value-type="float">
            <text:p>29,0</text:p>
          </table:table-cell>
          <table:table-cell table:style-name="ce63"/>
          <table:table-cell table:style-name="ce105" table:formula="of:=PI()*[.D64]*[.D64]/4" office:value-type="float" office:value="1.43138815279185" calcext:value-type="float">
            <text:p>1,4314</text:p>
          </table:table-cell>
          <table:table-cell table:style-name="ce113" table:formula="of:=[.G64]/[.E64]" office:value-type="float" office:value="0.0493582121652362" calcext:value-type="float">
            <text:p>0,04936</text:p>
          </table:table-cell>
          <table:table-cell table:style-name="ce117" table:formula="of:=[.G64]*[.E64]" office:value-type="float" office:value="41.5102564309636" calcext:value-type="float">
            <text:p>41,51</text:p>
          </table:table-cell>
          <table:table-cell table:style-name="ce67" office:value-type="float" office:value="7.73871" calcext:value-type="float">
            <text:p>7,73871</text:p>
          </table:table-cell>
          <table:table-cell table:style-name="ce69" office:value-type="float" office:value="8.221085" calcext:value-type="float">
            <text:p>8,22109</text:p>
          </table:table-cell>
          <table:table-cell table:style-name="ce81" office:value-type="date" office:date-value="2019-05-21T16:46:33" calcext:value-type="date">
            <text:p>21.5.19 16:46</text:p>
          </table:table-cell>
          <table:table-cell table:style-name="ce105" table:formula="of:=[.K64]-[.J64]" office:value-type="float" office:value="0.482375" calcext:value-type="float">
            <text:p>0,4824</text:p>
          </table:table-cell>
          <table:table-cell table:style-name="ce129" table:formula="of:=[.M64]/[.Q64]*1000/24" office:value-type="float" office:value="25.9357964950984" calcext:value-type="float">
            <text:p>26</text:p>
          </table:table-cell>
          <table:table-cell table:style-name="ce140" table:formula="of:=[.L64]+[.N64]" office:value-type="date" office:date-value="2019-06-16T15:14:05.817177" calcext:value-type="date">
            <text:p>16.06.2019</text:p>
          </table:table-cell>
          <table:table-cell table:style-name="ce147" office:value-type="float" office:value="18.5988118811452" calcext:value-type="float">
            <text:p>18,60</text:p>
          </table:table-cell>
          <table:table-cell table:style-name="ce151" table:formula="of:=[.P64]/24" office:value-type="float" office:value="0.774950495047717" calcext:value-type="float">
            <text:p>0,775</text:p>
          </table:table-cell>
          <table:table-cell table:style-name="ce16" office:value-type="float" office:value="3371" calcext:value-type="float">
            <text:p>3371</text:p>
          </table:table-cell>
          <table:table-cell table:style-name="ce57" office:value-type="string" calcext:value-type="string">
            <text:p>MDC</text:p>
          </table:table-cell>
          <table:table-cell table:style-name="ce117" table:formula="of:=[.U64]*1.3" office:value-type="float" office:value="24.1784554454888" calcext:value-type="float">
            <text:p>24,18</text:p>
          </table:table-cell>
          <table:table-cell table:style-name="ce147" office:value-type="float" office:value="18.5988118811452" calcext:value-type="float">
            <text:p>18,60</text:p>
          </table:table-cell>
          <table:table-cell table:number-columns-repeated="1003"/>
        </table:table-row>
        <table:table-row table:style-name="ro2">
          <table:table-cell/>
          <table:table-cell table:style-name="ce16" office:value-type="float" office:value="3372" calcext:value-type="float">
            <text:p>3372</text:p>
          </table:table-cell>
          <table:table-cell table:style-name="ce57" office:value-type="string" calcext:value-type="string">
            <text:p>MDC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29" calcext:value-type="float">
            <text:p>29,0</text:p>
          </table:table-cell>
          <table:table-cell table:style-name="ce63"/>
          <table:table-cell table:style-name="ce105" table:formula="of:=PI()*[.D65]*[.D65]/4" office:value-type="float" office:value="1.43138815279185" calcext:value-type="float">
            <text:p>1,4314</text:p>
          </table:table-cell>
          <table:table-cell table:style-name="ce113" table:formula="of:=[.G65]/[.E65]" office:value-type="float" office:value="0.0493582121652362" calcext:value-type="float">
            <text:p>0,04936</text:p>
          </table:table-cell>
          <table:table-cell table:style-name="ce117" table:formula="of:=[.G65]*[.E65]" office:value-type="float" office:value="41.5102564309636" calcext:value-type="float">
            <text:p>41,51</text:p>
          </table:table-cell>
          <table:table-cell table:style-name="ce67" office:value-type="float" office:value="7.79415" calcext:value-type="float">
            <text:p>7,79415</text:p>
          </table:table-cell>
          <table:table-cell table:style-name="ce69" office:value-type="float" office:value="8.38034" calcext:value-type="float">
            <text:p>8,38034</text:p>
          </table:table-cell>
          <table:table-cell table:style-name="ce81" office:value-type="date" office:date-value="2019-05-21T16:46:54" calcext:value-type="date">
            <text:p>21.5.19 16:46</text:p>
          </table:table-cell>
          <table:table-cell table:style-name="ce105" table:formula="of:=[.K65]-[.J65]" office:value-type="float" office:value="0.58619" calcext:value-type="float">
            <text:p>0,5862</text:p>
          </table:table-cell>
          <table:table-cell table:style-name="ce129" table:formula="of:=[.M65]/[.Q65]*1000/24" office:value-type="float" office:value="30.7514699161348" calcext:value-type="float">
            <text:p>31</text:p>
          </table:table-cell>
          <table:table-cell table:style-name="ce140" table:formula="of:=[.L65]+[.N65]" office:value-type="date" office:date-value="2019-06-21T10:49:01.000754" calcext:value-type="date">
            <text:p>21.06.2019</text:p>
          </table:table-cell>
          <table:table-cell table:style-name="ce147" office:value-type="float" office:value="19.062178217778" calcext:value-type="float">
            <text:p>19,06</text:p>
          </table:table-cell>
          <table:table-cell table:style-name="ce151" table:formula="of:=[.P65]/24" office:value-type="float" office:value="0.794257425740749" calcext:value-type="float">
            <text:p>0,794</text:p>
          </table:table-cell>
          <table:table-cell table:style-name="ce16" office:value-type="float" office:value="3372" calcext:value-type="float">
            <text:p>3372</text:p>
          </table:table-cell>
          <table:table-cell table:style-name="ce57" office:value-type="string" calcext:value-type="string">
            <text:p>MDC</text:p>
          </table:table-cell>
          <table:table-cell table:style-name="ce117" table:formula="of:=[.U65]*1.3" office:value-type="float" office:value="24.7808316831114" calcext:value-type="float">
            <text:p>24,78</text:p>
          </table:table-cell>
          <table:table-cell table:style-name="ce147" office:value-type="float" office:value="19.062178217778" calcext:value-type="float">
            <text:p>19,06</text:p>
          </table:table-cell>
          <table:table-cell table:number-columns-repeated="1003"/>
        </table:table-row>
        <table:table-row table:style-name="ro2">
          <table:table-cell/>
          <table:table-cell table:style-name="ce16" office:value-type="float" office:value="3373" calcext:value-type="float">
            <text:p>3373</text:p>
          </table:table-cell>
          <table:table-cell table:style-name="ce57" office:value-type="string" calcext:value-type="string">
            <text:p>MDC</text:p>
          </table:table-cell>
          <table:table-cell table:style-name="ce76" office:value-type="float" office:value="1.35" calcext:value-type="float">
            <text:p>1,35</text:p>
          </table:table-cell>
          <table:table-cell table:style-name="ce88" office:value-type="float" office:value="52" calcext:value-type="float">
            <text:p>52</text:p>
          </table:table-cell>
          <table:table-cell table:style-name="ce63"/>
          <table:table-cell table:style-name="ce105" table:formula="of:=PI()*[.D66]*[.D66]/4" office:value-type="float" office:value="1.43138815279185" calcext:value-type="float">
            <text:p>1,4314</text:p>
          </table:table-cell>
          <table:table-cell table:style-name="ce113" table:formula="of:=[.G66]/[.E66]" office:value-type="float" office:value="0.0275266952459971" calcext:value-type="float">
            <text:p>0,02753</text:p>
          </table:table-cell>
          <table:table-cell table:style-name="ce117" table:formula="of:=[.G66]*[.E66]" office:value-type="float" office:value="74.4321839451762" calcext:value-type="float">
            <text:p>74,43</text:p>
          </table:table-cell>
          <table:table-cell table:style-name="ce67" office:value-type="float" office:value="7.79184" calcext:value-type="float">
            <text:p>7,79184</text:p>
          </table:table-cell>
          <table:table-cell table:style-name="ce69" office:value-type="float" office:value="8.312855" calcext:value-type="float">
            <text:p>8,31286</text:p>
          </table:table-cell>
          <table:table-cell table:style-name="ce81" office:value-type="date" office:date-value="2019-05-21T16:47:14.999999" calcext:value-type="date">
            <text:p>21.5.19 16:47</text:p>
          </table:table-cell>
          <table:table-cell table:style-name="ce105" table:formula="of:=[.K66]-[.J66]" office:value-type="float" office:value="0.521014999999999" calcext:value-type="float">
            <text:p>0,5210</text:p>
          </table:table-cell>
          <table:table-cell table:style-name="ce129" table:formula="of:=[.M66]/[.Q66]*1000/24" office:value-type="float" office:value="28.0348394281033" calcext:value-type="float">
            <text:p>28</text:p>
          </table:table-cell>
          <table:table-cell table:style-name="ce140" table:formula="of:=[.L66]+[.N66]" office:value-type="date" office:date-value="2019-06-18T17:37:25.126588" calcext:value-type="date">
            <text:p>18.06.2019</text:p>
          </table:table-cell>
          <table:table-cell table:style-name="ce147" office:value-type="float" office:value="18.5845544554007" calcext:value-type="float">
            <text:p>18,58</text:p>
          </table:table-cell>
          <table:table-cell table:style-name="ce151" table:formula="of:=[.P66]/24" office:value-type="float" office:value="0.774356435641695" calcext:value-type="float">
            <text:p>0,774</text:p>
          </table:table-cell>
          <table:table-cell table:style-name="ce16" office:value-type="float" office:value="3373" calcext:value-type="float">
            <text:p>3373</text:p>
          </table:table-cell>
          <table:table-cell table:style-name="ce57" office:value-type="string" calcext:value-type="string">
            <text:p>MDC</text:p>
          </table:table-cell>
          <table:table-cell table:style-name="ce117" table:formula="of:=[.U66]*1.3" office:value-type="float" office:value="24.1599207920209" calcext:value-type="float">
            <text:p>24,16</text:p>
          </table:table-cell>
          <table:table-cell table:style-name="ce147" office:value-type="float" office:value="18.5845544554007" calcext:value-type="float">
            <text:p>18,58</text:p>
          </table:table-cell>
          <table:table-cell table:number-columns-repeated="1003"/>
        </table:table-row>
        <table:table-row table:style-name="ro2">
          <table:table-cell/>
          <table:table-cell table:style-name="ce17" office:value-type="float" office:value="6018" calcext:value-type="float">
            <text:p>6018</text:p>
          </table:table-cell>
          <table:table-cell table:style-name="ce8" office:value-type="string" calcext:value-type="string">
            <text:p>PCH</text:p>
          </table:table-cell>
          <table:table-cell table:style-name="ce76" office:value-type="float" office:value="1.8" calcext:value-type="float">
            <text:p>1,80</text:p>
          </table:table-cell>
          <table:table-cell table:style-name="ce88" office:value-type="float" office:value="52" calcext:value-type="float">
            <text:p>52</text:p>
          </table:table-cell>
          <table:table-cell table:style-name="ce63"/>
          <table:table-cell table:style-name="ce105" table:formula="of:=PI()*[.D67]*[.D67]/4" office:value-type="float" office:value="2.54469004940773" calcext:value-type="float">
            <text:p>2,5447</text:p>
          </table:table-cell>
          <table:table-cell table:style-name="ce113" table:formula="of:=[.G67]/[.E67]" office:value-type="float" office:value="0.0489363471039949" calcext:value-type="float">
            <text:p>0,04894</text:p>
          </table:table-cell>
          <table:table-cell table:style-name="ce117" table:formula="of:=[.G67]*[.E67]" office:value-type="float" office:value="132.323882569202" calcext:value-type="float">
            <text:p>132,32</text:p>
          </table:table-cell>
          <table:table-cell table:style-name="ce67" office:value-type="float" office:value="7.8315" calcext:value-type="float">
            <text:p>7,83150</text:p>
          </table:table-cell>
          <table:table-cell table:style-name="ce69" office:value-type="float" office:value="8.33155" calcext:value-type="float">
            <text:p>8,33155</text:p>
          </table:table-cell>
          <table:table-cell table:style-name="ce81" office:value-type="date" office:date-value="2019-05-21T16:47:36" calcext:value-type="date">
            <text:p>21.5.19 16:47</text:p>
          </table:table-cell>
          <table:table-cell table:style-name="ce105" table:formula="of:=[.K67]-[.J67]" office:value-type="float" office:value="0.50005" calcext:value-type="float">
            <text:p>0,5001</text:p>
          </table:table-cell>
          <table:table-cell table:style-name="ce129" table:formula="of:=[.M67]/[.Q67]*1000/24" office:value-type="float" office:value="29.3989533855583" calcext:value-type="float">
            <text:p>29</text:p>
          </table:table-cell>
          <table:table-cell table:style-name="ce140" table:formula="of:=[.L67]+[.N67]" office:value-type="date" office:date-value="2019-06-20T02:22:05.572512" calcext:value-type="date">
            <text:p>20.06.2019</text:p>
          </table:table-cell>
          <table:table-cell table:style-name="ce147" office:value-type="float" office:value="17.0091089108512" calcext:value-type="float">
            <text:p>17,01</text:p>
          </table:table-cell>
          <table:table-cell table:style-name="ce151" table:formula="of:=[.P67]/24" office:value-type="float" office:value="0.708712871285468" calcext:value-type="float">
            <text:p>0,709</text:p>
          </table:table-cell>
          <table:table-cell table:style-name="ce17" office:value-type="float" office:value="6018" calcext:value-type="float">
            <text:p>6018</text:p>
          </table:table-cell>
          <table:table-cell table:style-name="ce8" office:value-type="string" calcext:value-type="string">
            <text:p>PCH</text:p>
          </table:table-cell>
          <table:table-cell table:style-name="ce117" table:formula="of:=[.U67]*1.3" office:value-type="float" office:value="22.1118415841066" calcext:value-type="float">
            <text:p>22,11</text:p>
          </table:table-cell>
          <table:table-cell table:style-name="ce147" office:value-type="float" office:value="17.0091089108512" calcext:value-type="float">
            <text:p>17,01</text:p>
          </table:table-cell>
          <table:table-cell table:number-columns-repeated="2"/>
          <table:table-cell table:style-name="ce168" office:value-type="string" calcext:value-type="string">
            <text:p>Navažování vyvíječů</text:p>
          </table:table-cell>
          <table:table-cell table:style-name="ce168"/>
          <table:table-cell table:number-columns-repeated="999"/>
        </table:table-row>
        <table:table-row table:style-name="ro2">
          <table:table-cell/>
          <table:table-cell table:style-name="ce17" office:value-type="float" office:value="6019" calcext:value-type="float">
            <text:p>6019</text:p>
          </table:table-cell>
          <table:table-cell table:style-name="ce8" office:value-type="string" calcext:value-type="string">
            <text:p>PCH</text:p>
          </table:table-cell>
          <table:table-cell table:style-name="ce76" office:value-type="float" office:value="1.8" calcext:value-type="float">
            <text:p>1,80</text:p>
          </table:table-cell>
          <table:table-cell table:style-name="ce88" office:value-type="float" office:value="52" calcext:value-type="float">
            <text:p>52</text:p>
          </table:table-cell>
          <table:table-cell table:style-name="ce63"/>
          <table:table-cell table:style-name="ce105" table:formula="of:=PI()*[.D68]*[.D68]/4" office:value-type="float" office:value="2.54469004940773" calcext:value-type="float">
            <text:p>2,5447</text:p>
          </table:table-cell>
          <table:table-cell table:style-name="ce113" table:formula="of:=[.G68]/[.E68]" office:value-type="float" office:value="0.0489363471039949" calcext:value-type="float">
            <text:p>0,04894</text:p>
          </table:table-cell>
          <table:table-cell table:style-name="ce117" table:formula="of:=[.G68]*[.E68]" office:value-type="float" office:value="132.323882569202" calcext:value-type="float">
            <text:p>132,32</text:p>
          </table:table-cell>
          <table:table-cell table:style-name="ce67" office:value-type="float" office:value="7.56968" calcext:value-type="float">
            <text:p>7,56968</text:p>
          </table:table-cell>
          <table:table-cell table:style-name="ce69" office:value-type="float" office:value="8.087605" calcext:value-type="float">
            <text:p>8,08761</text:p>
          </table:table-cell>
          <table:table-cell table:style-name="ce81" office:value-type="date" office:date-value="2019-05-21T16:47:57" calcext:value-type="date">
            <text:p>21.5.19 16:47</text:p>
          </table:table-cell>
          <table:table-cell table:style-name="ce105" table:formula="of:=[.K68]-[.J68]" office:value-type="float" office:value="0.517925" calcext:value-type="float">
            <text:p>0,5179</text:p>
          </table:table-cell>
          <table:table-cell table:style-name="ce129" table:formula="of:=[.M68]/[.Q68]*1000/24" office:value-type="float" office:value="29.690792012655" calcext:value-type="float">
            <text:p>30</text:p>
          </table:table-cell>
          <table:table-cell table:style-name="ce140" table:formula="of:=[.L68]+[.N68]" office:value-type="date" office:date-value="2019-06-20T09:22:41.429894" calcext:value-type="date">
            <text:p>20.06.2019</text:p>
          </table:table-cell>
          <table:table-cell table:style-name="ce147" office:value-type="float" office:value="17.443960396181" calcext:value-type="float">
            <text:p>17,44</text:p>
          </table:table-cell>
          <table:table-cell table:style-name="ce151" table:formula="of:=[.P68]/24" office:value-type="float" office:value="0.726831683174207" calcext:value-type="float">
            <text:p>0,727</text:p>
          </table:table-cell>
          <table:table-cell table:style-name="ce17" office:value-type="float" office:value="6019" calcext:value-type="float">
            <text:p>6019</text:p>
          </table:table-cell>
          <table:table-cell table:style-name="ce8" office:value-type="string" calcext:value-type="string">
            <text:p>PCH</text:p>
          </table:table-cell>
          <table:table-cell table:style-name="ce117" table:formula="of:=[.U68]*1.3" office:value-type="float" office:value="22.6771485150353" calcext:value-type="float">
            <text:p>22,68</text:p>
          </table:table-cell>
          <table:table-cell table:style-name="ce147" office:value-type="float" office:value="17.443960396181" calcext:value-type="float">
            <text:p>17,44</text:p>
          </table:table-cell>
          <table:table-cell table:number-columns-repeated="2"/>
          <table:table-cell table:style-name="ce63" table:number-columns-repeated="2"/>
          <table:table-cell table:number-columns-repeated="999"/>
        </table:table-row>
        <table:table-row table:style-name="ro2">
          <table:table-cell/>
          <table:table-cell table:style-name="ce18" office:value-type="float" office:value="6032" calcext:value-type="float">
            <text:p>6032</text:p>
          </table:table-cell>
          <table:table-cell table:style-name="ce9" office:value-type="string" calcext:value-type="string">
            <text:p>TMH</text:p>
          </table:table-cell>
          <table:table-cell table:style-name="ce76" office:value-type="float" office:value="1.8" calcext:value-type="float">
            <text:p>1,80</text:p>
          </table:table-cell>
          <table:table-cell table:style-name="ce87" office:value-type="float" office:value="16.3" calcext:value-type="float">
            <text:p>16,3</text:p>
          </table:table-cell>
          <table:table-cell table:style-name="ce63"/>
          <table:table-cell table:style-name="ce105" table:formula="of:=PI()*[.D69]*[.D69]/4" office:value-type="float" office:value="2.54469004940773" calcext:value-type="float">
            <text:p>2,5447</text:p>
          </table:table-cell>
          <table:table-cell table:style-name="ce113" table:formula="of:=[.G69]/[.E69]" office:value-type="float" office:value="0.156115953951395" calcext:value-type="float">
            <text:p>0,15612</text:p>
          </table:table-cell>
          <table:table-cell table:style-name="ce117" table:formula="of:=[.G69]*[.E69]" office:value-type="float" office:value="41.478447805346" calcext:value-type="float">
            <text:p>41,48</text:p>
          </table:table-cell>
          <table:table-cell table:style-name="ce67" office:value-type="float" office:value="7.34518" calcext:value-type="float">
            <text:p>7,34518</text:p>
          </table:table-cell>
          <table:table-cell table:style-name="ce69" office:value-type="float" office:value="7.89266" calcext:value-type="float">
            <text:p>7,89266</text:p>
          </table:table-cell>
          <table:table-cell table:style-name="ce81" office:value-type="date" office:date-value="2019-05-21T16:48:18" calcext:value-type="date">
            <text:p>21.5.19 16:48</text:p>
          </table:table-cell>
          <table:table-cell table:style-name="ce105" table:formula="of:=[.K69]-[.J69]" office:value-type="float" office:value="0.54748" calcext:value-type="float">
            <text:p>0,5475</text:p>
          </table:table-cell>
          <table:table-cell table:style-name="ce129" table:formula="of:=[.M69]/[.Q69]*1000/24" office:value-type="float" office:value="32.7083806546655" calcext:value-type="float">
            <text:p>33</text:p>
          </table:table-cell>
          <table:table-cell table:style-name="ce140" table:formula="of:=[.L69]+[.N69]" office:value-type="date" office:date-value="2019-06-23T09:48:22.088563" calcext:value-type="date">
            <text:p>23.06.2019</text:p>
          </table:table-cell>
          <table:table-cell table:style-name="ce147" office:value-type="float" office:value="16.738217821918" calcext:value-type="float">
            <text:p>16,74</text:p>
          </table:table-cell>
          <table:table-cell table:style-name="ce151" table:formula="of:=[.P69]/24" office:value-type="float" office:value="0.697425742579916" calcext:value-type="float">
            <text:p>0,697</text:p>
          </table:table-cell>
          <table:table-cell table:style-name="ce18" office:value-type="float" office:value="6032" calcext:value-type="float">
            <text:p>6032</text:p>
          </table:table-cell>
          <table:table-cell table:style-name="ce9" office:value-type="string" calcext:value-type="string">
            <text:p>TMH</text:p>
          </table:table-cell>
          <table:table-cell table:style-name="ce117" table:formula="of:=[.U69]*1.3" office:value-type="float" office:value="21.7596831684934" calcext:value-type="float">
            <text:p>21,76</text:p>
          </table:table-cell>
          <table:table-cell table:style-name="ce147" office:value-type="float" office:value="16.738217821918" calcext:value-type="float">
            <text:p>16,74</text:p>
          </table:table-cell>
          <table:table-cell table:number-columns-repeated="2"/>
          <table:table-cell table:style-name="ce117"/>
          <table:table-cell table:style-name="ce63"/>
          <table:table-cell table:style-name="ce191" office:value-type="float" office:value="20" calcext:value-type="float">
            <text:p>20</text:p>
          </table:table-cell>
          <table:table-cell table:style-name="ce199" office:value-type="string" calcext:value-type="string">
            <text:p>dnů</text:p>
          </table:table-cell>
          <table:table-cell table:number-columns-repeated="997"/>
        </table:table-row>
        <table:table-row table:style-name="ro2">
          <table:table-cell/>
          <table:table-cell table:style-name="ce18" office:value-type="float" office:value="6033" calcext:value-type="float">
            <text:p>6033</text:p>
          </table:table-cell>
          <table:table-cell table:style-name="ce9" office:value-type="string" calcext:value-type="string">
            <text:p>TMH</text:p>
          </table:table-cell>
          <table:table-cell table:style-name="ce76" office:value-type="float" office:value="1.8" calcext:value-type="float">
            <text:p>1,80</text:p>
          </table:table-cell>
          <table:table-cell table:style-name="ce87" office:value-type="float" office:value="16.2" calcext:value-type="float">
            <text:p>16,2</text:p>
          </table:table-cell>
          <table:table-cell table:style-name="ce63"/>
          <table:table-cell table:style-name="ce105" table:formula="of:=PI()*[.D70]*[.D70]/4" office:value-type="float" office:value="2.54469004940773" calcext:value-type="float">
            <text:p>2,5447</text:p>
          </table:table-cell>
          <table:table-cell table:style-name="ce113" table:formula="of:=[.G70]/[.E70]" office:value-type="float" office:value="0.15707963267949" calcext:value-type="float">
            <text:p>0,15708</text:p>
          </table:table-cell>
          <table:table-cell table:style-name="ce117" table:formula="of:=[.G70]*[.E70]" office:value-type="float" office:value="41.2239788004053" calcext:value-type="float">
            <text:p>41,22</text:p>
          </table:table-cell>
          <table:table-cell table:style-name="ce67" office:value-type="float" office:value="7.40747" calcext:value-type="float">
            <text:p>7,40747</text:p>
          </table:table-cell>
          <table:table-cell table:style-name="ce69" office:value-type="float" office:value="7.97903" calcext:value-type="float">
            <text:p>7,97903</text:p>
          </table:table-cell>
          <table:table-cell table:style-name="ce81" office:value-type="date" office:date-value="2019-05-21T16:48:38.999999" calcext:value-type="date">
            <text:p>21.5.19 16:48</text:p>
          </table:table-cell>
          <table:table-cell table:style-name="ce105" table:formula="of:=[.K70]-[.J70]" office:value-type="float" office:value="0.57156" calcext:value-type="float">
            <text:p>0,5716</text:p>
          </table:table-cell>
          <table:table-cell table:style-name="ce129" table:formula="of:=[.M70]/[.Q70]*1000/24" office:value-type="float" office:value="32.6986813486357" calcext:value-type="float">
            <text:p>33</text:p>
          </table:table-cell>
          <table:table-cell table:style-name="ce140" table:formula="of:=[.L70]+[.N70]" office:value-type="date" office:date-value="2019-06-23T09:34:45.068522" calcext:value-type="date">
            <text:p>23.06.2019</text:p>
          </table:table-cell>
          <table:table-cell table:style-name="ce147" office:value-type="float" office:value="17.479603960355" calcext:value-type="float">
            <text:p>17,48</text:p>
          </table:table-cell>
          <table:table-cell table:style-name="ce151" table:formula="of:=[.P70]/24" office:value-type="float" office:value="0.728316831681459" calcext:value-type="float">
            <text:p>0,728</text:p>
          </table:table-cell>
          <table:table-cell table:style-name="ce18" office:value-type="float" office:value="6033" calcext:value-type="float">
            <text:p>6033</text:p>
          </table:table-cell>
          <table:table-cell table:style-name="ce9" office:value-type="string" calcext:value-type="string">
            <text:p>TMH</text:p>
          </table:table-cell>
          <table:table-cell table:style-name="ce117" table:formula="of:=[.U70]*1.3" office:value-type="float" office:value="22.7234851484615" calcext:value-type="float">
            <text:p>22,72</text:p>
          </table:table-cell>
          <table:table-cell table:style-name="ce147" office:value-type="float" office:value="17.479603960355" calcext:value-type="float">
            <text:p>17,48</text:p>
          </table:table-cell>
          <table:table-cell table:number-columns-repeated="2"/>
          <table:table-cell table:style-name="ce169" office:value-type="string" calcext:value-type="string">
            <text:p>~26°C</text:p>
          </table:table-cell>
          <table:table-cell table:style-name="ce181"/>
          <table:table-cell table:style-name="ce192" office:value-type="string" calcext:value-type="string">
            <text:p>[mg]</text:p>
          </table:table-cell>
          <table:table-cell table:style-name="ce200"/>
          <table:table-cell table:number-columns-repeated="2" table:style-name="ce192" office:value-type="string" calcext:value-type="string">
            <text:p>[µL]</text:p>
          </table:table-cell>
          <table:table-cell table:style-name="ce220" office:value-type="string" calcext:value-type="string">
            <text:p>~26°C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float" office:value="1383" calcext:value-type="float">
            <text:p>1383</text:p>
          </table:table-cell>
          <table:table-cell table:style-name="ce58" office:value-type="string" calcext:value-type="string">
            <text:p>TCE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40" calcext:value-type="float">
            <text:p>40,0</text:p>
          </table:table-cell>
          <table:table-cell table:style-name="ce63"/>
          <table:table-cell table:style-name="ce105" table:formula="of:=PI()*[.D71]*[.D71]/4" office:value-type="float" office:value="1.43138815279185" calcext:value-type="float">
            <text:p>1,4314</text:p>
          </table:table-cell>
          <table:table-cell table:style-name="ce113" table:formula="of:=[.G71]/[.E71]" office:value-type="float" office:value="0.0357847038197962" calcext:value-type="float">
            <text:p>0,03578</text:p>
          </table:table-cell>
          <table:table-cell table:style-name="ce117" table:formula="of:=[.G71]*[.E71]" office:value-type="float" office:value="57.255526111674" calcext:value-type="float">
            <text:p>57,26</text:p>
          </table:table-cell>
          <table:table-cell table:style-name="ce67" office:value-type="float" office:value="8.55289" calcext:value-type="float">
            <text:p>8,55289</text:p>
          </table:table-cell>
          <table:table-cell table:style-name="ce69" office:value-type="float" office:value="9.132285" calcext:value-type="float">
            <text:p>9,13229</text:p>
          </table:table-cell>
          <table:table-cell table:style-name="ce81" office:value-type="date" office:date-value="2019-05-21T16:49:00" calcext:value-type="date">
            <text:p>21.5.19 16:49</text:p>
          </table:table-cell>
          <table:table-cell table:style-name="ce105" table:formula="of:=[.K71]-[.J71]" office:value-type="float" office:value="0.579395" calcext:value-type="float">
            <text:p>0,5794</text:p>
          </table:table-cell>
          <table:table-cell table:style-name="ce130" table:formula="of:=[.M71]/[.Q71]*1000/24" office:value-type="float" office:value="42.5307394326282" calcext:value-type="float">
            <text:p>43</text:p>
          </table:table-cell>
          <table:table-cell table:style-name="ce140" table:formula="of:=[.L71]+[.N71]" office:value-type="date" office:date-value="2019-07-03T05:33:15.886979" calcext:value-type="date">
            <text:p>03.07.2019</text:p>
          </table:table-cell>
          <table:table-cell table:style-name="ce147" office:value-type="float" office:value="13.6229702969967" calcext:value-type="float">
            <text:p>13,62</text:p>
          </table:table-cell>
          <table:table-cell table:style-name="ce151" table:formula="of:=[.P71]/24" office:value-type="float" office:value="0.567623762374862" calcext:value-type="float">
            <text:p>0,568</text:p>
          </table:table-cell>
          <table:table-cell table:style-name="ce19" office:value-type="float" office:value="1383" calcext:value-type="float">
            <text:p>1383</text:p>
          </table:table-cell>
          <table:table-cell table:style-name="ce58" office:value-type="string" calcext:value-type="string">
            <text:p>TCE</text:p>
          </table:table-cell>
          <table:table-cell table:style-name="ce117" table:formula="of:=[.U71]*1.3" office:value-type="float" office:value="17.7098613860957" calcext:value-type="float">
            <text:p>17,71</text:p>
          </table:table-cell>
          <table:table-cell table:style-name="ce147" office:value-type="float" office:value="13.6229702969967" calcext:value-type="float">
            <text:p>13,62</text:p>
          </table:table-cell>
          <table:table-cell table:number-columns-repeated="2"/>
          <table:table-cell table:style-name="ce170" office:value-type="string" calcext:value-type="string">
            <text:p>mg/den</text:p>
          </table:table-cell>
          <table:table-cell table:style-name="ce182" office:value-type="string" calcext:value-type="string">
            <text:p>hustota</text:p>
          </table:table-cell>
          <table:table-cell table:style-name="ce193" office:value-type="string" calcext:value-type="string">
            <text:p>celk.odpar</text:p>
          </table:table-cell>
          <table:table-cell table:style-name="ce201" office:value-type="string" calcext:value-type="string">
            <text:p>[µL]</text:p>
          </table:table-cell>
          <table:table-cell table:style-name="ce209" office:value-type="string" calcext:value-type="string">
            <text:p>zichr</text:p>
          </table:table-cell>
          <table:table-cell table:style-name="ce216" office:value-type="string" calcext:value-type="string">
            <text:p>okrouh.</text:p>
          </table:table-cell>
          <table:table-cell table:style-name="ce221" office:value-type="string" calcext:value-type="string">
            <text:p>mg/den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float" office:value="1384" calcext:value-type="float">
            <text:p>1384</text:p>
          </table:table-cell>
          <table:table-cell table:style-name="ce59" office:value-type="string" calcext:value-type="string">
            <text:p>TCE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40" calcext:value-type="float">
            <text:p>40,0</text:p>
          </table:table-cell>
          <table:table-cell table:style-name="ce63"/>
          <table:table-cell table:style-name="ce105" table:formula="of:=PI()*[.D72]*[.D72]/4" office:value-type="float" office:value="1.43138815279185" calcext:value-type="float">
            <text:p>1,4314</text:p>
          </table:table-cell>
          <table:table-cell table:style-name="ce113" table:formula="of:=[.G72]/[.E72]" office:value-type="float" office:value="0.0357847038197962" calcext:value-type="float">
            <text:p>0,03578</text:p>
          </table:table-cell>
          <table:table-cell table:style-name="ce117" table:formula="of:=[.G72]*[.E72]" office:value-type="float" office:value="57.255526111674" calcext:value-type="float">
            <text:p>57,26</text:p>
          </table:table-cell>
          <table:table-cell table:style-name="ce67" office:value-type="float" office:value="8.36269" calcext:value-type="float">
            <text:p>8,36269</text:p>
          </table:table-cell>
          <table:table-cell table:style-name="ce69" office:value-type="float" office:value="9.03317" calcext:value-type="float">
            <text:p>9,03317</text:p>
          </table:table-cell>
          <table:table-cell table:style-name="ce81" office:value-type="date" office:date-value="2019-05-21T16:49:21" calcext:value-type="date">
            <text:p>21.5.19 16:49</text:p>
          </table:table-cell>
          <table:table-cell table:style-name="ce105" table:formula="of:=[.K72]-[.J72]" office:value-type="float" office:value="0.67048" calcext:value-type="float">
            <text:p>0,6705</text:p>
          </table:table-cell>
          <table:table-cell table:style-name="ce130" table:formula="of:=[.M72]/[.Q72]*1000/24" office:value-type="float" office:value="47.2155845605751" calcext:value-type="float">
            <text:p>47</text:p>
          </table:table-cell>
          <table:table-cell table:style-name="ce140" table:formula="of:=[.L72]+[.N72]" office:value-type="date" office:date-value="2019-07-07T21:59:47.506033" calcext:value-type="date">
            <text:p>07.07.2019</text:p>
          </table:table-cell>
          <table:table-cell table:style-name="ce147" office:value-type="float" office:value="14.2003960395705" calcext:value-type="float">
            <text:p>14,20</text:p>
          </table:table-cell>
          <table:table-cell table:style-name="ce151" table:formula="of:=[.P72]/24" office:value-type="float" office:value="0.591683168315439" calcext:value-type="float">
            <text:p>0,592</text:p>
          </table:table-cell>
          <table:table-cell table:style-name="ce19" office:value-type="float" office:value="1384" calcext:value-type="float">
            <text:p>1384</text:p>
          </table:table-cell>
          <table:table-cell table:style-name="ce59" office:value-type="string" calcext:value-type="string">
            <text:p>TCE</text:p>
          </table:table-cell>
          <table:table-cell table:style-name="ce117" table:formula="of:=[.U72]*1.3" office:value-type="float" office:value="18.4605148514417" calcext:value-type="float">
            <text:p>18,46</text:p>
          </table:table-cell>
          <table:table-cell table:style-name="ce147" office:value-type="float" office:value="14.2003960395705" calcext:value-type="float">
            <text:p>14,20</text:p>
          </table:table-cell>
          <table:table-cell/>
          <table:table-cell table:style-name="ce56" office:value-type="string" calcext:value-type="string">
            <text:p>MCH</text:p>
          </table:table-cell>
          <table:table-cell table:style-name="ce171" table:formula="of:=[.AD72]*1.3" office:value-type="float" office:value="19.7764752474778" calcext:value-type="float">
            <text:p>19,8</text:p>
          </table:table-cell>
          <table:table-cell table:style-name="ce183" table:formula="of:=VLOOKUP([.W72];[$Odpary.$C$5:$Odpary.$C$10];3;0)" office:value-type="string" office:string-value="" calcext:value-type="error">
            <text:p>Err:502</text:p>
          </table:table-cell>
          <table:table-cell table:style-name="ce194" table:formula="of:=[.X72]*[.$Z$69]" office:value-type="float" office:value="395.529504949557" calcext:value-type="float">
            <text:p>396</text:p>
          </table:table-cell>
          <table:table-cell table:style-name="ce202" table:formula="of:=[.Z72]/[.Y72]" office:value-type="string" office:string-value="" calcext:value-type="error">
            <text:p>Err:502</text:p>
          </table:table-cell>
          <table:table-cell table:style-name="ce210" table:formula="of:=[.AA72]*1.2" office:value-type="string" office:string-value="" calcext:value-type="error">
            <text:p>Err:502</text:p>
          </table:table-cell>
          <table:table-cell table:style-name="ce217" office:value-type="float" office:value="300" calcext:value-type="float">
            <text:p>300</text:p>
          </table:table-cell>
          <table:table-cell table:style-name="ce222" table:formula="of:=[.$P61]" office:value-type="float" office:value="15.2126732672907" calcext:value-type="float">
            <text:p>15,21</text:p>
          </table:table-cell>
          <table:table-cell table:number-columns-repeated="994"/>
        </table:table-row>
        <table:table-row table:style-name="ro2">
          <table:table-cell/>
          <table:table-cell table:style-name="ce20" office:value-type="float" office:value="1338" calcext:value-type="float">
            <text:p>1338</text:p>
          </table:table-cell>
          <table:table-cell table:style-name="ce60" office:value-type="string" calcext:value-type="string">
            <text:p>PCE</text:p>
          </table:table-cell>
          <table:table-cell table:style-name="ce76" office:value-type="float" office:value="1.25" calcext:value-type="float">
            <text:p>1,25</text:p>
          </table:table-cell>
          <table:table-cell table:style-name="ce87" office:value-type="float" office:value="21.4" calcext:value-type="float">
            <text:p>21,4</text:p>
          </table:table-cell>
          <table:table-cell table:style-name="ce63"/>
          <table:table-cell table:style-name="ce105" table:formula="of:=PI()*[.D73]*[.D73]/4" office:value-type="float" office:value="1.22718463030851" calcext:value-type="float">
            <text:p>1,2272</text:p>
          </table:table-cell>
          <table:table-cell table:style-name="ce113" table:formula="of:=[.G73]/[.E73]" office:value-type="float" office:value="0.0573450761826408" calcext:value-type="float">
            <text:p>0,05735</text:p>
          </table:table-cell>
          <table:table-cell table:style-name="ce117" table:formula="of:=[.G73]*[.E73]" office:value-type="float" office:value="26.2617510886022" calcext:value-type="float">
            <text:p>26,26</text:p>
          </table:table-cell>
          <table:table-cell table:style-name="ce67" office:value-type="float" office:value="9.68545" calcext:value-type="float">
            <text:p>9,68545</text:p>
          </table:table-cell>
          <table:table-cell table:style-name="ce69" office:value-type="float" office:value="10.35767" calcext:value-type="float">
            <text:p>10,35767</text:p>
          </table:table-cell>
          <table:table-cell table:style-name="ce81" office:value-type="date" office:date-value="2019-05-21T16:49:42" calcext:value-type="date">
            <text:p>21.5.19 16:49</text:p>
          </table:table-cell>
          <table:table-cell table:style-name="ce105" table:formula="of:=[.K73]-[.J73]" office:value-type="float" office:value="0.672219999999999" calcext:value-type="float">
            <text:p>0,6722</text:p>
          </table:table-cell>
          <table:table-cell table:style-name="ce130" table:formula="of:=[.M73]/[.Q73]*1000/24" office:value-type="float" office:value="119.666913423904" calcext:value-type="float">
            <text:p>120</text:p>
          </table:table-cell>
          <table:table-cell table:style-name="ce140" table:formula="of:=[.L73]+[.N73]" office:value-type="date" office:date-value="2019-09-18T08:50:03.319825" calcext:value-type="date">
            <text:p>18.09.2019</text:p>
          </table:table-cell>
          <table:table-cell table:style-name="ce147" office:value-type="float" office:value="5.61742574255885" calcext:value-type="float">
            <text:p>5,62</text:p>
          </table:table-cell>
          <table:table-cell table:style-name="ce151" table:formula="of:=[.P73]/24" office:value-type="float" office:value="0.234059405939952" calcext:value-type="float">
            <text:p>0,234</text:p>
          </table:table-cell>
          <table:table-cell table:style-name="ce20" office:value-type="float" office:value="1338" calcext:value-type="float">
            <text:p>1338</text:p>
          </table:table-cell>
          <table:table-cell table:style-name="ce60" office:value-type="string" calcext:value-type="string">
            <text:p>PCE</text:p>
          </table:table-cell>
          <table:table-cell table:style-name="ce117" table:formula="of:=[.U73]*1.3" office:value-type="float" office:value="7.30265346532651" calcext:value-type="float">
            <text:p>7,30</text:p>
          </table:table-cell>
          <table:table-cell table:style-name="ce147" office:value-type="float" office:value="5.61742574255885" calcext:value-type="float">
            <text:p>5,62</text:p>
          </table:table-cell>
          <table:table-cell/>
          <table:table-cell table:style-name="ce56" office:value-type="string" calcext:value-type="string">
            <text:p>MCH</text:p>
          </table:table-cell>
          <table:table-cell table:style-name="ce172" table:formula="of:=[.AD73]*1.3" office:value-type="float" office:value="21.1480396039111" calcext:value-type="float">
            <text:p>21,1</text:p>
          </table:table-cell>
          <table:table-cell table:style-name="ce184" table:formula="of:=VLOOKUP([.W73];[$Odpary.$C$5:$Odpary.$C$10];3;0)" office:value-type="string" office:string-value="" calcext:value-type="error">
            <text:p>Err:502</text:p>
          </table:table-cell>
          <table:table-cell table:style-name="ce195" table:formula="of:=[.X73]*[.$Z$69]" office:value-type="float" office:value="422.960792078222" calcext:value-type="float">
            <text:p>423</text:p>
          </table:table-cell>
          <table:table-cell table:style-name="ce203" table:formula="of:=[.Z73]/[.Y73]" office:value-type="string" office:string-value="" calcext:value-type="error">
            <text:p>Err:502</text:p>
          </table:table-cell>
          <table:table-cell table:style-name="ce211" table:formula="of:=[.AA73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62]" office:value-type="float" office:value="16.2677227722393" calcext:value-type="float">
            <text:p>16,27</text:p>
          </table:table-cell>
          <table:table-cell table:number-columns-repeated="994"/>
        </table:table-row>
        <table:table-row table:style-name="ro2">
          <table:table-cell/>
          <table:table-cell table:style-name="ce20" office:value-type="float" office:value="1339" calcext:value-type="float">
            <text:p>1339</text:p>
          </table:table-cell>
          <table:table-cell table:style-name="ce60" office:value-type="string" calcext:value-type="string">
            <text:p>PCE</text:p>
          </table:table-cell>
          <table:table-cell table:style-name="ce76" office:value-type="float" office:value="1.25" calcext:value-type="float">
            <text:p>1,25</text:p>
          </table:table-cell>
          <table:table-cell table:style-name="ce87" office:value-type="float" office:value="21.3" calcext:value-type="float">
            <text:p>21,3</text:p>
          </table:table-cell>
          <table:table-cell table:style-name="ce63"/>
          <table:table-cell table:style-name="ce105" table:formula="of:=PI()*[.D74]*[.D74]/4" office:value-type="float" office:value="1.22718463030851" calcext:value-type="float">
            <text:p>1,2272</text:p>
          </table:table-cell>
          <table:table-cell table:style-name="ce113" table:formula="of:=[.G74]/[.E74]" office:value-type="float" office:value="0.0576143018924185" calcext:value-type="float">
            <text:p>0,05761</text:p>
          </table:table-cell>
          <table:table-cell table:style-name="ce117" table:formula="of:=[.G74]*[.E74]" office:value-type="float" office:value="26.1390326255713" calcext:value-type="float">
            <text:p>26,14</text:p>
          </table:table-cell>
          <table:table-cell table:style-name="ce67" office:value-type="float" office:value="9.53077" calcext:value-type="float">
            <text:p>9,53077</text:p>
          </table:table-cell>
          <table:table-cell table:style-name="ce69" office:value-type="float" office:value="10.18325" calcext:value-type="float">
            <text:p>10,18325</text:p>
          </table:table-cell>
          <table:table-cell table:style-name="ce81" office:value-type="date" office:date-value="2019-05-21T16:50:03" calcext:value-type="date">
            <text:p>21.5.19 16:50</text:p>
          </table:table-cell>
          <table:table-cell table:style-name="ce105" table:formula="of:=[.K74]-[.J74]" office:value-type="float" office:value="0.652480000000001" calcext:value-type="float">
            <text:p>0,6525</text:p>
          </table:table-cell>
          <table:table-cell table:style-name="ce130" table:formula="of:=[.M74]/[.Q74]*1000/24" office:value-type="float" office:value="120.116068823716" calcext:value-type="float">
            <text:p>120</text:p>
          </table:table-cell>
          <table:table-cell table:style-name="ce140" table:formula="of:=[.L74]+[.N74]" office:value-type="date" office:date-value="2019-09-18T19:37:11.346368" calcext:value-type="date">
            <text:p>18.09.2019</text:p>
          </table:table-cell>
          <table:table-cell table:style-name="ce147" office:value-type="float" office:value="5.43207920796665" calcext:value-type="float">
            <text:p>5,43</text:p>
          </table:table-cell>
          <table:table-cell table:style-name="ce151" table:formula="of:=[.P74]/24" office:value-type="float" office:value="0.226336633665277" calcext:value-type="float">
            <text:p>0,226</text:p>
          </table:table-cell>
          <table:table-cell table:style-name="ce20" office:value-type="float" office:value="1339" calcext:value-type="float">
            <text:p>1339</text:p>
          </table:table-cell>
          <table:table-cell table:style-name="ce60" office:value-type="string" calcext:value-type="string">
            <text:p>PCE</text:p>
          </table:table-cell>
          <table:table-cell table:style-name="ce117" table:formula="of:=[.U74]*1.3" office:value-type="float" office:value="7.06170297035664" calcext:value-type="float">
            <text:p>7,06</text:p>
          </table:table-cell>
          <table:table-cell table:style-name="ce147" office:value-type="float" office:value="5.43207920796665" calcext:value-type="float">
            <text:p>5,43</text:p>
          </table:table-cell>
          <table:table-cell/>
          <table:table-cell table:style-name="ce56" office:value-type="string" calcext:value-type="string">
            <text:p>MCH</text:p>
          </table:table-cell>
          <table:table-cell table:style-name="ce172" table:formula="of:=[.AD74]*1.3" office:value-type="float" office:value="20.0637623763972" calcext:value-type="float">
            <text:p>20,1</text:p>
          </table:table-cell>
          <table:table-cell table:style-name="ce184" table:formula="of:=VLOOKUP([.W74];[$Odpary.$C$5:$Odpary.$C$10];3;0)" office:value-type="string" office:string-value="" calcext:value-type="error">
            <text:p>Err:502</text:p>
          </table:table-cell>
          <table:table-cell table:style-name="ce195" table:formula="of:=[.X74]*[.$Z$69]" office:value-type="float" office:value="401.275247527944" calcext:value-type="float">
            <text:p>401</text:p>
          </table:table-cell>
          <table:table-cell table:style-name="ce203" table:formula="of:=[.Z74]/[.Y74]" office:value-type="string" office:string-value="" calcext:value-type="error">
            <text:p>Err:502</text:p>
          </table:table-cell>
          <table:table-cell table:style-name="ce211" table:formula="of:=[.AA74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63]" office:value-type="float" office:value="15.4336633664594" calcext:value-type="float">
            <text:p>15,43</text:p>
          </table:table-cell>
          <table:table-cell table:number-columns-repeated="994"/>
        </table:table-row>
        <table:table-row table:style-name="ro2">
          <table:table-cell/>
          <table:table-cell table:style-name="ce20" office:value-type="float" office:value="3361" calcext:value-type="float">
            <text:p>3361</text:p>
          </table:table-cell>
          <table:table-cell table:style-name="ce60" office:value-type="string" calcext:value-type="string">
            <text:p>PCE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29" calcext:value-type="float">
            <text:p>29,0</text:p>
          </table:table-cell>
          <table:table-cell table:style-name="ce63"/>
          <table:table-cell table:style-name="ce105" table:formula="of:=PI()*[.D75]*[.D75]/4" office:value-type="float" office:value="1.43138815279185" calcext:value-type="float">
            <text:p>1,4314</text:p>
          </table:table-cell>
          <table:table-cell table:style-name="ce113" table:formula="of:=[.G75]/[.E75]" office:value-type="float" office:value="0.0493582121652362" calcext:value-type="float">
            <text:p>0,04936</text:p>
          </table:table-cell>
          <table:table-cell table:style-name="ce117" table:formula="of:=[.G75]*[.E75]" office:value-type="float" office:value="41.5102564309636" calcext:value-type="float">
            <text:p>41,51</text:p>
          </table:table-cell>
          <table:table-cell table:style-name="ce67" office:value-type="float" office:value="7.90527" calcext:value-type="float">
            <text:p>7,90527</text:p>
          </table:table-cell>
          <table:table-cell table:style-name="ce69" office:value-type="float" office:value="8.612315" calcext:value-type="float">
            <text:p>8,61232</text:p>
          </table:table-cell>
          <table:table-cell table:style-name="ce81" office:value-type="date" office:date-value="2019-05-21T16:50:23.999999" calcext:value-type="date">
            <text:p>21.5.19 16:50</text:p>
          </table:table-cell>
          <table:table-cell table:style-name="ce105" table:formula="of:=[.K75]-[.J75]" office:value-type="float" office:value="0.707044999999999" calcext:value-type="float">
            <text:p>0,7070</text:p>
          </table:table-cell>
          <table:table-cell table:style-name="ce130" table:formula="of:=[.M75]/[.Q75]*1000/24" office:value-type="float" office:value="141.084923739919" calcext:value-type="float">
            <text:p>141</text:p>
          </table:table-cell>
          <table:table-cell table:style-name="ce140" table:formula="of:=[.L75]+[.N75]" office:value-type="date" office:date-value="2019-10-09T18:52:41.411129" calcext:value-type="date">
            <text:p>09.10.2019</text:p>
          </table:table-cell>
          <table:table-cell table:style-name="ce147" office:value-type="float" office:value="5.01148514850099" calcext:value-type="float">
            <text:p>5,01</text:p>
          </table:table-cell>
          <table:table-cell table:style-name="ce151" table:formula="of:=[.P75]/24" office:value-type="float" office:value="0.208811881187541" calcext:value-type="float">
            <text:p>0,209</text:p>
          </table:table-cell>
          <table:table-cell table:style-name="ce20" office:value-type="float" office:value="3361" calcext:value-type="float">
            <text:p>3361</text:p>
          </table:table-cell>
          <table:table-cell table:style-name="ce60" office:value-type="string" calcext:value-type="string">
            <text:p>PCE</text:p>
          </table:table-cell>
          <table:table-cell table:style-name="ce117" table:formula="of:=[.U75]*1.3" office:value-type="float" office:value="6.51493069305129" calcext:value-type="float">
            <text:p>6,51</text:p>
          </table:table-cell>
          <table:table-cell table:style-name="ce147" office:value-type="float" office:value="5.01148514850099" calcext:value-type="float">
            <text:p>5,01</text:p>
          </table:table-cell>
          <table:table-cell/>
          <table:table-cell table:style-name="ce34" office:value-type="string" calcext:value-type="string">
            <text:p>MDC</text:p>
          </table:table-cell>
          <table:table-cell table:style-name="ce171" table:formula="of:=[.AD75]*1.3" office:value-type="float" office:value="24.1784554454888" calcext:value-type="float">
            <text:p>24,2</text:p>
          </table:table-cell>
          <table:table-cell table:style-name="ce183" table:formula="of:=VLOOKUP([.W75];[$Odpary.$C$5:$Odpary.$C$10];3;0)" office:value-type="string" office:string-value="" calcext:value-type="error">
            <text:p>Err:502</text:p>
          </table:table-cell>
          <table:table-cell table:style-name="ce194" table:formula="of:=[.X75]*[.$Z$69]" office:value-type="float" office:value="483.569108909775" calcext:value-type="float">
            <text:p>484</text:p>
          </table:table-cell>
          <table:table-cell table:style-name="ce202" table:formula="of:=[.Z75]/[.Y75]" office:value-type="string" office:string-value="" calcext:value-type="error">
            <text:p>Err:502</text:p>
          </table:table-cell>
          <table:table-cell table:style-name="ce212" table:formula="of:=[.AA75]*1.2" office:value-type="string" office:string-value="" calcext:value-type="error">
            <text:p>Err:502</text:p>
          </table:table-cell>
          <table:table-cell table:style-name="ce217" office:value-type="float" office:value="350" calcext:value-type="float">
            <text:p>350</text:p>
          </table:table-cell>
          <table:table-cell table:style-name="ce223" table:formula="of:=[.$P64]" office:value-type="float" office:value="18.5988118811452" calcext:value-type="float">
            <text:p>18,60</text:p>
          </table:table-cell>
          <table:table-cell table:number-columns-repeated="994"/>
        </table:table-row>
        <table:table-row table:style-name="ro2">
          <table:table-cell/>
          <table:table-cell table:style-name="ce20" office:value-type="float" office:value="3362" calcext:value-type="float">
            <text:p>3362</text:p>
          </table:table-cell>
          <table:table-cell table:style-name="ce60" office:value-type="string" calcext:value-type="string">
            <text:p>PCE</text:p>
          </table:table-cell>
          <table:table-cell table:style-name="ce76" office:value-type="float" office:value="1.35" calcext:value-type="float">
            <text:p>1,35</text:p>
          </table:table-cell>
          <table:table-cell table:style-name="ce87" office:value-type="float" office:value="29" calcext:value-type="float">
            <text:p>29,0</text:p>
          </table:table-cell>
          <table:table-cell table:style-name="ce63"/>
          <table:table-cell table:style-name="ce105" table:formula="of:=PI()*[.D76]*[.D76]/4" office:value-type="float" office:value="1.43138815279185" calcext:value-type="float">
            <text:p>1,4314</text:p>
          </table:table-cell>
          <table:table-cell table:style-name="ce113" table:formula="of:=[.G76]/[.E76]" office:value-type="float" office:value="0.0493582121652362" calcext:value-type="float">
            <text:p>0,04936</text:p>
          </table:table-cell>
          <table:table-cell table:style-name="ce117" table:formula="of:=[.G76]*[.E76]" office:value-type="float" office:value="41.5102564309636" calcext:value-type="float">
            <text:p>41,51</text:p>
          </table:table-cell>
          <table:table-cell table:style-name="ce67" office:value-type="float" office:value="7.99677" calcext:value-type="float">
            <text:p>7,99677</text:p>
          </table:table-cell>
          <table:table-cell table:style-name="ce69" office:value-type="float" office:value="8.37544" calcext:value-type="float">
            <text:p>8,37544</text:p>
          </table:table-cell>
          <table:table-cell table:style-name="ce81" office:value-type="date" office:date-value="2019-05-21T16:50:44.999999" calcext:value-type="date">
            <text:p>21.5.19 16:50</text:p>
          </table:table-cell>
          <table:table-cell table:style-name="ce105" table:formula="of:=[.K76]-[.J76]" office:value-type="float" office:value="0.378670000000001" calcext:value-type="float">
            <text:p>0,3787</text:p>
          </table:table-cell>
          <table:table-cell table:style-name="ce130" table:formula="of:=[.M76]/[.Q76]*1000/24" office:value-type="float" office:value="74.1885280882894" calcext:value-type="float">
            <text:p>74</text:p>
          </table:table-cell>
          <table:table-cell table:style-name="ce140" table:formula="of:=[.L76]+[.N76]" office:value-type="date" office:date-value="2019-08-03T21:22:13.826828" calcext:value-type="date">
            <text:p>03.08.2019</text:p>
          </table:table-cell>
          <table:table-cell table:style-name="ce147" office:value-type="float" office:value="5.1041584158316" calcext:value-type="float">
            <text:p>5,10</text:p>
          </table:table-cell>
          <table:table-cell table:style-name="ce151" table:formula="of:=[.P76]/24" office:value-type="float" office:value="0.212673267326317" calcext:value-type="float">
            <text:p>0,213</text:p>
          </table:table-cell>
          <table:table-cell table:style-name="ce20" office:value-type="float" office:value="3362" calcext:value-type="float">
            <text:p>3362</text:p>
          </table:table-cell>
          <table:table-cell table:style-name="ce60" office:value-type="string" calcext:value-type="string">
            <text:p>PCE</text:p>
          </table:table-cell>
          <table:table-cell table:style-name="ce117" table:formula="of:=[.U76]*1.3" office:value-type="float" office:value="6.63540594058108" calcext:value-type="float">
            <text:p>6,64</text:p>
          </table:table-cell>
          <table:table-cell table:style-name="ce147" office:value-type="float" office:value="5.1041584158316" calcext:value-type="float">
            <text:p>5,10</text:p>
          </table:table-cell>
          <table:table-cell/>
          <table:table-cell table:style-name="ce34" office:value-type="string" calcext:value-type="string">
            <text:p>MDC</text:p>
          </table:table-cell>
          <table:table-cell table:style-name="ce172" table:formula="of:=[.AD76]*1.3" office:value-type="float" office:value="24.7808316831114" calcext:value-type="float">
            <text:p>24,8</text:p>
          </table:table-cell>
          <table:table-cell table:style-name="ce184" table:formula="of:=VLOOKUP([.W76];[$Odpary.$C$5:$Odpary.$C$10];3;0)" office:value-type="string" office:string-value="" calcext:value-type="error">
            <text:p>Err:502</text:p>
          </table:table-cell>
          <table:table-cell table:style-name="ce195" table:formula="of:=[.X76]*[.$Z$69]" office:value-type="float" office:value="495.616633662228" calcext:value-type="float">
            <text:p>496</text:p>
          </table:table-cell>
          <table:table-cell table:style-name="ce203" table:formula="of:=[.Z76]/[.Y76]" office:value-type="string" office:string-value="" calcext:value-type="error">
            <text:p>Err:502</text:p>
          </table:table-cell>
          <table:table-cell table:style-name="ce213" table:formula="of:=[.AA76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65]" office:value-type="float" office:value="19.062178217778" calcext:value-type="float">
            <text:p>19,06</text:p>
          </table:table-cell>
          <table:table-cell table:number-columns-repeated="994"/>
        </table:table-row>
        <table:table-row table:style-name="ro2">
          <table:table-cell/>
          <table:table-cell table:style-name="ce20" office:value-type="float" office:value="6071" calcext:value-type="float">
            <text:p>6071</text:p>
          </table:table-cell>
          <table:table-cell table:style-name="ce60" office:value-type="string" calcext:value-type="string">
            <text:p>PCE</text:p>
          </table:table-cell>
          <table:table-cell table:style-name="ce76" office:value-type="float" office:value="1.8" calcext:value-type="float">
            <text:p>1,80</text:p>
          </table:table-cell>
          <table:table-cell table:style-name="ce87" office:value-type="float" office:value="20" calcext:value-type="float">
            <text:p>20,0</text:p>
          </table:table-cell>
          <table:table-cell table:style-name="ce63"/>
          <table:table-cell table:style-name="ce105" table:formula="of:=PI()*[.D77]*[.D77]/4" office:value-type="float" office:value="2.54469004940773" calcext:value-type="float">
            <text:p>2,5447</text:p>
          </table:table-cell>
          <table:table-cell table:style-name="ce113" table:formula="of:=[.G77]/[.E77]" office:value-type="float" office:value="0.127234502470387" calcext:value-type="float">
            <text:p>0,12723</text:p>
          </table:table-cell>
          <table:table-cell table:style-name="ce117" table:formula="of:=[.G77]*[.E77]" office:value-type="float" office:value="50.8938009881547" calcext:value-type="float">
            <text:p>50,89</text:p>
          </table:table-cell>
          <table:table-cell table:style-name="ce67" office:value-type="float" office:value="7.44314" calcext:value-type="float">
            <text:p>7,44314</text:p>
          </table:table-cell>
          <table:table-cell table:style-name="ce69" office:value-type="float" office:value="7.85828" calcext:value-type="float">
            <text:p>7,85828</text:p>
          </table:table-cell>
          <table:table-cell table:style-name="ce81" office:value-type="date" office:date-value="2019-05-21T16:51:06" calcext:value-type="date">
            <text:p>21.5.19 16:51</text:p>
          </table:table-cell>
          <table:table-cell table:style-name="ce105" table:formula="of:=[.K77]-[.J77]" office:value-type="float" office:value="0.415140000000001" calcext:value-type="float">
            <text:p>0,4151</text:p>
          </table:table-cell>
          <table:table-cell table:style-name="ce131" table:formula="of:=[.M77]/[.Q77]*1000/24" office:value-type="float" office:value="35.9031545417996" calcext:value-type="float">
            <text:p>36</text:p>
          </table:table-cell>
          <table:table-cell table:style-name="ce140" table:formula="of:=[.L77]+[.N77]" office:value-type="date" office:date-value="2019-06-26T14:31:38.552411" calcext:value-type="date">
            <text:p>26.06.2019</text:p>
          </table:table-cell>
          <table:table-cell table:style-name="ce147" office:value-type="float" office:value="11.5627722772015" calcext:value-type="float">
            <text:p>11,56</text:p>
          </table:table-cell>
          <table:table-cell table:style-name="ce151" table:formula="of:=[.P77]/24" office:value-type="float" office:value="0.481782178216728" calcext:value-type="float">
            <text:p>0,482</text:p>
          </table:table-cell>
          <table:table-cell table:style-name="ce20" office:value-type="float" office:value="6071" calcext:value-type="float">
            <text:p>6071</text:p>
          </table:table-cell>
          <table:table-cell table:style-name="ce60" office:value-type="string" calcext:value-type="string">
            <text:p>PCE</text:p>
          </table:table-cell>
          <table:table-cell table:style-name="ce117" table:formula="of:=[.U77]*1.3" office:value-type="float" office:value="15.0316039603619" calcext:value-type="float">
            <text:p>15,03</text:p>
          </table:table-cell>
          <table:table-cell table:style-name="ce147" office:value-type="float" office:value="11.5627722772015" calcext:value-type="float">
            <text:p>11,56</text:p>
          </table:table-cell>
          <table:table-cell/>
          <table:table-cell table:style-name="ce34" office:value-type="string" calcext:value-type="string">
            <text:p>MDC</text:p>
          </table:table-cell>
          <table:table-cell table:style-name="ce173" table:formula="of:=[.AD77]*1.3" office:value-type="float" office:value="24.1599207920209" calcext:value-type="float">
            <text:p>24,2</text:p>
          </table:table-cell>
          <table:table-cell table:style-name="ce185" table:formula="of:=VLOOKUP([.W77];[$Odpary.$C$5:$Odpary.$C$10];3;0)" office:value-type="string" office:string-value="" calcext:value-type="error">
            <text:p>Err:502</text:p>
          </table:table-cell>
          <table:table-cell table:style-name="ce196" table:formula="of:=[.X77]*[.$Z$69]" office:value-type="float" office:value="483.198415840417" calcext:value-type="float">
            <text:p>483</text:p>
          </table:table-cell>
          <table:table-cell table:style-name="ce204" table:formula="of:=[.Z77]/[.Y77]" office:value-type="string" office:string-value="" calcext:value-type="error">
            <text:p>Err:502</text:p>
          </table:table-cell>
          <table:table-cell table:style-name="ce213" table:formula="of:=[.AA77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66]" office:value-type="float" office:value="18.5845544554007" calcext:value-type="float">
            <text:p>18,58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61"/>
          <table:table-cell table:style-name="ce76"/>
          <table:table-cell table:style-name="ce87"/>
          <table:table-cell table:style-name="ce63"/>
          <table:table-cell table:style-name="ce105"/>
          <table:table-cell table:style-name="ce113"/>
          <table:table-cell table:style-name="ce117"/>
          <table:table-cell table:style-name="ce67"/>
          <table:table-cell table:style-name="ce69"/>
          <table:table-cell table:style-name="ce81"/>
          <table:table-cell table:style-name="ce105"/>
          <table:table-cell table:style-name="ce131"/>
          <table:table-cell table:style-name="ce140"/>
          <table:table-cell table:style-name="ce147"/>
          <table:table-cell table:style-name="ce151"/>
          <table:table-cell table:style-name="ce45"/>
          <table:table-cell table:style-name="ce61"/>
          <table:table-cell table:style-name="ce117"/>
          <table:table-cell table:style-name="ce147"/>
          <table:table-cell/>
          <table:table-cell table:style-name="ce17" office:value-type="string" calcext:value-type="string">
            <text:p>PCH</text:p>
          </table:table-cell>
          <table:table-cell table:style-name="ce172" table:formula="of:=[.AD78]*1.3" office:value-type="float" office:value="22.1118415841066" calcext:value-type="float">
            <text:p>22,1</text:p>
          </table:table-cell>
          <table:table-cell table:style-name="ce184" table:formula="of:=VLOOKUP([.W78];[$Odpary.$C$5:$Odpary.$C$10];3;0)" office:value-type="string" office:string-value="" calcext:value-type="error">
            <text:p>Err:502</text:p>
          </table:table-cell>
          <table:table-cell table:style-name="ce195" table:formula="of:=[.X78]*[.$Z$69]" office:value-type="float" office:value="442.236831682132" calcext:value-type="float">
            <text:p>442</text:p>
          </table:table-cell>
          <table:table-cell table:style-name="ce203" table:formula="of:=[.Z78]/[.Y78]" office:value-type="string" office:string-value="" calcext:value-type="error">
            <text:p>Err:502</text:p>
          </table:table-cell>
          <table:table-cell table:style-name="ce212" table:formula="of:=[.AA78]*1.2" office:value-type="string" office:string-value="" calcext:value-type="error">
            <text:p>Err:502</text:p>
          </table:table-cell>
          <table:table-cell table:style-name="ce217" office:value-type="float" office:value="300" calcext:value-type="float">
            <text:p>300</text:p>
          </table:table-cell>
          <table:table-cell table:style-name="ce223" table:formula="of:=[.$P67]" office:value-type="float" office:value="17.0091089108512" calcext:value-type="float">
            <text:p>17,01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61"/>
          <table:table-cell table:style-name="ce76"/>
          <table:table-cell table:style-name="ce87"/>
          <table:table-cell table:style-name="ce63"/>
          <table:table-cell table:style-name="ce105"/>
          <table:table-cell table:style-name="ce113"/>
          <table:table-cell table:style-name="ce117"/>
          <table:table-cell table:style-name="ce67"/>
          <table:table-cell table:style-name="ce69"/>
          <table:table-cell table:style-name="ce81"/>
          <table:table-cell table:style-name="ce105"/>
          <table:table-cell table:style-name="ce131"/>
          <table:table-cell table:style-name="ce140"/>
          <table:table-cell table:style-name="ce147"/>
          <table:table-cell table:style-name="ce151"/>
          <table:table-cell table:style-name="ce45"/>
          <table:table-cell table:style-name="ce61"/>
          <table:table-cell table:style-name="ce117"/>
          <table:table-cell table:style-name="ce147"/>
          <table:table-cell/>
          <table:table-cell table:style-name="ce17" office:value-type="string" calcext:value-type="string">
            <text:p>PCH</text:p>
          </table:table-cell>
          <table:table-cell table:style-name="ce173" table:formula="of:=[.AD79]*1.3" office:value-type="float" office:value="22.6771485150353" calcext:value-type="float">
            <text:p>22,7</text:p>
          </table:table-cell>
          <table:table-cell table:style-name="ce185" table:formula="of:=VLOOKUP([.W79];[$Odpary.$C$5:$Odpary.$C$10];3;0)" office:value-type="string" office:string-value="" calcext:value-type="error">
            <text:p>Err:502</text:p>
          </table:table-cell>
          <table:table-cell table:style-name="ce196" table:formula="of:=[.X79]*[.$Z$69]" office:value-type="float" office:value="453.542970300705" calcext:value-type="float">
            <text:p>454</text:p>
          </table:table-cell>
          <table:table-cell table:style-name="ce204" table:formula="of:=[.Z79]/[.Y79]" office:value-type="string" office:string-value="" calcext:value-type="error">
            <text:p>Err:502</text:p>
          </table:table-cell>
          <table:table-cell table:style-name="ce213" table:formula="of:=[.AA79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68]" office:value-type="float" office:value="17.443960396181" calcext:value-type="float">
            <text:p>17,44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61"/>
          <table:table-cell table:style-name="ce76"/>
          <table:table-cell table:style-name="ce87"/>
          <table:table-cell table:style-name="ce63"/>
          <table:table-cell table:style-name="ce105"/>
          <table:table-cell table:style-name="ce113"/>
          <table:table-cell table:style-name="ce117"/>
          <table:table-cell table:style-name="ce67"/>
          <table:table-cell table:style-name="ce69"/>
          <table:table-cell table:style-name="ce81"/>
          <table:table-cell table:style-name="ce105"/>
          <table:table-cell table:style-name="ce131"/>
          <table:table-cell table:style-name="ce140"/>
          <table:table-cell table:style-name="ce147"/>
          <table:table-cell table:style-name="ce151"/>
          <table:table-cell table:style-name="ce45"/>
          <table:table-cell table:style-name="ce61"/>
          <table:table-cell table:style-name="ce117"/>
          <table:table-cell table:style-name="ce147"/>
          <table:table-cell/>
          <table:table-cell table:style-name="ce18" office:value-type="string" calcext:value-type="string">
            <text:p>TMH</text:p>
          </table:table-cell>
          <table:table-cell table:style-name="ce172" table:formula="of:=[.AD80]*1.3" office:value-type="float" office:value="21.7596831684934" calcext:value-type="float">
            <text:p>21,8</text:p>
          </table:table-cell>
          <table:table-cell table:style-name="ce184" table:formula="of:=VLOOKUP([.W80];[$Odpary.$C$5:$Odpary.$C$10];3;0)" office:value-type="string" office:string-value="" calcext:value-type="error">
            <text:p>Err:502</text:p>
          </table:table-cell>
          <table:table-cell table:style-name="ce195" table:formula="of:=[.X80]*[.$Z$69]" office:value-type="float" office:value="435.193663369868" calcext:value-type="float">
            <text:p>435</text:p>
          </table:table-cell>
          <table:table-cell table:style-name="ce203" table:formula="of:=[.Z80]/[.Y80]" office:value-type="string" office:string-value="" calcext:value-type="error">
            <text:p>Err:502</text:p>
          </table:table-cell>
          <table:table-cell table:style-name="ce212" table:formula="of:=[.AA80]*1.2" office:value-type="string" office:string-value="" calcext:value-type="error">
            <text:p>Err:502</text:p>
          </table:table-cell>
          <table:table-cell table:style-name="ce217" office:value-type="float" office:value="300" calcext:value-type="float">
            <text:p>300</text:p>
          </table:table-cell>
          <table:table-cell table:style-name="ce223" table:formula="of:=[.$P69]" office:value-type="float" office:value="16.738217821918" calcext:value-type="float">
            <text:p>16,74</text:p>
          </table:table-cell>
          <table:table-cell table:number-columns-repeated="994"/>
        </table:table-row>
        <table:table-row table:style-name="ro1">
          <table:table-cell/>
          <table:table-cell table:style-name="ce45"/>
          <table:table-cell table:style-name="ce61"/>
          <table:table-cell table:style-name="ce76"/>
          <table:table-cell table:style-name="ce87"/>
          <table:table-cell table:style-name="ce63"/>
          <table:table-cell table:style-name="ce105"/>
          <table:table-cell table:style-name="ce113"/>
          <table:table-cell table:style-name="ce117"/>
          <table:table-cell table:style-name="ce67"/>
          <table:table-cell table:style-name="ce69"/>
          <table:table-cell table:style-name="ce81"/>
          <table:table-cell table:style-name="ce105"/>
          <table:table-cell table:style-name="ce131"/>
          <table:table-cell table:style-name="ce140"/>
          <table:table-cell table:style-name="ce147"/>
          <table:table-cell table:style-name="ce151"/>
          <table:table-cell table:style-name="ce45"/>
          <table:table-cell table:style-name="ce61"/>
          <table:table-cell table:style-name="ce117"/>
          <table:table-cell table:style-name="ce147"/>
          <table:table-cell/>
          <table:table-cell table:style-name="ce18" office:value-type="string" calcext:value-type="string">
            <text:p>TMH</text:p>
          </table:table-cell>
          <table:table-cell table:style-name="ce173" table:formula="of:=[.AD81]*1.3" office:value-type="float" office:value="22.7234851484615" calcext:value-type="float">
            <text:p>22,7</text:p>
          </table:table-cell>
          <table:table-cell table:style-name="ce185" table:formula="of:=VLOOKUP([.W81];[$Odpary.$C$5:$Odpary.$C$10];3;0)" office:value-type="string" office:string-value="" calcext:value-type="error">
            <text:p>Err:502</text:p>
          </table:table-cell>
          <table:table-cell table:style-name="ce196" table:formula="of:=[.X81]*[.$Z$69]" office:value-type="float" office:value="454.469702969231" calcext:value-type="float">
            <text:p>454</text:p>
          </table:table-cell>
          <table:table-cell table:style-name="ce204" table:formula="of:=[.Z81]/[.Y81]" office:value-type="string" office:string-value="" calcext:value-type="error">
            <text:p>Err:502</text:p>
          </table:table-cell>
          <table:table-cell table:style-name="ce213" table:formula="of:=[.AA81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70]" office:value-type="float" office:value="17.479603960355" calcext:value-type="float">
            <text:p>17,48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35" office:value-type="string" calcext:value-type="string">
            <text:p>TCE</text:p>
          </table:table-cell>
          <table:table-cell table:style-name="ce172" table:formula="of:=[.AD82]*1.3" office:value-type="float" office:value="17.7098613860957" calcext:value-type="float">
            <text:p>17,7</text:p>
          </table:table-cell>
          <table:table-cell table:style-name="ce184" table:formula="of:=VLOOKUP([.W82];[$Odpary.$C$5:$Odpary.$C$10];3;0)" office:value-type="string" office:string-value="" calcext:value-type="error">
            <text:p>Err:502</text:p>
          </table:table-cell>
          <table:table-cell table:style-name="ce195" table:formula="of:=[.X82]*[.$Z$69]" office:value-type="float" office:value="354.197227721914" calcext:value-type="float">
            <text:p>354</text:p>
          </table:table-cell>
          <table:table-cell table:style-name="ce203" table:formula="of:=[.Z82]/[.Y82]" office:value-type="string" office:string-value="" calcext:value-type="error">
            <text:p>Err:502</text:p>
          </table:table-cell>
          <table:table-cell table:style-name="ce212" table:formula="of:=[.AA82]*1.2" office:value-type="string" office:string-value="" calcext:value-type="error">
            <text:p>Err:502</text:p>
          </table:table-cell>
          <table:table-cell table:style-name="ce217" office:value-type="float" office:value="300" calcext:value-type="float">
            <text:p>300</text:p>
          </table:table-cell>
          <table:table-cell table:style-name="ce223" table:formula="of:=[.$P71]" office:value-type="float" office:value="13.6229702969967" calcext:value-type="float">
            <text:p>13,62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19" office:value-type="string" calcext:value-type="string">
            <text:p>TCE</text:p>
          </table:table-cell>
          <table:table-cell table:style-name="ce173" table:formula="of:=[.AD83]*1.3" office:value-type="float" office:value="18.4605148514417" calcext:value-type="float">
            <text:p>18,5</text:p>
          </table:table-cell>
          <table:table-cell table:style-name="ce185" table:formula="of:=VLOOKUP([.W83];[$Odpary.$C$5:$Odpary.$C$10];3;0)" office:value-type="string" office:string-value="" calcext:value-type="error">
            <text:p>Err:502</text:p>
          </table:table-cell>
          <table:table-cell table:style-name="ce196" table:formula="of:=[.X83]*[.$Z$69]" office:value-type="float" office:value="369.210297028834" calcext:value-type="float">
            <text:p>369</text:p>
          </table:table-cell>
          <table:table-cell table:style-name="ce204" table:formula="of:=[.Z83]/[.Y83]" office:value-type="string" office:string-value="" calcext:value-type="error">
            <text:p>Err:502</text:p>
          </table:table-cell>
          <table:table-cell table:style-name="ce214" table:formula="of:=[.AA83]*1.2" office:value-type="string" office:string-value="" calcext:value-type="error">
            <text:p>Err:502</text:p>
          </table:table-cell>
          <table:table-cell table:style-name="ce219"/>
          <table:table-cell table:style-name="ce223" table:formula="of:=[.$P72]" office:value-type="float" office:value="14.2003960395705" calcext:value-type="float">
            <text:p>14,20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20" office:value-type="string" calcext:value-type="string">
            <text:p>PCE</text:p>
          </table:table-cell>
          <table:table-cell table:style-name="ce172" table:formula="of:=[.AD84]*1.3" office:value-type="float" office:value="7.30265346532651" calcext:value-type="float">
            <text:p>7,3</text:p>
          </table:table-cell>
          <table:table-cell table:style-name="ce183" table:formula="of:=VLOOKUP([.W84];[$Odpary.$C$5:$Odpary.$C$10];3;0)" office:value-type="string" office:string-value="" calcext:value-type="error">
            <text:p>Err:502</text:p>
          </table:table-cell>
          <table:table-cell table:style-name="ce194" table:formula="of:=[.X84]*[.$Z$69]" office:value-type="float" office:value="146.05306930653" calcext:value-type="float">
            <text:p>146</text:p>
          </table:table-cell>
          <table:table-cell table:style-name="ce203" table:formula="of:=[.Z84]/[.Y84]" office:value-type="string" office:string-value="" calcext:value-type="error">
            <text:p>Err:502</text:p>
          </table:table-cell>
          <table:table-cell table:style-name="ce213" table:formula="of:=[.AA84]*1.2" office:value-type="string" office:string-value="" calcext:value-type="error">
            <text:p>Err:502</text:p>
          </table:table-cell>
          <table:table-cell table:style-name="ce218" office:value-type="float" office:value="120" calcext:value-type="float">
            <text:p>120</text:p>
          </table:table-cell>
          <table:table-cell table:style-name="ce223" table:formula="of:=[.$P73]" office:value-type="float" office:value="5.61742574255885" calcext:value-type="float">
            <text:p>5,62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20" office:value-type="string" calcext:value-type="string">
            <text:p>PCE</text:p>
          </table:table-cell>
          <table:table-cell table:style-name="ce172" table:formula="of:=[.AD85]*1.3" office:value-type="float" office:value="7.06170297035664" calcext:value-type="float">
            <text:p>7,1</text:p>
          </table:table-cell>
          <table:table-cell table:style-name="ce184" table:formula="of:=VLOOKUP([.W85];[$Odpary.$C$5:$Odpary.$C$10];3;0)" office:value-type="string" office:string-value="" calcext:value-type="error">
            <text:p>Err:502</text:p>
          </table:table-cell>
          <table:table-cell table:style-name="ce195" table:formula="of:=[.X85]*[.$Z$69]" office:value-type="float" office:value="141.234059407133" calcext:value-type="float">
            <text:p>141</text:p>
          </table:table-cell>
          <table:table-cell table:style-name="ce203" table:formula="of:=[.Z85]/[.Y85]" office:value-type="string" office:string-value="" calcext:value-type="error">
            <text:p>Err:502</text:p>
          </table:table-cell>
          <table:table-cell table:style-name="ce211" table:formula="of:=[.AA85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74]" office:value-type="float" office:value="5.43207920796665" calcext:value-type="float">
            <text:p>5,43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20" office:value-type="string" calcext:value-type="string">
            <text:p>PCE</text:p>
          </table:table-cell>
          <table:table-cell table:style-name="ce172" table:formula="of:=[.AD86]*1.3" office:value-type="float" office:value="6.51493069305129" calcext:value-type="float">
            <text:p>6,5</text:p>
          </table:table-cell>
          <table:table-cell table:style-name="ce184" table:formula="of:=VLOOKUP([.W86];[$Odpary.$C$5:$Odpary.$C$10];3;0)" office:value-type="string" office:string-value="" calcext:value-type="error">
            <text:p>Err:502</text:p>
          </table:table-cell>
          <table:table-cell table:style-name="ce195" table:formula="of:=[.X86]*[.$Z$69]" office:value-type="float" office:value="130.298613861026" calcext:value-type="float">
            <text:p>130</text:p>
          </table:table-cell>
          <table:table-cell table:style-name="ce203" table:formula="of:=[.Z86]/[.Y86]" office:value-type="string" office:string-value="" calcext:value-type="error">
            <text:p>Err:502</text:p>
          </table:table-cell>
          <table:table-cell table:style-name="ce211" table:formula="of:=[.AA86]*1.2" office:value-type="string" office:string-value="" calcext:value-type="error">
            <text:p>Err:502</text:p>
          </table:table-cell>
          <table:table-cell table:style-name="ce218"/>
          <table:table-cell table:style-name="ce223" table:formula="of:=[.$P75]" office:value-type="float" office:value="5.01148514850099" calcext:value-type="float">
            <text:p>5,01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159" office:value-type="string" calcext:value-type="string">
            <text:p>PCE</text:p>
          </table:table-cell>
          <table:table-cell table:style-name="ce173" table:formula="of:=[.AD87]*1.3" office:value-type="float" office:value="6.63540594058108" calcext:value-type="float">
            <text:p>6,6</text:p>
          </table:table-cell>
          <table:table-cell table:style-name="ce185" table:formula="of:=VLOOKUP([.W87];[$Odpary.$C$5:$Odpary.$C$10];3;0)" office:value-type="string" office:string-value="" calcext:value-type="error">
            <text:p>Err:502</text:p>
          </table:table-cell>
          <table:table-cell table:style-name="ce196" table:formula="of:=[.X87]*[.$Z$69]" office:value-type="float" office:value="132.708118811622" calcext:value-type="float">
            <text:p>133</text:p>
          </table:table-cell>
          <table:table-cell table:style-name="ce204" table:formula="of:=[.Z87]/[.Y87]" office:value-type="string" office:string-value="" calcext:value-type="error">
            <text:p>Err:502</text:p>
          </table:table-cell>
          <table:table-cell table:style-name="ce214" table:formula="of:=[.AA87]*1.2" office:value-type="string" office:string-value="" calcext:value-type="error">
            <text:p>Err:502</text:p>
          </table:table-cell>
          <table:table-cell table:style-name="ce219"/>
          <table:table-cell table:style-name="ce223" table:formula="of:=[.$P76]" office:value-type="float" office:value="5.1041584158316" calcext:value-type="float">
            <text:p>5,10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20" office:value-type="string" calcext:value-type="string">
            <text:p>PCE</text:p>
          </table:table-cell>
          <table:table-cell table:style-name="ce173" table:formula="of:=[.AD88]*1.3" office:value-type="float" office:value="15.0316039603619" calcext:value-type="float">
            <text:p>15,0</text:p>
          </table:table-cell>
          <table:table-cell table:style-name="ce185" table:formula="of:=VLOOKUP([.W88];[$Odpary.$C$5:$Odpary.$C$10];3;0)" office:value-type="string" office:string-value="" calcext:value-type="error">
            <text:p>Err:502</text:p>
          </table:table-cell>
          <table:table-cell table:style-name="ce196" table:formula="of:=[.X88]*[.$Z$69]" office:value-type="float" office:value="300.632079207238" calcext:value-type="float">
            <text:p>301</text:p>
          </table:table-cell>
          <table:table-cell table:style-name="ce204" table:formula="of:=[.Z88]/[.Y88]" office:value-type="string" office:string-value="" calcext:value-type="error">
            <text:p>Err:502</text:p>
          </table:table-cell>
          <table:table-cell table:style-name="ce214" table:formula="of:=[.AA88]*1.2" office:value-type="string" office:string-value="" calcext:value-type="error">
            <text:p>Err:502</text:p>
          </table:table-cell>
          <table:table-cell table:style-name="ce219" office:value-type="float" office:value="250" calcext:value-type="float">
            <text:p>250</text:p>
          </table:table-cell>
          <table:table-cell table:style-name="ce224" table:formula="of:=[.$P77]" office:value-type="float" office:value="11.5627722772015" calcext:value-type="float">
            <text:p>11,56</text:p>
          </table:table-cell>
          <table:table-cell table:number-columns-repeated="99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15">
          <table:table-cell table:number-columns-repeated="13"/>
          <table:table-cell table:style-name="ce132"/>
          <table:table-cell table:style-name="ce141"/>
          <table:table-cell table:number-columns-repeated="1009"/>
        </table:table-row>
        <table:table-row table:style-name="ro1" table:number-rows-repeated="11">
          <table:table-cell table:number-columns-repeated="13"/>
          <table:table-cell table:style-name="ce133"/>
          <table:table-cell table:style-name="ce142"/>
          <table:table-cell table:number-columns-repeated="1009"/>
        </table:table-row>
        <table:table-row table:style-name="ro1" table:number-rows-repeated="10">
          <table:table-cell table:number-columns-repeated="13"/>
          <table:table-cell table:style-name="ce134"/>
          <table:table-cell table:style-name="ce143"/>
          <table:table-cell table:number-columns-repeated="1009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15">
          <table:table-cell table:number-columns-repeated="13"/>
          <table:table-cell table:style-name="ce135"/>
          <table:table-cell table:number-columns-repeated="1010"/>
        </table:table-row>
        <table:table-row table:style-name="ro1" table:number-rows-repeated="11">
          <table:table-cell table:number-columns-repeated="13"/>
          <table:table-cell table:style-name="ce136"/>
          <table:table-cell table:style-name="ce144"/>
          <table:table-cell table:number-columns-repeated="1009"/>
        </table:table-row>
        <table:table-row table:style-name="ro1" table:number-rows-repeated="10">
          <table:table-cell table:number-columns-repeated="13"/>
          <table:table-cell table:style-name="ce137"/>
          <table:table-cell table:style-name="ce145"/>
          <table:table-cell table:number-columns-repeated="1009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ážení.N166:vážení.N180 vážení.N62:vážení.N70">
            <calcext:condition calcext:apply-style-name="ConditionalStyle_29" calcext:value="&lt;10" calcext:base-cell-address="vážení.N62"/>
          </calcext:conditional-format>
          <calcext:conditional-format calcext:target-range-address="vážení.N192:vážení.N201">
            <calcext:condition calcext:apply-style-name="ConditionalStyle_28" calcext:value="&lt;10" calcext:base-cell-address="vážení.N192"/>
          </calcext:conditional-format>
          <calcext:conditional-format calcext:target-range-address="vážení.O192:vážení.O201">
            <calcext:condition calcext:apply-style-name="ConditionalStyle_27" calcext:value="&lt;[.$O$161]+7" calcext:base-cell-address="vážení.O192"/>
            <calcext:condition calcext:apply-style-name="ConditionalStyle_26" calcext:value="&lt;[.$O$161]" calcext:base-cell-address="vážení.O192"/>
          </calcext:conditional-format>
          <calcext:conditional-format calcext:target-range-address="vážení.N181:vážení.N191">
            <calcext:condition calcext:apply-style-name="ConditionalStyle_25" calcext:value="&lt;10" calcext:base-cell-address="vážení.N181"/>
          </calcext:conditional-format>
          <calcext:conditional-format calcext:target-range-address="vážení.O181:vážení.O191">
            <calcext:condition calcext:apply-style-name="ConditionalStyle_24" calcext:value="&lt;[.$O$161]+7" calcext:base-cell-address="vážení.O181"/>
            <calcext:condition calcext:apply-style-name="ConditionalStyle_23" calcext:value="&lt;[.$O$161]" calcext:base-cell-address="vážení.O181"/>
          </calcext:conditional-format>
          <calcext:conditional-format calcext:target-range-address="vážení.N111:vážení.N125">
            <calcext:condition calcext:apply-style-name="ConditionalStyle_22" calcext:value="&lt;10" calcext:base-cell-address="vážení.N111"/>
          </calcext:conditional-format>
          <calcext:conditional-format calcext:target-range-address="vážení.O111:vážení.O125">
            <calcext:condition calcext:apply-style-name="ConditionalStyle_21" calcext:value="&lt;[.$O$161]+7" calcext:base-cell-address="vážení.O111"/>
            <calcext:condition calcext:apply-style-name="ConditionalStyle_20" calcext:value="&lt;[.$O$161]" calcext:base-cell-address="vážení.O111"/>
          </calcext:conditional-format>
          <calcext:conditional-format calcext:target-range-address="vážení.N137:vážení.N146">
            <calcext:condition calcext:apply-style-name="ConditionalStyle_19" calcext:value="&lt;10" calcext:base-cell-address="vážení.N137"/>
          </calcext:conditional-format>
          <calcext:conditional-format calcext:target-range-address="vážení.O137:vážení.O146">
            <calcext:condition calcext:apply-style-name="ConditionalStyle_18" calcext:value="&lt;[.$O$161]+7" calcext:base-cell-address="vážení.O137"/>
            <calcext:condition calcext:apply-style-name="ConditionalStyle_17" calcext:value="&lt;[.$O$161]" calcext:base-cell-address="vážení.O137"/>
          </calcext:conditional-format>
          <calcext:conditional-format calcext:target-range-address="vážení.N126:vážení.N136">
            <calcext:condition calcext:apply-style-name="ConditionalStyle_16" calcext:value="&lt;10" calcext:base-cell-address="vážení.N126"/>
          </calcext:conditional-format>
          <calcext:conditional-format calcext:target-range-address="vážení.O126:vážení.O136">
            <calcext:condition calcext:apply-style-name="ConditionalStyle_15" calcext:value="&lt;[.$O$161]+7" calcext:base-cell-address="vážení.O126"/>
            <calcext:condition calcext:apply-style-name="ConditionalStyle_14" calcext:value="&lt;[.$O$161]" calcext:base-cell-address="vážení.O126"/>
          </calcext:conditional-format>
          <calcext:conditional-format calcext:target-range-address="vážení.N111:vážení.N125">
            <calcext:condition calcext:apply-style-name="ConditionalStyle_13" calcext:value="&lt;10" calcext:base-cell-address="vážení.N111"/>
          </calcext:conditional-format>
          <calcext:conditional-format calcext:target-range-address="vážení.O111:vážení.O125">
            <calcext:condition calcext:apply-style-name="ConditionalStyle_12" calcext:value="&lt;[.$O$161]+7" calcext:base-cell-address="vážení.O111"/>
            <calcext:condition calcext:apply-style-name="ConditionalStyle_11" calcext:value="&lt;[.$O$161]" calcext:base-cell-address="vážení.O111"/>
          </calcext:conditional-format>
          <calcext:conditional-format calcext:target-range-address="vážení.N137:vážení.N146">
            <calcext:condition calcext:apply-style-name="ConditionalStyle_10" calcext:value="&lt;10" calcext:base-cell-address="vážení.N137"/>
          </calcext:conditional-format>
          <calcext:conditional-format calcext:target-range-address="vážení.O137:vážení.O146">
            <calcext:condition calcext:apply-style-name="ConditionalStyle_9" calcext:value="&lt;[.$O$161]+7" calcext:base-cell-address="vážení.O137"/>
            <calcext:condition calcext:apply-style-name="ConditionalStyle_8" calcext:value="&lt;[.$O$161]" calcext:base-cell-address="vážení.O137"/>
          </calcext:conditional-format>
          <calcext:conditional-format calcext:target-range-address="vážení.N126:vážení.N136">
            <calcext:condition calcext:apply-style-name="ConditionalStyle_7" calcext:value="&lt;10" calcext:base-cell-address="vážení.N126"/>
          </calcext:conditional-format>
          <calcext:conditional-format calcext:target-range-address="vážení.O126:vážení.O136">
            <calcext:condition calcext:apply-style-name="ConditionalStyle_6" calcext:value="&lt;[.$O$161]+7" calcext:base-cell-address="vážení.O126"/>
            <calcext:condition calcext:apply-style-name="ConditionalStyle_5" calcext:value="&lt;[.$O$161]" calcext:base-cell-address="vážení.O126"/>
          </calcext:conditional-format>
          <calcext:conditional-format calcext:target-range-address="vážení.N77:vážení.N81">
            <calcext:condition calcext:apply-style-name="ConditionalStyle_4" calcext:value="&lt;10" calcext:base-cell-address="vážení.N77"/>
          </calcext:conditional-format>
          <calcext:conditional-format calcext:target-range-address="vážení.N71:vážení.N76">
            <calcext:condition calcext:apply-style-name="ConditionalStyle_3" calcext:value="&lt;10" calcext:base-cell-address="vážení.N71"/>
          </calcext:conditional-format>
          <calcext:conditional-format calcext:target-range-address="vážení.O61:vážení.O81">
            <calcext:condition calcext:apply-style-name="ConditionalStyle_2" calcext:value="&lt;[.$O$57]" calcext:base-cell-address="vážení.O61"/>
            <calcext:condition calcext:apply-style-name="ConditionalStyle_1" calcext:value="&lt;[.$O$57]+7" calcext:base-cell-address="vážení.O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.</number:text>
      <number:day/>
      <number:text>.</number:text>
      <number:year number:style="long"/>
    </number:date-style>
    <number:number-style style:name="N112">
      <number:number number:decimal-places="1" loext:min-decimal-places="1" number:min-integer-digits="1"/>
      <number:text>°C</number:text>
    </number:number-style>
    <number:number-style style:name="N113">
      <number:number number:decimal-places="5" loext:min-decimal-places="5" number:min-integer-digits="1"/>
    </number:number-style>
    <number:date-style style:name="N11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5">
      <number:text-content/>
      <style:map style:condition="value()&lt;=1.79769313486232E+308" style:apply-style-name="N115P0"/>
    </number:text-style>
    <number:time-style style:name="N117P0" style:volatile="true">
      <number:hours/>
      <number:text>:</number:text>
      <number:minutes number:style="long"/>
    </number:tim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9" style:display-name="ConditionalStyle_29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27" style:display-name="ConditionalStyle_27" style:family="table-cell" style:parent-style-name="Default">
      <style:table-cell-properties fo:background-color="#c3d69b"/>
    </style:style>
    <style:style style:name="ConditionalStyle_5f_26" style:display-name="ConditionalStyle_26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24" style:display-name="ConditionalStyle_24" style:family="table-cell" style:parent-style-name="Default">
      <style:table-cell-properties fo:background-color="#c3d69b"/>
    </style:style>
    <style:style style:name="ConditionalStyle_5f_23" style:display-name="ConditionalStyle_23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21" style:display-name="ConditionalStyle_21" style:family="table-cell" style:parent-style-name="Default">
      <style:table-cell-properties fo:background-color="#c3d69b"/>
    </style:style>
    <style:style style:name="ConditionalStyle_5f_20" style:display-name="ConditionalStyle_20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c3d69b"/>
    </style:style>
    <style:style style:name="ConditionalStyle_5f_17" style:display-name="ConditionalStyle_17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fo:background-color="#c3d69b"/>
    </style:style>
    <style:style style:name="ConditionalStyle_5f_14" style:display-name="ConditionalStyle_14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12" style:display-name="ConditionalStyle_12" style:family="table-cell" style:parent-style-name="Default">
      <style:table-cell-properties fo:background-color="#c3d69b"/>
    </style:style>
    <style:style style:name="ConditionalStyle_5f_11" style:display-name="ConditionalStyle_11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3d69b"/>
    </style:style>
    <style:style style:name="ConditionalStyle_5f_8" style:display-name="ConditionalStyle_8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c3d69b"/>
    </style:style>
    <style:style style:name="ConditionalStyle_5f_5" style:display-name="ConditionalStyle_5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ffffff" fo:border="none"/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003300"/>
      <style:text-properties fo:color="#b9e5b9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3d69b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.00.0000</text:date>, <text:time style:data-style-name="N2" text:time-value="16:33:43.866302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dpary" style:display-name="PageStyle_Odp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ážení" style:display-name="PageStyle_vážen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Jan Lenk</meta:initial-creator>
    <meta:editing-cycles>4</meta:editing-cycles>
    <meta:print-date>2018-11-20T12:34:29</meta:print-date>
    <meta:creation-date>2017-10-23T10:38:47</meta:creation-date>
    <dc:date>2019-08-06T16:51:29.497301217</dc:date>
    <dc:language>en-US</dc:language>
    <meta:editing-duration>PT7H6M40S</meta:editing-duration>
    <meta:generator>LibreOffice/6.1.6.3$Linux_X86_64 LibreOffice_project/10$Build-3</meta:generator>
    <meta:document-statistic meta:table-count="2" meta:cell-count="2035" meta:object-count="1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